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Migu 2M" svg:font-family="'Migu 2M'"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425in" style:rel-width="96%" fo:margin-top="0in" fo:margin-bottom="0.0785in" table:align="center"/>
    </style:style>
    <style:style style:name="Table1.A" style:family="table-column">
      <style:table-column-properties style:column-width="3.2125in" style:rel-column-width="23*"/>
    </style:style>
    <style:style style:name="Table1.A1" style:family="table-cell">
      <style:table-cell-properties fo:padding="0.0625in" fo:border-left="none" fo:border-right="none" fo:border-top="0.05pt solid #000000" fo:border-bottom="none"/>
    </style:style>
    <style:style style:name="Table1.A2" style:family="table-cell">
      <style:table-cell-properties style:vertical-align="top" fo:padding="0.0625in" fo:border="none"/>
    </style:style>
    <style:style style:name="Table1.A4" style:family="table-cell">
      <style:table-cell-properties fo:padding="0.0625in" fo:border-left="none" fo:border-right="none" fo:border-top="none" fo:border-bottom="0.05pt solid #000000"/>
    </style:style>
    <style:style style:name="Table1.B4" style:family="table-cell">
      <style:table-cell-properties fo:padding="0.0625in" fo:border-left="none" fo:border-right="none" fo:border-top="none" fo:border-bottom="0.05pt solid #000000"/>
    </style:style>
    <style:style style:name="Table2" style:family="table">
      <style:table-properties style:width="6.425in" style:rel-width="96%" fo:margin-top="0in" fo:margin-bottom="0.0785in" table:align="center"/>
    </style:style>
    <style:style style:name="Table2.A" style:family="table-column">
      <style:table-column-properties style:column-width="3.2125in" style:rel-column-width="23*"/>
    </style:style>
    <style:style style:name="Table2.A1" style:family="table-cell">
      <style:table-cell-properties fo:padding="0.0625in" fo:border-left="none" fo:border-right="none" fo:border-top="0.05pt solid #000000" fo:border-bottom="none"/>
    </style:style>
    <style:style style:name="Table2.A2" style:family="table-cell">
      <style:table-cell-properties style:vertical-align="top" fo:padding="0.0625in" fo:border="none"/>
    </style:style>
    <style:style style:name="Table2.A5" style:family="table-cell">
      <style:table-cell-properties fo:padding="0.0625in" fo:border-left="none" fo:border-right="none" fo:border-top="none" fo:border-bottom="0.05pt solid #000000"/>
    </style:style>
    <style:style style:name="Table2.B5" style:family="table-cell">
      <style:table-cell-properties fo:padding="0.0625in" fo:border-left="none" fo:border-right="none" fo:border-top="none" fo:border-bottom="0.05pt solid #000000"/>
    </style:style>
    <style:style style:name="Table3" style:family="table">
      <style:table-properties style:width="6.425in" style:rel-width="96%" fo:margin-top="0in" fo:margin-bottom="0.0785in" table:align="center"/>
    </style:style>
    <style:style style:name="Table3.A" style:family="table-column">
      <style:table-column-properties style:column-width="3.2125in" style:rel-column-width="23*"/>
    </style:style>
    <style:style style:name="Table3.A1" style:family="table-cell">
      <style:table-cell-properties fo:padding="0.0625in" fo:border-left="none" fo:border-right="none" fo:border-top="0.05pt solid #000000" fo:border-bottom="none"/>
    </style:style>
    <style:style style:name="Table3.A2" style:family="table-cell">
      <style:table-cell-properties fo:padding="0.0625in" fo:border-left="none" fo:border-right="none" fo:border-top="none" fo:border-bottom="0.05pt solid #000000"/>
    </style:style>
    <style:style style:name="Table4" style:family="table">
      <style:table-properties style:width="6.425in" style:rel-width="96%" fo:margin-top="0in" fo:margin-bottom="0.0785in" table:align="center"/>
    </style:style>
    <style:style style:name="Table4.A" style:family="table-column">
      <style:table-column-properties style:column-width="1.6063in" style:rel-column-width="23*"/>
    </style:style>
    <style:style style:name="Table4.A1" style:family="table-cell">
      <style:table-cell-properties fo:padding="0.0625in" fo:border-left="none" fo:border-right="none" fo:border-top="0.05pt solid #000000" fo:border-bottom="none"/>
    </style:style>
    <style:style style:name="Table4.A2" style:family="table-cell">
      <style:table-cell-properties style:vertical-align="top" fo:padding="0.0625in" fo:border="none"/>
    </style:style>
    <style:style style:name="Table4.A3" style:family="table-cell">
      <style:table-cell-properties fo:padding="0.0625in" fo:border-left="none" fo:border-right="none" fo:border-top="none" fo:border-bottom="0.05pt solid #000000"/>
    </style:style>
    <style:style style:name="Table4.B3" style:family="table-cell">
      <style:table-cell-properties fo:padding="0.0625in" fo:border-left="none" fo:border-right="none" fo:border-top="none" fo:border-bottom="0.05pt solid #000000"/>
    </style:style>
    <style:style style:name="Table4.C3" style:family="table-cell">
      <style:table-cell-properties fo:padding="0.0625in" fo:border-left="none" fo:border-right="none" fo:border-top="none" fo:border-bottom="0.05pt solid #000000"/>
    </style:style>
    <style:style style:name="Table4.D3" style:family="table-cell">
      <style:table-cell-properties fo:padding="0.0625in" fo:border-left="none" fo:border-right="none" fo:border-top="none" fo:border-bottom="0.05pt solid #000000"/>
    </style:style>
    <style:style style:name="Table5" style:family="table">
      <style:table-properties style:width="6.425in" style:rel-width="96%" fo:margin-top="0in" fo:margin-bottom="0.0785in" table:align="center"/>
    </style:style>
    <style:style style:name="Table5.A" style:family="table-column">
      <style:table-column-properties style:column-width="1.6063in" style:rel-column-width="23*"/>
    </style:style>
    <style:style style:name="Table5.A1" style:family="table-cell">
      <style:table-cell-properties fo:padding="0.0625in" fo:border-left="none" fo:border-right="none" fo:border-top="0.05pt solid #000000" fo:border-bottom="none"/>
    </style:style>
    <style:style style:name="Table5.A2" style:family="table-cell">
      <style:table-cell-properties style:vertical-align="top" fo:padding="0.0625in" fo:border="none"/>
    </style:style>
    <style:style style:name="Table5.A3" style:family="table-cell">
      <style:table-cell-properties fo:padding="0.0625in" fo:border-left="none" fo:border-right="none" fo:border-top="none" fo:border-bottom="0.05pt solid #000000"/>
    </style:style>
    <style:style style:name="Table5.B3" style:family="table-cell">
      <style:table-cell-properties fo:padding="0.0625in" fo:border-left="none" fo:border-right="none" fo:border-top="none" fo:border-bottom="0.05pt solid #000000"/>
    </style:style>
    <style:style style:name="Table5.C3" style:family="table-cell">
      <style:table-cell-properties fo:padding="0.0625in" fo:border-left="none" fo:border-right="none" fo:border-top="none" fo:border-bottom="0.05pt solid #000000"/>
    </style:style>
    <style:style style:name="Table5.D3" style:family="table-cell">
      <style:table-cell-properties fo:padding="0.0625in" fo:border-left="none" fo:border-right="none" fo:border-top="none" fo:border-bottom="0.05pt solid #000000"/>
    </style:style>
    <style:style style:name="Table6" style:family="table">
      <style:table-properties style:width="6.425in" style:rel-width="96%" fo:margin-top="0in" fo:margin-bottom="0.0785in" table:align="center"/>
    </style:style>
    <style:style style:name="Table6.A" style:family="table-column">
      <style:table-column-properties style:column-width="1.6063in" style:rel-column-width="23*"/>
    </style:style>
    <style:style style:name="Table6.A1" style:family="table-cell">
      <style:table-cell-properties fo:padding="0.0625in" fo:border-left="none" fo:border-right="none" fo:border-top="0.05pt solid #000000" fo:border-bottom="none"/>
    </style:style>
    <style:style style:name="Table6.A2" style:family="table-cell">
      <style:table-cell-properties style:vertical-align="top" fo:padding="0.0625in" fo:border="none"/>
    </style:style>
    <style:style style:name="Table6.A3" style:family="table-cell">
      <style:table-cell-properties fo:padding="0.0625in" fo:border-left="none" fo:border-right="none" fo:border-top="none" fo:border-bottom="0.05pt solid #000000"/>
    </style:style>
    <style:style style:name="Table6.B3" style:family="table-cell">
      <style:table-cell-properties fo:padding="0.0625in" fo:border-left="none" fo:border-right="none" fo:border-top="none" fo:border-bottom="0.05pt solid #000000"/>
    </style:style>
    <style:style style:name="Table6.C3" style:family="table-cell">
      <style:table-cell-properties fo:padding="0.0625in" fo:border-left="none" fo:border-right="none" fo:border-top="none" fo:border-bottom="0.05pt solid #000000"/>
    </style:style>
    <style:style style:name="Table6.D3" style:family="table-cell">
      <style:table-cell-properties fo:padding="0.0625in" fo:border-left="none" fo:border-right="none" fo:border-top="none" fo:border-bottom="0.05pt solid #000000"/>
    </style:style>
    <style:style style:name="Table7" style:family="table">
      <style:table-properties style:width="6.425in" style:rel-width="96%" fo:margin-top="0in" fo:margin-bottom="0.0785in" table:align="center"/>
    </style:style>
    <style:style style:name="Table7.A" style:family="table-column">
      <style:table-column-properties style:column-width="2.1417in" style:rel-column-width="23*"/>
    </style:style>
    <style:style style:name="Table7.A1" style:family="table-cell">
      <style:table-cell-properties fo:padding="0.0625in" fo:border-left="none" fo:border-right="none" fo:border-top="0.05pt solid #000000" fo:border-bottom="none"/>
    </style:style>
    <style:style style:name="Table7.A2" style:family="table-cell">
      <style:table-cell-properties style:vertical-align="top" fo:padding="0.0625in" fo:border="none"/>
    </style:style>
    <style:style style:name="Table7.A4" style:family="table-cell">
      <style:table-cell-properties fo:padding="0.0625in" fo:border-left="none" fo:border-right="none" fo:border-top="none" fo:border-bottom="0.05pt solid #000000"/>
    </style:style>
    <style:style style:name="Table7.B4" style:family="table-cell">
      <style:table-cell-properties fo:padding="0.0625in" fo:border-left="none" fo:border-right="none" fo:border-top="none" fo:border-bottom="0.05pt solid #000000"/>
    </style:style>
    <style:style style:name="Table7.C4" style:family="table-cell">
      <style:table-cell-properties fo:padding="0.0625in" fo:border-left="none"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list-style-name="OrgBulletedList"/>
    <style:style style:name="P3" style:family="paragraph" style:parent-style-name="Text_20_body" style:list-style-name="OrgNumberedList"/>
    <style:style style:name="Sect1" style:family="section">
      <style:section-properties fo:background-color="#c0c0c0"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p text:style-name="OrgTitle"><text:title>Configurations for GNU Emacs</text:title></text:p>
      <text:p text:style-name="OrgTitle"/>
      <text:p text:style-name="OrgSubtitle"><text:initial-creator>Takaaki Ishikawa</text:initial-creator></text:p>
      <text:p text:style-name="OrgSubtitle"/>
      <text:table-of-content text:style-name="Sect1"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of Contents1_Head">
            <text:p text:style-name="Contents_20_Heading">Table of Contents</text:p>
          </text:index-title>
          <text:p text:style-name="Contents_20_1"><text:a xlink:type="simple" xlink:href="#orgheadline1" text:style-name="Internet_20_link" text:visited-style-name="Visited_20_Internet_20_Link">1. はじめに</text:a></text:p>
          <text:p text:style-name="Contents_20_1"><text:a xlink:type="simple" xlink:href="#orgheadline14" text:style-name="Internet_20_link" text:visited-style-name="Visited_20_Internet_20_Link">2. 基本設定</text:a></text:p>
          <text:p text:style-name="Contents_20_2"><text:a xlink:type="simple" xlink:href="#orgheadline2" text:style-name="Internet_20_link" text:visited-style-name="Visited_20_Internet_20_Link">2.1. init.el のヘッダ</text:a></text:p>
          <text:p text:style-name="Contents_20_2"><text:a xlink:type="simple" xlink:href="#orgheadline3" text:style-name="Internet_20_link" text:visited-style-name="Visited_20_Internet_20_Link">2.2. cl を使う</text:a></text:p>
          <text:p text:style-name="Contents_20_2"><text:a xlink:type="simple" xlink:href="#orgheadline4" text:style-name="Internet_20_link" text:visited-style-name="Visited_20_Internet_20_Link">2.3. リストで関数を渡せる autoload-if-found を使う</text:a></text:p>
          <text:p text:style-name="Contents_20_2"><text:a xlink:type="simple" xlink:href="#orgheadline7" text:style-name="Internet_20_link" text:visited-style-name="Visited_20_Internet_20_Link">2.4. [eval-after-autoload-if-found.el] 遅延読み込み</text:a></text:p>
          <text:p text:style-name="Contents_20_3"><text:a xlink:type="simple" xlink:href="#orgheadline5" text:style-name="Internet_20_link" text:visited-style-name="Visited_20_Internet_20_Link">2.4.1. マクロ版</text:a></text:p>
          <text:p text:style-name="Contents_20_3"><text:a xlink:type="simple" xlink:href="#orgheadline6" text:style-name="Internet_20_link" text:visited-style-name="Visited_20_Internet_20_Link">2.4.2. 関数版</text:a></text:p>
          <text:p text:style-name="Contents_20_2"><text:a xlink:type="simple" xlink:href="#orgheadline8" text:style-name="Internet_20_link" text:visited-style-name="Visited_20_Internet_20_Link">2.5. [library-p] load-path にライブラリがあるかを判定</text:a></text:p>
          <text:p text:style-name="Contents_20_2"><text:a xlink:type="simple" xlink:href="#orgheadline9" text:style-name="Internet_20_link" text:visited-style-name="Visited_20_Internet_20_Link">2.6. 警告の抑制</text:a></text:p>
          <text:p text:style-name="Contents_20_2"><text:a xlink:type="simple" xlink:href="#orgheadline10" text:style-name="Internet_20_link" text:visited-style-name="Visited_20_Internet_20_Link">2.7. 起動時間の計測</text:a></text:p>
          <text:p text:style-name="Contents_20_2"><text:a xlink:type="simple" xlink:href="#orgheadline12" text:style-name="Internet_20_link" text:visited-style-name="Visited_20_Internet_20_Link">2.8. C-x C-c で容易にEmacsを終了させないように質問する</text:a></text:p>
          <text:p text:style-name="Contents_20_3"><text:a xlink:type="simple" xlink:href="#orgheadline11" text:style-name="Internet_20_link" text:visited-style-name="Visited_20_Internet_20_Link">2.8.1. キーバインド</text:a></text:p>
          <text:p text:style-name="Contents_20_2"><text:a xlink:type="simple" xlink:href="#orgheadline13" text:style-name="Internet_20_link" text:visited-style-name="Visited_20_Internet_20_Link">2.9. Messages 出力を封じるためのマクロ</text:a></text:p>
          <text:p text:style-name="Contents_20_1"><text:a xlink:type="simple" xlink:href="#orgheadline32" text:style-name="Internet_20_link" text:visited-style-name="Visited_20_Internet_20_Link">3. コア設定</text:a></text:p>
          <text:p text:style-name="Contents_20_2"><text:a xlink:type="simple" xlink:href="#orgheadline15" text:style-name="Internet_20_link" text:visited-style-name="Visited_20_Internet_20_Link">3.1. 言語／文字コード</text:a></text:p>
          <text:p text:style-name="Contents_20_2"><text:a xlink:type="simple" xlink:href="#orgheadline16" text:style-name="Internet_20_link" text:visited-style-name="Visited_20_Internet_20_Link">3.2. 日本語入力</text:a></text:p>
          <text:p text:style-name="Contents_20_2"><text:a xlink:type="simple" xlink:href="#orgheadline17" text:style-name="Internet_20_link" text:visited-style-name="Visited_20_Internet_20_Link">3.3. [ag.el] 検索</text:a></text:p>
          <text:p text:style-name="Contents_20_2"><text:a xlink:type="simple" xlink:href="#orgheadline18" text:style-name="Internet_20_link" text:visited-style-name="Visited_20_Internet_20_Link">3.4. 基本キーバインド</text:a></text:p>
          <text:p text:style-name="Contents_20_2"><text:a xlink:type="simple" xlink:href="#orgheadline19" text:style-name="Internet_20_link" text:visited-style-name="Visited_20_Internet_20_Link">3.5. ナローイングするか</text:a></text:p>
          <text:p text:style-name="Contents_20_2"><text:a xlink:type="simple" xlink:href="#orgheadline20" text:style-name="Internet_20_link" text:visited-style-name="Visited_20_Internet_20_Link">3.6. バッファの終わりでのnewlineを禁止する</text:a></text:p>
          <text:p text:style-name="Contents_20_2"><text:a xlink:type="simple" xlink:href="#orgheadline21" text:style-name="Internet_20_link" text:visited-style-name="Visited_20_Internet_20_Link">3.7. 常に最終行に一行追加する</text:a></text:p>
          <text:p text:style-name="Contents_20_2"><text:a xlink:type="simple" xlink:href="#orgheadline22" text:style-name="Internet_20_link" text:visited-style-name="Visited_20_Internet_20_Link">3.8. 長い文章を右端で常に折り返す</text:a></text:p>
          <text:p text:style-name="Contents_20_2"><text:a xlink:type="simple" xlink:href="#orgheadline23" text:style-name="Internet_20_link" text:visited-style-name="Visited_20_Internet_20_Link">3.9. バッファが外部から編集された場合に自動で再読み込みする</text:a></text:p>
          <text:p text:style-name="Contents_20_2"><text:a xlink:type="simple" xlink:href="#orgheadline24" text:style-name="Internet_20_link" text:visited-style-name="Visited_20_Internet_20_Link">3.10. [uniquify.el] 同じバッファ名が開かれた場合に区別する</text:a></text:p>
          <text:p text:style-name="Contents_20_2"><text:a xlink:type="simple" xlink:href="#orgheadline25" text:style-name="Internet_20_link" text:visited-style-name="Visited_20_Internet_20_Link">3.11. マウスで選択した領域を自動コピー</text:a></text:p>
          <text:p text:style-name="Contents_20_2"><text:a xlink:type="simple" xlink:href="#orgheadline28" text:style-name="Internet_20_link" text:visited-style-name="Visited_20_Internet_20_Link">3.12. パッケージ管理</text:a></text:p>
          <text:p text:style-name="Contents_20_3"><text:a xlink:type="simple" xlink:href="#orgheadline26" text:style-name="Internet_20_link" text:visited-style-name="Visited_20_Internet_20_Link">3.12.1. Cask のセットアップ</text:a></text:p>
          <text:p text:style-name="Contents_20_3"><text:a xlink:type="simple" xlink:href="#orgheadline27" text:style-name="Internet_20_link" text:visited-style-name="Visited_20_Internet_20_Link">3.12.2. load-path を一箇所にして起動を高速化</text:a></text:p>
          <text:p text:style-name="Contents_20_2"><text:a xlink:type="simple" xlink:href="#orgheadline29" text:style-name="Internet_20_link" text:visited-style-name="Visited_20_Internet_20_Link">3.13. インデント</text:a></text:p>
          <text:p text:style-name="Contents_20_2"><text:a xlink:type="simple" xlink:href="#orgheadline30" text:style-name="Internet_20_link" text:visited-style-name="Visited_20_Internet_20_Link">3.14. [aggressive-indent] 即時バッファ整形</text:a></text:p>
          <text:p text:style-name="Contents_20_2"><text:a xlink:type="simple" xlink:href="#orgheadline31" text:style-name="Internet_20_link" text:visited-style-name="Visited_20_Internet_20_Link">3.15. ファイルリンクを辿る時に確認のメッセージを出さない</text:a></text:p>
          <text:p text:style-name="Contents_20_1"><text:a xlink:type="simple" xlink:href="#orgheadline46" text:style-name="Internet_20_link" text:visited-style-name="Visited_20_Internet_20_Link">4. カーソル移動</text:a></text:p>
          <text:p text:style-name="Contents_20_2"><text:a xlink:type="simple" xlink:href="#orgheadline33" text:style-name="Internet_20_link" text:visited-style-name="Visited_20_Internet_20_Link">4.1. バッファ内のカーソル移動</text:a></text:p>
          <text:p text:style-name="Contents_20_2"><text:a xlink:type="simple" xlink:href="#orgheadline34" text:style-name="Internet_20_link" text:visited-style-name="Visited_20_Internet_20_Link">4.2. バッファ間のカーソル移動</text:a></text:p>
          <text:p text:style-name="Contents_20_2"><text:a xlink:type="simple" xlink:href="#orgheadline35" text:style-name="Internet_20_link" text:visited-style-name="Visited_20_Internet_20_Link">4.3. スクロールを制御</text:a></text:p>
          <text:p text:style-name="Contents_20_2"><text:a xlink:type="simple" xlink:href="#orgheadline36" text:style-name="Internet_20_link" text:visited-style-name="Visited_20_Internet_20_Link">4.4. スクロールで表示を重複させる行数</text:a></text:p>
          <text:p text:style-name="Contents_20_2"><text:a xlink:type="simple" xlink:href="#orgheadline38" text:style-name="Internet_20_link" text:visited-style-name="Visited_20_Internet_20_Link">4.5. [SmoothScroll.el] カーソル固定でスクロールする</text:a></text:p>
          <text:p text:style-name="Contents_20_3"><text:a xlink:type="simple" xlink:href="#orgheadline37" text:style-name="Internet_20_link" text:visited-style-name="Visited_20_Internet_20_Link">4.5.1. キーバインド</text:a></text:p>
          <text:p text:style-name="Contents_20_2"><text:a xlink:type="simple" xlink:href="#orgheadline39" text:style-name="Internet_20_link" text:visited-style-name="Visited_20_Internet_20_Link">4.6. [smooth-scroll.el] 滑らかなスクロール</text:a></text:p>
          <text:p text:style-name="Contents_20_2"><text:soft-page-break/><text:a xlink:type="simple" xlink:href="#orgheadline41" text:style-name="Internet_20_link" text:visited-style-name="Visited_20_Internet_20_Link">4.7. [point-undo.el] カーソル位置を簡単にたどる</text:a></text:p>
          <text:p text:style-name="Contents_20_3"><text:a xlink:type="simple" xlink:href="#orgheadline40" text:style-name="Internet_20_link" text:visited-style-name="Visited_20_Internet_20_Link">4.7.1. キーバインド</text:a></text:p>
          <text:p text:style-name="Contents_20_2"><text:a xlink:type="simple" xlink:href="#orgheadline43" text:style-name="Internet_20_link" text:visited-style-name="Visited_20_Internet_20_Link">4.8. [cycle-buffer.el] カレントバッファの表示切り替え</text:a></text:p>
          <text:p text:style-name="Contents_20_3"><text:a xlink:type="simple" xlink:href="#orgheadline42" text:style-name="Internet_20_link" text:visited-style-name="Visited_20_Internet_20_Link">4.8.1. キーバインド</text:a></text:p>
          <text:p text:style-name="Contents_20_2"><text:a xlink:type="simple" xlink:href="#orgheadline44" text:style-name="Internet_20_link" text:visited-style-name="Visited_20_Internet_20_Link">4.9. [bm.el] カーソル位置をブックマークして追う</text:a></text:p>
          <text:p text:style-name="Contents_20_2"><text:a xlink:type="simple" xlink:href="#orgheadline45" text:style-name="Internet_20_link" text:visited-style-name="Visited_20_Internet_20_Link">4.10. [centered-cursor-mode.el] カーソル位置を中央に固定</text:a></text:p>
          <text:p text:style-name="Contents_20_1"><text:a xlink:type="simple" xlink:href="#orgheadline86" text:style-name="Internet_20_link" text:visited-style-name="Visited_20_Internet_20_Link">5. 編集サポート</text:a></text:p>
          <text:p text:style-name="Contents_20_2"><text:a xlink:type="simple" xlink:href="#orgheadline47" text:style-name="Internet_20_link" text:visited-style-name="Visited_20_Internet_20_Link">5.1. 矩形編集／連番入力</text:a></text:p>
          <text:p text:style-name="Contents_20_2"><text:a xlink:type="simple" xlink:href="#orgheadline48" text:style-name="Internet_20_link" text:visited-style-name="Visited_20_Internet_20_Link">5.2. Yank時に装飾を取る</text:a></text:p>
          <text:p text:style-name="Contents_20_2"><text:a xlink:type="simple" xlink:href="#orgheadline49" text:style-name="Internet_20_link" text:visited-style-name="Visited_20_Internet_20_Link">5.3. ファイル保存時に時間を記録する</text:a></text:p>
          <text:p text:style-name="Contents_20_2"><text:a xlink:type="simple" xlink:href="#orgheadline50" text:style-name="Internet_20_link" text:visited-style-name="Visited_20_Internet_20_Link">5.4. 選択リージョンを使って検索</text:a></text:p>
          <text:p text:style-name="Contents_20_2"><text:a xlink:type="simple" xlink:href="#orgheadline51" text:style-name="Internet_20_link" text:visited-style-name="Visited_20_Internet_20_Link">5.5. ChangeLog モード</text:a></text:p>
          <text:p text:style-name="Contents_20_2"><text:a xlink:type="simple" xlink:href="#orgheadline52" text:style-name="Internet_20_link" text:visited-style-name="Visited_20_Internet_20_Link">5.6. テキストモード</text:a></text:p>
          <text:p text:style-name="Contents_20_2"><text:a xlink:type="simple" xlink:href="#orgheadline53" text:style-name="Internet_20_link" text:visited-style-name="Visited_20_Internet_20_Link">5.7. C/C++モード</text:a></text:p>
          <text:p text:style-name="Contents_20_2"><text:a xlink:type="simple" xlink:href="#orgheadline54" text:style-name="Internet_20_link" text:visited-style-name="Visited_20_Internet_20_Link">5.8. C#モード</text:a></text:p>
          <text:p text:style-name="Contents_20_2"><text:a xlink:type="simple" xlink:href="#orgheadline55" text:style-name="Internet_20_link" text:visited-style-name="Visited_20_Internet_20_Link">5.9. Infoモード</text:a></text:p>
          <text:p text:style-name="Contents_20_2"><text:a xlink:type="simple" xlink:href="#orgheadline56" text:style-name="Internet_20_link" text:visited-style-name="Visited_20_Internet_20_Link">5.10. Rモード</text:a></text:p>
          <text:p text:style-name="Contents_20_2"><text:a xlink:type="simple" xlink:href="#orgheadline57" text:style-name="Internet_20_link" text:visited-style-name="Visited_20_Internet_20_Link">5.11. nXMLモード</text:a></text:p>
          <text:p text:style-name="Contents_20_2"><text:a xlink:type="simple" xlink:href="#orgheadline58" text:style-name="Internet_20_link" text:visited-style-name="Visited_20_Internet_20_Link">5.12. yamlモード</text:a></text:p>
          <text:p text:style-name="Contents_20_2"><text:a xlink:type="simple" xlink:href="#orgheadline59" text:style-name="Internet_20_link" text:visited-style-name="Visited_20_Internet_20_Link">5.13. jsonモード</text:a></text:p>
          <text:p text:style-name="Contents_20_2"><text:a xlink:type="simple" xlink:href="#orgheadline60" text:style-name="Internet_20_link" text:visited-style-name="Visited_20_Internet_20_Link">5.14. javascriptモード</text:a></text:p>
          <text:p text:style-name="Contents_20_2"><text:a xlink:type="simple" xlink:href="#orgheadline61" text:style-name="Internet_20_link" text:visited-style-name="Visited_20_Internet_20_Link">5.15. csvモード</text:a></text:p>
          <text:p text:style-name="Contents_20_2"><text:a xlink:type="simple" xlink:href="#orgheadline62" text:style-name="Internet_20_link" text:visited-style-name="Visited_20_Internet_20_Link">5.16. asciiモード</text:a></text:p>
          <text:p text:style-name="Contents_20_2"><text:a xlink:type="simple" xlink:href="#orgheadline64" text:style-name="Internet_20_link" text:visited-style-name="Visited_20_Internet_20_Link">5.17. スペルチェック</text:a></text:p>
          <text:p text:style-name="Contents_20_3"><text:a xlink:type="simple" xlink:href="#orgheadline63" text:style-name="Internet_20_link" text:visited-style-name="Visited_20_Internet_20_Link">5.17.1. キーバインド</text:a></text:p>
          <text:p text:style-name="Contents_20_2"><text:a xlink:type="simple" xlink:href="#orgheadline65" text:style-name="Internet_20_link" text:visited-style-name="Visited_20_Internet_20_Link">5.18. リアルタイムスペルチェック</text:a></text:p>
          <text:p text:style-name="Contents_20_2"><text:a xlink:type="simple" xlink:href="#orgheadline66" text:style-name="Internet_20_link" text:visited-style-name="Visited_20_Internet_20_Link">5.19. [latex-math-preview.el] TeX数式をプレビュー</text:a></text:p>
          <text:p text:style-name="Contents_20_2"><text:a xlink:type="simple" xlink:href="#orgheadline67" text:style-name="Internet_20_link" text:visited-style-name="Visited_20_Internet_20_Link">5.20. [po-mode.el] 翻訳ファイルの編集</text:a></text:p>
          <text:p text:style-name="Contents_20_2"><text:a xlink:type="simple" xlink:href="#orgheadline68" text:style-name="Internet_20_link" text:visited-style-name="Visited_20_Internet_20_Link">5.21. [word-count.el] リージョン内の文字をカウントする</text:a></text:p>
          <text:p text:style-name="Contents_20_2"><text:a xlink:type="simple" xlink:href="#orgheadline69" text:style-name="Internet_20_link" text:visited-style-name="Visited_20_Internet_20_Link">5.22. [yatex.el] YaTeXモード</text:a></text:p>
          <text:p text:style-name="Contents_20_2"><text:a xlink:type="simple" xlink:href="#orgheadline70" text:style-name="Internet_20_link" text:visited-style-name="Visited_20_Internet_20_Link">5.23. [wclock.el] 世界時計</text:a></text:p>
          <text:p text:style-name="Contents_20_2"><text:a xlink:type="simple" xlink:href="#orgheadline71" text:style-name="Internet_20_link" text:visited-style-name="Visited_20_Internet_20_Link">5.24. [yasnippet.el] Emacs用のテンプレートシステム</text:a></text:p>
          <text:p text:style-name="Contents_20_2"><text:a xlink:type="simple" xlink:href="#orgheadline73" text:style-name="Internet_20_link" text:visited-style-name="Visited_20_Internet_20_Link">5.25. [sdic.el] 英辞郎で英単語を調べる</text:a></text:p>
          <text:p text:style-name="Contents_20_3"><text:a xlink:type="simple" xlink:href="#orgheadline72" text:style-name="Internet_20_link" text:visited-style-name="Visited_20_Internet_20_Link">5.25.1. キーバインド</text:a></text:p>
          <text:p text:style-name="Contents_20_2"><text:a xlink:type="simple" xlink:href="#orgheadline74" text:style-name="Internet_20_link" text:visited-style-name="Visited_20_Internet_20_Link">5.26. MacOSのdictionary.appで辞書をひく</text:a></text:p>
          <text:p text:style-name="Contents_20_2"><text:a xlink:type="simple" xlink:href="#orgheadline77" text:style-name="Internet_20_link" text:visited-style-name="Visited_20_Internet_20_Link">5.27. MacOSのdictionary.appでCOBUILD5の辞書をひく（旧）</text:a></text:p>
          <text:p text:style-name="Contents_20_3"><text:a xlink:type="simple" xlink:href="#orgheadline75" text:style-name="Internet_20_link" text:visited-style-name="Visited_20_Internet_20_Link">5.27.1. マイナーモード化</text:a></text:p>
          <text:p text:style-name="Contents_20_3"><text:a xlink:type="simple" xlink:href="#orgheadline76" text:style-name="Internet_20_link" text:visited-style-name="Visited_20_Internet_20_Link">5.27.2. キーバインド</text:a></text:p>
          <text:p text:style-name="Contents_20_2"><text:a xlink:type="simple" xlink:href="#orgheadline79" text:style-name="Internet_20_link" text:visited-style-name="Visited_20_Internet_20_Link">5.28. [lookup.el] 辞書</text:a></text:p>
          <text:p text:style-name="Contents_20_3"><text:a xlink:type="simple" xlink:href="#orgheadline78" text:style-name="Internet_20_link" text:visited-style-name="Visited_20_Internet_20_Link">5.28.1. キーバインド</text:a></text:p>
          <text:p text:style-name="Contents_20_2"><text:a xlink:type="simple" xlink:href="#orgheadline80" text:style-name="Internet_20_link" text:visited-style-name="Visited_20_Internet_20_Link">5.29. [cacoo] Cacoo で描く</text:a></text:p>
          <text:p text:style-name="Contents_20_2"><text:a xlink:type="simple" xlink:href="#orgheadline81" text:style-name="Internet_20_link" text:visited-style-name="Visited_20_Internet_20_Link">5.30. [iedit] バッファ内の同じ文字列を一度に編集する</text:a></text:p>
          <text:p text:style-name="Contents_20_2"><text:a xlink:type="simple" xlink:href="#orgheadline82" text:style-name="Internet_20_link" text:visited-style-name="Visited_20_Internet_20_Link">5.31. [web-mode] HTML編集</text:a></text:p>
          <text:p text:style-name="Contents_20_2"><text:a xlink:type="simple" xlink:href="#orgheadline83" text:style-name="Internet_20_link" text:visited-style-name="Visited_20_Internet_20_Link">5.32. [zencoding-mode] HTML編集の高速化（旧）</text:a></text:p>
          <text:p text:style-name="Contents_20_2"><text:a xlink:type="simple" xlink:href="#orgheadline84" text:style-name="Internet_20_link" text:visited-style-name="Visited_20_Internet_20_Link">5.33. [emmet-mode] zencoding の後継</text:a></text:p>
          <text:p text:style-name="Contents_20_2"><text:a xlink:type="simple" xlink:href="#orgheadline85" text:style-name="Internet_20_link" text:visited-style-name="Visited_20_Internet_20_Link">5.34. [describe-number] 16進数などを確認</text:a></text:p>
          <text:p text:style-name="Contents_20_1"><text:a xlink:type="simple" xlink:href="#orgheadline114" text:style-name="Internet_20_link" text:visited-style-name="Visited_20_Internet_20_Link">6. 表示サポート</text:a></text:p>
          <text:p text:style-name="Contents_20_2"><text:a xlink:type="simple" xlink:href="#orgheadline87" text:style-name="Internet_20_link" text:visited-style-name="Visited_20_Internet_20_Link">6.1. モードラインのモード名を短くする</text:a></text:p>
          <text:p text:style-name="Contents_20_2"><text:a xlink:type="simple" xlink:href="#orgheadline88" text:style-name="Internet_20_link" text:visited-style-name="Visited_20_Internet_20_Link">6.2. モードラインのNarrowを短くする</text:a></text:p>
          <text:p text:style-name="Contents_20_2"><text:a xlink:type="simple" xlink:href="#orgheadline89" text:style-name="Internet_20_link" text:visited-style-name="Visited_20_Internet_20_Link">6.3. モードラインの節約（VC-mode編）</text:a></text:p>
          <text:p text:style-name="Contents_20_2"><text:soft-page-break/><text:a xlink:type="simple" xlink:href="#orgheadline91" text:style-name="Internet_20_link" text:visited-style-name="Visited_20_Internet_20_Link">6.4. モードラインの色をカスタマイズする</text:a></text:p>
          <text:p text:style-name="Contents_20_3"><text:a xlink:type="simple" xlink:href="#orgheadline90" text:style-name="Internet_20_link" text:visited-style-name="Visited_20_Internet_20_Link">6.4.1. 色セット例</text:a></text:p>
          <text:p text:style-name="Contents_20_2"><text:a xlink:type="simple" xlink:href="#orgheadline92" text:style-name="Internet_20_link" text:visited-style-name="Visited_20_Internet_20_Link">6.5. visible-bell のカスタマイズ</text:a></text:p>
          <text:p text:style-name="Contents_20_2"><text:a xlink:type="simple" xlink:href="#orgheadline93" text:style-name="Internet_20_link" text:visited-style-name="Visited_20_Internet_20_Link">6.6. 常に </text:a><text:a xlink:type="simple" xlink:href="#orgheadline93" text:style-name="Internet_20_link" text:visited-style-name="Visited_20_Internet_20_Link"><text:span text:style-name="Bold">scratch</text:span></text:a><text:a xlink:type="simple" xlink:href="#orgheadline93" text:style-name="Internet_20_link" text:visited-style-name="Visited_20_Internet_20_Link"> を表示して起動する</text:a></text:p>
          <text:p text:style-name="Contents_20_2"><text:a xlink:type="simple" xlink:href="#orgheadline94" text:style-name="Internet_20_link" text:visited-style-name="Visited_20_Internet_20_Link">6.7. バッテリー情報をモードラインに表示する</text:a></text:p>
          <text:p text:style-name="Contents_20_2"><text:a xlink:type="simple" xlink:href="#orgheadline95" text:style-name="Internet_20_link" text:visited-style-name="Visited_20_Internet_20_Link">6.8. スクロールバーを非表示にする</text:a></text:p>
          <text:p text:style-name="Contents_20_2"><text:a xlink:type="simple" xlink:href="#orgheadline96" text:style-name="Internet_20_link" text:visited-style-name="Visited_20_Internet_20_Link">6.9. ツールバーを非表示にする</text:a></text:p>
          <text:p text:style-name="Contents_20_2"><text:a xlink:type="simple" xlink:href="#orgheadline97" text:style-name="Internet_20_link" text:visited-style-name="Visited_20_Internet_20_Link">6.10. 起動時のスプラッシュ画面を表示しない</text:a></text:p>
          <text:p text:style-name="Contents_20_2"><text:a xlink:type="simple" xlink:href="#orgheadline98" text:style-name="Internet_20_link" text:visited-style-name="Visited_20_Internet_20_Link">6.11. カーソル行の行数をモードラインに表示する</text:a></text:p>
          <text:p text:style-name="Contents_20_2"><text:a xlink:type="simple" xlink:href="#orgheadline99" text:style-name="Internet_20_link" text:visited-style-name="Visited_20_Internet_20_Link">6.12. カーソル行の関数名をモードラインに表示する</text:a></text:p>
          <text:p text:style-name="Contents_20_2"><text:a xlink:type="simple" xlink:href="#orgheadline100" text:style-name="Internet_20_link" text:visited-style-name="Visited_20_Internet_20_Link">6.13. 時刻をモードラインに表示する</text:a></text:p>
          <text:p text:style-name="Contents_20_2"><text:a xlink:type="simple" xlink:href="#orgheadline101" text:style-name="Internet_20_link" text:visited-style-name="Visited_20_Internet_20_Link">6.14. 対応するカッコをハイライトする</text:a></text:p>
          <text:p text:style-name="Contents_20_2"><text:a xlink:type="simple" xlink:href="#orgheadline102" text:style-name="Internet_20_link" text:visited-style-name="Visited_20_Internet_20_Link">6.15. 全角スペースと行末タブ／半角スペースを強調表示する</text:a></text:p>
          <text:p text:style-name="Contents_20_2"><text:a xlink:type="simple" xlink:href="#orgheadline103" text:style-name="Internet_20_link" text:visited-style-name="Visited_20_Internet_20_Link">6.16. [migemo.el] ローマ字入力で日本語を検索する</text:a></text:p>
          <text:p text:style-name="Contents_20_2"><text:a xlink:type="simple" xlink:href="#orgheadline105" text:style-name="Internet_20_link" text:visited-style-name="Visited_20_Internet_20_Link">6.17. [anything.el] 何でも絞り込みインターフェイス（旧）</text:a></text:p>
          <text:p text:style-name="Contents_20_3"><text:a xlink:type="simple" xlink:href="#orgheadline104" text:style-name="Internet_20_link" text:visited-style-name="Visited_20_Internet_20_Link">6.17.1. キーバインド</text:a></text:p>
          <text:p text:style-name="Contents_20_2"><text:a xlink:type="simple" xlink:href="#orgheadline107" text:style-name="Internet_20_link" text:visited-style-name="Visited_20_Internet_20_Link">6.18. [helm.el] 続・何でも絞り込みインターフェイス</text:a></text:p>
          <text:p text:style-name="Contents_20_3"><text:a xlink:type="simple" xlink:href="#orgheadline106" text:style-name="Internet_20_link" text:visited-style-name="Visited_20_Internet_20_Link">6.18.1. キーバインド</text:a></text:p>
          <text:p text:style-name="Contents_20_2"><text:a xlink:type="simple" xlink:href="#orgheadline108" text:style-name="Internet_20_link" text:visited-style-name="Visited_20_Internet_20_Link">6.19. [stripe-buffer.el] テーブルの色をストライプにする</text:a></text:p>
          <text:p text:style-name="Contents_20_2"><text:a xlink:type="simple" xlink:href="#orgheadline109" text:style-name="Internet_20_link" text:visited-style-name="Visited_20_Internet_20_Link">6.20. [rainbow-delimiters] 対応するカッコに色を付ける</text:a></text:p>
          <text:p text:style-name="Contents_20_2"><text:a xlink:type="simple" xlink:href="#orgheadline110" text:style-name="Internet_20_link" text:visited-style-name="Visited_20_Internet_20_Link">6.21. [git-gutter-fringe] 編集差分をフレーム端で視覚化</text:a></text:p>
          <text:p text:style-name="Contents_20_2"><text:a xlink:type="simple" xlink:href="#orgheadline111" text:style-name="Internet_20_link" text:visited-style-name="Visited_20_Internet_20_Link">6.22. [zlc.el] find-file バッファを zsh ライクにする</text:a></text:p>
          <text:p text:style-name="Contents_20_2"><text:a xlink:type="simple" xlink:href="#orgheadline112" text:style-name="Internet_20_link" text:visited-style-name="Visited_20_Internet_20_Link">6.23. [japanese-holidays] カレンダーをカラフルにする</text:a></text:p>
          <text:p text:style-name="Contents_20_2"><text:a xlink:type="simple" xlink:href="#orgheadline113" text:style-name="Internet_20_link" text:visited-style-name="Visited_20_Internet_20_Link">6.24. [guide-key] キーバインドの選択肢をポップアップする</text:a></text:p>
          <text:p text:style-name="Contents_20_1"><text:a xlink:type="simple" xlink:href="#orgheadline118" text:style-name="Internet_20_link" text:visited-style-name="Visited_20_Internet_20_Link">7. メディアサポート</text:a></text:p>
          <text:p text:style-name="Contents_20_2"><text:a xlink:type="simple" xlink:href="#orgheadline115" text:style-name="Internet_20_link" text:visited-style-name="Visited_20_Internet_20_Link">7.1. [bongo.el] Emacsのバッファで音楽ライブラリを管理する</text:a></text:p>
          <text:p text:style-name="Contents_20_2"><text:a xlink:type="simple" xlink:href="#orgheadline116" text:style-name="Internet_20_link" text:visited-style-name="Visited_20_Internet_20_Link">7.2. [GoogleMaps.el] GoogleMaps を Emacs 内で使う</text:a></text:p>
          <text:p text:style-name="Contents_20_2"><text:a xlink:type="simple" xlink:href="#orgheadline117" text:style-name="Internet_20_link" text:visited-style-name="Visited_20_Internet_20_Link">7.3. [org-google-weather.el] org-agenda に天気を表示する</text:a></text:p>
          <text:p text:style-name="Contents_20_1"><text:a xlink:type="simple" xlink:href="#orgheadline133" text:style-name="Internet_20_link" text:visited-style-name="Visited_20_Internet_20_Link">8. 履歴／ファイル管理</text:a></text:p>
          <text:p text:style-name="Contents_20_2"><text:a xlink:type="simple" xlink:href="#orgheadline119" text:style-name="Internet_20_link" text:visited-style-name="Visited_20_Internet_20_Link">8.1. Undoバッファを無限に取る</text:a></text:p>
          <text:p text:style-name="Contents_20_2"><text:a xlink:type="simple" xlink:href="#orgheadline120" text:style-name="Internet_20_link" text:visited-style-name="Visited_20_Internet_20_Link">8.2. [undo-tree] 編集履歴をわかりやすくたどる</text:a></text:p>
          <text:p text:style-name="Contents_20_2"><text:a xlink:type="simple" xlink:href="#orgheadline121" text:style-name="Internet_20_link" text:visited-style-name="Visited_20_Internet_20_Link">8.3. バッファ保存時にバックアップファイルを生成する</text:a></text:p>
          <text:p text:style-name="Contents_20_2"><text:a xlink:type="simple" xlink:href="#orgheadline122" text:style-name="Internet_20_link" text:visited-style-name="Visited_20_Internet_20_Link">8.4. バッファ保存時にバックアップを生成させない</text:a></text:p>
          <text:p text:style-name="Contents_20_2"><text:a xlink:type="simple" xlink:href="#orgheadline123" text:style-name="Internet_20_link" text:visited-style-name="Visited_20_Internet_20_Link">8.5. ミニバッファの履歴を保存しリストアする</text:a></text:p>
          <text:p text:style-name="Contents_20_2"><text:a xlink:type="simple" xlink:href="#orgheadline124" text:style-name="Internet_20_link" text:visited-style-name="Visited_20_Internet_20_Link">8.6. 履歴サイズを大きくする</text:a></text:p>
          <text:p text:style-name="Contents_20_2"><text:a xlink:type="simple" xlink:href="#orgheadline125" text:style-name="Internet_20_link" text:visited-style-name="Visited_20_Internet_20_Link">8.7. Emacs終了時に開いていたバッファを起動時に復元する</text:a></text:p>
          <text:p text:style-name="Contents_20_2"><text:a xlink:type="simple" xlink:href="#orgheadline126" text:style-name="Internet_20_link" text:visited-style-name="Visited_20_Internet_20_Link">8.8. 最近開いたファイルリストを保持</text:a></text:p>
          <text:p text:style-name="Contents_20_2"><text:a xlink:type="simple" xlink:href="#orgheadline127" text:style-name="Internet_20_link" text:visited-style-name="Visited_20_Internet_20_Link">8.9. 深夜にバッファを自動整理する</text:a></text:p>
          <text:p text:style-name="Contents_20_2"><text:a xlink:type="simple" xlink:href="#orgheadline128" text:style-name="Internet_20_link" text:visited-style-name="Visited_20_Internet_20_Link">8.10. [auto-save-buffers.el] 一定間隔でバッファを保存する</text:a></text:p>
          <text:p text:style-name="Contents_20_2"><text:a xlink:type="simple" xlink:href="#orgheadline129" text:style-name="Internet_20_link" text:visited-style-name="Visited_20_Internet_20_Link">8.11. [backup-dir.el] バックアップファイルを一箇所に集める</text:a></text:p>
          <text:p text:style-name="Contents_20_2"><text:a xlink:type="simple" xlink:href="#orgheadline130" text:style-name="Internet_20_link" text:visited-style-name="Visited_20_Internet_20_Link">8.12. [backup-each-save] クラッシュに備える</text:a></text:p>
          <text:p text:style-name="Contents_20_2"><text:a xlink:type="simple" xlink:href="#orgheadline131" text:style-name="Internet_20_link" text:visited-style-name="Visited_20_Internet_20_Link">8.13. [session.el] 様々な履歴を保存し復元に利用する</text:a></text:p>
          <text:p text:style-name="Contents_20_2"><text:a xlink:type="simple" xlink:href="#orgheadline132" text:style-name="Internet_20_link" text:visited-style-name="Visited_20_Internet_20_Link">8.14. [wakatime-mode.el] WakaTime を利用して作業記録する</text:a></text:p>
          <text:p text:style-name="Contents_20_1"><text:a xlink:type="simple" xlink:href="#orgheadline144" text:style-name="Internet_20_link" text:visited-style-name="Visited_20_Internet_20_Link">9. 開発サポート</text:a></text:p>
          <text:p text:style-name="Contents_20_2"><text:a xlink:type="simple" xlink:href="#orgheadline134" text:style-name="Internet_20_link" text:visited-style-name="Visited_20_Internet_20_Link">9.1. 便利キーバインド</text:a></text:p>
          <text:p text:style-name="Contents_20_2"><text:a xlink:type="simple" xlink:href="#orgheadline135" text:style-name="Internet_20_link" text:visited-style-name="Visited_20_Internet_20_Link">9.2. [gist.el] Gist インターフェイス</text:a></text:p>
          <text:p text:style-name="Contents_20_2"><text:a xlink:type="simple" xlink:href="#orgheadline136" text:style-name="Internet_20_link" text:visited-style-name="Visited_20_Internet_20_Link">9.3. [doxymacs.el] Doxygen のコメントを簡単に入力する</text:a></text:p>
          <text:p text:style-name="Contents_20_2"><text:a xlink:type="simple" xlink:href="#orgheadline137" text:style-name="Internet_20_link" text:visited-style-name="Visited_20_Internet_20_Link">9.4. [matlab.el] Matlab用の設定</text:a></text:p>
          <text:p text:style-name="Contents_20_2"><text:a xlink:type="simple" xlink:href="#orgheadline138" text:style-name="Internet_20_link" text:visited-style-name="Visited_20_Internet_20_Link">9.5. [flycheck.el] 構文エラー表示</text:a></text:p>
          <text:p text:style-name="Contents_20_2"><text:a xlink:type="simple" xlink:href="#orgheadline139" text:style-name="Internet_20_link" text:visited-style-name="Visited_20_Internet_20_Link">9.6. [auto-complete.el] 自動補完機能</text:a></text:p>
          <text:p text:style-name="Contents_20_2"><text:soft-page-break/><text:a xlink:type="simple" xlink:href="#orgheadline141" text:style-name="Internet_20_link" text:visited-style-name="Visited_20_Internet_20_Link">9.7. [auto-complete-clang.el] オムニ補完</text:a></text:p>
          <text:p text:style-name="Contents_20_3"><text:a xlink:type="simple" xlink:href="#orgheadline140" text:style-name="Internet_20_link" text:visited-style-name="Visited_20_Internet_20_Link">9.7.1. 参考サイト</text:a></text:p>
          <text:p text:style-name="Contents_20_2"><text:a xlink:type="simple" xlink:href="#orgheadline142" text:style-name="Internet_20_link" text:visited-style-name="Visited_20_Internet_20_Link">9.8. [hideshowvis.el] 関数の表示／非表示</text:a></text:p>
          <text:p text:style-name="Contents_20_2"><text:a xlink:type="simple" xlink:href="#orgheadline143" text:style-name="Internet_20_link" text:visited-style-name="Visited_20_Internet_20_Link">9.9. [quickrun.el] お手軽ビルド</text:a></text:p>
          <text:p text:style-name="Contents_20_1"><text:a xlink:type="simple" xlink:href="#orgheadline178" text:style-name="Internet_20_link" text:visited-style-name="Visited_20_Internet_20_Link">10. Org Mode</text:a></text:p>
          <text:p text:style-name="Contents_20_2"><text:a xlink:type="simple" xlink:href="#orgheadline145" text:style-name="Internet_20_link" text:visited-style-name="Visited_20_Internet_20_Link">10.1. 基本設定</text:a></text:p>
          <text:p text:style-name="Contents_20_2"><text:a xlink:type="simple" xlink:href="#orgheadline146" text:style-name="Internet_20_link" text:visited-style-name="Visited_20_Internet_20_Link">10.2. contribution を使う</text:a></text:p>
          <text:p text:style-name="Contents_20_2"><text:a xlink:type="simple" xlink:href="#orgheadline147" text:style-name="Internet_20_link" text:visited-style-name="Visited_20_Internet_20_Link">10.3. iCal との連携</text:a></text:p>
          <text:p text:style-name="Contents_20_2"><text:a xlink:type="simple" xlink:href="#orgheadline148" text:style-name="Internet_20_link" text:visited-style-name="Visited_20_Internet_20_Link">10.4. スピードコマンド</text:a></text:p>
          <text:p text:style-name="Contents_20_2"><text:a xlink:type="simple" xlink:href="#orgheadline149" text:style-name="Internet_20_link" text:visited-style-name="Visited_20_Internet_20_Link">10.5. Pomodoro</text:a></text:p>
          <text:p text:style-name="Contents_20_2"><text:a xlink:type="simple" xlink:href="#orgheadline150" text:style-name="Internet_20_link" text:visited-style-name="Visited_20_Internet_20_Link">10.6. face 関連</text:a></text:p>
          <text:p text:style-name="Contents_20_2"><text:a xlink:type="simple" xlink:href="#orgheadline151" text:style-name="Internet_20_link" text:visited-style-name="Visited_20_Internet_20_Link">10.7. </text:a><text:a xlink:type="simple" xlink:href="#orgheadline151" text:style-name="Internet_20_link" text:visited-style-name="Visited_20_Internet_20_Link"><text:span text:style-name="OrgTodo">TODO</text:span></text:a><text:a xlink:type="simple" xlink:href="#orgheadline151" text:style-name="Internet_20_link" text:visited-style-name="Visited_20_Internet_20_Link"> キーワードのカスタマイズ</text:a></text:p>
          <text:p text:style-name="Contents_20_2"><text:a xlink:type="simple" xlink:href="#orgheadline152" text:style-name="Internet_20_link" text:visited-style-name="Visited_20_Internet_20_Link">10.8. ImageMagick を使って様々な画像をインライン表示する</text:a></text:p>
          <text:p text:style-name="Contents_20_2"><text:a xlink:type="simple" xlink:href="#orgheadline153" text:style-name="Internet_20_link" text:visited-style-name="Visited_20_Internet_20_Link">10.9. [org-agenda]</text:a></text:p>
          <text:p text:style-name="Contents_20_2"><text:a xlink:type="simple" xlink:href="#orgheadline154" text:style-name="Internet_20_link" text:visited-style-name="Visited_20_Internet_20_Link">10.10. [appt.el] アラーム設定</text:a></text:p>
          <text:p text:style-name="Contents_20_2"><text:a xlink:type="simple" xlink:href="#orgheadline155" text:style-name="Internet_20_link" text:visited-style-name="Visited_20_Internet_20_Link">10.11. [org-capture] 高速にメモを取る</text:a></text:p>
          <text:p text:style-name="Contents_20_2"><text:a xlink:type="simple" xlink:href="#orgheadline156" text:style-name="Internet_20_link" text:visited-style-name="Visited_20_Internet_20_Link">10.12. [org-refile]</text:a></text:p>
          <text:p text:style-name="Contents_20_2"><text:a xlink:type="simple" xlink:href="#orgheadline157" text:style-name="Internet_20_link" text:visited-style-name="Visited_20_Internet_20_Link">10.13. [org-babel] 基本設定</text:a></text:p>
          <text:p text:style-name="Contents_20_2"><text:a xlink:type="simple" xlink:href="#orgheadline158" text:style-name="Internet_20_link" text:visited-style-name="Visited_20_Internet_20_Link">10.14. [org-babel] ソースブロックの入力キーをカスタマイズ</text:a></text:p>
          <text:p text:style-name="Contents_20_2"><text:a xlink:type="simple" xlink:href="#orgheadline159" text:style-name="Internet_20_link" text:visited-style-name="Visited_20_Internet_20_Link">10.15. [MobileOrg] iOS との連携</text:a></text:p>
          <text:p text:style-name="Contents_20_2"><text:a xlink:type="simple" xlink:href="#orgheadline160" text:style-name="Internet_20_link" text:visited-style-name="Visited_20_Internet_20_Link">10.16. [org-tree-slide] Org でプレゼンテーション</text:a></text:p>
          <text:p text:style-name="Contents_20_2"><text:a xlink:type="simple" xlink:href="#orgheadline161" text:style-name="Internet_20_link" text:visited-style-name="Visited_20_Internet_20_Link">10.17. [org-tree-slide] クロックインとアウトを自動化する</text:a></text:p>
          <text:p text:style-name="Contents_20_2"><text:a xlink:type="simple" xlink:href="#orgheadline163" text:style-name="Internet_20_link" text:visited-style-name="Visited_20_Internet_20_Link">10.18. [org-tree-slide] 特定のツリーをプロポーショナルフォントで表示する</text:a></text:p>
          <text:p text:style-name="Contents_20_3"><text:a xlink:type="simple" xlink:href="#orgheadline162" text:style-name="Internet_20_link" text:visited-style-name="Visited_20_Internet_20_Link">10.18.1. キーバインド</text:a></text:p>
          <text:p text:style-name="Contents_20_2"><text:a xlink:type="simple" xlink:href="#orgheadline164" text:style-name="Internet_20_link" text:visited-style-name="Visited_20_Internet_20_Link">10.19. [org-fstree] ディレクトリ構造を読み取る</text:a></text:p>
          <text:p text:style-name="Contents_20_2"><text:a xlink:type="simple" xlink:href="#orgheadline165" text:style-name="Internet_20_link" text:visited-style-name="Visited_20_Internet_20_Link">10.20. [calfw-org] calfw に org の予定を表示する</text:a></text:p>
          <text:p text:style-name="Contents_20_2"><text:a xlink:type="simple" xlink:href="#orgheadline166" text:style-name="Internet_20_link" text:visited-style-name="Visited_20_Internet_20_Link">10.21. [org-export-generic] エクスポート機能を拡張する</text:a></text:p>
          <text:p text:style-name="Contents_20_2"><text:a xlink:type="simple" xlink:href="#orgheadline167" text:style-name="Internet_20_link" text:visited-style-name="Visited_20_Internet_20_Link">10.22. [org-odt] ODT形式に出力</text:a></text:p>
          <text:p text:style-name="Contents_20_2"><text:a xlink:type="simple" xlink:href="#orgheadline168" text:style-name="Internet_20_link" text:visited-style-name="Visited_20_Internet_20_Link">10.23. [org-crypt] ツリーを暗号化する</text:a></text:p>
          <text:p text:style-name="Contents_20_2"><text:a xlink:type="simple" xlink:href="#orgheadline169" text:style-name="Internet_20_link" text:visited-style-name="Visited_20_Internet_20_Link">10.24. [org-mac-link] 外部アプリから情報を取る</text:a></text:p>
          <text:p text:style-name="Contents_20_2"><text:a xlink:type="simple" xlink:href="#orgheadline171" text:style-name="Internet_20_link" text:visited-style-name="Visited_20_Internet_20_Link">10.25. [terminal-notifier] イベント通知</text:a></text:p>
          <text:p text:style-name="Contents_20_3"><text:a xlink:type="simple" xlink:href="#orgheadline170" text:style-name="Internet_20_link" text:visited-style-name="Visited_20_Internet_20_Link">10.25.1. References</text:a></text:p>
          <text:p text:style-name="Contents_20_2"><text:a xlink:type="simple" xlink:href="#orgheadline172" text:style-name="Internet_20_link" text:visited-style-name="Visited_20_Internet_20_Link">10.26. [org-grep] org ファイルを grep する</text:a></text:p>
          <text:p text:style-name="Contents_20_2"><text:a xlink:type="simple" xlink:href="#orgheadline173" text:style-name="Internet_20_link" text:visited-style-name="Visited_20_Internet_20_Link">10.27. </text:a><text:a xlink:type="simple" xlink:href="#orgheadline173" text:style-name="Internet_20_link" text:visited-style-name="Visited_20_Internet_20_Link"><text:span text:style-name="OrgTodo">READ</text:span></text:a><text:a xlink:type="simple" xlink:href="#orgheadline173" text:style-name="Internet_20_link" text:visited-style-name="Visited_20_Internet_20_Link"> ME を常に org-mode で開く</text:a></text:p>
          <text:p text:style-name="Contents_20_2"><text:a xlink:type="simple" xlink:href="#orgheadline175" text:style-name="Internet_20_link" text:visited-style-name="Visited_20_Internet_20_Link">10.28. Growlnotify と org-mode でアラーム管理</text:a></text:p>
          <text:p text:style-name="Contents_20_3"><text:a xlink:type="simple" xlink:href="#orgheadline174" text:style-name="Internet_20_link" text:visited-style-name="Visited_20_Internet_20_Link">10.28.1. キーバインド</text:a></text:p>
          <text:p text:style-name="Contents_20_2"><text:a xlink:type="simple" xlink:href="#orgheadline176" text:style-name="Internet_20_link" text:visited-style-name="Visited_20_Internet_20_Link">10.29. org-mode の latex エクスポート関数をオーバーライド</text:a></text:p>
          <text:p text:style-name="Contents_20_2"><text:a xlink:type="simple" xlink:href="#orgheadline177" text:style-name="Internet_20_link" text:visited-style-name="Visited_20_Internet_20_Link">10.30. [org-autolist] ブリッツの入力を簡単に</text:a></text:p>
          <text:p text:style-name="Contents_20_1"><text:a xlink:type="simple" xlink:href="#orgheadline195" text:style-name="Internet_20_link" text:visited-style-name="Visited_20_Internet_20_Link">11. フォント／配色関連</text:a></text:p>
          <text:p text:style-name="Contents_20_2"><text:a xlink:type="simple" xlink:href="#orgheadline179" text:style-name="Internet_20_link" text:visited-style-name="Visited_20_Internet_20_Link">11.1. 正規表現を見やすくする</text:a></text:p>
          <text:p text:style-name="Contents_20_2"><text:a xlink:type="simple" xlink:href="#orgheadline180" text:style-name="Internet_20_link" text:visited-style-name="Visited_20_Internet_20_Link">11.2. 設定ファイルを見やすくする</text:a></text:p>
          <text:p text:style-name="Contents_20_2"><text:a xlink:type="simple" xlink:href="#orgheadline181" text:style-name="Internet_20_link" text:visited-style-name="Visited_20_Internet_20_Link">11.3. カーソル行に色をつける</text:a></text:p>
          <text:p text:style-name="Contents_20_2"><text:a xlink:type="simple" xlink:href="#orgheadline182" text:style-name="Internet_20_link" text:visited-style-name="Visited_20_Internet_20_Link">11.4. カーソルの色</text:a></text:p>
          <text:p text:style-name="Contents_20_2"><text:a xlink:type="simple" xlink:href="#orgheadline183" text:style-name="Internet_20_link" text:visited-style-name="Visited_20_Internet_20_Link">11.5. カーソルを点滅させない</text:a></text:p>
          <text:p text:style-name="Contents_20_2"><text:a xlink:type="simple" xlink:href="#orgheadline184" text:style-name="Internet_20_link" text:visited-style-name="Visited_20_Internet_20_Link">11.6. カーソル位置のフォントを確認</text:a></text:p>
          <text:p text:style-name="Contents_20_2"><text:a xlink:type="simple" xlink:href="#orgheadline187" text:style-name="Internet_20_link" text:visited-style-name="Visited_20_Internet_20_Link">11.7. フォント設定</text:a></text:p>
          <text:p text:style-name="Contents_20_3"><text:a xlink:type="simple" xlink:href="#orgheadline185" text:style-name="Internet_20_link" text:visited-style-name="Visited_20_Internet_20_Link">11.7.1. フォントのインストール方法</text:a></text:p>
          <text:p text:style-name="Contents_20_3"><text:a xlink:type="simple" xlink:href="#orgheadline186" text:style-name="Internet_20_link" text:visited-style-name="Visited_20_Internet_20_Link">11.7.2. フォントチェック用コード</text:a></text:p>
          <text:p text:style-name="Contents_20_2"><text:a xlink:type="simple" xlink:href="#orgheadline188" text:style-name="Internet_20_link" text:visited-style-name="Visited_20_Internet_20_Link">11.8. 行間を制御する</text:a></text:p>
          <text:p text:style-name="Contents_20_2"><text:a xlink:type="simple" xlink:href="#orgheadline189" text:style-name="Internet_20_link" text:visited-style-name="Visited_20_Internet_20_Link">11.9. パッチをカラフルに表示する</text:a></text:p>
          <text:p text:style-name="Contents_20_2"><text:soft-page-break/><text:a xlink:type="simple" xlink:href="#orgheadline190" text:style-name="Internet_20_link" text:visited-style-name="Visited_20_Internet_20_Link">11.10. 背景を黒系色にする</text:a></text:p>
          <text:p text:style-name="Contents_20_2"><text:a xlink:type="simple" xlink:href="#orgheadline191" text:style-name="Internet_20_link" text:visited-style-name="Visited_20_Internet_20_Link">11.11. 時間帯を指定して起動時にテーマを切り替える</text:a></text:p>
          <text:p text:style-name="Contents_20_2"><text:a xlink:type="simple" xlink:href="#orgheadline193" text:style-name="Internet_20_link" text:visited-style-name="Visited_20_Internet_20_Link">11.12. [rainbow-mode.el] 配色のリアルタイム確認</text:a></text:p>
          <text:p text:style-name="Contents_20_3"><text:a xlink:type="simple" xlink:href="#orgheadline192" text:style-name="Internet_20_link" text:visited-style-name="Visited_20_Internet_20_Link">11.12.1. 色一覧</text:a></text:p>
          <text:p text:style-name="Contents_20_2"><text:a xlink:type="simple" xlink:href="#orgheadline194" text:style-name="Internet_20_link" text:visited-style-name="Visited_20_Internet_20_Link">11.13. [volatile-highlights] コピペした領域を強調</text:a></text:p>
          <text:p text:style-name="Contents_20_1"><text:a xlink:type="simple" xlink:href="#orgheadline201" text:style-name="Internet_20_link" text:visited-style-name="Visited_20_Internet_20_Link">12. フレーム／ウィンドウ制御</text:a></text:p>
          <text:p text:style-name="Contents_20_2"><text:a xlink:type="simple" xlink:href="#orgheadline196" text:style-name="Internet_20_link" text:visited-style-name="Visited_20_Internet_20_Link">12.1. 起動時の設定</text:a></text:p>
          <text:p text:style-name="Contents_20_2"><text:a xlink:type="simple" xlink:href="#orgheadline197" text:style-name="Internet_20_link" text:visited-style-name="Visited_20_Internet_20_Link">12.2. [elscreen.el] Emacs バッファをタブ化</text:a></text:p>
          <text:p text:style-name="Contents_20_2"><text:a xlink:type="simple" xlink:href="#orgheadline198" text:style-name="Internet_20_link" text:visited-style-name="Visited_20_Internet_20_Link">12.3. [e2wm.el] 二画面表示</text:a></text:p>
          <text:p text:style-name="Contents_20_2"><text:a xlink:type="simple" xlink:href="#orgheadline199" text:style-name="Internet_20_link" text:visited-style-name="Visited_20_Internet_20_Link">12.4. [frame-ctr.el] キーボードでフレームの場所を移す</text:a></text:p>
          <text:p text:style-name="Contents_20_2"><text:a xlink:type="simple" xlink:href="#orgheadline200" text:style-name="Internet_20_link" text:visited-style-name="Visited_20_Internet_20_Link">12.5. [popwin.el] ポップアップウィンドウの制御</text:a></text:p>
          <text:p text:style-name="Contents_20_1"><text:a xlink:type="simple" xlink:href="#orgheadline204" text:style-name="Internet_20_link" text:visited-style-name="Visited_20_Internet_20_Link">13. ユーティリティ関数</text:a></text:p>
          <text:p text:style-name="Contents_20_2"><text:a xlink:type="simple" xlink:href="#orgheadline202" text:style-name="Internet_20_link" text:visited-style-name="Visited_20_Internet_20_Link">13.1. [pomodoro.el] ポモドーロの実践</text:a></text:p>
          <text:p text:style-name="Contents_20_2"><text:a xlink:type="simple" xlink:href="#orgheadline203" text:style-name="Internet_20_link" text:visited-style-name="Visited_20_Internet_20_Link">13.2. [utility.el] 自作してテスト中の便利関数群</text:a></text:p>
          <text:p text:style-name="Contents_20_1"><text:a xlink:type="simple" xlink:href="#orgheadline206" text:style-name="Internet_20_link" text:visited-style-name="Visited_20_Internet_20_Link">14. お試し中</text:a></text:p>
          <text:p text:style-name="Contents_20_2"><text:a xlink:type="simple" xlink:href="#orgheadline205" text:style-name="Internet_20_link" text:visited-style-name="Visited_20_Internet_20_Link">14.1. yascroll</text:a></text:p>
        </text:index-body>
      </text:table-of-content>
      <text:h text:style-name="Heading_20_1" text:outline-level="1"><text:bookmark text:name="orgheadline1"/><text:bookmark-start text:name="OrgXref.orgheadline1"/>はじめに <text:bookmark-end text:name="OrgXref.orgheadline1"/></text:h>
      <text:list xml:id="list7524453889114339988" text:style-name="OrgBulletedList">
        <text:list-item>
          <text:p text:style-name="P2">この文章は、<text:a xlink:type="simple" xlink:href="https://gist.github.com/1369417" text:style-name="Internet_20_link" text:visited-style-name="Visited_20_Internet_20_Link">org2dokuwiki.pl</text:a>を使って生成しています。</text:p>
        </text:list-item>
        <text:list-item>
          <text:p text:style-name="P2"><text:a xlink:type="simple" xlink:href="https://github.com/takaxp/emacs.d/blob/master/init.el" text:style-name="Internet_20_link" text:visited-style-name="Visited_20_Internet_20_Link">init.el</text:a> 本体は、<text:a xlink:type="simple" xlink:href="https://github.com/takaxp/emacs.d/" text:style-name="Internet_20_link" text:visited-style-name="Visited_20_Internet_20_Link">github</text:a> に公開しています。</text:p>
        </text:list-item>
        <text:list-item>
          <text:p text:style-name="P2"><text:a xlink:type="simple" xlink:href="https://github.com/takaxp/emacs.d/blob/master/init.org" text:style-name="Internet_20_link" text:visited-style-name="Visited_20_Internet_20_Link">init.org</text:a> から <text:a xlink:type="simple" xlink:href="https://github.com/takaxp/emacs.d/blob/master/init.el" text:style-name="Internet_20_link" text:visited-style-name="Visited_20_Internet_20_Link">init.el</text:a>、<text:a xlink:type="simple" xlink:href="https://github.com/takaxp/emacs.d/raw/master/init.pdf" text:style-name="Internet_20_link" text:visited-style-name="Visited_20_Internet_20_Link">init.pdf</text:a>、<text:a xlink:type="simple" xlink:href="https://github.com/takaxp/emacs.d/raw/master/init.odt" text:style-name="Internet_20_link" text:visited-style-name="Visited_20_Internet_20_Link">init.odt</text:a>、<text:a xlink:type="simple" xlink:href="http://pastelwill.jp/wiki/doku.php?id=emacs:init.el" text:style-name="Internet_20_link" text:visited-style-name="Visited_20_Internet_20_Link">wiki</text:a> を生成しています。</text:p>
        </text:list-item>
        <text:list-item>
          <text:p text:style-name="P2">一部の関数定義を <text:a xlink:type="simple" xlink:href="http://pastelwill.jp/wiki/doku.php?id=emacs:utility.el" text:style-name="Internet_20_link" text:visited-style-name="Visited_20_Internet_20_Link">utility.el</text:a> に分離しています。</text:p>
        </text:list-item>
        <text:list-item>
          <text:p text:style-name="P2">コピペだけで動かなかった場合は、ページ最下部のコメント欄にご意見をどうぞ。</text:p>
        </text:list-item>
      </text:list>
      <text:h text:style-name="Heading_20_1" text:outline-level="1"><text:bookmark text:name="orgheadline14"/><text:bookmark-start text:name="OrgXref.orgheadline14"/>基本設定 <text:bookmark-end text:name="OrgXref.orgheadline14"/></text:h>
      <text:p text:style-name="Text_20_body">この設定群を利用するために設定です。おそらく記述しておかないと動きません。</text:p>
      <text:h text:style-name="Heading_20_2" text:outline-level="2"><text:bookmark text:name="orgheadline2"/><text:bookmark-start text:name="OrgXref.orgheadline2"/>init.el のヘッダ <text:bookmark-end text:name="OrgXref.orgheadline2"/></text:h>
      <text:p text:style-name="OrgSrcBlock"><text:span text:style-name="OrgSrcFontLockCommentDelimiterFace">;;;; </text:span><text:span text:style-name="OrgSrcFontLockCommentFace">Configurations for Emacs</text:span></text:p>
      <text:p text:style-name="OrgSrcBlock"><text:span text:style-name="OrgSrcFontLockCommentDelimiterFace">;;;; <text:s text:c="38"/></text:span><text:span text:style-name="OrgSrcFontLockCommentFace">Takaaki ISHIKAWA <text:s/>&lt;takaxp@ieee.org&gt;</text:span></text:p>
      <text:p text:style-name="OrgSrcBlockLastLine"><text:span text:style-name="OrgSrcFontLockCommentDelimiterFace">;;;; </text:span><text:span text:style-name="OrgSrcFontLockCommentFace">Cite: http://www.mygooglest.com/fni/dot-emacs.html (GREAT!)</text:span></text:p>
      <text:h text:style-name="Heading_20_2" text:outline-level="2"><text:bookmark text:name="orgheadline3"/><text:bookmark-start text:name="OrgXref.orgheadline3"/>cl を使う <text:bookmark-end text:name="OrgXref.orgheadline3"/></text:h>
      <text:p text:style-name="Text_20_body"><text:a xlink:type="simple" xlink:href="http://lisperblog.blogspot.com/2008/12/blog-post_18.html" text:style-name="Internet_20_link" text:visited-style-name="Visited_20_Internet_20_Link">http://lisperblog.blogspot.com/2008/12/blog-post_18.html</text:a></text:p>
      <text:p text:style-name="OrgSrcBlockLastLine">(<text:span text:style-name="OrgSrcFontLockKeywordFace">eval-when-compile</text:span> (<text:span text:style-name="OrgSrcFontLockKeywordFace">require</text:span> '<text:span text:style-name="OrgSrcFontLockConstantFace">cl-lib</text:span>))</text:p>
      <text:h text:style-name="Heading_20_2" text:outline-level="2"><text:bookmark text:name="orgheadline4"/><text:bookmark-start text:name="OrgXref.orgheadline4"/>リストで関数を渡せる autoload-if-found を使う <text:bookmark-end text:name="OrgXref.orgheadline4"/></text:h>
      <text:p text:style-name="Text_20_body"><text:a xlink:type="simple" xlink:href="http://d.hatena.ne.jp/jimo1001/20090921/1253525484" text:style-name="Internet_20_link" text:visited-style-name="Visited_20_Internet_20_Link">http://d.hatena.ne.jp/jimo1001/20090921/1253525484</text:a></text:p>
      <text:p text:style-name="Text_20_body">eval-after-load とのペアでマクロ化したバージョンもある（次章参照）。</text:p>
      <text:p text:style-name="Text_20_body"><text:a xlink:type="simple" xlink:href="http://e-arrows.sakura.ne.jp/2010/03/macros-in-emacs-el.html" text:style-name="Internet_20_link" text:visited-style-name="Visited_20_Internet_20_Link">http://e-arrows.sakura.ne.jp/2010/03/macros-in-emacs-el.html</text:a></text:p>
      <text:p text:style-name="OrgSrcBlock">(<text:span text:style-name="OrgSrcFontLockKeywordFace">defun</text:span> <text:span text:style-name="OrgSrcFontLockFunctionNameFace">autoload-if-found</text:span> (functions file <text:span text:style-name="OrgSrcFontLockTypeFace">&amp;optional</text:span> docstring interactive type)</text:p>
      <text:p text:style-name="OrgSrcBlock"><text:s text:c="2"/><text:span text:style-name="OrgSrcFontLockDocFace">"set autoload iff. FILE has found."</text:span></text:p>
      <text:p text:style-name="OrgSrcBlock"><text:soft-page-break/><text:s text:c="2"/>(<text:span text:style-name="OrgSrcFontLockKeywordFace">if</text:span> (not (listp functions))</text:p>
      <text:p text:style-name="OrgSrcBlock"><text:s text:c="6"/>(setq functions (list functions)))</text:p>
      <text:p text:style-name="OrgSrcBlock"><text:s text:c="2"/>(and (locate-library file)</text:p>
      <text:p text:style-name="OrgSrcBlock"><text:s text:c="7"/>(<text:span text:style-name="OrgSrcFontLockKeywordFace">progn</text:span></text:p>
      <text:p text:style-name="OrgSrcBlock"><text:s text:c="9"/>(<text:span text:style-name="OrgSrcFontLockKeywordFace">dolist</text:span> (function functions)</text:p>
      <text:p text:style-name="OrgSrcBlock"><text:s text:c="11"/>(autoload function file docstring interactive type))</text:p>
      <text:p text:style-name="OrgSrcBlockLastLine"><text:s text:c="9"/>t )))</text:p>
      <text:h text:style-name="Heading_20_2" text:outline-level="2"><text:bookmark text:name="orgheadline7"/><text:bookmark-start text:name="OrgXref.orgheadline7"/>[eval-after-autoload-if-found.el] 遅延読み込み <text:bookmark-end text:name="OrgXref.orgheadline7"/></text:h>
      <text:p text:style-name="Text_20_body">Twitterでぼやいていたら <text:a xlink:type="simple" xlink:href="https://twitter.com/cvmat" text:style-name="Internet_20_link" text:visited-style-name="Visited_20_Internet_20_Link">@cvmat</text:a>さんが降臨して次のマクロを作ってくださいました。感謝感謝。</text:p>
      <text:p text:style-name="Text_20_body"><text:a xlink:type="simple" xlink:href="https://gist.github.com/3513287" text:style-name="Internet_20_link" text:visited-style-name="Visited_20_Internet_20_Link">https://gist.github.com/3513287</text:a></text:p>
      <text:p text:style-name="Text_20_body">autoload-if-found で遅延読み込みすると、eval-after-load と組み合わせるので、どうしてもインデントが増えてしまう。</text:p>
      <text:p text:style-name="Text_20_body">例えば、cycle-buffer を遅延読み込みしたい場合、 <text:span text:style-name="OrgCode">setq</text:span> で変数を書き換えするために随分とインデントが進んでいます。</text:p>
      <text:p text:style-name="OrgSrcBlock">(<text:span text:style-name="OrgSrcFontLockKeywordFace">when</text:span> (autoload-if-found</text:p>
      <text:p text:style-name="OrgSrcBlock"><text:s text:c="7"/>'(cycle-buffer cycle-buffer-backward) <text:span text:style-name="OrgSrcFontLockStringFace">"cycle-buffer"</text:span> nil t)</text:p>
      <text:p text:style-name="OrgSrcBlock"><text:s text:c="2"/>(<text:span text:style-name="OrgSrcFontLockKeywordFace">with-eval-after-load</text:span> <text:span text:style-name="OrgSrcFontLockStringFace">"cycle-buffer"</text:span></text:p>
      <text:p text:style-name="OrgSrcBlock"><text:s text:c="4"/>(setq cycle-buffer-allow-visible t)</text:p>
      <text:p text:style-name="OrgSrcBlock"><text:s text:c="4"/>(setq cycle-buffer-show-length 12)</text:p>
      <text:p text:style-name="OrgSrcBlockLastLine"><text:s text:c="4"/>(setq cycle-buffer-show-format '(<text:span text:style-name="OrgSrcFontLockStringFace">" &lt;(%s)&gt;"</text:span> . <text:span text:style-name="OrgSrcFontLockStringFace">" %s"</text:span>))))</text:p>
      <text:p text:style-name="Text_20_body">これを、次の eval-after-autoload-func.el を使うと、非常にシンプルになります。行数も桁数もスッキリです。</text:p>
      <text:p text:style-name="OrgSrcBlock">(eval-after-autoload-if-found</text:p>
      <text:p text:style-name="OrgSrcBlock"><text:s/>'(cycle-buffer cycle-buffer-backward) <text:span text:style-name="OrgSrcFontLockCommentDelimiterFace">;; </text:span><text:span text:style-name="OrgSrcFontLockCommentFace">autoload で反応させる関数</text:span></text:p>
      <text:p text:style-name="OrgSrcBlock"><text:s/><text:span text:style-name="OrgSrcFontLockStringFace">"cycle-buffer"</text:span> nil t nil <text:s text:c="5"/><text:span text:style-name="OrgSrcFontLockCommentDelimiterFace">;; </text:span><text:span text:style-name="OrgSrcFontLockCommentFace">反応させた関数のコールで読むパッケージ指定</text:span></text:p>
      <text:p text:style-name="OrgSrcBlock"><text:s/>'(<text:span text:style-name="OrgSrcFontLockCommentDelimiterFace">;; </text:span><text:span text:style-name="OrgSrcFontLockCommentFace">パッケージ読み込み後の設定</text:span></text:p>
      <text:p text:style-name="OrgSrcBlock"><text:s text:c="3"/>(setq cycle-buffer-allow-visible t)</text:p>
      <text:p text:style-name="OrgSrcBlock"><text:s text:c="3"/>(setq cycle-buffer-show-length 12)</text:p>
      <text:p text:style-name="OrgSrcBlockLastLine"><text:s text:c="3"/>(setq cycle-buffer-show-format '(<text:span text:style-name="OrgSrcFontLockStringFace">" &lt;(%s)&gt;"</text:span> . <text:span text:style-name="OrgSrcFontLockStringFace">" %s"</text:span>))))</text:p>
      <text:p text:style-name="Text_20_body">戻り値を判定して、グローバルなキーアサインもできます。存在しないパッケージの関数呼び出しを明示的に防ぐには有効です。 <text:span text:style-name="OrgCode">hook</text:span> も同様です。</text:p>
      <text:p text:style-name="OrgSrcBlock">(<text:span text:style-name="OrgSrcFontLockKeywordFace">when</text:span> (eval-after-autoload-if-found</text:p>
      <text:p text:style-name="OrgSrcBlock"><text:s text:c="7"/>'(cycle-buffer cycle-buffer-backward) <text:span text:style-name="OrgSrcFontLockStringFace">"cycle-buffer"</text:span> nil t nil</text:p>
      <text:p text:style-name="OrgSrcBlock"><text:s text:c="7"/>'((setq cycle-buffer-allow-visible t)</text:p>
      <text:p text:style-name="OrgSrcBlock"><text:s text:c="9"/>(setq cycle-buffer-show-length 12)</text:p>
      <text:p text:style-name="OrgSrcBlock"><text:s text:c="9"/>(setq cycle-buffer-show-format '(<text:span text:style-name="OrgSrcFontLockStringFace">" &lt;(%s)&gt;"</text:span> . <text:span text:style-name="OrgSrcFontLockStringFace">" %s"</text:span>))</text:p>
      <text:p text:style-name="OrgSrcBlock"><text:s text:c="9"/><text:span text:style-name="OrgSrcFontLockCommentDelimiterFace">;; </text:span><text:span text:style-name="OrgSrcFontLockCommentFace">パッケージのキーアサインはこちら</text:span></text:p>
      <text:p text:style-name="OrgSrcBlock"><text:s text:c="9"/><text:span text:style-name="OrgSrcFontLockCommentDelimiterFace">;; </text:span><text:span text:style-name="OrgSrcFontLockCommentFace">(define-key xxx-map (kbd "q") 'hoge)</text:span></text:p>
      <text:p text:style-name="OrgSrcBlock"><text:s text:c="9"/>))</text:p>
      <text:p text:style-name="OrgSrcBlock"><text:s text:c="2"/><text:span text:style-name="OrgSrcFontLockCommentDelimiterFace">;; </text:span><text:span text:style-name="OrgSrcFontLockCommentFace">グローバルはこちら</text:span></text:p>
      <text:p text:style-name="OrgSrcBlock"><text:s text:c="2"/>(global-set-key (kbd <text:span text:style-name="OrgSrcFontLockStringFace">"M-]"</text:span>) 'cycle-buffer)</text:p>
      <text:p text:style-name="OrgSrcBlock"><text:s text:c="2"/>(global-set-key (kbd <text:span text:style-name="OrgSrcFontLockStringFace">"M-["</text:span>) 'cycle-buffer-backward)</text:p>
      <text:p text:style-name="OrgSrcBlock"><text:s text:c="2"/><text:span text:style-name="OrgSrcFontLockCommentDelimiterFace">;; </text:span><text:span text:style-name="OrgSrcFontLockCommentFace">パッケージに紐付いたフックはこちらへ</text:span></text:p>
      <text:p text:style-name="OrgSrcBlock"><text:s text:c="2"/><text:span text:style-name="OrgSrcFontLockCommentDelimiterFace">;; </text:span><text:span text:style-name="OrgSrcFontLockCommentFace">(add-hook 'xxx-hook 'hogehoge)</text:span></text:p>
      <text:p text:style-name="OrgSrcBlock"><text:s text:c="2"/><text:span text:style-name="OrgSrcFontLockCommentDelimiterFace">;;</text:span></text:p>
      <text:p text:style-name="OrgSrcBlock"><text:s text:c="2"/><text:span text:style-name="OrgSrcFontLockCommentDelimiterFace">;; </text:span><text:span text:style-name="OrgSrcFontLockCommentFace">ビルドインではないmodeの auto-mode-alist 設定も必要ならこちら</text:span></text:p>
      <text:p text:style-name="OrgSrcBlock"><text:s text:c="2"/><text:span text:style-name="OrgSrcFontLockCommentDelimiterFace">;; </text:span><text:span text:style-name="OrgSrcFontLockCommentFace">(push '("\\.hoge$" . hoge-mode) auto-mode-alist)</text:span></text:p>
      <text:p text:style-name="OrgSrcBlockLastLine"><text:s text:c="2"/>)</text:p>
      <text:h text:style-name="Heading_20_3" text:outline-level="3"><text:bookmark text:name="orgheadline5"/><text:bookmark-start text:name="OrgXref.orgheadline5"/><text:soft-page-break/>マクロ版 <text:bookmark-end text:name="OrgXref.orgheadline5"/></text:h>
      <text:p text:style-name="Text_20_body"><text:a xlink:type="simple" xlink:href="https://gist.github.com/3499459" text:style-name="Internet_20_link" text:visited-style-name="Visited_20_Internet_20_Link">https://gist.github.com/3499459</text:a></text:p>
      <text:p text:style-name="OrgSrcBlock">(<text:span text:style-name="OrgSrcFontLockKeywordFace">defmacro</text:span> <text:span text:style-name="OrgSrcFontLockFunctionNameFace">eval-after-autoload-if-found</text:span></text:p>
      <text:p text:style-name="OrgSrcBlock"><text:s text:c="4"/>(functions file <text:span text:style-name="OrgSrcFontLockTypeFace">&amp;optional</text:span> docstring interactive type <text:span text:style-name="OrgSrcFontLockTypeFace">&amp;rest</text:span> after-body)</text:p>
      <text:p text:style-name="OrgSrcBlock"><text:s text:c="2"/><text:span text:style-name="OrgSrcFontLockDocFace">"Set up autoload and eval-after-load for FUNCTIONS iff. FILE has found."</text:span></text:p>
      <text:p text:style-name="OrgSrcBlock"><text:s text:c="2"/>`(<text:span text:style-name="OrgSrcFontLockKeywordFace">let*</text:span> ((functions ,functions)</text:p>
      <text:p text:style-name="OrgSrcBlock"><text:s text:c="10"/>(docstring ,docstring)</text:p>
      <text:p text:style-name="OrgSrcBlock"><text:s text:c="10"/>(interactive ,interactive)</text:p>
      <text:p text:style-name="OrgSrcBlock"><text:s text:c="10"/>(type ,type)</text:p>
      <text:p text:style-name="OrgSrcBlock"><text:s text:c="10"/>(file ,file))</text:p>
      <text:p text:style-name="OrgSrcBlock"><text:s text:c="5"/>(<text:span text:style-name="OrgSrcFontLockKeywordFace">when</text:span> (locate-library file)</text:p>
      <text:p text:style-name="OrgSrcBlock"><text:s text:c="7"/>(mapc (<text:span text:style-name="OrgSrcFontLockKeywordFace">lambda</text:span> (func)</text:p>
      <text:p text:style-name="OrgSrcBlock"><text:s text:c="15"/>(autoload func file docstring interactive type))</text:p>
      <text:p text:style-name="OrgSrcBlock"><text:s text:c="13"/>(<text:span text:style-name="OrgSrcFontLockKeywordFace">if</text:span> (listp functions)</text:p>
      <text:p text:style-name="OrgSrcBlock"><text:s text:c="17"/>functions</text:p>
      <text:p text:style-name="OrgSrcBlock"><text:s text:c="15"/>(list functions)))</text:p>
      <text:p text:style-name="OrgSrcBlock"><text:s text:c="7"/>,@(<text:span text:style-name="OrgSrcFontLockKeywordFace">when</text:span> after-body</text:p>
      <text:p text:style-name="OrgSrcBlock"><text:s text:c="11"/>`((eval-after-load file '(<text:span text:style-name="OrgSrcFontLockKeywordFace">progn</text:span> ,@after-body))))</text:p>
      <text:p text:style-name="OrgSrcBlockLastLine"><text:s text:c="7"/>t)))</text:p>
      <text:h text:style-name="Heading_20_3" text:outline-level="3"><text:bookmark text:name="orgheadline6"/><text:bookmark-start text:name="OrgXref.orgheadline6"/>関数版 <text:bookmark-end text:name="OrgXref.orgheadline6"/></text:h>
      <text:p text:style-name="Text_20_body">関数版にリスト <text:span text:style-name="OrgCode">disabled-packages</text:span> を追加しました。これは、事前にリスト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置けば、パッケージのON/OFFを簡単に制御できます。</text:p>
      <text:p text:style-name="OrgSrcBlock">(setq disabled-packages <text:span text:style-name="OrgSrcFontLockCommentDelimiterFace">;; </text:span><text:span text:style-name="OrgSrcFontLockCommentFace">追加されていないものは、有効</text:span></text:p>
      <text:p text:style-name="OrgSrcBlock"><text:s text:c="6"/>'((<text:span text:style-name="OrgSrcFontLockStringFace">"org"</text:span> . t) <text:span text:style-name="OrgSrcFontLockCommentDelimiterFace">;; </text:span><text:span text:style-name="OrgSrcFontLockCommentFace">無効</text:span></text:p>
      <text:p text:style-name="OrgSrcBlock"><text:s text:c="8"/>(<text:span text:style-name="OrgSrcFontLockStringFace">"web-mode"</text:span> . nil) <text:span text:style-name="OrgSrcFontLockCommentDelimiterFace">;; </text:span><text:span text:style-name="OrgSrcFontLockCommentFace">有効</text:span></text:p>
      <text:p text:style-name="OrgSrcBlockLastLine"><text:s text:c="8"/>(<text:span text:style-name="OrgSrcFontLockStringFace">"helm-config"</text:span> . t))) <text:span text:style-name="OrgSrcFontLockCommentDelimiterFace">;; </text:span><text:span text:style-name="OrgSrcFontLockCommentFace">無効</text:span></text:p>
      <text:p text:style-name="Text_20_body"><text:a xlink:type="simple" xlink:href="https://gist.github.com/3513287" text:style-name="Internet_20_link" text:visited-style-name="Visited_20_Internet_20_Link">https://gist.github.com/3513287</text:a></text:p>
      <text:p text:style-name="OrgSrcBlock">(<text:span text:style-name="OrgSrcFontLockKeywordFace">defun</text:span> <text:span text:style-name="OrgSrcFontLockFunctionNameFace">eval-after-autoload-if-found</text:span></text:p>
      <text:p text:style-name="OrgSrcBlock"><text:s text:c="4"/>(functions file <text:span text:style-name="OrgSrcFontLockTypeFace">&amp;optional</text:span> docstring interactive type after-body)</text:p>
      <text:p text:style-name="OrgSrcBlock"><text:s text:c="2"/><text:span text:style-name="OrgSrcFontLockDocFace">"Set up autoload and eval-after-load for FUNCTIONS iff. FILE has found."</text:span></text:p>
      <text:p text:style-name="OrgSrcBlock"><text:s text:c="2"/>(<text:span text:style-name="OrgSrcFontLockKeywordFace">let</text:span> ((enabled t)</text:p>
      <text:p text:style-name="OrgSrcBlock"><text:s text:c="8"/>(package nil))</text:p>
      <text:p text:style-name="OrgSrcBlock"><text:s text:c="4"/>(<text:span text:style-name="OrgSrcFontLockKeywordFace">when</text:span> (boundp 'disabled-packages)</text:p>
      <text:p text:style-name="OrgSrcBlock"><text:s text:c="6"/>(<text:span text:style-name="OrgSrcFontLockKeywordFace">dolist</text:span> (package disabled-packages)</text:p>
      <text:p text:style-name="OrgSrcBlock"><text:s text:c="8"/>(<text:span text:style-name="OrgSrcFontLockKeywordFace">when</text:span> (and (stringp (car package)) (equal file (car package)))</text:p>
      <text:p text:style-name="OrgSrcBlock"><text:s text:c="10"/>(<text:span text:style-name="OrgSrcFontLockKeywordFace">when</text:span> (cdr package)</text:p>
      <text:p text:style-name="OrgSrcBlock"><text:s text:c="12"/>(setq enabled nil)))))</text:p>
      <text:p text:style-name="OrgSrcBlock"><text:s text:c="4"/>(<text:span text:style-name="OrgSrcFontLockKeywordFace">when</text:span> enabled <text:span text:style-name="OrgSrcFontLockCommentDelimiterFace">;; </text:span><text:span text:style-name="OrgSrcFontLockCommentFace">if disabled then return nil</text:span></text:p>
      <text:p text:style-name="OrgSrcBlock"><text:s text:c="6"/>(<text:span text:style-name="OrgSrcFontLockKeywordFace">when</text:span> (locate-library file)</text:p>
      <text:p text:style-name="OrgSrcBlock"><text:s text:c="8"/>(mapc (<text:span text:style-name="OrgSrcFontLockKeywordFace">lambda</text:span> (func)</text:p>
      <text:p text:style-name="OrgSrcBlock"><text:s text:c="16"/>(autoload func file docstring interactive type))</text:p>
      <text:p text:style-name="OrgSrcBlock"><text:s text:c="14"/>(<text:span text:style-name="OrgSrcFontLockKeywordFace">if</text:span> (listp functions)</text:p>
      <text:p text:style-name="OrgSrcBlock"><text:s text:c="18"/>functions</text:p>
      <text:p text:style-name="OrgSrcBlock"><text:s text:c="16"/>(list functions)))</text:p>
      <text:p text:style-name="OrgSrcBlock"><text:s text:c="8"/>(<text:span text:style-name="OrgSrcFontLockKeywordFace">when</text:span> after-body</text:p>
      <text:p text:style-name="OrgSrcBlock"><text:s text:c="10"/>(eval-after-load file `(<text:span text:style-name="OrgSrcFontLockKeywordFace">progn</text:span> ,@after-body)))</text:p>
      <text:p text:style-name="OrgSrcBlockLastLine"><text:s text:c="8"/>t))))</text:p>
      <text:h text:style-name="Heading_20_2" text:outline-level="2"><text:bookmark text:name="orgheadline8"/><text:bookmark-start text:name="OrgXref.orgheadline8"/><text:soft-page-break/>[library-p] load-path にライブラリがあるかを判定 <text:bookmark-end text:name="OrgXref.orgheadline8"/></text:h>
      <text:p text:style-name="Text_20_body">パッケージが load-path に存在していて使える状態にあるかを調べます。もし存在しなければ、メッセージバッファに [NOT FOUND]を刻みます。</text:p>
      <text:p text:style-name="Text_20_body"><text:span text:style-name="OrgCode">libraries</text:span> には複数を指定でき、すべてが使える状態の場合のみ <text:span text:style-name="OrgCode">t</text:span> が返ります。</text:p>
      <text:p text:style-name="Text_20_body"><text:span text:style-name="OrgCode">"org"</text:span> を渡したり、 <text:span text:style-name="OrgCode">'("org" "helm")</text:span> を渡したりできます。</text:p>
      <text:p text:style-name="OrgSrcBlock">(<text:span text:style-name="OrgSrcFontLockKeywordFace">defun</text:span> <text:span text:style-name="OrgSrcFontLockFunctionNameFace">library-p</text:span> (libraries)</text:p>
      <text:p text:style-name="OrgSrcBlock"><text:s text:c="2"/><text:span text:style-name="OrgSrcFontLockDocFace">"Return t when every specified library can be located. "</text:span></text:p>
      <text:p text:style-name="OrgSrcBlock"><text:s text:c="2"/>(<text:span text:style-name="OrgSrcFontLockKeywordFace">let</text:span> ((result t))</text:p>
      <text:p text:style-name="OrgSrcBlock"><text:s text:c="4"/>(mapc (<text:span text:style-name="OrgSrcFontLockKeywordFace">lambda</text:span> (library)</text:p>
      <text:p text:style-name="OrgSrcBlock"><text:s text:c="12"/>(<text:span text:style-name="OrgSrcFontLockKeywordFace">unless</text:span> (locate-library library)</text:p>
      <text:p text:style-name="OrgSrcBlock"><text:s text:c="14"/>(message <text:span text:style-name="OrgSrcFontLockStringFace">"--- [NOT FOUND] %s"</text:span> library)</text:p>
      <text:p text:style-name="OrgSrcBlock"><text:s text:c="14"/>(setq result nil)))</text:p>
      <text:p text:style-name="OrgSrcBlock"><text:s text:c="10"/>(<text:span text:style-name="OrgSrcFontLockKeywordFace">if</text:span> (listp libraries)</text:p>
      <text:p text:style-name="OrgSrcBlock"><text:s text:c="14"/>libraries</text:p>
      <text:p text:style-name="OrgSrcBlock"><text:s text:c="12"/>(list libraries)))</text:p>
      <text:p text:style-name="OrgSrcBlockLastLine"><text:s text:c="4"/>result))</text:p>
      <text:h text:style-name="Heading_20_2" text:outline-level="2"><text:bookmark text:name="orgheadline9"/><text:bookmark-start text:name="OrgXref.orgheadline9"/>警告の抑制 <text:bookmark-end text:name="OrgXref.orgheadline9"/></text:h>
      <text:p text:style-name="Text_20_body">起動時に警告が出てうっとうしい場合に使います。起動直後に呼ばれるように、 <text:span text:style-name="OrgCode">.emacs</text:span> の上の方に書いておくとよいと思います。</text:p>
      <text:p text:style-name="Text_20_body"><text:a xlink:type="simple" xlink:href="http://d.hatena.ne.jp/kitokitoki/20100425/p1" text:style-name="Internet_20_link" text:visited-style-name="Visited_20_Internet_20_Link">http://d.hatena.ne.jp/kitokitoki/20100425/p1</text:a></text:p>
      <text:p text:style-name="OrgSrcBlock">(setq byte-compile-warnings</text:p>
      <text:p text:style-name="OrgSrcBlock"><text:s text:c="6"/>'(free-vars unresolved callargs redefine obsolete noruntime</text:p>
      <text:p text:style-name="OrgSrcBlockLastLine"><text:s text:c="18"/>cl-functions interactive-only make-local))</text:p>
      <text:h text:style-name="Heading_20_2" text:outline-level="2"><text:bookmark text:name="orgheadline10"/><text:bookmark-start text:name="OrgXref.orgheadline10"/>起動時間の計測 <text:bookmark-end text:name="OrgXref.orgheadline10"/></text:h>
      <text:p text:style-name="Text_20_body"><text:span text:style-name="OrgCode">emacs-init-time</text:span> を実行すると、Emacsの起動にかかった時間が表示されます。個人的にはミリ秒表示が好きなので、手を加えます。元ネタは<text:a xlink:type="simple" xlink:href="http://d.hatena.ne.jp/sugyan/20120120/1327037494" text:style-name="Internet_20_link" text:visited-style-name="Visited_20_Internet_20_Link">すぎゃーんメモ</text:a>からです。感謝。</text:p>
      <text:p text:style-name="OrgSrcBlock">(add-hook 'after-init-hook</text:p>
      <text:p text:style-name="OrgSrcBlock"><text:s text:c="10"/>(<text:span text:style-name="OrgSrcFontLockKeywordFace">lambda</text:span> ()</text:p>
      <text:p text:style-name="OrgSrcBlock"><text:s text:c="12"/>(message <text:span text:style-name="OrgSrcFontLockStringFace">"--- Emacs booting time: %.0f [msec]"</text:span></text:p>
      <text:p text:style-name="OrgSrcBlock"><text:s text:c="21"/>(* 1000</text:p>
      <text:p text:style-name="OrgSrcBlock"><text:s text:c="24"/>(float-time (time-subtract</text:p>
      <text:p text:style-name="OrgSrcBlock"><text:s text:c="37"/>after-init-time</text:p>
      <text:p text:style-name="OrgSrcBlockLastLine"><text:s text:c="37"/>before-init-time))))))</text:p>
      <text:h text:style-name="Heading_20_2" text:outline-level="2"><text:bookmark text:name="orgheadline12"/><text:bookmark-start text:name="OrgXref.orgheadline12"/>C-x C-c で容易にEmacsを終了させないように質問する <text:bookmark-end text:name="OrgXref.orgheadline12"/></text:h>
      <text:p text:style-name="Text_20_body"><text:span text:style-name="OrgCode">y-or-n-p</text:span> を指定するだけです。</text:p>
      <text:p text:style-name="OrgSrcBlockLastLine">(setq confirm-kill-emacs 'y-or-n-p)</text:p>
      <text:p text:style-name="Text_20_body">以前は、 <text:span text:style-name="OrgCode">C-x C-c</text:span> を以下の関数に割り当てて、任意の質問文で入力を求めていました。</text:p>
      <text:p text:style-name="OrgSrcBlock"><text:span text:style-name="OrgSrcFontLockCommentDelimiterFace">;;; </text:span><text:span text:style-name="OrgSrcFontLockCommentFace">Cite: http://flex.ee.uec.ac.jp/texi/emacs-jp/emacs-jp_12.html</text:span></text:p>
      <text:p text:style-name="OrgSrcBlock"><text:span text:style-name="OrgSrcFontLockCommentDelimiterFace">;;; </text:span><text:span text:style-name="OrgSrcFontLockCommentFace">Cite: http://d.hatena.ne.jp/Ubuntu/20090417/1239934416</text:span></text:p>
      <text:p text:style-name="OrgSrcBlock"><text:span text:style-name="OrgSrcFontLockCommentDelimiterFace">;; </text:span><text:span text:style-name="OrgSrcFontLockCommentFace">A simple solution is (setq confirm-kill-emacs 'y-or-n-p).</text:span></text:p>
      <text:p text:style-name="OrgSrcBlock">(<text:span text:style-name="OrgSrcFontLockKeywordFace">defun</text:span> <text:span text:style-name="OrgSrcFontLockFunctionNameFace">confirm-save-buffers-kill-emacs</text:span> (<text:span text:style-name="OrgSrcFontLockTypeFace">&amp;optional</text:span> arg)</text:p>
      <text:p text:style-name="OrgSrcBlock"><text:s text:c="2"/><text:span text:style-name="OrgSrcFontLockDocFace">"Show yes or no when you try to kill Emacs"</text:span></text:p>
      <text:p text:style-name="OrgSrcBlock"><text:s text:c="2"/>(interactive <text:span text:style-name="OrgSrcFontLockStringFace">"P"</text:span>)</text:p>
      <text:p text:style-name="OrgSrcBlock"><text:s text:c="2"/>(<text:span text:style-name="OrgSrcFontLockKeywordFace">cond</text:span> (arg (save-buffers-kill-emacs))</text:p>
      <text:p text:style-name="OrgSrcBlock"><text:soft-page-break/><text:s text:c="8"/>(t</text:p>
      <text:p text:style-name="OrgSrcBlock"><text:s text:c="9"/>(<text:span text:style-name="OrgSrcFontLockKeywordFace">when</text:span> (yes-or-no-p <text:span text:style-name="OrgSrcFontLockStringFace">"Are you sure to quit Emacs now? "</text:span>)</text:p>
      <text:p text:style-name="OrgSrcBlockLastLine"><text:s text:c="11"/>(save-buffers-kill-emacs)))))</text:p>
      <text:h text:style-name="Heading_20_3" text:outline-level="3"><text:bookmark text:name="orgheadline11"/><text:bookmark-start text:name="OrgXref.orgheadline11"/>キーバインド <text:bookmark-end text:name="OrgXref.orgheadline11"/></text:h>
      <text:p text:style-name="Text_20_body">Show yes or no when you try to kill Emacs</text:p>
      <text:p text:style-name="OrgSrcBlockLastLine">(global-set-key (kbd <text:span text:style-name="OrgSrcFontLockStringFace">"C-x C-c"</text:span>) 'confirm-save-buffers-kill-emacs)</text:p>
      <text:h text:style-name="Heading_20_2" text:outline-level="2"><text:bookmark text:name="orgheadline13"/><text:bookmark-start text:name="OrgXref.orgheadline13"/>Messages 出力を封じるためのマクロ <text:bookmark-end text:name="OrgXref.orgheadline13"/></text:h>
      <text:p text:style-name="Text_20_body"><text:span text:style-name="OrgCode">shut-up.el</text:span> というマクロがあり、現在はそちらを使っています。</text:p>
      <text:p text:style-name="OrgSrcBlock">(<text:span text:style-name="OrgSrcFontLockKeywordFace">defun</text:span> <text:span text:style-name="OrgSrcFontLockFunctionNameFace">hoge</text:span> ()</text:p>
      <text:p text:style-name="OrgSrcBlock"><text:s text:c="2"/>(interactive)</text:p>
      <text:p text:style-name="OrgSrcBlock"><text:s text:c="2"/>(<text:span text:style-name="OrgSrcFontLockKeywordFace">let</text:span> ((message-log-max nil))</text:p>
      <text:p text:style-name="OrgSrcBlockLastLine"><text:s text:c="4"/>(shut-up (recentf-save-list))))</text:p>
      <text:p text:style-name="Text_20_body">（参考）<text:a xlink:type="simple" xlink:href="http://qiita.com/itiut@github/items/d917eafd6ab255629346" text:style-name="Internet_20_link" text:visited-style-name="Visited_20_Internet_20_Link">Emacs - エコーエリアや </text:a><text:a xlink:type="simple" xlink:href="http://qiita.com/itiut@github/items/d917eafd6ab255629346" text:style-name="Internet_20_link" text:visited-style-name="Visited_20_Internet_20_Link"><text:span text:style-name="Bold">Messages</text:span></text:a><text:a xlink:type="simple" xlink:href="http://qiita.com/itiut@github/items/d917eafd6ab255629346" text:style-name="Internet_20_link" text:visited-style-name="Visited_20_Internet_20_Link"> バッファにメッセージを表示させたくない - Qiita</text:a></text:p>
      <text:p text:style-name="Text_20_body">非常に強力です。自分は、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p>
      <text:p text:style-name="OrgSrcBlock">(<text:span text:style-name="OrgSrcFontLockKeywordFace">defmacro</text:span> <text:span text:style-name="OrgSrcFontLockFunctionNameFace">with-suppressed-message</text:span> (<text:span text:style-name="OrgSrcFontLockTypeFace">&amp;rest</text:span> body)</text:p>
      <text:p text:style-name="OrgSrcBlock"><text:s text:c="2"/><text:span text:style-name="OrgSrcFontLockDocFace">"Suppress new messages temporarily in the echo area and the `</text:span><text:span text:style-name="OrgSrcFontLockConstantFace">*Messages*</text:span><text:span text:style-name="OrgSrcFontLockDocFace">' buffer while BODY is evaluated."</text:span></text:p>
      <text:p text:style-name="OrgSrcBlock"><text:s text:c="2"/>(<text:span text:style-name="OrgSrcFontLockKeywordFace">declare</text:span> (indent 0))</text:p>
      <text:p text:style-name="OrgSrcBlock"><text:s text:c="2"/>(<text:span text:style-name="OrgSrcFontLockKeywordFace">let</text:span> ((message-log-max nil))</text:p>
      <text:p text:style-name="OrgSrcBlockLastLine"><text:s text:c="4"/>`(<text:span text:style-name="OrgSrcFontLockKeywordFace">with-temp-message</text:span> (or (current-message) <text:span text:style-name="OrgSrcFontLockStringFace">""</text:span>) ,@body)))</text:p>
      <text:h text:style-name="Heading_20_1" text:outline-level="1"><text:bookmark text:name="orgheadline32"/><text:bookmark-start text:name="OrgXref.orgheadline32"/>コア設定 <text:bookmark-end text:name="OrgXref.orgheadline32"/></text:h>
      <text:p text:style-name="Text_20_body">Emacs を操作して文書編集する上で欠かせない設定です。</text:p>
      <text:h text:style-name="Heading_20_2" text:outline-level="2"><text:bookmark text:name="orgheadline15"/><text:bookmark-start text:name="OrgXref.orgheadline15"/>言語／文字コード <text:bookmark-end text:name="OrgXref.orgheadline15"/></text:h>
      <text:p text:style-name="Text_20_body">徹底的にUTF-8に合わせます。</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prefer-coding-system= は、文字コード自動判定の最上位判定項目を設定する。</text:p>
      <text:p text:style-name="Text_20_body"><text:span text:style-name="OrgCode">set-buffer-file-coding-system</text:span> は、Xとのデータやりとりを設定する。</text:p>
      <text:p text:style-name="OrgSrcBlock">(prefer-coding-system 'utf-8-unix)</text:p>
      <text:p text:style-name="OrgSrcBlock">(set-language-environment <text:span text:style-name="OrgSrcFontLockStringFace">"Japanese"</text:span>)</text:p>
      <text:p text:style-name="OrgSrcBlock">(set-locale-environment <text:span text:style-name="OrgSrcFontLockStringFace">"en_US.UTF-8"</text:span>) <text:span text:style-name="OrgSrcFontLockCommentDelimiterFace">; </text:span><text:span text:style-name="OrgSrcFontLockCommentFace">"ja_JP.UTF-8"</text:span></text:p>
      <text:p text:style-name="OrgSrcBlock">(set-default-coding-systems 'utf-8-unix)</text:p>
      <text:p text:style-name="OrgSrcBlock"><text:soft-page-break/>(set-selection-coding-system 'utf-8-unix)</text:p>
      <text:p text:style-name="OrgSrcBlockLastLine">(set-buffer-file-coding-system 'utf-8-unix)</text:p>
      <text:p text:style-name="OrgSrcBlock">(set-clipboard-coding-system 'utf-8) <text:span text:style-name="OrgSrcFontLockCommentDelimiterFace">; </text:span><text:span text:style-name="OrgSrcFontLockCommentFace">included by set-selection-coding-system</text:span></text:p>
      <text:p text:style-name="OrgSrcBlock">(set-keyboard-coding-system 'utf-8) <text:span text:style-name="OrgSrcFontLockCommentDelimiterFace">; </text:span><text:span text:style-name="OrgSrcFontLockCommentFace">configured by prefer-coding-system</text:span></text:p>
      <text:p text:style-name="OrgSrcBlock">(set-terminal-coding-system 'utf-8) <text:span text:style-name="OrgSrcFontLockCommentDelimiterFace">; </text:span><text:span text:style-name="OrgSrcFontLockCommentFace">configured by prefer-coding-system</text:span></text:p>
      <text:p text:style-name="OrgSrcBlock">(setq buffer-file-coding-system 'utf-8) <text:span text:style-name="OrgSrcFontLockCommentDelimiterFace">; </text:span><text:span text:style-name="OrgSrcFontLockCommentFace">utf-8-unix</text:span></text:p>
      <text:p text:style-name="OrgSrcBlock">(setq save-buffer-coding-system 'utf-8-unix) <text:span text:style-name="OrgSrcFontLockCommentDelimiterFace">; </text:span><text:span text:style-name="OrgSrcFontLockCommentFace">nil</text:span></text:p>
      <text:p text:style-name="OrgSrcBlock">(set-buffer-process-coding-system 'utf-8 'utf-8)</text:p>
      <text:p text:style-name="OrgSrcBlock">(setq process-coding-system-alist</text:p>
      <text:p text:style-name="OrgSrcBlockLastLine"><text:s text:c="6"/>(cons '(<text:span text:style-name="OrgSrcFontLockStringFace">"grep"</text:span> utf-8 . utf-8) process-coding-system-alist))</text:p>
      <text:h text:style-name="Heading_20_2" text:outline-level="2"><text:bookmark text:name="orgheadline16"/><text:bookmark-start text:name="OrgXref.orgheadline16"/>日本語入力 <text:bookmark-end text:name="OrgXref.orgheadline16"/></text:h>
      <text:p text:style-name="Text_20_body">Emacs23用にインラインパッチを適用している場合に使います。<text:line-break/>Lion でも使える自分用にカスタマイズした <text:a xlink:type="simple" xlink:href="https://gist.github.com/1532344" text:style-name="Internet_20_link" text:visited-style-name="Visited_20_Internet_20_Link">inline-patch</text:a> を使っています。</text:p>
      <text:p text:style-name="Text_20_body">Emacs24用には、Mavericks対応した<text:a xlink:type="simple" xlink:href="https://gist.github.com/takaxp/9658281" text:style-name="Internet_20_link" text:visited-style-name="Visited_20_Internet_20_Link">パッチ</text:a>を使っています。</text:p>
      <text:p text:style-name="Text_20_body">Emacs24.5用は<text:a xlink:type="simple" xlink:href="https://gist.github.com/takaxp/1d91107b311b63b57529" text:style-name="Internet_20_link" text:visited-style-name="Visited_20_Internet_20_Link">こちら</text:a>。</text:p>
      <text:p text:style-name="OrgSrcBlock">(<text:span text:style-name="OrgSrcFontLockKeywordFace">when</text:span> (fboundp 'mac-add-key-passed-to-system)</text:p>
      <text:p text:style-name="OrgSrcBlock"><text:s text:c="2"/>(setq default-input-method <text:span text:style-name="OrgSrcFontLockStringFace">"MacOSX"</text:span>)</text:p>
      <text:p text:style-name="OrgSrcBlockLastLine"><text:s text:c="2"/>(mac-add-key-passed-to-system 'shift))</text:p>
      <text:h text:style-name="Heading_20_2" text:outline-level="2"><text:bookmark text:name="orgheadline17"/><text:bookmark-start text:name="OrgXref.orgheadline17"/>[ag.el] 検索 <text:bookmark-end text:name="OrgXref.orgheadline17"/></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p>
      <text:p text:style-name="OrgFixedWidthBlock">the_silver_searcher @0.18.1 (textproc)</text:p>
      <text:p text:style-name="OrgFixedWidthBlockLastLine">A code-searching tool similar to ack, but faster.</text:p>
      <text:p text:style-name="Text_20_body">カスタマイズした関数を <text:span text:style-name="OrgCode">C-M-f</text:span> にぶら下げています。</text:p>
      <text:p text:style-name="OrgSrcBlock">(<text:span text:style-name="OrgSrcFontLockKeywordFace">when</text:span> (eval-after-autoload-if-found</text:p>
      <text:p text:style-name="OrgSrcBlock"><text:s text:c="7"/>'(my:ag) <text:span text:style-name="OrgSrcFontLockStringFace">"ag"</text:span> nil t nil</text:p>
      <text:p text:style-name="OrgSrcBlock"><text:s text:c="7"/>'((setq ag-highlight-search t)</text:p>
      <text:p text:style-name="OrgSrcBlock"><text:s text:c="9"/>(setq ag-reuse-buffers t) <text:span text:style-name="OrgSrcFontLockCommentDelimiterFace">;; </text:span><text:span text:style-name="OrgSrcFontLockCommentFace">nil=別ウィンドウが開く</text:span></text:p>
      <text:p text:style-name="OrgSrcBlock"><text:s text:c="9"/>(setq ag-reuse-window t) <text:s/><text:span text:style-name="OrgSrcFontLockCommentDelimiterFace">;; </text:span><text:span text:style-name="OrgSrcFontLockCommentFace">nil=結果を選択時に別ウィンドウに結果:を出す</text:span></text:p>
      <text:p text:style-name="OrgSrcBlock"><text:s text:c="9"/><text:span text:style-name="OrgSrcFontLockCommentDelimiterFace">;; </text:span><text:span text:style-name="OrgSrcFontLockCommentFace">q でウィンドウを抜ける</text:span></text:p>
      <text:p text:style-name="OrgSrcBlock"><text:s text:c="9"/>(define-key ag-mode-map (kbd <text:span text:style-name="OrgSrcFontLockStringFace">"q"</text:span>) 'delete-window)</text:p>
      <text:p text:style-name="OrgSrcBlock"/>
      <text:p text:style-name="OrgSrcBlock"><text:s text:c="9"/>(<text:span text:style-name="OrgSrcFontLockKeywordFace">defun</text:span> <text:span text:style-name="OrgSrcFontLockFunctionNameFace">my:ag</text:span> ()</text:p>
      <text:p text:style-name="OrgSrcBlock"><text:s text:c="11"/>(interactive)</text:p>
      <text:p text:style-name="OrgSrcBlock"><text:s text:c="11"/>(call-interactively 'ag)</text:p>
      <text:p text:style-name="OrgSrcBlock"><text:s text:c="11"/>(switch-to-buffer-other-frame <text:span text:style-name="OrgSrcFontLockStringFace">"*ag search*"</text:span>))))</text:p>
      <text:p text:style-name="OrgSrcBlock"/>
      <text:p text:style-name="OrgSrcBlockLastLine"><text:s text:c="2"/>(global-set-key (kbd <text:span text:style-name="OrgSrcFontLockStringFace">"C-M-f"</text:span>) 'my:ag))</text:p>
      <text:h text:style-name="Heading_20_2" text:outline-level="2"><text:bookmark text:name="orgheadline18"/><text:bookmark-start text:name="OrgXref.orgheadline18"/>基本キーバインド <text:bookmark-end text:name="OrgXref.orgheadline18"/></text:h>
      <text:p text:style-name="Text_20_body">次の機能にキーバインドを設定する。</text:p>
      <text:list xml:id="list220715837975030" text:style-name="OrgBulletedList">
        <text:list-item>
          <text:p text:style-name="P2">Cmd+V でペースト（Mac用）</text:p>
        </text:list-item>
        <text:list-item>
          <text:p text:style-name="P2">Cmd と Option を逆にする（Mac用）</text:p>
        </text:list-item>
        <text:list-item>
          <text:p text:style-name="P2">削除</text:p>
        </text:list-item>
      </text:list>
      <text:p text:style-name="OrgSrcBlock"><text:soft-page-break/>(<text:span text:style-name="OrgSrcFontLockKeywordFace">when</text:span> (eq window-system 'ns)</text:p>
      <text:p text:style-name="OrgSrcBlock"><text:s text:c="2"/>(global-set-key (kbd <text:span text:style-name="OrgSrcFontLockStringFace">"M-v"</text:span>) 'yank)</text:p>
      <text:p text:style-name="OrgSrcBlock"><text:s text:c="2"/>(setq ns-command-modifier 'meta)</text:p>
      <text:p text:style-name="OrgSrcBlock"><text:s text:c="2"/>(setq ns-alternate-modifier 'super)</text:p>
      <text:p text:style-name="OrgSrcBlock"><text:s text:c="2"/>(global-set-key [ns-drag-file] 'ns-find-file) <text:span text:style-name="OrgSrcFontLockCommentDelimiterFace">; </text:span><text:span text:style-name="OrgSrcFontLockCommentFace">D&amp;D for Emacs23</text:span></text:p>
      <text:p text:style-name="OrgSrcBlock"><text:s text:c="2"/>(setq ns-pop-up-frames nil)) <text:span text:style-name="OrgSrcFontLockCommentDelimiterFace">; </text:span><text:span text:style-name="OrgSrcFontLockCommentFace">D&amp;D for Emacs23</text:span></text:p>
      <text:p text:style-name="OrgSrcBlock">(global-set-key [delete] 'delete-char)</text:p>
      <text:p text:style-name="OrgSrcBlockLastLine">(global-set-key [kp-delete] 'delete-char)</text:p>
      <text:h text:style-name="Heading_20_2" text:outline-level="2"><text:bookmark text:name="orgheadline19"/><text:bookmark-start text:name="OrgXref.orgheadline19"/>ナローイングするか <text:bookmark-end text:name="OrgXref.orgheadline19"/></text:h>
      <text:p text:style-name="Text_20_body">ナローイングを有効にする。デフォルトは、ナローイングを知らないユーザが「データが消えた！」と勘違いしないように、無効になっている。</text:p>
      <text:p text:style-name="Text_20_body">Org でナローイングを使う場合は、特に設定しなくてもよい。</text:p>
      <text:p text:style-name="OrgSrcBlockLastLine">(put 'narrow-to-region 'disabled nil)</text:p>
      <text:h text:style-name="Heading_20_2" text:outline-level="2"><text:bookmark text:name="orgheadline20"/><text:bookmark-start text:name="OrgXref.orgheadline20"/>バッファの終わりでのnewlineを禁止する <text:bookmark-end text:name="OrgXref.orgheadline20"/></text:h>
      <text:p text:style-name="OrgSrcBlock"><text:span text:style-name="OrgSrcFontLockCommentDelimiterFace">;; </text:span><text:span text:style-name="OrgSrcFontLockCommentFace">Avoid adding a new line at the end of buffer</text:span></text:p>
      <text:p text:style-name="OrgSrcBlockLastLine">(setq next-line-add-newlines nil)</text:p>
      <text:h text:style-name="Heading_20_2" text:outline-level="2"><text:bookmark text:name="orgheadline21"/><text:bookmark-start text:name="OrgXref.orgheadline21"/>常に最終行に一行追加する <text:bookmark-end text:name="OrgXref.orgheadline21"/></text:h>
      <text:p text:style-name="OrgSrcBlock"><text:span text:style-name="OrgSrcFontLockCommentDelimiterFace">;; </text:span><text:span text:style-name="OrgSrcFontLockCommentFace">Limit the final word to a line break code (automatically correct)</text:span></text:p>
      <text:p text:style-name="OrgSrcBlockLastLine">(setq require-final-newline t)</text:p>
      <text:h text:style-name="Heading_20_2" text:outline-level="2"><text:bookmark text:name="orgheadline22"/><text:bookmark-start text:name="OrgXref.orgheadline22"/>長い文章を右端で常に折り返す <text:bookmark-end text:name="OrgXref.orgheadline22"/></text:h>
      <text:p text:style-name="OrgSrcBlock">(setq truncate-lines nil)</text:p>
      <text:p text:style-name="OrgSrcBlockLastLine">(setq truncate-partial-width-windows nil)</text:p>
      <text:h text:style-name="Heading_20_2" text:outline-level="2"><text:bookmark text:name="orgheadline23"/><text:bookmark-start text:name="OrgXref.orgheadline23"/>バッファが外部から編集された場合に自動で再読み込みする <text:bookmark-end text:name="OrgXref.orgheadline23"/></text:h>
      <text:p text:style-name="Text_20_body"><text:span text:style-name="OrgCode">auto-save-buffers</text:span> を使っていれば、バッファは常に保存された状態になるため、revert が即座に反映される。適宜バックアップツールと組み合わせないと不安な場合もあるかも。</text:p>
      <text:p text:style-name="OrgSrcBlockLastLine">(global-auto-revert-mode 1)</text:p>
      <text:h text:style-name="Heading_20_2" text:outline-level="2"><text:bookmark text:name="orgheadline24"/><text:bookmark-start text:name="OrgXref.orgheadline24"/>[uniquify.el] 同じバッファ名が開かれた場合に区別する <text:bookmark-end text:name="OrgXref.orgheadline24"/></text:h>
      <text:p text:style-name="Text_20_body">ビルトインの <text:span text:style-name="OrgCode">uniquify</text:span> を使います。</text:p>
      <text:p text:style-name="OrgSrcBlockLastLine">(setq uniquify-buffer-name-style 'post-forward-angle-brackets)</text:p>
      <text:h text:style-name="Heading_20_2" text:outline-level="2"><text:bookmark text:name="orgheadline25"/><text:bookmark-start text:name="OrgXref.orgheadline25"/>マウスで選択した領域を自動コピー <text:bookmark-end text:name="OrgXref.orgheadline25"/></text:h>
      <text:p text:style-name="Text_20_body">マウスで選択すると、勝手にペーストボードにデータが流れます。</text:p>
      <text:p text:style-name="OrgSrcBlockLastLine">(setq mouse-drag-copy-region t)</text:p>
      <text:h text:style-name="Heading_20_2" text:outline-level="2"><text:bookmark text:name="orgheadline28"/><text:bookmark-start text:name="OrgXref.orgheadline28"/><text:soft-page-break/>パッケージ管理 <text:bookmark-end text:name="OrgXref.orgheadline28"/></text:h>
      <text:p text:style-name="Text_20_body"><text:a xlink:type="simple" xlink:href="https://github.com/cask/cask" text:style-name="Internet_20_link" text:visited-style-name="Visited_20_Internet_20_Lin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p>
      <text:h text:style-name="Heading_20_3" text:outline-level="3"><text:bookmark text:name="orgheadline26"/><text:bookmark-start text:name="OrgXref.orgheadline26"/>Cask のセットアップ <text:bookmark-end text:name="OrgXref.orgheadline26"/></text:h>
      <text:p text:style-name="Text_20_body">以下は自分用のメモです。</text:p>
      <text:list xml:id="list5077749763578397000" text:style-name="OrgNumberedList">
        <text:list-item>
          <text:p text:style-name="P3">curl -fsSkL <text:a xlink:type="simple" xlink:href="https://raw.github.com/cask/cask/master/go" text:style-name="Internet_20_link" text:visited-style-name="Visited_20_Internet_20_Link">https://raw.github.com/cask/cask/master/go</text:a> | python</text:p>
        </text:list-item>
        <text:list-item>
          <text:p text:style-name="P3">~/.cask/bin に PATH を通す (see .zshenv, export PATH="${HOME}/.cask/bin:{$PATH}")</text:p>
        </text:list-item>
        <text:list-item>
          <text:p text:style-name="P3">cask upgrade</text:p>
        </text:list-item>
        <text:list-item>
          <text:p text:style-name="P3">cd ~/.emacs.d</text:p>
        </text:list-item>
        <text:list-item>
          <text:p text:style-name="P3">cask init ;; ~/.emacs.d/Cask が存在しない場合だけ実行</text:p>
        </text:list-item>
        <text:list-item>
          <text:p text:style-name="P3">cask install</text:p>
        </text:list-item>
      </text:list>
      <text:h text:style-name="Heading_20_3" text:outline-level="3"><text:bookmark text:name="orgheadline27"/><text:bookmark-start text:name="OrgXref.orgheadline27"/>load-path を一箇所にして起動を高速化 <text:bookmark-end text:name="OrgXref.orgheadline27"/></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集約できました。場合によっては依存関係に問題が生じる可能性がありますが、今のところは問題になっていません。</text:p>
      <text:list xml:id="list220716280534431" text:style-name="OrgNumberedList">
        <text:list-item>
          <text:p text:style-name="P3"><text:span text:style-name="OrgCode">~/.emacs.d/.cask/package</text:span> なるフォルダを作る</text:p>
        </text:list-item>
        <text:list-item>
          <text:p text:style-name="P3"><text:span text:style-name="OrgCode">~/.emacs.d/.cask/24.4.1/elpa/*/*</text:span> と <text:span text:style-name="OrgCode">~/.emacs.d/.cask/24.4.1/elpa/*/lisp/*</text:span> をすべて上記フォルダにコピー</text:p>
        </text:list-item>
        <text:list-item>
          <text:p text:style-name="P3">~/.emacs で、~/.emacs.d/.cask/package を load-path に設定し、Caskは読み込まない</text:p>
        </text:list-item>
      </text:list>
      <text:p text:style-name="Text_20_body"><text:span text:style-name="OrgCode">M-x lis-packges</text:span> を使って新しいパッケージをインストールする時だけ、以下のフラグを nil に書き換えてEmacsを起動します。</text:p>
      <text:p text:style-name="OrgSrcBlock">(<text:span text:style-name="OrgSrcFontLockKeywordFace">if</text:span> t</text:p>
      <text:p text:style-name="OrgSrcBlock"><text:s text:c="4"/>(load-path-setter '(<text:span text:style-name="OrgSrcFontLockStringFace">"~/.emacs.d/.cask/package"</text:span>) 'load-path)</text:p>
      <text:p text:style-name="OrgSrcBlock"><text:s text:c="2"/>(<text:span text:style-name="OrgSrcFontLockKeywordFace">when</text:span> (<text:span text:style-name="OrgSrcFontLockKeywordFace">require</text:span> '<text:span text:style-name="OrgSrcFontLockConstantFace">cask</text:span> <text:span text:style-name="OrgSrcFontLockStringFace">"~/.cask/cask.el"</text:span> t) (cask-initialize)) <text:span text:style-name="OrgSrcFontLockCommentDelimiterFace">;; </text:span><text:span text:style-name="OrgSrcFontLockCommentFace">800[ms]</text:span></text:p>
      <text:p text:style-name="OrgSrcBlockLastLine"><text:s text:c="2"/>(<text:span text:style-name="OrgSrcFontLockKeywordFace">when</text:span> (<text:span text:style-name="OrgSrcFontLockKeywordFace">require</text:span> '<text:span text:style-name="OrgSrcFontLockConstantFace">pallet</text:span> nil t) (pallet-mode t)))</text:p>
      <text:p text:style-name="Text_20_body">Cask で新しいパッケージを導入したり、既存のパッケージを更新したら、その都度、package ディレクトリにコピーします。手動でやると面倒なので、次のようなスクリプトで対処します。</text:p>
      <text:p text:style-name="OrgSrcBlock"><text:span text:style-name="OrgSrcFontLockCommentDelimiterFace">#</text:span><text:span text:style-name="OrgSrcFontLockCommentFace">!/bin/</text:span><text:span text:style-name="OrgSrcFontLockKeywordFace">sh</text:span></text:p>
      <text:p text:style-name="OrgSrcBlock"><text:span text:style-name="OrgSrcFontLockVariableNameFace">CASKPATH</text:span>=/Users/taka/.emacs.d/.cask</text:p>
      <text:p text:style-name="OrgSrcBlock"><text:soft-page-break/><text:span text:style-name="OrgSrcFontLockVariableNameFace">VERSION</text:span>=24.5.1</text:p>
      <text:p text:style-name="OrgSrcBlock"><text:span text:style-name="OrgSrcFontLockVariableNameFace">SUBDIR</text:span>=package</text:p>
      <text:p text:style-name="OrgSrcBlock"><text:span text:style-name="OrgSrcFontLockKeywordFace">if</text:span> [ -d <text:span text:style-name="OrgSrcFontLockStringFace">"$CASKPATH/$SUBDIR"</text:span> ]; <text:span text:style-name="OrgSrcFontLockKeywordFace">then</text:span></text:p>
      <text:p text:style-name="OrgSrcBlock"><text:s text:c="4"/><text:span text:style-name="OrgSrcFontLockBuiltinFace">echo</text:span> <text:span text:style-name="OrgSrcFontLockStringFace">"--- Remove $CASKPATH/$SUBDIR"</text:span></text:p>
      <text:p text:style-name="OrgSrcBlock"><text:s text:c="4"/>rm -rf $<text:span text:style-name="OrgSrcFontLockVariableNameFace">CASKPATH</text:span>/$<text:span text:style-name="OrgSrcFontLockVariableNameFace">SUBDIR</text:span></text:p>
      <text:p text:style-name="OrgSrcBlock"><text:span text:style-name="OrgSrcFontLockKeywordFace">fi</text:span></text:p>
      <text:p text:style-name="OrgSrcBlock">mkdir -p $<text:span text:style-name="OrgSrcFontLockVariableNameFace">CASKPATH</text:span>/$<text:span text:style-name="OrgSrcFontLockVariableNameFace">SUBDIR</text:span></text:p>
      <text:p text:style-name="OrgSrcBlock"/>
      <text:p text:style-name="OrgSrcBlock"><text:span text:style-name="OrgSrcFontLockBuiltinFace">cd</text:span> ~/.emacs.d</text:p>
      <text:p text:style-name="OrgSrcBlock"><text:span text:style-name="OrgSrcFontLockBuiltinFace">echo</text:span> <text:span text:style-name="OrgSrcFontLockStringFace">"--- Cask install"</text:span></text:p>
      <text:p text:style-name="OrgSrcBlock">cask install</text:p>
      <text:p text:style-name="OrgSrcBlock"/>
      <text:p text:style-name="OrgSrcBlock"><text:span text:style-name="OrgSrcFontLockBuiltinFace">echo</text:span> <text:span text:style-name="OrgSrcFontLockStringFace">"--- Cask update"</text:span></text:p>
      <text:p text:style-name="OrgSrcBlock">cask update</text:p>
      <text:p text:style-name="OrgSrcBlock"/>
      <text:p text:style-name="OrgSrcBlock"><text:span text:style-name="OrgSrcFontLockBuiltinFace">echo</text:span> <text:span text:style-name="OrgSrcFontLockStringFace">"--- Copying elisp files"</text:span></text:p>
      <text:p text:style-name="OrgSrcBlock">/bin/cp -rf /Users/taka/.emacs.d/.cask/$<text:span text:style-name="OrgSrcFontLockVariableNameFace">VERSION</text:span>/elpa/*/* $<text:span text:style-name="OrgSrcFontLockVariableNameFace">CASKPATH</text:span>/$<text:span text:style-name="OrgSrcFontLockVariableNameFace">SUBDIR</text:span></text:p>
      <text:p text:style-name="OrgSrcBlock"><text:span text:style-name="OrgSrcFontLockBuiltinFace">cd</text:span> $<text:span text:style-name="OrgSrcFontLockVariableNameFace">CASKPATH</text:span>/$<text:span text:style-name="OrgSrcFontLockVariableNameFace">SUBDIR</text:span></text:p>
      <text:p text:style-name="OrgSrcBlock"/>
      <text:p text:style-name="OrgSrcBlockLastLine"><text:span text:style-name="OrgSrcFontLockBuiltinFace">echo</text:span> <text:span text:style-name="OrgSrcFontLockStringFace">"--- Done"</text:span></text:p>
      <text:h text:style-name="Heading_20_2" text:outline-level="2"><text:bookmark text:name="orgheadline29"/><text:bookmark-start text:name="OrgXref.orgheadline29"/>インデント <text:bookmark-end text:name="OrgXref.orgheadline29"/></text:h>
      <text:p text:style-name="OrgSrcBlock">(setq-default tab-width 2)</text:p>
      <text:p text:style-name="OrgSrcBlock">(setq-default indent-tabs-mode nil)</text:p>
      <text:p text:style-name="OrgSrcBlock">(setq indent-line-function 'insert-tab)</text:p>
      <text:p text:style-name="OrgSrcBlock"><text:span text:style-name="OrgSrcFontLockCommentDelimiterFace">;; </text:span><text:span text:style-name="OrgSrcFontLockCommentFace">(add-hook 'org-mode-hook</text:span></text:p>
      <text:p text:style-name="OrgSrcBlock"><text:span text:style-name="OrgSrcFontLockCommentDelimiterFace">;; <text:s text:c="10"/></text:span><text:span text:style-name="OrgSrcFontLockCommentFace">'(lambda()</text:span></text:p>
      <text:p text:style-name="OrgSrcBlockLastLine"><text:span text:style-name="OrgSrcFontLockCommentDelimiterFace">;; <text:s text:c="13"/></text:span><text:span text:style-name="OrgSrcFontLockCommentFace">(setq indent-line-function 'insert-tab)))</text:span></text:p>
      <text:h text:style-name="Heading_20_2" text:outline-level="2"><text:bookmark text:name="orgheadline30"/><text:bookmark-start text:name="OrgXref.orgheadline30"/>[aggressive-indent] 即時バッファ整形 <text:bookmark-end text:name="OrgXref.orgheadline30"/></text:h>
      <text:p text:style-name="Text_20_body">特定のメジャーモードで、とにかく整形しまくります。MELPAから入手できます。</text:p>
      <text:p text:style-name="OrgSrcBlock">(<text:span text:style-name="OrgSrcFontLockKeywordFace">when</text:span> (eval-after-autoload-if-found</text:p>
      <text:p text:style-name="OrgSrcBlock"><text:s text:c="7"/>'(aggressive-indent-mode) <text:span text:style-name="OrgSrcFontLockStringFace">"aggressive-indent"</text:span>)</text:p>
      <text:p text:style-name="OrgSrcBlock"/>
      <text:p text:style-name="OrgSrcBlock"><text:s text:c="2"/>(add-hook 'emacs-lisp-mode-hook 'aggressive-indent-mode)</text:p>
      <text:p text:style-name="OrgSrcBlock"><text:s text:c="2"/>(add-hook 'lisp-mode-hook 'aggressive-indent-mode)</text:p>
      <text:p text:style-name="OrgSrcBlock"><text:s text:c="2"/>(add-hook 'perl-mode-hook 'aggressive-indent-mode)</text:p>
      <text:p text:style-name="OrgSrcBlock"><text:s text:c="2"/>(add-hook 'c-mode-common-hook 'aggressive-indent-mode)</text:p>
      <text:p text:style-name="OrgSrcBlock"><text:s text:c="2"/>(add-hook 'python-mode-hook 'aggressive-indent-mode)</text:p>
      <text:p text:style-name="OrgSrcBlock"><text:s text:c="2"/>(add-hook 'nxml-mode-hook 'aggressive-indent-mode)</text:p>
      <text:p text:style-name="OrgSrcBlockLastLine"><text:s text:c="2"/>(add-hook 'web-mode-hook 'aggressive-indent-mode))</text:p>
      <text:h text:style-name="Heading_20_2" text:outline-level="2"><text:bookmark text:name="orgheadline31"/><text:bookmark-start text:name="OrgXref.orgheadline31"/>ファイルリンクを辿る時に確認のメッセージを出さない <text:bookmark-end text:name="OrgXref.orgheadline31"/></text:h>
      <text:p text:style-name="Text_20_body">そのまま辿ってファイルオープンします。</text:p>
      <text:p text:style-name="OrgSrcBlockLastLine">(setq vc-follow-symlinks t)</text:p>
      <text:p text:style-name="OrgSrcBlock"><text:span text:style-name="OrgSrcFontLockCommentDelimiterFace">;; </text:span><text:span text:style-name="OrgSrcFontLockCommentFace">autorevert.el の読み込みが必要</text:span></text:p>
      <text:p text:style-name="OrgSrcBlockLastLine">(setq auto-revert-check-vc-info t)</text:p>
      <text:h text:style-name="Heading_20_1" text:outline-level="1"><text:bookmark text:name="orgheadline46"/><text:bookmark-start text:name="OrgXref.orgheadline46"/>カーソル移動 <text:bookmark-end text:name="OrgXref.orgheadline46"/></text:h>
      <text:p text:style-name="Text_20_body">カーソルの移動は、次のポリシーに従っています。デフォルトではC-v/M-v で上下移動になっているが、M-v は windows のペーストに対応するので混乱を招くので使っていませ<text:soft-page-break/>ん。ページスクロールは標準の <text:span text:style-name="OrgCode">cua-base.el</text:span> に記載されています。</text:p>
      <text:section text:style-name="Sect2" text:name="Section1">
        <table:table table:name="Table1" table:style-name="Table1">
          <table:table-column table:style-name="Table1.A" table:number-columns-repeated="2"/>
          <table:table-row>
            <table:table-cell table:style-name="Table1.A1" office:value-type="string">
              <text:p text:style-name="OrgTableContentsLeft">行移動</text:p>
            </table:table-cell>
            <table:table-cell table:style-name="Table1.A1" office:value-type="string">
              <text:p text:style-name="OrgTableContentsLeft">C-n/C-p</text:p>
            </table:table-cell>
          </table:table-row>
          <table:table-row>
            <table:table-cell table:style-name="Table1.A2" office:value-type="string">
              <text:p text:style-name="OrgTableContentsLeft">ページ移動（スクロール）</text:p>
            </table:table-cell>
            <table:table-cell table:style-name="Table1.A2" office:value-type="string">
              <text:p text:style-name="OrgTableContentsLeft">M-n/M-p</text:p>
            </table:table-cell>
          </table:table-row>
          <table:table-row>
            <table:table-cell table:style-name="Table1.A2" office:value-type="string">
              <text:p text:style-name="OrgTableContentsLeft">ウィンドウ移動</text:p>
            </table:table-cell>
            <table:table-cell table:style-name="Table1.A2" office:value-type="string">
              <text:p text:style-name="OrgTableContentsLeft">C-M-n/C-M-p</text:p>
            </table:table-cell>
          </table:table-row>
          <table:table-row>
            <table:table-cell table:style-name="Table1.B4" office:value-type="string">
              <text:p text:style-name="OrgTableContentsLeft">バッファ切り替え</text:p>
            </table:table-cell>
            <table:table-cell table:style-name="Table1.B4" office:value-type="string">
              <text:p text:style-name="OrgTableContentsLeft">M-]/M-[</text:p>
            </table:table-cell>
          </table:table-row>
        </table:table>
      </text:section>
      <text:h text:style-name="Heading_20_2" text:outline-level="2"><text:bookmark text:name="orgheadline33"/><text:bookmark-start text:name="OrgXref.orgheadline33"/>バッファ内のカーソル移動 <text:bookmark-end text:name="OrgXref.orgheadline33"/></text:h>
      <text:p text:style-name="Text_20_body">先頭に移動、最終行に移動、ページ単位の進む、ページ単位の戻る、行数を指定して移動</text:p>
      <text:p text:style-name="OrgSrcBlock">(global-set-key (kbd <text:span text:style-name="OrgSrcFontLockStringFace">"C-M-t"</text:span>) 'beginning-of-buffer)</text:p>
      <text:p text:style-name="OrgSrcBlock">(global-set-key (kbd <text:span text:style-name="OrgSrcFontLockStringFace">"C-M-b"</text:span>) 'end-of-buffer)</text:p>
      <text:p text:style-name="OrgSrcBlock"><text:span text:style-name="OrgSrcFontLockCommentDelimiterFace">;; </text:span><text:span text:style-name="OrgSrcFontLockCommentFace">Backward page scrolling instead of M-v</text:span></text:p>
      <text:p text:style-name="OrgSrcBlock">(global-set-key (kbd <text:span text:style-name="OrgSrcFontLockStringFace">"M-p"</text:span>) 'scroll-down)</text:p>
      <text:p text:style-name="OrgSrcBlock"><text:span text:style-name="OrgSrcFontLockCommentDelimiterFace">;; </text:span><text:span text:style-name="OrgSrcFontLockCommentFace">Frontward page scrolling instead of C-v</text:span></text:p>
      <text:p text:style-name="OrgSrcBlock">(global-set-key (kbd <text:span text:style-name="OrgSrcFontLockStringFace">"M-n"</text:span>) 'scroll-up)</text:p>
      <text:p text:style-name="OrgSrcBlock"><text:span text:style-name="OrgSrcFontLockCommentDelimiterFace">;; </text:span><text:span text:style-name="OrgSrcFontLockCommentFace">Move cursor to a specific line</text:span></text:p>
      <text:p text:style-name="OrgSrcBlockLastLine">(global-set-key (kbd <text:span text:style-name="OrgSrcFontLockStringFace">"C-c g"</text:span>) 'goto-line)</text:p>
      <text:h text:style-name="Heading_20_2" text:outline-level="2"><text:bookmark text:name="orgheadline34"/><text:bookmark-start text:name="OrgXref.orgheadline34"/>バッファ間のカーソル移動 <text:bookmark-end text:name="OrgXref.orgheadline34"/></text:h>
      <text:p text:style-name="Text_20_body"><text:span text:style-name="OrgCode">C-c o</text:span> の代わりに、ウィンドウの移動をワンアクションで行う。</text:p>
      <text:p text:style-name="OrgSrcBlock">(global-set-key (kbd <text:span text:style-name="OrgSrcFontLockStringFace">"C-M-p"</text:span>) '(<text:span text:style-name="OrgSrcFontLockKeywordFace">lambda</text:span> () (interactive) (other-window -1)))</text:p>
      <text:p text:style-name="OrgSrcBlockLastLine">(global-set-key (kbd <text:span text:style-name="OrgSrcFontLockStringFace">"C-M-n"</text:span>) '(<text:span text:style-name="OrgSrcFontLockKeywordFace">lambda</text:span> () (interactive) (other-window 1)))</text:p>
      <text:h text:style-name="Heading_20_2" text:outline-level="2"><text:bookmark text:name="orgheadline35"/><text:bookmark-start text:name="OrgXref.orgheadline35"/>スクロールを制御 <text:bookmark-end text:name="OrgXref.orgheadline35"/></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p>
      <text:p text:style-name="Text_20_body"><text:a xlink:type="simple" xlink:href="http://marigold.sakura.ne.jp/devel/emacs/scroll/index.html" text:style-name="Internet_20_link" text:visited-style-name="Visited_20_Internet_20_Link">http://marigold.sakura.ne.jp/devel/emacs/scroll/index.html</text:a></text:p>
      <text:p text:style-name="Text_20_body">非ASCII文字を扱っているときに一行づつスクロールしない場合は、scroll-conservatively の値を1ではなく大きい数字にすると直るかもしれません。</text:p>
      <text:p text:style-name="Text_20_body"><text:a xlink:type="simple" xlink:href="http://www.emacswiki.org/emacs/SmoothScrolling" text:style-name="Internet_20_link" text:visited-style-name="Visited_20_Internet_20_Link">http://www.emacswiki.org/emacs/SmoothScrolling</text:a></text:p>
      <text:p text:style-name="Text_20_body">scroll-margin を指定すると、カーソルがウィンドウの端から離れた状態でスクロールされます。</text:p>
      <text:p text:style-name="OrgSrcBlock"><text:span text:style-name="OrgSrcFontLockCommentDelimiterFace">;; </text:span><text:span text:style-name="OrgSrcFontLockCommentFace">Scroll window on a line-by-line basis</text:span></text:p>
      <text:p text:style-name="OrgSrcBlock">(setq scroll-conservatively 1000)</text:p>
      <text:p text:style-name="OrgSrcBlock">(setq scroll-step 1)</text:p>
      <text:p text:style-name="OrgSrcBlockLastLine">(setq scroll-margin 0) <text:span text:style-name="OrgSrcFontLockCommentDelimiterFace">; </text:span><text:span text:style-name="OrgSrcFontLockCommentFace">default=0</text:span></text:p>
      <text:p text:style-name="Text_20_body">スクロール時のジャンプが気になる場合は次のパッケージを使うとよいです。</text:p>
      <text:p text:style-name="Text_20_body"><text:a xlink:type="simple" xlink:href="http://adamspiers.org/computing/elisp/smooth-scrolling.el" text:style-name="Internet_20_link" text:visited-style-name="Visited_20_Internet_20_Link">http://adamspiers.org/computing/elisp/smooth-scrolling.el</text:a></text:p>
      <text:p text:style-name="OrgSrcBlock">(<text:span text:style-name="OrgSrcFontLockKeywordFace">when</text:span> (<text:span text:style-name="OrgSrcFontLockKeywordFace">require</text:span> '<text:span text:style-name="OrgSrcFontLockConstantFace">smooth-scrolling</text:span> nil t)</text:p>
      <text:p text:style-name="OrgSrcBlockLastLine"><text:s text:c="2"/>(setq smooth-scroll-margin 1))</text:p>
      <text:p text:style-name="OrgSrcBlock"><text:soft-page-break/>(<text:span text:style-name="OrgSrcFontLockKeywordFace">when</text:span> (autoload-if-found</text:p>
      <text:p text:style-name="OrgSrcBlock"><text:s text:c="7"/>'(smooth-scrolling) <text:span text:style-name="OrgSrcFontLockStringFace">"smooth-scrolling"</text:span> nil t)</text:p>
      <text:p text:style-name="OrgSrcBlock"><text:s text:c="2"/>(eval-after-load <text:span text:style-name="OrgSrcFontLockStringFace">"smooth-scrolling"</text:span></text:p>
      <text:p text:style-name="OrgSrcBlock"><text:s text:c="4"/>'(<text:span text:style-name="OrgSrcFontLockKeywordFace">progn</text:span></text:p>
      <text:p text:style-name="OrgSrcBlockLastLine"><text:s text:c="7"/>(setq smooth-scroll-margin 1))))</text:p>
      <text:h text:style-name="Heading_20_2" text:outline-level="2"><text:bookmark text:name="orgheadline36"/><text:bookmark-start text:name="OrgXref.orgheadline36"/>スクロールで表示を重複させる行数 <text:bookmark-end text:name="OrgXref.orgheadline36"/></text:h>
      <text:p text:style-name="OrgSrcBlock"><text:span text:style-name="OrgSrcFontLockCommentDelimiterFace">;; </text:span><text:span text:style-name="OrgSrcFontLockCommentFace">Scroll window on a page-by-pabe basis with N line overlapping</text:span></text:p>
      <text:p text:style-name="OrgSrcBlockLastLine">(setq next-screen-context-lines 1)</text:p>
      <text:h text:style-name="Heading_20_2" text:outline-level="2"><text:bookmark text:name="orgheadline38"/><text:bookmark-start text:name="OrgXref.orgheadline38"/>[SmoothScroll.el] カーソル固定でスクロールする <text:bookmark-end text:name="OrgXref.orgheadline38"/></text:h>
      <text:p text:style-name="Text_20_body"><text:a xlink:type="simple" xlink:href="https://raw.github.com/takaxp/EmacsScripts/master/SmoothScroll.el" text:style-name="Internet_20_link" text:visited-style-name="Visited_20_Internet_20_Link">https://raw.github.com/takaxp/EmacsScripts/master/SmoothScroll.el</text:a><text:line-break/><text:a xlink:type="simple" xlink:href="https://github.com/pglotov/EmacsScripts/blob/master/SmoothScroll.el" text:style-name="Internet_20_link" text:visited-style-name="Visited_20_Internet_20_Link">https://github.com/pglotov/EmacsScripts/blob/master/SmoothScroll.el</text:a></text:p>
      <text:p text:style-name="Text_20_body">カーソル位置と行を固定してバッファを背景スクロールできます。</text:p>
      <text:p text:style-name="Text_20_body">オリジナルのままだとコンパイル時に警告がでるので、 <text:span text:style-name="OrgCode">line-move-visual</text:span> で書き換えています。残念ながら最近は使っていません。</text:p>
      <text:p text:style-name="OrgSrcBlock">(eval-after-autoload-if-found</text:p>
      <text:p text:style-name="OrgSrcBlockLastLine"><text:s/>'(scroll-one-up scroll-one-down) <text:span text:style-name="OrgSrcFontLockStringFace">"smoothscroll"</text:span>)</text:p>
      <text:p text:style-name="OrgSrcBlock">(autoload-if-found</text:p>
      <text:p text:style-name="OrgSrcBlockLastLine"><text:s/>'(scroll-one-up scroll-one-down) <text:span text:style-name="OrgSrcFontLockStringFace">"smoothscroll"</text:span> nil t)</text:p>
      <text:h text:style-name="Heading_20_3" text:outline-level="3"><text:bookmark text:name="orgheadline37"/><text:bookmark-start text:name="OrgXref.orgheadline37"/>キーバインド <text:bookmark-end text:name="OrgXref.orgheadline37"/></text:h>
      <text:p text:style-name="OrgSrcBlock">(global-set-key (kbd <text:span text:style-name="OrgSrcFontLockStringFace">"s-&lt;up&gt;"</text:span>) 'scroll-one-down)</text:p>
      <text:p text:style-name="OrgSrcBlockLastLine">(global-set-key (kbd <text:span text:style-name="OrgSrcFontLockStringFace">"s-&lt;down&gt;"</text:span>) 'scroll-one-up)</text:p>
      <text:h text:style-name="Heading_20_2" text:outline-level="2"><text:bookmark text:name="orgheadline39"/><text:bookmark-start text:name="OrgXref.orgheadline39"/>[smooth-scroll.el] 滑らかなスクロール <text:bookmark-end text:name="OrgXref.orgheadline39"/></text:h>
      <text:p text:style-name="Text_20_body">良い感じです。スススっとスクロールします。</text:p>
      <text:p text:style-name="OrgSrcBlock">(eval-after-autoload-if-found</text:p>
      <text:p text:style-name="OrgSrcBlock"><text:s/>'(smooth-scroll) <text:span text:style-name="OrgSrcFontLockStringFace">"smooth-scroll"</text:span> nil t nil</text:p>
      <text:p text:style-name="OrgSrcBlock"><text:s text:c="4"/>'((smooth-scroll-mode t)</text:p>
      <text:p text:style-name="OrgSrcBlock"><text:s text:c="6"/>(setq smooth-scroll/vscroll-step-size 6)</text:p>
      <text:p text:style-name="OrgSrcBlockLastLine"><text:s text:c="6"/>(setq smooth-scroll/hscroll-step-size 6)))</text:p>
      <text:h text:style-name="Heading_20_2" text:outline-level="2"><text:bookmark text:name="orgheadline41"/><text:bookmark-start text:name="OrgXref.orgheadline41"/>[point-undo.el] カーソル位置を簡単にたどる <text:bookmark-end text:name="OrgXref.orgheadline41"/></text:h>
      <text:p text:style-name="Text_20_body">autoload や autoload-if-found で定義すると、使いたい時に履歴が取れていないのでよろしくないです。起動時に有効化します。 bm.el で明示的にマーカーを残して履歴をたどる方が気に入っているので、最近は point-undo を使っていません。</text:p>
      <text:p text:style-name="OrgSrcBlockLastLine">(<text:span text:style-name="OrgSrcFontLockKeywordFace">require</text:span> '<text:span text:style-name="OrgSrcFontLockConstantFace">point-undo</text:span> nil t)</text:p>
      <text:h text:style-name="Heading_20_3" text:outline-level="3"><text:bookmark text:name="orgheadline40"/><text:bookmark-start text:name="OrgXref.orgheadline40"/>キーバインド <text:bookmark-end text:name="OrgXref.orgheadline40"/></text:h>
      <text:p text:style-name="Text_20_body">シングルキーを割り当てておくと使いやすいです。</text:p>
      <text:p text:style-name="OrgSrcBlock"><text:span text:style-name="OrgSrcFontLockCommentDelimiterFace">;; </text:span><text:span text:style-name="OrgSrcFontLockCommentFace">[point-undo.el] Move the cursor to the previous position</text:span></text:p>
      <text:p text:style-name="OrgSrcBlock">(global-set-key (kbd <text:span text:style-name="OrgSrcFontLockStringFace">"&lt;f7&gt;"</text:span>) 'point-undo)</text:p>
      <text:p text:style-name="OrgSrcBlock"><text:span text:style-name="OrgSrcFontLockCommentDelimiterFace">;; </text:span><text:span text:style-name="OrgSrcFontLockCommentFace">[point-undo.el] Redo of point-undo</text:span></text:p>
      <text:p text:style-name="OrgSrcBlockLastLine"><text:soft-page-break/>(global-set-key (kbd <text:span text:style-name="OrgSrcFontLockStringFace">"S-&lt;f7&gt;"</text:span>) 'point-redo)</text:p>
      <text:h text:style-name="Heading_20_2" text:outline-level="2"><text:bookmark text:name="orgheadline43"/><text:bookmark-start text:name="OrgXref.orgheadline43"/>[cycle-buffer.el] カレントバッファの表示切り替え <text:bookmark-end text:name="OrgXref.orgheadline43"/></text:h>
      <text:p text:style-name="Text_20_body"><text:a xlink:type="simple" xlink:href="http://www.emacswiki.org/emacs/download/cycle-buffer.el" text:style-name="Internet_20_link" text:visited-style-name="Visited_20_Internet_20_Link">http://www.emacswiki.org/emacs/download/cycle-buffer.el</text:a></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text:p>
      <text:p text:style-name="OrgSrcBlock">(eval-after-autoload-if-found</text:p>
      <text:p text:style-name="OrgSrcBlock"><text:s/>'(cycle-buffer cycle-buffer-backward) <text:span text:style-name="OrgSrcFontLockStringFace">"cycle-buffer"</text:span> nil t nil</text:p>
      <text:p text:style-name="OrgSrcBlock"><text:s text:c="4"/>'((setq cycle-buffer-allow-visible t)</text:p>
      <text:p text:style-name="OrgSrcBlock"><text:s text:c="6"/>(setq cycle-buffer-show-length 12)</text:p>
      <text:p text:style-name="OrgSrcBlockLastLine"><text:s text:c="6"/>(setq cycle-buffer-show-format '(<text:span text:style-name="OrgSrcFontLockStringFace">" &lt;(%s)&gt;"</text:span> . <text:span text:style-name="OrgSrcFontLockStringFace">" %s"</text:span>))))</text:p>
      <text:h text:style-name="Heading_20_3" text:outline-level="3"><text:bookmark text:name="orgheadline42"/><text:bookmark-start text:name="OrgXref.orgheadline42"/>キーバインド <text:bookmark-end text:name="OrgXref.orgheadline42"/></text:h>
      <text:p text:style-name="OrgSrcBlock">(global-set-key (kbd <text:span text:style-name="OrgSrcFontLockStringFace">"M-]"</text:span>) 'cycle-buffer)</text:p>
      <text:p text:style-name="OrgSrcBlockLastLine">(global-set-key (kbd <text:span text:style-name="OrgSrcFontLockStringFace">"M-["</text:span>) 'cycle-buffer-backward)</text:p>
      <text:h text:style-name="Heading_20_2" text:outline-level="2"><text:bookmark text:name="orgheadline44"/><text:bookmark-start text:name="OrgXref.orgheadline44"/>[bm.el] カーソル位置をブックマークして追う <text:bookmark-end text:name="OrgXref.orgheadline44"/></text:h>
      <text:p text:style-name="Text_20_body"><text:a xlink:type="simple" xlink:href="https://github.com/joodland/bm" text:style-name="Internet_20_link" text:visited-style-name="Visited_20_Internet_20_Link">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p>
      <text:p text:style-name="OrgSrcBlock">(<text:span text:style-name="OrgSrcFontLockKeywordFace">when</text:span> (eval-after-autoload-if-found</text:p>
      <text:p text:style-name="OrgSrcBlock"><text:s text:c="7"/>'(bm-toggle my:bm-next bm-buffer-save bm-buffer-restore</text:p>
      <text:p text:style-name="OrgSrcBlock"><text:s text:c="19"/>bm-buffer-save-all bm-repository-save</text:p>
      <text:p text:style-name="OrgSrcBlock"><text:s text:c="19"/>bm-repository-load) <text:span text:style-name="OrgSrcFontLockStringFace">"bm"</text:span> nil t nil</text:p>
      <text:p text:style-name="OrgSrcBlock"><text:s text:c="19"/>'((setq-default bm-buffer-persistence t) <text:span text:style-name="OrgSrcFontLockCommentDelimiterFace">;; </text:span><text:span text:style-name="OrgSrcFontLockCommentFace">t</text:span></text:p>
      <text:p text:style-name="OrgSrcBlock"><text:s text:c="21"/>(setq bm-repository-file <text:span text:style-name="OrgSrcFontLockStringFace">"~/Dropbox/emacs.d/.bookmark"</text:span>)</text:p>
      <text:p text:style-name="OrgSrcBlock"><text:s text:c="21"/><text:span text:style-name="OrgSrcFontLockCommentDelimiterFace">;; </text:span><text:span text:style-name="OrgSrcFontLockCommentFace">autoload との組み合わせでは無意味</text:span></text:p>
      <text:p text:style-name="OrgSrcBlock"><text:s text:c="21"/><text:span text:style-name="OrgSrcFontLockCommentDelimiterFace">;;</text:span><text:span text:style-name="OrgSrcFontLockCommentFace">（after-init-hook を利用せよ）</text:span></text:p>
      <text:p text:style-name="OrgSrcBlock"><text:s text:c="21"/><text:span text:style-name="OrgSrcFontLockCommentDelimiterFace">;; </text:span><text:span text:style-name="OrgSrcFontLockCommentFace">(setq bm-restore-repository-on-load t)</text:span></text:p>
      <text:p text:style-name="OrgSrcBlock"><text:s text:c="21"/>(setq bm-persistent-face 'bm-face)</text:p>
      <text:p text:style-name="OrgSrcBlock"><text:s text:c="21"/>(<text:span text:style-name="OrgSrcFontLockKeywordFace">defun</text:span> <text:span text:style-name="OrgSrcFontLockFunctionNameFace">my:bm-toggle</text:span> ()</text:p>
      <text:p text:style-name="OrgSrcBlock"><text:s text:c="23"/><text:span text:style-name="OrgSrcFontLockDocFace">"bm-toggle with updating history"</text:span></text:p>
      <text:p text:style-name="OrgSrcBlock"><text:s text:c="23"/>(interactive)</text:p>
      <text:p text:style-name="OrgSrcBlock"><text:s text:c="23"/>(bm-toggle)</text:p>
      <text:p text:style-name="OrgSrcBlock"><text:s text:c="23"/>(bm-save))</text:p>
      <text:p text:style-name="OrgSrcBlock"/>
      <text:p text:style-name="OrgSrcBlock"><text:s text:c="21"/>(<text:span text:style-name="OrgSrcFontLockKeywordFace">defun</text:span> <text:span text:style-name="OrgSrcFontLockFunctionNameFace">my:bm-next</text:span> ()</text:p>
      <text:p text:style-name="OrgSrcBlock"><text:s text:c="23"/><text:span text:style-name="OrgSrcFontLockDocFace">"bm-next with org-mode"</text:span></text:p>
      <text:p text:style-name="OrgSrcBlock"><text:s text:c="23"/>(interactive)</text:p>
      <text:p text:style-name="OrgSrcBlock"><text:s text:c="23"/>(bm-next)</text:p>
      <text:p text:style-name="OrgSrcBlock"><text:s text:c="23"/>(<text:span text:style-name="OrgSrcFontLockKeywordFace">when</text:span> (and (equal major-mode 'org-mode)</text:p>
      <text:p text:style-name="OrgSrcBlock"><text:s text:c="34"/>(not (org-before-first-heading-p)))</text:p>
      <text:p text:style-name="OrgSrcBlock"><text:s text:c="25"/>(widen)</text:p>
      <text:p text:style-name="OrgSrcBlock"><text:s text:c="25"/>(org-overview)</text:p>
      <text:p text:style-name="OrgSrcBlock"><text:s text:c="25"/>(org-reveal)</text:p>
      <text:p text:style-name="OrgSrcBlock"><text:s text:c="25"/>(org-cycle-hide-drawers 'all)</text:p>
      <text:p text:style-name="OrgSrcBlock"><text:s text:c="25"/>(org-show-entry)</text:p>
      <text:p text:style-name="OrgSrcBlock"><text:s text:c="25"/>(show-children)</text:p>
      <text:p text:style-name="OrgSrcBlock"><text:s text:c="25"/>(org-show-siblings)))))</text:p>
      <text:p text:style-name="OrgSrcBlock"><text:soft-page-break/></text:p>
      <text:p text:style-name="OrgSrcBlock"><text:s text:c="2"/>(add-hook 'after-init-hook 'bm-repository-load)</text:p>
      <text:p text:style-name="OrgSrcBlock"><text:s text:c="2"/>(add-hook 'find-file-hook 'bm-buffer-restore)</text:p>
      <text:p text:style-name="OrgSrcBlock"><text:s text:c="2"/>(add-hook 'after-revert-hook 'bm-buffer-restore)</text:p>
      <text:p text:style-name="OrgSrcBlock"><text:s text:c="2"/>(add-hook 'kill-buffer-hook 'bm-buffer-save)</text:p>
      <text:p text:style-name="OrgSrcBlock"><text:s text:c="2"/>(add-hook 'after-save-hook 'bm-buffer-save)</text:p>
      <text:p text:style-name="OrgSrcBlock"><text:s text:c="2"/>(add-hook 'vc-before-checkin-hook 'bm-buffer-save)</text:p>
      <text:p text:style-name="OrgSrcBlock"><text:s text:c="2"/>(add-hook 'kill-emacs-hook 'bm-save)</text:p>
      <text:p text:style-name="OrgSrcBlock"/>
      <text:p text:style-name="OrgSrcBlock"><text:s text:c="2"/>(global-set-key (kbd <text:span text:style-name="OrgSrcFontLockStringFace">"&lt;f10&gt;"</text:span>) 'my:bm-toggle)</text:p>
      <text:p text:style-name="OrgSrcBlockLastLine"><text:s text:c="2"/>(global-set-key (kbd <text:span text:style-name="OrgSrcFontLockStringFace">"&lt;C-f10&gt;"</text:span>) 'my:bm-next))</text:p>
      <text:h text:style-name="Heading_20_2" text:outline-level="2"><text:bookmark text:name="orgheadline45"/><text:bookmark-start text:name="OrgXref.orgheadline45"/>[centered-cursor-mode.el] カーソル位置を中央に固定 <text:bookmark-end text:name="OrgXref.orgheadline45"/></text:h>
      <text:p text:style-name="Text_20_body"><text:span text:style-name="OrgCode">isearch-mode</text:span> の時だけ有効にしています。</text:p>
      <text:p text:style-name="OrgSrcBlock">(<text:span text:style-name="OrgSrcFontLockKeywordFace">when</text:span> (eval-after-autoload-if-found</text:p>
      <text:p text:style-name="OrgSrcBlock"><text:s text:c="7"/>'(centered-cursor-mode) <text:span text:style-name="OrgSrcFontLockStringFace">"centered-cursor-mode"</text:span>)</text:p>
      <text:p text:style-name="OrgSrcBlock"/>
      <text:p text:style-name="OrgSrcBlock"><text:s text:c="2"/>(add-hook 'isearch-mode-hook</text:p>
      <text:p text:style-name="OrgSrcBlock"><text:s text:c="12"/>'(<text:span text:style-name="OrgSrcFontLockKeywordFace">lambda</text:span> () (interactive) (centered-cursor-mode 1)))</text:p>
      <text:p text:style-name="OrgSrcBlock"><text:s text:c="2"/>(add-hook 'isearch-mode-end-hook</text:p>
      <text:p text:style-name="OrgSrcBlockLastLine"><text:s text:c="12"/>'(<text:span text:style-name="OrgSrcFontLockKeywordFace">lambda</text:span> () (interactive) (centered-cursor-mode -1))))</text:p>
      <text:h text:style-name="Heading_20_1" text:outline-level="1"><text:bookmark text:name="orgheadline86"/><text:bookmark-start text:name="OrgXref.orgheadline86"/>編集サポート <text:bookmark-end text:name="OrgXref.orgheadline86"/></text:h>
      <text:h text:style-name="Heading_20_2" text:outline-level="2"><text:bookmark text:name="orgheadline47"/><text:bookmark-start text:name="OrgXref.orgheadline47"/>矩形編集／連番入力 <text:bookmark-end text:name="OrgXref.orgheadline47"/></text:h>
      <text:p text:style-name="Text_20_body">Built-in の cua-base.el（CUA-mode）を使う。矩形選択は、領域選択後 <text:span text:style-name="OrgCode">cua-toggle-rectangle-mark</text:span> でもできるが、 24.4 からは、 <text:span text:style-name="OrgCode">C-x SPC</text:span> を押下すると矩形モードに入り直感的に矩形選択ができるようになっています。</text:p>
      <text:p text:style-name="OrgSrcBlock">(<text:span text:style-name="OrgSrcFontLockKeywordFace">require</text:span> '<text:span text:style-name="OrgSrcFontLockConstantFace">cua-base</text:span>)</text:p>
      <text:p text:style-name="OrgSrcBlock">(cua-mode 1)</text:p>
      <text:p text:style-name="OrgSrcBlockLastLine">(setq cua-enable-cua-keys nil)</text:p>
      <text:p text:style-name="Text_20_body">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p>
      <text:p text:style-name="Text_20_body">なお、標準の rect.el に以下の機能が実装されている。</text:p>
      <text:section text:style-name="Sect2" text:name="Section2">
        <table:table table:name="Table2" table:style-name="Table2">
          <table:table-column table:style-name="Table2.A" table:number-columns-repeated="2"/>
          <table:table-row>
            <table:table-cell table:style-name="Table2.A1" office:value-type="string">
              <text:p text:style-name="OrgTableContentsLeft">矩形切り取り</text:p>
            </table:table-cell>
            <table:table-cell table:style-name="Table2.A1" office:value-type="string">
              <text:p text:style-name="OrgTableContentsLeft">C-x r k</text:p>
            </table:table-cell>
          </table:table-row>
          <table:table-row>
            <table:table-cell table:style-name="Table2.A2" office:value-type="string">
              <text:p text:style-name="OrgTableContentsLeft">矩形削除</text:p>
            </table:table-cell>
            <table:table-cell table:style-name="Table2.A2" office:value-type="string">
              <text:p text:style-name="OrgTableContentsLeft">C-x r d</text:p>
            </table:table-cell>
          </table:table-row>
          <table:table-row>
            <table:table-cell table:style-name="Table2.A2" office:value-type="string">
              <text:p text:style-name="OrgTableContentsLeft">矩形貼り付け</text:p>
            </table:table-cell>
            <table:table-cell table:style-name="Table2.A2" office:value-type="string">
              <text:p text:style-name="OrgTableContentsLeft">C-x r y</text:p>
            </table:table-cell>
          </table:table-row>
          <table:table-row>
            <table:table-cell table:style-name="Table2.A2" office:value-type="string">
              <text:p text:style-name="OrgTableContentsLeft">矩形先頭に文字を挿入</text:p>
            </table:table-cell>
            <table:table-cell table:style-name="Table2.A2" office:value-type="string">
              <text:p text:style-name="OrgTableContentsLeft">C-x r t</text:p>
            </table:table-cell>
          </table:table-row>
          <table:table-row>
            <table:table-cell table:style-name="Table2.B5" office:value-type="string">
              <text:p text:style-name="OrgTableContentsLeft">矩形を空白に変換する</text:p>
            </table:table-cell>
            <table:table-cell table:style-name="Table2.B5" office:value-type="string">
              <text:p text:style-name="OrgTableContentsLeft">C-x r c</text:p>
            </table:table-cell>
          </table:table-row>
        </table:table>
      </text:section>
      <text:h text:style-name="Heading_20_2" text:outline-level="2"><text:bookmark text:name="orgheadline48"/><text:bookmark-start text:name="OrgXref.orgheadline48"/><text:soft-page-break/>Yank時に装飾を取る <text:bookmark-end text:name="OrgXref.orgheadline48"/></text:h>
      <text:p text:style-name="OrgSrcBlockLastLine">(setq yank-excluded-properties t)</text:p>
      <text:h text:style-name="Heading_20_2" text:outline-level="2"><text:bookmark text:name="orgheadline49"/><text:bookmark-start text:name="OrgXref.orgheadline49"/>ファイル保存時に時間を記録する <text:bookmark-end text:name="OrgXref.orgheadline49"/></text:h>
      <text:p text:style-name="Text_20_body">Built-in の time-stamp.el を使う。</text:p>
      <text:p text:style-name="Text_20_body">バッファの保存時にタイムスタンプを記録する。以下の設定では、バッファの先頭から10行以内に、"Last Update: " があると、"Last Update: 2011-12-31@12:00"のようにタイムスタンプが記録される。</text:p>
      <text:p text:style-name="OrgSrcBlock"><text:span text:style-name="OrgSrcFontLockCommentDelimiterFace">;; </text:span><text:span text:style-name="OrgSrcFontLockCommentFace">org-tre-slide が有効ならタイムスタンプを更新しない</text:span></text:p>
      <text:p text:style-name="OrgSrcBlock"><text:span text:style-name="OrgSrcFontLockCommentDelimiterFace">;; </text:span><text:span text:style-name="OrgSrcFontLockCommentFace">（Undo範囲が限定されてしまうため）</text:span></text:p>
      <text:p text:style-name="OrgSrcBlock"/>
      <text:p text:style-name="OrgSrcBlock"><text:span text:style-name="OrgSrcFontLockCommentDelimiterFace">;; </text:span><text:span text:style-name="OrgSrcFontLockCommentFace">#+UPDATE 用</text:span></text:p>
      <text:p text:style-name="OrgSrcBlock">(<text:span text:style-name="OrgSrcFontLockKeywordFace">when</text:span> (eval-after-autoload-if-found</text:p>
      <text:p text:style-name="OrgSrcBlock"><text:s text:c="7"/>'(update-stamp) <text:span text:style-name="OrgSrcFontLockStringFace">"update-stamp"</text:span> nil t nil</text:p>
      <text:p text:style-name="OrgSrcBlock"><text:s text:c="7"/>'((setq update-stamp-start <text:span text:style-name="OrgSrcFontLockStringFace">"UPDATE:[ \t]*"</text:span>)</text:p>
      <text:p text:style-name="OrgSrcBlock"><text:s text:c="9"/>(setq update-stamp-format <text:span text:style-name="OrgSrcFontLockStringFace">"%02H:%02M:%02S"</text:span>)</text:p>
      <text:p text:style-name="OrgSrcBlock"><text:s text:c="9"/>(setq update-stamp-end <text:span text:style-name="OrgSrcFontLockStringFace">"$"</text:span>)</text:p>
      <text:p text:style-name="OrgSrcBlock"><text:s text:c="9"/>(setq update-stamp-line-limit 10))) <text:span text:style-name="OrgSrcFontLockCommentDelimiterFace">; </text:span><text:span text:style-name="OrgSrcFontLockCommentFace">def=8</text:span></text:p>
      <text:p text:style-name="OrgSrcBlock"/>
      <text:p text:style-name="OrgSrcBlock"><text:s text:c="2"/>(add-hook 'before-save-hook</text:p>
      <text:p text:style-name="OrgSrcBlock"><text:s text:c="12"/>'(<text:span text:style-name="OrgSrcFontLockKeywordFace">lambda</text:span> ()</text:p>
      <text:p text:style-name="OrgSrcBlock"><text:s text:c="15"/>(<text:span text:style-name="OrgSrcFontLockKeywordFace">if</text:span> (boundp 'org-tree-slide-mode)</text:p>
      <text:p text:style-name="OrgSrcBlock"><text:s text:c="19"/>(<text:span text:style-name="OrgSrcFontLockKeywordFace">unless</text:span> org-tree-slide-mode) (update-stamp))</text:p>
      <text:p text:style-name="OrgSrcBlock"><text:s text:c="15"/>(update-stamp))))</text:p>
      <text:p text:style-name="OrgSrcBlock"/>
      <text:p text:style-name="OrgSrcBlock"><text:span text:style-name="OrgSrcFontLockCommentDelimiterFace">;; </text:span><text:span text:style-name="OrgSrcFontLockCommentFace">#+DATE 用</text:span></text:p>
      <text:p text:style-name="OrgSrcBlock">(<text:span text:style-name="OrgSrcFontLockKeywordFace">when</text:span> (eval-after-autoload-if-found</text:p>
      <text:p text:style-name="OrgSrcBlock"><text:s text:c="7"/>'(time-stamp) <text:span text:style-name="OrgSrcFontLockStringFace">"time-stamp"</text:span> nil t nil</text:p>
      <text:p text:style-name="OrgSrcBlock"><text:s text:c="7"/>'((setq time-stamp-start <text:span text:style-name="OrgSrcFontLockStringFace">"DATE:[ \t]*"</text:span>)</text:p>
      <text:p text:style-name="OrgSrcBlock"><text:s text:c="9"/>(setq time-stamp-format <text:span text:style-name="OrgSrcFontLockStringFace">"%04y-%02m-%02d"</text:span>)</text:p>
      <text:p text:style-name="OrgSrcBlock"><text:s text:c="9"/>(setq time-stamp-end <text:span text:style-name="OrgSrcFontLockStringFace">"$"</text:span>)</text:p>
      <text:p text:style-name="OrgSrcBlock"><text:s text:c="9"/>(setq time-stamp-line-limit 10) <text:span text:style-name="OrgSrcFontLockCommentDelimiterFace">; </text:span><text:span text:style-name="OrgSrcFontLockCommentFace">def=8</text:span></text:p>
      <text:p text:style-name="OrgSrcBlock"><text:s text:c="9"/>))</text:p>
      <text:p text:style-name="OrgSrcBlock"/>
      <text:p text:style-name="OrgSrcBlock"><text:s text:c="2"/>(add-hook 'before-save-hook</text:p>
      <text:p text:style-name="OrgSrcBlock"><text:s text:c="12"/>'(<text:span text:style-name="OrgSrcFontLockKeywordFace">lambda</text:span> ()</text:p>
      <text:p text:style-name="OrgSrcBlock"><text:s text:c="15"/>(<text:span text:style-name="OrgSrcFontLockKeywordFace">if</text:span> (boundp 'org-tree-slide-mode)</text:p>
      <text:p text:style-name="OrgSrcBlock"><text:s text:c="19"/>(<text:span text:style-name="OrgSrcFontLockKeywordFace">unless</text:span> org-tree-slide-mode) (time-stamp))</text:p>
      <text:p text:style-name="OrgSrcBlockLastLine"><text:s text:c="15"/>(time-stamp))))</text:p>
      <text:p text:style-name="OrgSrcBlock">(add-hook 'before-save-hook 'time-stamp)</text:p>
      <text:p text:style-name="OrgSrcBlock">(<text:span text:style-name="OrgSrcFontLockKeywordFace">with-eval-after-load</text:span> <text:span text:style-name="OrgSrcFontLockStringFace">"time-stamp"</text:span></text:p>
      <text:p text:style-name="OrgSrcBlock"><text:s text:c="2"/>(setq time-stamp-start <text:span text:style-name="OrgSrcFontLockStringFace">"Last Update: "</text:span>)</text:p>
      <text:p text:style-name="OrgSrcBlock"><text:s text:c="2"/>(setq time-stamp-format <text:span text:style-name="OrgSrcFontLockStringFace">"%04y-%02m-%02d@%02H:%02M"</text:span>)</text:p>
      <text:p text:style-name="OrgSrcBlock"><text:s text:c="2"/>(setq time-stamp-end <text:span text:style-name="OrgSrcFontLockStringFace">"$"</text:span>)</text:p>
      <text:p text:style-name="OrgSrcBlockLastLine"><text:s text:c="2"/>(setq time-stamp-line-limit 10)) <text:span text:style-name="OrgSrcFontLockCommentDelimiterFace">; </text:span><text:span text:style-name="OrgSrcFontLockCommentFace">def=8</text:span></text:p>
      <text:h text:style-name="Heading_20_2" text:outline-level="2"><text:bookmark text:name="orgheadline50"/><text:bookmark-start text:name="OrgXref.orgheadline50"/>選択リージョンを使って検索 <text:bookmark-end text:name="OrgXref.orgheadline50"/></text:h>
      <text:p text:style-name="Text_20_body">検索語をミニバッファに入力するのが面倒なので、リージョンをそのまま検索語として利用します。</text:p>
      <text:p text:style-name="Text_20_body"><text:a xlink:type="simple" xlink:href="http://dev.ariel-networks.com/articles/emacs/part5/" text:style-name="Internet_20_link" text:visited-style-name="Visited_20_Internet_20_Link">http://dev.ariel-networks.com/articles/emacs/part5/</text:a></text:p>
      <text:p text:style-name="OrgSrcBlock">(<text:span text:style-name="OrgSrcFontLockKeywordFace">defadvice</text:span> <text:span text:style-name="OrgSrcFontLockFunctionNameFace">isearch-mode</text:span></text:p>
      <text:p text:style-name="OrgSrcBlock"><text:s text:c="4"/>(around isearch-mode-default-string</text:p>
      <text:p text:style-name="OrgSrcBlock"><text:soft-page-break/><text:s text:c="12"/>(forward <text:span text:style-name="OrgSrcFontLockTypeFace">&amp;optional</text:span> regexp op-fun recursive-edit word-p) activate)</text:p>
      <text:p text:style-name="OrgSrcBlock"><text:s text:c="2"/>(<text:span text:style-name="OrgSrcFontLockKeywordFace">if</text:span> (and transient-mark-mode mark-active (not (eq (mark) (point))))</text:p>
      <text:p text:style-name="OrgSrcBlock"><text:s text:c="6"/>(<text:span text:style-name="OrgSrcFontLockKeywordFace">progn</text:span></text:p>
      <text:p text:style-name="OrgSrcBlock"><text:s text:c="8"/>(isearch-update-ring (buffer-substring-no-properties (mark) (point)))</text:p>
      <text:p text:style-name="OrgSrcBlock"><text:s text:c="8"/>(deactivate-mark)</text:p>
      <text:p text:style-name="OrgSrcBlock"><text:s text:c="8"/>ad-do-it</text:p>
      <text:p text:style-name="OrgSrcBlock"><text:s text:c="8"/>(<text:span text:style-name="OrgSrcFontLockKeywordFace">if</text:span> (not forward)</text:p>
      <text:p text:style-name="OrgSrcBlock"><text:s text:c="12"/>(isearch-repeat-backward)</text:p>
      <text:p text:style-name="OrgSrcBlock"><text:s text:c="10"/>(goto-char (mark))</text:p>
      <text:p text:style-name="OrgSrcBlock"><text:s text:c="10"/>(isearch-repeat-forward)))</text:p>
      <text:p text:style-name="OrgSrcBlockLastLine"><text:s text:c="4"/>ad-do-it))</text:p>
      <text:h text:style-name="Heading_20_2" text:outline-level="2"><text:bookmark text:name="orgheadline51"/><text:bookmark-start text:name="OrgXref.orgheadline51"/>ChangeLog モード <text:bookmark-end text:name="OrgXref.orgheadline51"/></text:h>
      <text:p text:style-name="OrgSrcBlock">(setq user-full-name <text:span text:style-name="OrgSrcFontLockStringFace">"Your NAME"</text:span>)</text:p>
      <text:p text:style-name="OrgSrcBlockLastLine">(setq user-mail-address <text:span text:style-name="OrgSrcFontLockStringFace">"your@address.com"</text:span>)</text:p>
      <text:p text:style-name="OrgSrcBlock">(add-hook 'change-log-mode-hook</text:p>
      <text:p text:style-name="OrgSrcBlock"><text:s text:c="10"/>'(<text:span text:style-name="OrgSrcFontLockKeywordFace">lambda</text:span>()</text:p>
      <text:p text:style-name="OrgSrcBlock"><text:s text:c="13"/>(setq tab-width 4)</text:p>
      <text:p text:style-name="OrgSrcBlockLastLine"><text:s text:c="13"/>(setq left-margin 4)))</text:p>
      <text:h text:style-name="Heading_20_2" text:outline-level="2"><text:bookmark text:name="orgheadline52"/><text:bookmark-start text:name="OrgXref.orgheadline52"/>テキストモード <text:bookmark-end text:name="OrgXref.orgheadline52"/></text:h>
      <text:p text:style-name="Text_20_body"><text:a xlink:type="simple" xlink:href="http://d.hatena.ne.jp/NeoCat/20080211" text:style-name="Internet_20_link" text:visited-style-name="Visited_20_Internet_20_Link">http://d.hatena.ne.jp/NeoCat/20080211</text:a></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p>
      <text:p text:style-name="OrgSrcBlock">(add-hook 'text-mode-hook</text:p>
      <text:p text:style-name="OrgSrcBlock"><text:s text:c="10"/>'(<text:span text:style-name="OrgSrcFontLockKeywordFace">lambda</text:span>()</text:p>
      <text:p text:style-name="OrgSrcBlock"><text:s text:c="13"/>(setq tab-width 4)</text:p>
      <text:p text:style-name="OrgSrcBlock"><text:s text:c="13"/>(setq indent-line-function 'tab-to-tab-stop) <text:s text:c="12"/></text:p>
      <text:p text:style-name="OrgSrcBlock"><text:s text:c="13"/>(setq tab-stop-list</text:p>
      <text:p text:style-name="OrgSrcBlock"><text:s text:c="19"/>'(4 8 12 16 20 24 28 32 36 40 44 48 52 56 60</text:p>
      <text:p text:style-name="OrgSrcBlockLastLine"><text:s text:c="23"/>64 68 72 76 80))))</text:p>
      <text:h text:style-name="Heading_20_2" text:outline-level="2"><text:bookmark text:name="orgheadline53"/><text:bookmark-start text:name="OrgXref.orgheadline53"/>C/C++モード <text:bookmark-end text:name="OrgXref.orgheadline53"/></text:h>
      <text:p text:style-name="OrgSrcBlockLastLine">(push '(<text:span text:style-name="OrgSrcFontLockStringFace">"\\.h$"</text:span> . c++-mode) auto-mode-alist)</text:p>
      <text:h text:style-name="Heading_20_2" text:outline-level="2"><text:bookmark text:name="orgheadline54"/><text:bookmark-start text:name="OrgXref.orgheadline54"/>C#モード <text:bookmark-end text:name="OrgXref.orgheadline54"/></text:h>
      <text:p text:style-name="OrgSrcBlock">(<text:span text:style-name="OrgSrcFontLockKeywordFace">when</text:span> (eval-after-autoload-if-found</text:p>
      <text:p text:style-name="OrgSrcBlock"><text:s text:c="7"/>'(csharp-mode) <text:span text:style-name="OrgSrcFontLockStringFace">"csharp-mode"</text:span> <text:span text:style-name="OrgSrcFontLockStringFace">"Major mode for editing C# mode."</text:span>)</text:p>
      <text:p text:style-name="OrgSrcBlock"/>
      <text:p text:style-name="OrgSrcBlockLastLine"><text:s text:c="2"/>(push '(<text:span text:style-name="OrgSrcFontLockStringFace">"\\.cs$"</text:span> . csharp-mode) auto-mode-alist))</text:p>
      <text:h text:style-name="Heading_20_2" text:outline-level="2"><text:bookmark text:name="orgheadline55"/><text:bookmark-start text:name="OrgXref.orgheadline55"/>Infoモード <text:bookmark-end text:name="OrgXref.orgheadline55"/></text:h>
      <text:p text:style-name="Text_20_body">Org-mode の日本語翻訳済みinfoを読むための設定。<text:a xlink:type="simple" xlink:href="https://github.com/org-mode-doc-ja/org-ja" text:style-name="Internet_20_link" text:visited-style-name="Visited_20_Internet_20_Link">翻訳プロジェクト</text:a>で頒布しています。</text:p>
      <text:p text:style-name="OrgSrcBlock">(eval-after-autoload-if-found</text:p>
      <text:p text:style-name="OrgSrcBlock"><text:s/>'(info org-info-ja) <text:span text:style-name="OrgSrcFontLockStringFace">"info"</text:span> nil t nil</text:p>
      <text:p text:style-name="OrgSrcBlock"><text:s/>'((add-to-list 'Info-additional-directory-list</text:p>
      <text:p text:style-name="OrgSrcBlock"><text:s text:c="16"/>(expand-file-name <text:span text:style-name="OrgSrcFontLockStringFace">"~/devel/mygit/org-ja/work/"</text:span>))</text:p>
      <text:p text:style-name="OrgSrcBlock"><text:soft-page-break/><text:s text:c="3"/>(<text:span text:style-name="OrgSrcFontLockKeywordFace">defun</text:span> <text:span text:style-name="OrgSrcFontLockFunctionNameFace">org-info-ja</text:span> (<text:span text:style-name="OrgSrcFontLockTypeFace">&amp;optional</text:span> node)</text:p>
      <text:p text:style-name="OrgSrcBlock"><text:s text:c="5"/><text:span text:style-name="OrgSrcFontLockDocFace">"(Japanese) Read documentation for Org-mode in the info system.</text:span></text:p>
      <text:p text:style-name="OrgSrcBlock"><text:span text:style-name="OrgSrcFontLockDocFace"><text:s text:c="4"/>With optional NODE, go directly to that node."</text:span></text:p>
      <text:p text:style-name="OrgSrcBlock"><text:s text:c="5"/>(interactive)</text:p>
      <text:p text:style-name="OrgSrcBlockLastLine"><text:s text:c="5"/>(info (format <text:span text:style-name="OrgSrcFontLockStringFace">"(org-ja)%s"</text:span> (or node <text:span text:style-name="OrgSrcFontLockStringFace">""</text:span>))))))</text:p>
      <text:h text:style-name="Heading_20_2" text:outline-level="2"><text:bookmark text:name="orgheadline56"/><text:bookmark-start text:name="OrgXref.orgheadline56"/>Rモード <text:bookmark-end text:name="OrgXref.orgheadline56"/></text:h>
      <text:p text:style-name="OrgSrcBlock">(<text:span text:style-name="OrgSrcFontLockKeywordFace">when</text:span> (eval-after-autoload-if-found</text:p>
      <text:p text:style-name="OrgSrcBlock"><text:s text:c="7"/>'(R-mode R) <text:span text:style-name="OrgSrcFontLockStringFace">"ess-site"</text:span> <text:span text:style-name="OrgSrcFontLockStringFace">"Emacs Speaks Statistics mode"</text:span>)</text:p>
      <text:p text:style-name="OrgSrcBlockLastLine"><text:s text:c="2"/>(push '(<text:span text:style-name="OrgSrcFontLockStringFace">"\\.[rR]$"</text:span> . R-mode) auto-mode-alist))</text:p>
      <text:h text:style-name="Heading_20_2" text:outline-level="2"><text:bookmark text:name="orgheadline57"/><text:bookmark-start text:name="OrgXref.orgheadline57"/>nXMLモード <text:bookmark-end text:name="OrgXref.orgheadline57"/></text:h>
      <text:p text:style-name="OrgSrcBlock">(add-hook 'nxml-mode-hook</text:p>
      <text:p text:style-name="OrgSrcBlock"><text:s text:c="10"/>'(<text:span text:style-name="OrgSrcFontLockKeywordFace">lambda</text:span> ()</text:p>
      <text:p text:style-name="OrgSrcBlock"><text:s text:c="13"/>(define-key nxml-mode-map <text:span text:style-name="OrgSrcFontLockStringFace">"\r"</text:span> 'newline-and-indent)</text:p>
      <text:p text:style-name="OrgSrcBlock"><text:s text:c="13"/>(setq auto-fill-mode -1)</text:p>
      <text:p text:style-name="OrgSrcBlock"><text:s text:c="13"/>(setq nxml-slash-auto-complete-flag t)</text:p>
      <text:p text:style-name="OrgSrcBlock"><text:s text:c="13"/>(setq tab-width 1)</text:p>
      <text:p text:style-name="OrgSrcBlock"><text:s text:c="13"/>(setq nxml-child-indent 1)</text:p>
      <text:p text:style-name="OrgSrcBlock"><text:s text:c="13"/>(setq indent-tabs-mode t)</text:p>
      <text:p text:style-name="OrgSrcBlockLastLine"><text:s text:c="13"/>(setq nxml-attribute-indent 0)))</text:p>
      <text:h text:style-name="Heading_20_2" text:outline-level="2"><text:bookmark text:name="orgheadline58"/><text:bookmark-start text:name="OrgXref.orgheadline58"/>yamlモード <text:bookmark-end text:name="OrgXref.orgheadline58"/></text:h>
      <text:p text:style-name="OrgSrcBlock">(<text:span text:style-name="OrgSrcFontLockKeywordFace">when</text:span> (eval-after-autoload-if-found</text:p>
      <text:p text:style-name="OrgSrcBlock"><text:s text:c="7"/>'(yaml-mode) <text:span text:style-name="OrgSrcFontLockStringFace">"yaml-mode"</text:span>)</text:p>
      <text:p text:style-name="OrgSrcBlockLastLine"><text:s text:c="2"/>(push '(<text:span text:style-name="OrgSrcFontLockStringFace">"\\.yml$"</text:span> . yaml-mode) auto-mode-alist))</text:p>
      <text:h text:style-name="Heading_20_2" text:outline-level="2"><text:bookmark text:name="orgheadline59"/><text:bookmark-start text:name="OrgXref.orgheadline59"/>jsonモード <text:bookmark-end text:name="OrgXref.orgheadline59"/></text:h>
      <text:p text:style-name="OrgSrcBlock">(<text:span text:style-name="OrgSrcFontLockKeywordFace">when</text:span> (eval-after-autoload-if-found</text:p>
      <text:p text:style-name="OrgSrcBlock"><text:s text:c="7"/>'(json-mode) <text:span text:style-name="OrgSrcFontLockStringFace">"json-mode"</text:span>)</text:p>
      <text:p text:style-name="OrgSrcBlockLastLine"><text:s text:c="2"/>(push '(<text:span text:style-name="OrgSrcFontLockStringFace">"\\.json$"</text:span> . json-mode) auto-mode-alist))</text:p>
      <text:h text:style-name="Heading_20_2" text:outline-level="2"><text:bookmark text:name="orgheadline60"/><text:bookmark-start text:name="OrgXref.orgheadline60"/>javascriptモード <text:bookmark-end text:name="OrgXref.orgheadline60"/></text:h>
      <text:p text:style-name="OrgSrcBlock">(<text:span text:style-name="OrgSrcFontLockKeywordFace">when</text:span> (eval-after-autoload-if-found '(js2-mode) <text:span text:style-name="OrgSrcFontLockStringFace">"js2-mode"</text:span>)</text:p>
      <text:p text:style-name="OrgSrcBlock"><text:s text:c="2"/>(push '(<text:span text:style-name="OrgSrcFontLockStringFace">"\\.js$"</text:span> . js2-mode) auto-mode-alist))</text:p>
      <text:p text:style-name="OrgSrcBlock"/>
      <text:p text:style-name="OrgSrcBlock">(<text:span text:style-name="OrgSrcFontLockKeywordFace">when</text:span> (eval-after-autoload-if-found '(ac-js2-mode) <text:span text:style-name="OrgSrcFontLockStringFace">"ac-js2"</text:span>)</text:p>
      <text:p text:style-name="OrgSrcBlock"><text:s text:c="2"/>(add-hook 'js2-mode-hook 'ac-js2-mode))</text:p>
      <text:p text:style-name="OrgSrcBlock"/>
      <text:p text:style-name="OrgSrcBlock">(<text:span text:style-name="OrgSrcFontLockKeywordFace">if</text:span> (executable-find <text:span text:style-name="OrgSrcFontLockStringFace">"tern"</text:span>)</text:p>
      <text:p text:style-name="OrgSrcBlock"><text:s text:c="4"/>(<text:span text:style-name="OrgSrcFontLockKeywordFace">when</text:span> (eval-after-autoload-if-found</text:p>
      <text:p text:style-name="OrgSrcBlock"><text:s text:c="11"/>'(tern-mode) <text:span text:style-name="OrgSrcFontLockStringFace">"tern"</text:span> nil t nil</text:p>
      <text:p text:style-name="OrgSrcBlock"><text:s text:c="11"/>'((tern-mode 1)</text:p>
      <text:p text:style-name="OrgSrcBlock"><text:s text:c="13"/>(<text:span text:style-name="OrgSrcFontLockKeywordFace">when</text:span> (<text:span text:style-name="OrgSrcFontLockKeywordFace">require</text:span> '<text:span text:style-name="OrgSrcFontLockConstantFace">tern-auto-complete</text:span> nil t)</text:p>
      <text:p text:style-name="OrgSrcBlock"><text:s text:c="15"/>(tern-ac-setup))))</text:p>
      <text:p text:style-name="OrgSrcBlock"><text:s text:c="6"/>(add-hook 'js2-mode-hook 'tern-mode))</text:p>
      <text:p text:style-name="OrgSrcBlock"/>
      <text:p text:style-name="OrgSrcBlockLastLine"><text:s text:c="2"/>(message <text:span text:style-name="OrgSrcFontLockStringFace">"--- tern is NOT installed in this system."</text:span>))</text:p>
      <text:h text:style-name="Heading_20_2" text:outline-level="2"><text:bookmark text:name="orgheadline61"/><text:bookmark-start text:name="OrgXref.orgheadline61"/><text:soft-page-break/>csvモード <text:bookmark-end text:name="OrgXref.orgheadline61"/></text:h>
      <text:p text:style-name="OrgSrcBlock">(<text:span text:style-name="OrgSrcFontLockKeywordFace">when</text:span> (eval-after-autoload-if-found</text:p>
      <text:p text:style-name="OrgSrcBlock"><text:s text:c="7"/>'(csv-mode) <text:span text:style-name="OrgSrcFontLockStringFace">"csv-mode"</text:span>)</text:p>
      <text:p text:style-name="OrgSrcBlockLastLine"><text:s text:c="2"/>(push '(<text:span text:style-name="OrgSrcFontLockStringFace">"\\.csv$"</text:span> . csv-mode) auto-mode-alist))</text:p>
      <text:h text:style-name="Heading_20_2" text:outline-level="2"><text:bookmark text:name="orgheadline62"/><text:bookmark-start text:name="OrgXref.orgheadline62"/>asciiモード <text:bookmark-end text:name="OrgXref.orgheadline62"/></text:h>
      <text:p text:style-name="Text_20_body">カーソル下の文字のアスキーコードを別ウィンドウでリアルタイムに確認できます。</text:p>
      <text:p text:style-name="OrgSrcBlockLastLine">(eval-after-autoload-if-found '(ascii-on ascii-off) <text:span text:style-name="OrgSrcFontLockStringFace">"ascii"</text:span>)</text:p>
      <text:h text:style-name="Heading_20_2" text:outline-level="2"><text:bookmark text:name="orgheadline64"/><text:bookmark-start text:name="OrgXref.orgheadline64"/>スペルチェック <text:bookmark-end text:name="OrgXref.orgheadline64"/></text:h>
      <text:p text:style-name="Text_20_body">Built-in の ispell を使う。チェックエンジンは、aspell を利用する。</text:p>
      <text:section text:style-name="Sect2" text:name="Section3">
        <table:table table:name="Table3" table:style-name="Table3">
          <table:table-column table:style-name="Table3.A" table:number-columns-repeated="2"/>
          <table:table-row>
            <table:table-cell table:style-name="Table3.A1" office:value-type="string">
              <text:p text:style-name="OrgTableContentsLeft">'ns</text:p>
            </table:table-cell>
            <table:table-cell table:style-name="Table3.A1" office:value-type="string">
              <text:p text:style-name="OrgTableContentsLeft">sudo port install aspell aspell-dict-en</text:p>
            </table:table-cell>
          </table:table-row>
          <table:table-row>
            <table:table-cell table:style-name="Table3.A2" office:value-type="string">
              <text:p text:style-name="OrgTableContentsLeft">'x32</text:p>
            </table:table-cell>
            <table:table-cell table:style-name="Table3.A2" office:value-type="string">
              <text:p text:style-name="OrgTableContentsLeft">installer.exe and aspell-en from <text:a xlink:type="simple" xlink:href="http://aspell.net/win32/" text:style-name="Internet_20_link" text:visited-style-name="Visited_20_Internet_20_Link">http://aspell.net/win32/</text:a></text:p>
            </table:table-cell>
          </table:table-row>
        </table:table>
      </text:section>
      <text:p text:style-name="OrgSrcBlock"><text:span text:style-name="OrgSrcFontLockCommentDelimiterFace">;;; </text:span><text:span text:style-name="OrgSrcFontLockCommentFace">Use aspell for spell checking instead of ispell.</text:span></text:p>
      <text:p text:style-name="OrgSrcBlock">(<text:span text:style-name="OrgSrcFontLockKeywordFace">when</text:span> (executable-find <text:span text:style-name="OrgSrcFontLockStringFace">"aspell"</text:span>)</text:p>
      <text:p text:style-name="OrgSrcBlock"><text:s text:c="2"/>(eval-after-autoload-if-found</text:p>
      <text:p text:style-name="OrgSrcBlock"><text:s text:c="3"/>'(ispell-region) <text:span text:style-name="OrgSrcFontLockStringFace">"ispell"</text:span> nil t nil</text:p>
      <text:p text:style-name="OrgSrcBlock"><text:s text:c="3"/>'((setq-default ispell-program-name <text:span text:style-name="OrgSrcFontLockStringFace">"aspell"</text:span>)</text:p>
      <text:p text:style-name="OrgSrcBlock"><text:s text:c="5"/>(<text:span text:style-name="OrgSrcFontLockKeywordFace">when</text:span> (eq window-system 'w32)</text:p>
      <text:p text:style-name="OrgSrcBlock"><text:s text:c="7"/>(setq-default ispell-program-name</text:p>
      <text:p text:style-name="OrgSrcBlock"><text:s text:c="21"/><text:span text:style-name="OrgSrcFontLockStringFace">"C:/Program Files/Aspell/bin/aspell.exe"</text:span>))</text:p>
      <text:p text:style-name="OrgSrcBlock"><text:s text:c="5"/><text:span text:style-name="OrgSrcFontLockCommentDelimiterFace">;;</text:span><text:span text:style-name="OrgSrcFontLockCommentFace">(setq ispell-grep-command "grep")</text:span></text:p>
      <text:p text:style-name="OrgSrcBlock"><text:s text:c="5"/><text:span text:style-name="OrgSrcFontLockCommentDelimiterFace">;; </text:span><text:span text:style-name="OrgSrcFontLockCommentFace">for English and Japanese mixed</text:span></text:p>
      <text:p text:style-name="OrgSrcBlock"/>
      <text:p text:style-name="OrgSrcBlock"><text:s text:c="5"/>(add-to-list 'ispell-skip-region-alist '(<text:span text:style-name="OrgSrcFontLockStringFace">"[</text:span><text:span text:style-name="OrgSrcFontLockNegationCharFace">^</text:span><text:span text:style-name="OrgSrcFontLockStringFace">\000-\377]"</text:span>))</text:p>
      <text:p text:style-name="OrgSrcBlock"><text:s text:c="5"/>(setq ispell-dictionarry <text:span text:style-name="OrgSrcFontLockStringFace">"english"</text:span>)</text:p>
      <text:p text:style-name="OrgSrcBlock"><text:s text:c="5"/>(setq ispell-personal-dictionary <text:span text:style-name="OrgSrcFontLockStringFace">"~/.emacs.d/.aspell.en.pws"</text:span>)</text:p>
      <text:p text:style-name="OrgSrcBlock"/>
      <text:p text:style-name="OrgSrcBlock"><text:s text:c="5"/><text:span text:style-name="OrgSrcFontLockCommentDelimiterFace">;; </text:span><text:span text:style-name="OrgSrcFontLockCommentFace">This will also avoid an IM-OFF issue for flyspell-mode.</text:span></text:p>
      <text:p text:style-name="OrgSrcBlock"><text:s text:c="5"/><text:span text:style-name="OrgSrcFontLockCommentDelimiterFace">;; <text:s/></text:span><text:span text:style-name="OrgSrcFontLockCommentFace">(setq ispell-aspell-supports-utf8 t)</text:span></text:p>
      <text:p text:style-name="OrgSrcBlock"><text:s text:c="5"/><text:span text:style-name="OrgSrcFontLockCommentDelimiterFace">;; <text:s/></text:span><text:span text:style-name="OrgSrcFontLockCommentFace">(setq ispell-encoding8-command t)</text:span></text:p>
      <text:p text:style-name="OrgSrcBlock"><text:s text:c="5"/>(setq ispell-local-dictionary-alist</text:p>
      <text:p text:style-name="OrgSrcBlock"><text:s text:c="11"/>'((nil <text:span text:style-name="OrgSrcFontLockStringFace">"[a-zA-Z]"</text:span> <text:span text:style-name="OrgSrcFontLockStringFace">"[</text:span><text:span text:style-name="OrgSrcFontLockNegationCharFace">^</text:span><text:span text:style-name="OrgSrcFontLockStringFace">a-zA-Z]"</text:span> <text:span text:style-name="OrgSrcFontLockStringFace">"'"</text:span> t</text:p>
      <text:p text:style-name="OrgSrcBlockLastLine"><text:s text:c="18"/>(<text:span text:style-name="OrgSrcFontLockStringFace">"-d"</text:span> <text:span text:style-name="OrgSrcFontLockStringFace">"en"</text:span> <text:span text:style-name="OrgSrcFontLockStringFace">"--encoding=utf-8"</text:span>) nil utf-8))))))</text:p>
      <text:h text:style-name="Heading_20_3" text:outline-level="3"><text:bookmark text:name="orgheadline63"/><text:bookmark-start text:name="OrgXref.orgheadline63"/>キーバインド <text:bookmark-end text:name="OrgXref.orgheadline63"/></text:h>
      <text:p text:style-name="OrgSrcBlock"><text:span text:style-name="OrgSrcFontLockCommentDelimiterFace">;; </text:span><text:span text:style-name="OrgSrcFontLockCommentFace">Spell checking within a specified region</text:span></text:p>
      <text:p text:style-name="OrgSrcBlockLastLine">(global-set-key (kbd <text:span text:style-name="OrgSrcFontLockStringFace">"C-c f 5"</text:span>) 'ispell-region)</text:p>
      <text:h text:style-name="Heading_20_2" text:outline-level="2"><text:bookmark text:name="orgheadline65"/><text:bookmark-start text:name="OrgXref.orgheadline65"/>リアルタイムスペルチェック <text:bookmark-end text:name="OrgXref.orgheadline65"/></text:h>
      <text:p text:style-name="Text_20_body">Built-in の <text:a xlink:type="simple" xlink:href="http://www.emacswiki.org/emacs/FlySpell" text:style-name="Internet_20_link" text:visited-style-name="Visited_20_Internet_20_Link">flyspell.el</text:a> を使います。</text:p>
      <text:p text:style-name="Text_20_body">重いので現在は使っていません。</text:p>
      <text:p text:style-name="Text_20_body"><text:a xlink:type="simple" xlink:href="http://www.morishima.net/~naoto/fragments/archives/2005/12/20/flyspell/" text:style-name="Internet_20_link" text:visited-style-name="Visited_20_Internet_20_Link">http://www.morishima.net/~naoto/fragments/archives/2005/12/20/flyspell/</text:a></text:p>
      <text:p text:style-name="OrgSrcBlock">(<text:span text:style-name="OrgSrcFontLockKeywordFace">dolist</text:span></text:p>
      <text:p text:style-name="OrgSrcBlock"><text:soft-page-break/><text:s text:c="4"/>(hook</text:p>
      <text:p text:style-name="OrgSrcBlock"><text:s text:c="5"/>'(text-mode-hook change-log-mode-hook c++-mode-hook</text:p>
      <text:p text:style-name="OrgSrcBlock"><text:s text:c="22"/>latex-mode-hook org-mode-hook))</text:p>
      <text:p text:style-name="OrgSrcBlock"><text:s text:c="2"/>(add-hook hook (<text:span text:style-name="OrgSrcFontLockKeywordFace">lambda</text:span> () (flyspell-mode 1))))</text:p>
      <text:p text:style-name="OrgSrcBlock"/>
      <text:p text:style-name="OrgSrcBlock">(add-hook 'c++-mode-hook</text:p>
      <text:p text:style-name="OrgSrcBlock"><text:s text:c="10"/>(<text:span text:style-name="OrgSrcFontLockKeywordFace">lambda</text:span> () (flyspell-prog-mode)))</text:p>
      <text:p text:style-name="OrgSrcBlock"/>
      <text:p text:style-name="OrgSrcBlock"><text:span text:style-name="OrgSrcFontLockCommentDelimiterFace">;; </text:span><text:span text:style-name="OrgSrcFontLockCommentFace">Auto complete との衝突を回避</text:span></text:p>
      <text:p text:style-name="OrgSrcBlockLastLine">(ac-flyspell-workaround)</text:p>
      <text:h text:style-name="Heading_20_2" text:outline-level="2"><text:bookmark text:name="orgheadline66"/><text:bookmark-start text:name="OrgXref.orgheadline66"/>[latex-math-preview.el] TeX数式をプレビュー <text:bookmark-end text:name="OrgXref.orgheadline66"/></text:h>
      <text:list xml:id="list220715951947343" text:style-name="OrgBulletedList">
        <text:list-item>
          <text:p text:style-name="P2"><text:a xlink:type="simple" xlink:href="http://www.emacswiki.org/emacs/latex-math-preview.el" text:style-name="Internet_20_link" text:visited-style-name="Visited_20_Internet_20_Link">http://www.emacswiki.org/emacs/latex-math-preview.el</text:a></text:p>
        </text:list-item>
        <text:list-item>
          <text:p text:style-name="P2"><text:a xlink:type="simple" xlink:href="http://transitive.info/software/latex-math-preview/" text:style-name="Internet_20_link" text:visited-style-name="Visited_20_Internet_20_Link">http://transitive.info/software/latex-math-preview/</text:a></text:p>
        </text:list-item>
      </text:list>
      <text:p text:style-name="Text_20_body">以下の設定では、 数式で <text:span text:style-name="OrgCode">&lt;f7&gt;</text:span> を押すとプレビューが走り、さらに <text:span text:style-name="OrgCode">&lt;f7&gt;</text:span> を押すとプレビューウィンドウを閉じるように動作します。通常、=q= でプレビューを閉じられます。</text:p>
      <text:p text:style-name="OrgSrcBlock">(<text:span text:style-name="OrgSrcFontLockKeywordFace">when</text:span> (eval-after-autoload-if-found <text:s text:c="6"/></text:p>
      <text:p text:style-name="OrgSrcBlock"><text:s text:c="7"/>'(latex-math-preview-expression</text:p>
      <text:p text:style-name="OrgSrcBlock"><text:s text:c="9"/>latex-math-preview-insert-symbol</text:p>
      <text:p text:style-name="OrgSrcBlock"><text:s text:c="9"/>latex-math-preview-save-image-file</text:p>
      <text:p text:style-name="OrgSrcBlock"><text:s text:c="9"/>latex-math-preview-beamer-frame)</text:p>
      <text:p text:style-name="OrgSrcBlock"><text:s text:c="7"/><text:span text:style-name="OrgSrcFontLockStringFace">"latex-math-preview"</text:span> nil t nil</text:p>
      <text:p text:style-name="OrgSrcBlock"><text:s text:c="7"/>'((define-key latex-math-preview-expression-mode-map (kbd <text:span text:style-name="OrgSrcFontLockStringFace">"&lt;f7&gt;"</text:span>)</text:p>
      <text:p text:style-name="OrgSrcBlock"><text:s text:c="11"/>'latex-math-preview-delete-buffer)))</text:p>
      <text:p text:style-name="OrgSrcBlock"/>
      <text:p text:style-name="OrgSrcBlockLastLine"><text:s text:c="2"/>(global-set-key (kbd <text:span text:style-name="OrgSrcFontLockStringFace">"&lt;f7&gt;"</text:span>) 'latex-math-preview-expression))</text:p>
      <text:h text:style-name="Heading_20_2" text:outline-level="2"><text:bookmark text:name="orgheadline67"/><text:bookmark-start text:name="OrgXref.orgheadline67"/>[po-mode.el] 翻訳ファイルの編集 <text:bookmark-end text:name="OrgXref.orgheadline67"/></text:h>
      <text:p text:style-name="Text_20_body"><text:a xlink:type="simple" xlink:href="http://www.emacswiki.org/emacs/PoMode" text:style-name="Internet_20_link" text:visited-style-name="Visited_20_Internet_20_Link">http://www.emacswiki.org/emacs/PoMode</text:a><text:line-break/><text:a xlink:type="simple" xlink:href="http://www.emacswiki.org/emacs/po-mode+.el" text:style-name="Internet_20_link" text:visited-style-name="Visited_20_Internet_20_Link">http://www.emacswiki.org/emacs/po-mode+.el</text:a></text:p>
      <text:p text:style-name="OrgSrcBlock"><text:span text:style-name="OrgSrcFontLockCommentDelimiterFace">;;</text:span><text:span text:style-name="OrgSrcFontLockCommentFace">(autoload 'po-mode "po-mode+" nil nil)</text:span></text:p>
      <text:p text:style-name="OrgSrcBlock"><text:span text:style-name="OrgSrcFontLockCommentDelimiterFace">;;</text:span><text:span text:style-name="OrgSrcFontLockCommentFace">(autoload 'po-mode "po-mode" nil t)</text:span></text:p>
      <text:p text:style-name="OrgSrcBlock">(<text:span text:style-name="OrgSrcFontLockKeywordFace">when</text:span> (eval-after-autoload-if-found</text:p>
      <text:p text:style-name="OrgSrcBlock"><text:s text:c="7"/>'(po-mode) <text:span text:style-name="OrgSrcFontLockStringFace">"po-mode"</text:span>)</text:p>
      <text:p text:style-name="OrgSrcBlockLastLine"><text:s text:c="2"/>(push '(<text:span text:style-name="OrgSrcFontLockStringFace">"\\.po[tx]?\\'</text:span><text:span text:style-name="OrgSrcFontLockRegexpGroupingBackslash">\\</text:span><text:span text:style-name="OrgSrcFontLockRegexpGroupingConstruct">|</text:span><text:span text:style-name="OrgSrcFontLockStringFace">\\.po\\$"</text:span> . po-mode) auto-mode-alist))</text:p>
      <text:h text:style-name="Heading_20_2" text:outline-level="2"><text:bookmark text:name="orgheadline68"/><text:bookmark-start text:name="OrgXref.orgheadline68"/>[word-count.el] リージョン内の文字をカウントする <text:bookmark-end text:name="OrgXref.orgheadline68"/></text:h>
      <text:p text:style-name="Text_20_body">有効な頒布元に変更があった。<text:a xlink:type="simple" xlink:href="http://www.emacswiki.org/emacs/WordCount" text:style-name="Internet_20_link" text:visited-style-name="Visited_20_Internet_20_Link">word-count.el</text:a> から新しい頒布元にたどりつける。</text:p>
      <text:p text:style-name="OrgSrcBlock">(<text:span text:style-name="OrgSrcFontLockKeywordFace">when</text:span> (eval-after-autoload-if-found</text:p>
      <text:p text:style-name="OrgSrcBlock"><text:s text:c="7"/>'(word-count-mode) <text:span text:style-name="OrgSrcFontLockStringFace">"word-count"</text:span> <text:span text:style-name="OrgSrcFontLockStringFace">"Minor mode to count words."</text:span>)</text:p>
      <text:p text:style-name="OrgSrcBlockLastLine"><text:s text:c="2"/>(global-set-key (kbd <text:span text:style-name="OrgSrcFontLockStringFace">"M-+"</text:span>) 'word-count-mode))</text:p>
      <text:p text:style-name="Text_20_body">と思ったら、ビルドインの simple.el に十分な機能なのがあった。</text:p>
      <text:p text:style-name="OrgSrcBlockLastLine">(global-set-key (kbd <text:span text:style-name="OrgSrcFontLockStringFace">"M-="</text:span>) 'count-words)</text:p>
      <text:h text:style-name="Heading_20_2" text:outline-level="2"><text:bookmark text:name="orgheadline69"/><text:bookmark-start text:name="OrgXref.orgheadline69"/>[yatex.el] YaTeXモード <text:bookmark-end text:name="OrgXref.orgheadline69"/></text:h>
      <text:p text:style-name="OrgSrcBlock">(<text:span text:style-name="OrgSrcFontLockKeywordFace">when</text:span> (eval-after-autoload-if-found</text:p>
      <text:p text:style-name="OrgSrcBlock"><text:s text:c="7"/>'(yatex-mode) <text:span text:style-name="OrgSrcFontLockStringFace">"yatex"</text:span> <text:span text:style-name="OrgSrcFontLockStringFace">"Yet Another LaTeX mode"</text:span> t nil</text:p>
      <text:p text:style-name="OrgSrcBlock"><text:soft-page-break/><text:s text:c="7"/>'((setq YaTeX-kanji-code 4))) <text:span text:style-name="OrgSrcFontLockCommentDelimiterFace">;; </text:span><text:span text:style-name="OrgSrcFontLockCommentFace">1=Shift JIS, 2=JIS, 3=EUC, 4=UTF-8</text:span></text:p>
      <text:p text:style-name="OrgSrcBlock"><text:s text:c="2"/>(push '(<text:span text:style-name="OrgSrcFontLockStringFace">"\\.tex$"</text:span> . yatex-mode) auto-mode-alist)</text:p>
      <text:p text:style-name="OrgSrcBlock"><text:s text:c="2"/><text:span text:style-name="OrgSrcFontLockCommentDelimiterFace">;; </text:span><text:span text:style-name="OrgSrcFontLockCommentFace">Disable auto line break</text:span></text:p>
      <text:p text:style-name="OrgSrcBlock"><text:s text:c="2"/>(add-hook 'yatex-mode-hook</text:p>
      <text:p text:style-name="OrgSrcBlockLastLine"><text:s text:c="12"/>'(<text:span text:style-name="OrgSrcFontLockKeywordFace">lambda</text:span> () (setq auto-fill-function nil))))</text:p>
      <text:h text:style-name="Heading_20_2" text:outline-level="2"><text:bookmark text:name="orgheadline70"/><text:bookmark-start text:name="OrgXref.orgheadline70"/>[wclock.el] 世界時計 <text:bookmark-end text:name="OrgXref.orgheadline70"/></text:h>
      <text:p text:style-name="Text_20_body"><text:a xlink:type="simple" xlink:href="http://pastelwill.jp/wiki/doku.php?id=emacs" text:style-name="Internet_20_link" text:visited-style-name="Visited_20_Internet_20_Link">http://pastelwill.jp/wiki/doku.php?id=emacs</text:a></text:p>
      <text:p text:style-name="OrgSrcBlockLastLine">(eval-after-autoload-if-found 'wclock <text:span text:style-name="OrgSrcFontLockStringFace">"wclock"</text:span>)</text:p>
      <text:h text:style-name="Heading_20_2" text:outline-level="2"><text:bookmark text:name="orgheadline71"/><text:bookmark-start text:name="OrgXref.orgheadline71"/>[yasnippet.el] Emacs用のテンプレートシステム <text:bookmark-end text:name="OrgXref.orgheadline71"/></text:h>
      <text:p text:style-name="Text_20_body"><text:a xlink:type="simple" xlink:href="https://github.com/capitaomorte/yasnippet" text:style-name="Internet_20_link" text:visited-style-name="Visited_20_Internet_20_Link">https://github.com/capitaomorte/yasnippet</text:a></text:p>
      <text:list xml:id="list220714989688610" text:style-name="OrgBulletedList">
        <text:list-item>
          <text:p text:style-name="P2"><text:a xlink:type="simple" xlink:href="http://yasnippet-doc-jp.googlecode.com/svn/trunk/doc-jp/index.html" text:style-name="Internet_20_link" text:visited-style-name="Visited_20_Internet_20_Link">http://yasnippet-doc-jp.googlecode.com/svn/trunk/doc-jp/index.html</text:a></text:p>
        </text:list-item>
        <text:list-item>
          <text:p text:style-name="P2"><text:a xlink:type="simple" xlink:href="http://d.hatena.ne.jp/IMAKADO/20080401/1206715770" text:style-name="Internet_20_link" text:visited-style-name="Visited_20_Internet_20_Link">http://d.hatena.ne.jp/IMAKADO/20080401/1206715770</text:a></text:p>
        </text:list-item>
        <text:list-item>
          <text:p text:style-name="P2"><text:a xlink:type="simple" xlink:href="http://coderepos.org/share/browser/config/yasnippet" text:style-name="Internet_20_link" text:visited-style-name="Visited_20_Internet_20_Link">http://coderepos.org/share/browser/config/yasnippet</text:a></text:p>
        </text:list-item>
        <text:list-item>
          <text:p text:style-name="P2"><text:a xlink:type="simple" xlink:href="https://github.com/RickMoynihan/yasnippet-org-mode" text:style-name="Internet_20_link" text:visited-style-name="Visited_20_Internet_20_Link">https://github.com/RickMoynihan/yasnippet-org-mode</text:a></text:p>
        </text:list-item>
      </text:list>
      <text:p text:style-name="Text_20_body"><text:a xlink:type="simple" xlink:href="http://orgmode.org/manual/Conflicts.html" text:style-name="Internet_20_link" text:visited-style-name="Visited_20_Internet_20_Link">Org-modeとの衝突を避ける</text:a></text:p>
      <text:p text:style-name="OrgSrcBlock">(<text:span text:style-name="OrgSrcFontLockKeywordFace">when</text:span> (eval-after-autoload-if-found</text:p>
      <text:p text:style-name="OrgSrcBlock"><text:s text:c="7"/>'(yas-global-mode yas-minor-mode)</text:p>
      <text:p text:style-name="OrgSrcBlock"><text:s text:c="7"/><text:span text:style-name="OrgSrcFontLockStringFace">"yasnippet"</text:span> nil t nil</text:p>
      <text:p text:style-name="OrgSrcBlock"><text:s text:c="7"/>'((setq yas-verbosity 2)</text:p>
      <text:p text:style-name="OrgSrcBlock"><text:s text:c="9"/>(setq yas-snippet-dirs</text:p>
      <text:p text:style-name="OrgSrcBlock"><text:s text:c="15"/>(list <text:span text:style-name="OrgSrcFontLockStringFace">"~/Dropbox/emacs.d/yas-dict"</text:span></text:p>
      <text:p text:style-name="OrgSrcBlock"><text:s text:c="21"/>'yas-installed-snippets-dir)) <text:span text:style-name="OrgSrcFontLockCommentDelimiterFace">;; </text:span><text:span text:style-name="OrgSrcFontLockCommentFace">for Cask</text:span></text:p>
      <text:p text:style-name="OrgSrcBlock"><text:s text:c="9"/>(custom-set-variables '(yas-trigger-key [tab]))</text:p>
      <text:p text:style-name="OrgSrcBlock"><text:s text:c="9"/>(yas-global-mode 1)</text:p>
      <text:p text:style-name="OrgSrcBlock"><text:s text:c="9"/>))</text:p>
      <text:p text:style-name="OrgSrcBlock"/>
      <text:p text:style-name="OrgSrcBlock"><text:s text:c="2"/>(<text:span text:style-name="OrgSrcFontLockKeywordFace">dolist</text:span> (hook</text:p>
      <text:p text:style-name="OrgSrcBlock"><text:s text:c="11"/>(list 'perl-mode-hook</text:p>
      <text:p text:style-name="OrgSrcBlock"><text:s text:c="17"/>'c-mode-common-hook 'js2-mode-hook 'org-mode-hook</text:p>
      <text:p text:style-name="OrgSrcBlock"><text:s text:c="17"/>'python-mode-hook))</text:p>
      <text:p text:style-name="OrgSrcBlockLastLine"><text:s text:c="4"/>(add-hook hook 'yas-minor-mode)))</text:p>
      <text:p text:style-name="OrgSrcBlock">(<text:span text:style-name="OrgSrcFontLockKeywordFace">when</text:span> (eval-after-autoload-if-found</text:p>
      <text:p text:style-name="OrgSrcBlock"><text:s text:c="7"/>'(yas-minir-mode yas-expand yas-org-very-safe-expand)</text:p>
      <text:p text:style-name="OrgSrcBlock"><text:s text:c="7"/><text:span text:style-name="OrgSrcFontLockStringFace">"yasnippet"</text:span> nil t nil</text:p>
      <text:p text:style-name="OrgSrcBlock"><text:s text:c="7"/>'((setq yas-verbosity 2)</text:p>
      <text:p text:style-name="OrgSrcBlock"><text:s text:c="9"/>(setq yas-snippet-dirs</text:p>
      <text:p text:style-name="OrgSrcBlock"><text:s text:c="15"/>(list <text:span text:style-name="OrgSrcFontLockStringFace">"~/Dropbox/emacs.d/yas-dict"</text:span></text:p>
      <text:p text:style-name="OrgSrcBlock"><text:s text:c="21"/>'yas-installed-snippets-dir))</text:p>
      <text:p text:style-name="OrgSrcBlock"><text:s text:c="9"/>(custom-set-variables '(yas-trigger-key [tab]))</text:p>
      <text:p text:style-name="OrgSrcBlock"><text:s text:c="9"/>(yas-global-mode 1)</text:p>
      <text:p text:style-name="OrgSrcBlock"/>
      <text:p text:style-name="OrgSrcBlock"><text:s text:c="9"/>(<text:span text:style-name="OrgSrcFontLockKeywordFace">defun</text:span> <text:span text:style-name="OrgSrcFontLockFunctionNameFace">yas-org-very-safe-expand</text:span> ()</text:p>
      <text:p text:style-name="OrgSrcBlock"><text:s text:c="11"/>(<text:span text:style-name="OrgSrcFontLockKeywordFace">let</text:span> ((yas-fallback-behavior 'return-nil)) (yas-expand)))))</text:p>
      <text:p text:style-name="OrgSrcBlock"/>
      <text:p text:style-name="OrgSrcBlock"><text:s text:c="2"/>(<text:span text:style-name="OrgSrcFontLockKeywordFace">dolist</text:span> (hook (list 'perl-mode-hook 'c-mode-common-hook))</text:p>
      <text:p text:style-name="OrgSrcBlock"><text:s text:c="4"/><text:span text:style-name="OrgSrcFontLockCommentDelimiterFace">;; <text:s text:c="22"/></text:span><text:span text:style-name="OrgSrcFontLockCommentFace">'emacs-lisp-mode-hook))</text:span></text:p>
      <text:p text:style-name="OrgSrcBlock"><text:s text:c="4"/>(add-hook hook 'yas-minor-mode))</text:p>
      <text:p text:style-name="OrgSrcBlock"/>
      <text:p text:style-name="OrgSrcBlock"><text:s text:c="2"/>(add-hook 'org-mode-hook</text:p>
      <text:p text:style-name="OrgSrcBlock"><text:soft-page-break/><text:s text:c="12"/>'(<text:span text:style-name="OrgSrcFontLockKeywordFace">lambda</text:span> ()</text:p>
      <text:p text:style-name="OrgSrcBlock"><text:s text:c="15"/>(yas-minor-mode)</text:p>
      <text:p text:style-name="OrgSrcBlock"><text:s text:c="15"/><text:span text:style-name="OrgSrcFontLockCommentDelimiterFace">;; </text:span><text:span text:style-name="OrgSrcFontLockCommentFace">org-cycle (&lt;TAB&gt;) との衝突を避ける</text:span></text:p>
      <text:p text:style-name="OrgSrcBlock"><text:s text:c="15"/>(setq yas-trigger-symbol [tab])</text:p>
      <text:p text:style-name="OrgSrcBlock"><text:s text:c="15"/>(add-to-list 'org-tab-first-hook 'yas-org-very-safe-expand)</text:p>
      <text:p text:style-name="OrgSrcBlockLastLine"><text:s text:c="15"/>(define-key yas-keymap [tab] 'yas-next-field))))</text:p>
      <text:h text:style-name="Heading_20_2" text:outline-level="2"><text:bookmark text:name="orgheadline73"/><text:bookmark-start text:name="OrgXref.orgheadline73"/>[sdic.el] 英辞郎で英単語を調べる <text:bookmark-end text:name="OrgXref.orgheadline73"/></text:h>
      <text:p text:style-name="Text_20_body"><text:a xlink:type="simple" xlink:href="http://www.namazu.org/~tsuchiya/sdic/index.html" text:style-name="Internet_20_link" text:visited-style-name="Visited_20_Internet_20_Link">http://www.namazu.org/~tsuchiya/sdic/index.html</text:a></text:p>
      <text:p text:style-name="Text_20_body">Emacs から辞書を使う。lookup を使う方法もあるが、Emacsから使うのは英辞郎に限定。</text:p>
      <text:p text:style-name="OrgSrcBlock">(<text:span text:style-name="OrgSrcFontLockKeywordFace">when</text:span> (autoload-if-found</text:p>
      <text:p text:style-name="OrgSrcBlock"><text:s text:c="7"/>'(sdic-describe-word sdic-describe-word-at-point)</text:p>
      <text:p text:style-name="OrgSrcBlock"><text:s text:c="7"/><text:span text:style-name="OrgSrcFontLockStringFace">"sdic"</text:span> nil t)</text:p>
      <text:p text:style-name="OrgSrcBlock"><text:s text:c="2"/>(eval-after-load <text:span text:style-name="OrgSrcFontLockStringFace">"sdic"</text:span></text:p>
      <text:p text:style-name="OrgSrcBlock"><text:s text:c="4"/>'(<text:span text:style-name="OrgSrcFontLockKeywordFace">progn</text:span></text:p>
      <text:p text:style-name="OrgSrcBlock"><text:s text:c="7"/>(setq sdic-face-color <text:span text:style-name="OrgSrcFontLockStringFace">"</text:span><text:span text:style-name="OrgSrcDefault0000">#3333FF</text:span><text:span text:style-name="OrgSrcFontLockStringFace">"</text:span>)</text:p>
      <text:p text:style-name="OrgSrcBlock"><text:s text:c="7"/>(setq sdic-default-coding-system 'utf-8)</text:p>
      <text:p text:style-name="OrgSrcBlock"><text:s text:c="7"/><text:span text:style-name="OrgSrcFontLockCommentDelimiterFace">;; </text:span><text:span text:style-name="OrgSrcFontLockCommentFace">Dictionary (English =&gt; Japanese)</text:span></text:p>
      <text:p text:style-name="OrgSrcBlock"><text:s text:c="7"/>(setq sdic-eiwa-dictionary-list</text:p>
      <text:p text:style-name="OrgSrcBlock"><text:s text:c="13"/>'((sdicf-client <text:span text:style-name="OrgSrcFontLockStringFace">"~/Dropbox/Dic/EIJIRO6/EIJI-128.sdic"</text:span>)))</text:p>
      <text:p text:style-name="OrgSrcBlock"><text:s text:c="7"/><text:span text:style-name="OrgSrcFontLockCommentDelimiterFace">;; </text:span><text:span text:style-name="OrgSrcFontLockCommentFace">Dictionary (Japanese =&gt; English)</text:span></text:p>
      <text:p text:style-name="OrgSrcBlock"><text:s text:c="7"/>(setq sdic-waei-dictionary-list</text:p>
      <text:p text:style-name="OrgSrcBlockLastLine"><text:s text:c="13"/>'((sdicf-client <text:span text:style-name="OrgSrcFontLockStringFace">"~/Dropbox/Dic/EIJIRO6/WAEI-128.sdic"</text:span>))))))</text:p>
      <text:p text:style-name="OrgSrcBlock">(eval-after-autoload-if-found</text:p>
      <text:p text:style-name="OrgSrcBlock"><text:s/>'(sdic-describe-word sdic-describe-word-at-point) <text:span text:style-name="OrgSrcFontLockStringFace">"sdic"</text:span> nil t nil</text:p>
      <text:p text:style-name="OrgSrcBlock"><text:s/>'((setq sdic-face-color <text:span text:style-name="OrgSrcFontLockStringFace">"</text:span><text:span text:style-name="OrgSrcDefault0000">#3333FF</text:span><text:span text:style-name="OrgSrcFontLockStringFace">"</text:span>)</text:p>
      <text:p text:style-name="OrgSrcBlock"><text:s text:c="3"/>(setq sdic-default-coding-system 'utf-8)</text:p>
      <text:p text:style-name="OrgSrcBlock"><text:s text:c="3"/><text:span text:style-name="OrgSrcFontLockCommentDelimiterFace">;; </text:span><text:span text:style-name="OrgSrcFontLockCommentFace">Dictionary (English =&gt; Japanese)</text:span></text:p>
      <text:p text:style-name="OrgSrcBlock"><text:s text:c="3"/>(setq sdic-eiwa-dictionary-list</text:p>
      <text:p text:style-name="OrgSrcBlock"><text:s text:c="9"/>'((sdicf-client <text:span text:style-name="OrgSrcFontLockStringFace">"~/Dropbox/Dic/EIJIRO6/EIJI-128.sdic"</text:span>)))</text:p>
      <text:p text:style-name="OrgSrcBlock"><text:s text:c="3"/><text:span text:style-name="OrgSrcFontLockCommentDelimiterFace">;; </text:span><text:span text:style-name="OrgSrcFontLockCommentFace">Dictionary (Japanese =&gt; English)</text:span></text:p>
      <text:p text:style-name="OrgSrcBlock"><text:s text:c="3"/>(setq sdic-waei-dictionary-list</text:p>
      <text:p text:style-name="OrgSrcBlockLastLine"><text:s text:c="9"/>'((sdicf-client <text:span text:style-name="OrgSrcFontLockStringFace">"~/Dropbox/Dic/EIJIRO6/WAEI-128.sdic"</text:span>)))))</text:p>
      <text:h text:style-name="Heading_20_3" text:outline-level="3"><text:bookmark text:name="orgheadline72"/><text:bookmark-start text:name="OrgXref.orgheadline72"/>キーバインド <text:bookmark-end text:name="OrgXref.orgheadline72"/></text:h>
      <text:p text:style-name="OrgSrcBlock"><text:span text:style-name="OrgSrcFontLockCommentDelimiterFace">;; </text:span><text:span text:style-name="OrgSrcFontLockCommentFace">カーソルの位置の英単語の意味を調べる</text:span></text:p>
      <text:p text:style-name="OrgSrcBlock">(global-set-key (kbd <text:span text:style-name="OrgSrcFontLockStringFace">"C-M-w"</text:span>) 'sdic-describe-word-at-point)</text:p>
      <text:p text:style-name="OrgSrcBlock"><text:span text:style-name="OrgSrcFontLockCommentDelimiterFace">;; </text:span><text:span text:style-name="OrgSrcFontLockCommentFace">ミニバッファに英単語を入れて英辞郎を使う</text:span></text:p>
      <text:p text:style-name="OrgSrcBlockLastLine">(global-set-key (kbd <text:span text:style-name="OrgSrcFontLockStringFace">"C-c w"</text:span>) 'sdic-describe-word)</text:p>
      <text:h text:style-name="Heading_20_2" text:outline-level="2"><text:bookmark text:name="orgheadline74"/><text:bookmark-start text:name="OrgXref.orgheadline74"/>MacOSのdictionary.appで辞書をひく <text:bookmark-end text:name="OrgXref.orgheadline74"/></text:h>
      <text:p text:style-name="Text_20_body"><text:span text:style-name="OrgCode">osx-dictionary</text:span> なるパッケージが存在します。さくさくと高速に動作します。</text:p>
      <text:p text:style-name="OrgSrcBlock">(<text:span text:style-name="OrgSrcFontLockKeywordFace">when</text:span> (eval-after-autoload-if-found</text:p>
      <text:p text:style-name="OrgSrcBlock"><text:s text:c="7"/>'(osx-dictionary-search-pointer osx-dictionary-search-input)</text:p>
      <text:p text:style-name="OrgSrcBlock"><text:s text:c="7"/><text:span text:style-name="OrgSrcFontLockStringFace">"osx-dictionary"</text:span> nil t nil</text:p>
      <text:p text:style-name="OrgSrcBlock"><text:s text:c="7"/>'((setq osx-dictionary-dictionary-choice <text:span text:style-name="OrgSrcFontLockStringFace">"英辞郎 第七版"</text:span>)))</text:p>
      <text:p text:style-name="OrgSrcBlockLastLine"><text:s text:c="2"/>(global-set-key (kbd <text:span text:style-name="OrgSrcFontLockStringFace">"C-M-w"</text:span>) 'osx-dictionary-search-pointer))</text:p>
      <text:p text:style-name="Text_20_body">COBUILD5をデフォルトで使うには、次のサイト参照してください。</text:p>
      <text:list xml:id="list220716064862869" text:style-name="OrgBulletedList">
        <text:list-item>
          <text:p text:style-name="P2"><text:a xlink:type="simple" xlink:href="http://safx-dev.blogspot.jp/2012/02/collins-cobuld-5dictionaryapp.html" text:style-name="Internet_20_link" text:visited-style-name="Visited_20_Internet_20_Link">Collins COBULD 5をDictionary.appで利用できるようにする</text:a></text:p>
        </text:list-item>
      </text:list>
      <text:p text:style-name="Text_20_body">私の場合は、できあがった辞書を <text:span text:style-name="OrgCode">/Library/Dictionaries/</text:span> 以下に置いています。そ<text:soft-page-break/>の状態で dictionary.app の設定で辞書の優先順位を変えることで、常にCOBUILD5の情報を引っ張り出せます。もしくは、 <text:span text:style-name="OrgCode">osx-dictionary-dictionary-choice</text:span> で辞書名を指定します。</text:p>
      <text:h text:style-name="Heading_20_2" text:outline-level="2"><text:bookmark text:name="orgheadline77"/><text:bookmark-start text:name="OrgXref.orgheadline77"/>MacOSのdictionary.appでCOBUILD5の辞書をひく（旧） <text:bookmark-end text:name="OrgXref.orgheadline77"/></text:h>
      <text:p text:style-name="Text_20_body">OS標準の辞書アプリ（dictionary.app）を経由して、バッファにCOBUILD5のデータを流し込むことができます。</text:p>
      <text:list xml:id="list220716134868010" text:style-name="OrgBulletedList">
        <text:list-item>
          <text:p text:style-name="P2"><text:a xlink:type="simple" xlink:href="http://sakito.jp/mac/dictionary.html#emacs" text:style-name="Internet_20_link" text:visited-style-name="Visited_20_Internet_20_Link">辞書(Dictionary).appを使い倒そう</text:a></text:p>
        </text:list-item>
      </text:list>
      <text:p text:style-name="Text_20_body">以下の関数を準備します。</text:p>
      <text:p text:style-name="OrgSrcBlock">(<text:span text:style-name="OrgSrcFontLockKeywordFace">defun</text:span> <text:span text:style-name="OrgSrcFontLockFunctionNameFace">dictionary</text:span> ()</text:p>
      <text:p text:style-name="OrgSrcBlock"><text:s text:c="2"/><text:span text:style-name="OrgSrcFontLockDocFace">"dictionary.app"</text:span></text:p>
      <text:p text:style-name="OrgSrcBlock"><text:s text:c="2"/>(interactive)</text:p>
      <text:p text:style-name="OrgSrcBlock"/>
      <text:p text:style-name="OrgSrcBlock"><text:s text:c="2"/>(<text:span text:style-name="OrgSrcFontLockKeywordFace">let</text:span> ((editable (not buffer-read-only))</text:p>
      <text:p text:style-name="OrgSrcBlock"><text:s text:c="8"/>(pt (<text:span text:style-name="OrgSrcFontLockKeywordFace">save-excursion</text:span> (mouse-set-point last-nonmenu-event)))</text:p>
      <text:p text:style-name="OrgSrcBlock"><text:s text:c="8"/>beg end)</text:p>
      <text:p text:style-name="OrgSrcBlock"/>
      <text:p text:style-name="OrgSrcBlock"><text:s text:c="4"/>(<text:span text:style-name="OrgSrcFontLockKeywordFace">if</text:span> (and mark-active</text:p>
      <text:p text:style-name="OrgSrcBlock"><text:s text:c="13"/>(&lt;= (region-beginning) pt) (&lt;= pt (region-end)) )</text:p>
      <text:p text:style-name="OrgSrcBlock"><text:s text:c="8"/>(setq beg (region-beginning)</text:p>
      <text:p text:style-name="OrgSrcBlock"><text:s text:c="14"/>end (region-end))</text:p>
      <text:p text:style-name="OrgSrcBlock"><text:s text:c="6"/>(<text:span text:style-name="OrgSrcFontLockKeywordFace">save-excursion</text:span></text:p>
      <text:p text:style-name="OrgSrcBlock"><text:s text:c="8"/>(goto-char pt)</text:p>
      <text:p text:style-name="OrgSrcBlock"><text:s text:c="8"/>(setq end (<text:span text:style-name="OrgSrcFontLockKeywordFace">progn</text:span> (forward-word) (point)))</text:p>
      <text:p text:style-name="OrgSrcBlock"><text:s text:c="8"/>(setq beg (<text:span text:style-name="OrgSrcFontLockKeywordFace">progn</text:span> (backward-word) (point)))</text:p>
      <text:p text:style-name="OrgSrcBlock"><text:s text:c="8"/>))</text:p>
      <text:p text:style-name="OrgSrcBlock"/>
      <text:p text:style-name="OrgSrcBlock"><text:s text:c="4"/>(<text:span text:style-name="OrgSrcFontLockKeywordFace">let</text:span> ((word (buffer-substring-no-properties beg end))</text:p>
      <text:p text:style-name="OrgSrcBlock"><text:s text:c="10"/><text:span text:style-name="OrgSrcFontLockCommentDelimiterFace">;; <text:s text:c="11"/></text:span><text:span text:style-name="OrgSrcFontLockCommentFace">(win (selected-window))</text:span></text:p>
      <text:p text:style-name="OrgSrcBlock"><text:s text:c="10"/>(tmpbuf <text:span text:style-name="OrgSrcFontLockStringFace">" * dict-process*"</text:span>))</text:p>
      <text:p text:style-name="OrgSrcBlock"><text:s text:c="6"/>(pop-to-buffer tmpbuf)</text:p>
      <text:p text:style-name="OrgSrcBlock"><text:s text:c="6"/>(erase-buffer)</text:p>
      <text:p text:style-name="OrgSrcBlock"><text:s text:c="6"/>(insert <text:span text:style-name="OrgSrcFontLockStringFace">"Query: "</text:span> word <text:span text:style-name="OrgSrcFontLockStringFace">"\n\n"</text:span>)</text:p>
      <text:p text:style-name="OrgSrcBlock"><text:s text:c="6"/>(start-process <text:span text:style-name="OrgSrcFontLockStringFace">"dict-process"</text:span> tmpbuf <text:span text:style-name="OrgSrcFontLockStringFace">"dict.py"</text:span> word)</text:p>
      <text:p text:style-name="OrgSrcBlock"><text:s text:c="6"/>(goto-char 0)</text:p>
      <text:p text:style-name="OrgSrcBlock"><text:s text:c="6"/><text:span text:style-name="OrgSrcFontLockCommentDelimiterFace">;; <text:s text:c="7"/></text:span><text:span text:style-name="OrgSrcFontLockCommentFace">(select-window win)</text:span></text:p>
      <text:p text:style-name="OrgSrcBlockLastLine"><text:s text:c="6"/>)))</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p>
      <text:p text:style-name="Text_20_body">マスタカさんのナイスソリューションをまだ試していないので、こちらの方がエレガントかもしれません。</text:p>
      <text:list xml:id="list220715835525249" text:style-name="OrgBulletedList">
        <text:list-item>
          <text:p text:style-name="P2"><text:a xlink:type="simple" xlink:href="http://masutaka.net/chalow/2011-05-18-1.html" text:style-name="Internet_20_link" text:visited-style-name="Visited_20_Internet_20_Link">Emacs で Mac の辞書を sdic っぽく使う </text:a></text:p>
        </text:list-item>
        <text:list-item>
          <text:p text:style-name="P2"><text:a xlink:type="simple" xlink:href="http://masutaka.net/chalow/2012-09-17-1.html" text:style-name="Internet_20_link" text:visited-style-name="Visited_20_Internet_20_Link">EmacsからMacの辞書をお手軽に使う</text:a></text:p>
        </text:list-item>
      </text:list>
      <text:p text:style-name="Text_20_body">なお、COBUILD5の辞書データをdictionary.appで引けるようにするには以下の操作が必要です。</text:p>
      <text:list xml:id="list220714830987839" text:style-name="OrgBulletedList">
        <text:list-item>
          <text:p text:style-name="P2"><text:a xlink:type="simple" xlink:href="http://safx-dev.blogspot.jp/2012/02/collins-cobuld-5dictionaryapp.html" text:style-name="Internet_20_link" text:visited-style-name="Visited_20_Internet_20_Link">Collins COBULD 5をDictionary.appで利用できるようにする</text:a></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p>
      <text:h text:style-name="Heading_20_3" text:outline-level="3"><text:bookmark text:name="orgheadline75"/><text:bookmark-start text:name="OrgXref.orgheadline75"/><text:soft-page-break/>マイナーモード化 <text:bookmark-end text:name="OrgXref.orgheadline75"/></text:h>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p>
      <text:p text:style-name="Text_20_body">マイナーモード化した elisp は、<text:a xlink:type="simple" xlink:href="https://gist.github.com/takaxp/9786376" text:style-name="Internet_20_link" text:visited-style-name="Visited_20_Internet_20_Link">gist</text:a>で公開しています。</text:p>
      <text:h text:style-name="Heading_20_3" text:outline-level="3"><text:bookmark text:name="orgheadline76"/><text:bookmark-start text:name="OrgXref.orgheadline76"/>キーバインド <text:bookmark-end text:name="OrgXref.orgheadline76"/></text:h>
      <text:p text:style-name="Text_20_body">マイナーモード化した dict-app を使う場合は以下のようにします。sdic を使っている人は、sdic 用の設定と衝突しないように気をつけます。</text:p>
      <text:p text:style-name="OrgSrcBlock">(<text:span text:style-name="OrgSrcFontLockKeywordFace">when</text:span> (eval-after-autoload-if-found</text:p>
      <text:p text:style-name="OrgSrcBlock"><text:s text:c="7"/>'(dict-app-search) <text:span text:style-name="OrgSrcFontLockStringFace">"dict-app"</text:span>)</text:p>
      <text:p text:style-name="OrgSrcBlock"><text:s text:c="2"/><text:span text:style-name="OrgSrcFontLockCommentDelimiterFace">;; </text:span><text:span text:style-name="OrgSrcFontLockCommentFace">カーソルの位置の英単語の意味を調べる <text:s/></text:span></text:p>
      <text:p text:style-name="OrgSrcBlockLastLine"><text:s text:c="2"/>(global-set-key (kbd <text:span text:style-name="OrgSrcFontLockStringFace">"C-M-w"</text:span>) 'dict-app-search))</text:p>
      <text:h text:style-name="Heading_20_2" text:outline-level="2"><text:bookmark text:name="orgheadline79"/><text:bookmark-start text:name="OrgXref.orgheadline79"/>[lookup.el] 辞書 <text:bookmark-end text:name="OrgXref.orgheadline79"/></text:h>
      <text:p text:style-name="Text_20_body">最近使っていません。</text:p>
      <text:p text:style-name="OrgSrcBlock"><text:span text:style-name="OrgSrcFontLockCommentDelimiterFace">;; </text:span><text:span text:style-name="OrgSrcFontLockCommentFace">.lookup/cache.el</text:span></text:p>
      <text:p text:style-name="OrgSrcBlock">(setq lookup-init-directory <text:span text:style-name="OrgSrcFontLockStringFace">"~/env/dot_files/.lookup"</text:span>)</text:p>
      <text:p text:style-name="OrgSrcBlock"/>
      <text:p text:style-name="OrgSrcBlock">(autoload 'lookup <text:span text:style-name="OrgSrcFontLockStringFace">"lookup"</text:span> nil t)</text:p>
      <text:p text:style-name="OrgSrcBlock">(autoload 'lookup-region <text:span text:style-name="OrgSrcFontLockStringFace">"lookup"</text:span> nil t)</text:p>
      <text:p text:style-name="OrgSrcBlock">(autoload 'lookup-word <text:span text:style-name="OrgSrcFontLockStringFace">"lookup"</text:span> nil t)</text:p>
      <text:p text:style-name="OrgSrcBlock">(autoload 'lookup-select-dictionaries <text:span text:style-name="OrgSrcFontLockStringFace">"lookup"</text:span> nil t)</text:p>
      <text:p text:style-name="OrgSrcBlock"/>
      <text:p text:style-name="OrgSrcBlock">(setq lookup-search-modules</text:p>
      <text:p text:style-name="OrgSrcBlock"><text:s text:c="6"/>'((<text:span text:style-name="OrgSrcFontLockStringFace">"default"</text:span></text:p>
      <text:p text:style-name="OrgSrcBlock"><text:s text:c="9"/>(<text:span text:style-name="OrgSrcFontLockStringFace">"ndeb:/Users/taka/Dropbox/Dic/COBUILD5/cobuild"</text:span> <text:span text:style-name="OrgSrcFontLockBuiltinFace">:priority</text:span> t)</text:p>
      <text:p text:style-name="OrgSrcBlock"><text:s text:c="9"/>(<text:span text:style-name="OrgSrcFontLockStringFace">"ndeb:/Users/taka/Dropbox/Dic/COBUILD5/wordbank"</text:span> <text:span text:style-name="OrgSrcFontLockBuiltinFace">:priority</text:span> t)</text:p>
      <text:p text:style-name="OrgSrcBlock"><text:s text:c="9"/>(<text:span text:style-name="OrgSrcFontLockStringFace">"ndeb:/Users/taka/Dropbox/Dic/LDOCE4/ldoce4"</text:span> <text:span text:style-name="OrgSrcFontLockBuiltinFace">:priority</text:span> t)</text:p>
      <text:p text:style-name="OrgSrcBlock"><text:s text:c="9"/>(<text:span text:style-name="OrgSrcFontLockStringFace">"ndeb:/Users/taka/Dropbox/Dic/LDOCE4/bank"</text:span> <text:span text:style-name="OrgSrcFontLockBuiltinFace">:priority</text:span> t)</text:p>
      <text:p text:style-name="OrgSrcBlock"><text:s text:c="9"/>(<text:span text:style-name="OrgSrcFontLockStringFace">"ndeb:/Users/taka/Dropbox/Dic/LDOCE4/colloc"</text:span> <text:span text:style-name="OrgSrcFontLockBuiltinFace">:priority</text:span> t)</text:p>
      <text:p text:style-name="OrgSrcBlock"><text:s text:c="9"/>(<text:span text:style-name="OrgSrcFontLockStringFace">"ndeb:/Users/taka/Dropbox/Dic/LDOCE4/activ"</text:span> <text:span text:style-name="OrgSrcFontLockBuiltinFace">:priority</text:span> t))))</text:p>
      <text:p text:style-name="OrgSrcBlock"/>
      <text:p text:style-name="OrgSrcBlock">(setq lookup-agent-attributes</text:p>
      <text:p text:style-name="OrgSrcBlock"><text:s text:c="6"/>'((<text:span text:style-name="OrgSrcFontLockStringFace">"ndeb:/Users/taka/Dropbox/Dic/COBUILD5"</text:span></text:p>
      <text:p text:style-name="OrgSrcBlock"><text:s text:c="9"/>(dictionaries <text:span text:style-name="OrgSrcFontLockStringFace">"cobuild"</text:span> <text:span text:style-name="OrgSrcFontLockStringFace">"wordbank"</text:span>))</text:p>
      <text:p text:style-name="OrgSrcBlock"><text:s text:c="8"/>(<text:span text:style-name="OrgSrcFontLockStringFace">"ndeb:/Users/taka/Dropbox/Dic/LDOCE4"</text:span></text:p>
      <text:p text:style-name="OrgSrcBlock"><text:s text:c="9"/>(dictionaries <text:span text:style-name="OrgSrcFontLockStringFace">"ldoce4"</text:span> <text:span text:style-name="OrgSrcFontLockStringFace">"bank"</text:span> <text:span text:style-name="OrgSrcFontLockStringFace">"colloc"</text:span> <text:span text:style-name="OrgSrcFontLockStringFace">"activ"</text:span>))))</text:p>
      <text:p text:style-name="OrgSrcBlock"/>
      <text:p text:style-name="OrgSrcBlock">(setq lookup-dictionary-attributes</text:p>
      <text:p text:style-name="OrgSrcBlock"><text:s text:c="6"/>'((<text:span text:style-name="OrgSrcFontLockStringFace">"ndeb:/Users/taka/Dropbox/Dic/COBUILD5/cobuild"</text:span></text:p>
      <text:p text:style-name="OrgSrcBlock"><text:s text:c="9"/>(title . <text:span text:style-name="OrgSrcFontLockStringFace">"COBUILD 5th Edition"</text:span>)</text:p>
      <text:p text:style-name="OrgSrcBlock"><text:s text:c="9"/>(methods exact prefix))</text:p>
      <text:p text:style-name="OrgSrcBlock"><text:s text:c="8"/>(<text:span text:style-name="OrgSrcFontLockStringFace">"ndeb:/Users/taka/Dropbox/Dic/COBUILD5/wordbank"</text:span></text:p>
      <text:p text:style-name="OrgSrcBlock"><text:s text:c="9"/>(title . <text:span text:style-name="OrgSrcFontLockStringFace">"Wordbank"</text:span>)</text:p>
      <text:p text:style-name="OrgSrcBlock"><text:s text:c="9"/>(methods))</text:p>
      <text:p text:style-name="OrgSrcBlock"><text:s text:c="8"/>(<text:span text:style-name="OrgSrcFontLockStringFace">"ndeb:/Users/taka/Dropbox/Dic/LDOCE4/ldoce4"</text:span></text:p>
      <text:p text:style-name="OrgSrcBlock"><text:s text:c="9"/>(title . <text:span text:style-name="OrgSrcFontLockStringFace">"Longman 4th Edition"</text:span>)</text:p>
      <text:p text:style-name="OrgSrcBlock"><text:s text:c="9"/>(methods exact prefix))</text:p>
      <text:p text:style-name="OrgSrcBlock"><text:s text:c="8"/>(<text:span text:style-name="OrgSrcFontLockStringFace">"ndeb:/Users/taka/Dropbox/Dic/LDOCE4/bank"</text:span></text:p>
      <text:p text:style-name="OrgSrcBlock"><text:s text:c="9"/>(title . <text:span text:style-name="OrgSrcFontLockStringFace">"LDOCE4 Examples and Phrases"</text:span>)</text:p>
      <text:p text:style-name="OrgSrcBlock"><text:s text:c="9"/>(methods exact prefix menu))</text:p>
      <text:p text:style-name="OrgSrcBlock"><text:soft-page-break/><text:s text:c="8"/>(<text:span text:style-name="OrgSrcFontLockStringFace">"ndeb:/Users/taka/Dropbox/Dic/LDOCE4/colloc"</text:span></text:p>
      <text:p text:style-name="OrgSrcBlock"><text:s text:c="9"/>(title . <text:span text:style-name="OrgSrcFontLockStringFace">"LDOCE4 Collocation"</text:span>)</text:p>
      <text:p text:style-name="OrgSrcBlock"><text:s text:c="9"/>(methods exact prefix))</text:p>
      <text:p text:style-name="OrgSrcBlock"><text:s text:c="8"/>(<text:span text:style-name="OrgSrcFontLockStringFace">"ndeb:/Users/taka/Dropbox/Dic/LDOCE4/activ"</text:span></text:p>
      <text:p text:style-name="OrgSrcBlock"><text:s text:c="9"/>(title . <text:span text:style-name="OrgSrcFontLockStringFace">"Longman Activator"</text:span>)</text:p>
      <text:p text:style-name="OrgSrcBlock"><text:s text:c="9"/>(methods exact prefix menu))))</text:p>
      <text:p text:style-name="OrgSrcBlock"/>
      <text:p text:style-name="OrgSrcBlock">(setq lookup-default-dictionary-options</text:p>
      <text:p text:style-name="OrgSrcBlock"><text:s text:c="6"/>'((<text:span text:style-name="OrgSrcFontLockBuiltinFace">:stemmer</text:span> . <text:s/>stem-english)))</text:p>
      <text:p text:style-name="OrgSrcBlock">(setq lookup-use-kakasi nil)</text:p>
      <text:p text:style-name="OrgSrcBlock"/>
      <text:p text:style-name="OrgSrcBlock"><text:span text:style-name="OrgSrcFontLockCommentDelimiterFace">;;; </text:span><text:span text:style-name="OrgSrcFontLockCommentFace">lookup for dictionary (require EB Library, eblook, and lookup.el)</text:span></text:p>
      <text:p text:style-name="OrgSrcBlock"><text:span text:style-name="OrgSrcFontLockCommentDelimiterFace">;; </text:span><text:span text:style-name="OrgSrcFontLockCommentFace">package download: http://sourceforge.net/projects/lookup</text:span></text:p>
      <text:p text:style-name="OrgSrcBlock"><text:span text:style-name="OrgSrcFontLockCommentDelimiterFace">;; </text:span><text:span text:style-name="OrgSrcFontLockCommentFace">http://lookup.sourceforge.net/docs/ja/index.shtml#Top</text:span></text:p>
      <text:p text:style-name="OrgSrcBlock"><text:span text:style-name="OrgSrcFontLockCommentDelimiterFace">;; </text:span><text:span text:style-name="OrgSrcFontLockCommentFace">http://www.bookshelf.jp/texi/lookup/lookup-guide.html#SEC_Top</text:span></text:p>
      <text:p text:style-name="OrgSrcBlock"><text:s text:c="40"/><text:span text:style-name="OrgSrcFontLockCommentDelimiterFace">;</text:span><text:span text:style-name="OrgSrcFontLockCommentFace">(load "lookup-autoloads") ; for 1.99</text:span></text:p>
      <text:p text:style-name="OrgSrcBlock"><text:s text:c="40"/><text:span text:style-name="OrgSrcFontLockCommentDelimiterFace">;</text:span><text:span text:style-name="OrgSrcFontLockCommentFace">(autoload 'lookup "lookup" nil t)</text:span></text:p>
      <text:p text:style-name="OrgSrcBlock"><text:s text:c="40"/><text:span text:style-name="OrgSrcFontLockCommentDelimiterFace">;</text:span><text:span text:style-name="OrgSrcFontLockCommentFace">(autoload 'lookup-region "lookup" nil t)</text:span></text:p>
      <text:p text:style-name="OrgSrcBlock"><text:s text:c="40"/><text:span text:style-name="OrgSrcFontLockCommentDelimiterFace">;</text:span><text:span text:style-name="OrgSrcFontLockCommentFace">(autoload 'lookup-word "lookup" nil t)</text:span></text:p>
      <text:p text:style-name="OrgSrcBlock"><text:s text:c="40"/><text:span text:style-name="OrgSrcFontLockCommentDelimiterFace">;</text:span><text:span text:style-name="OrgSrcFontLockCommentFace">(autoload 'lookup-select-dictionaries "lookup" nil t)</text:span></text:p>
      <text:p text:style-name="OrgSrcBlock"><text:span text:style-name="OrgSrcFontLockCommentDelimiterFace">;; </text:span><text:span text:style-name="OrgSrcFontLockCommentFace">Search Agents</text:span></text:p>
      <text:p text:style-name="OrgSrcBlock"><text:span text:style-name="OrgSrcFontLockCommentDelimiterFace">;; </text:span><text:span text:style-name="OrgSrcFontLockCommentFace">ndeb option requries "eblook" command</text:span></text:p>
      <text:p text:style-name="OrgSrcBlock"><text:s text:c="40"/><text:span text:style-name="OrgSrcFontLockCommentDelimiterFace">; </text:span><text:span text:style-name="OrgSrcFontLockCommentFace">Use expand-file-name!</text:span></text:p>
      <text:p text:style-name="OrgSrcBlock"><text:s text:c="40"/><text:span text:style-name="OrgSrcFontLockCommentDelimiterFace">;</text:span><text:span text:style-name="OrgSrcFontLockCommentFace">(setq lookup-search-agents `((ndeb ,(concat homedir "/Dropbox/Dic/COBUILD5"))</text:span></text:p>
      <text:p text:style-name="OrgSrcBlock"><text:s text:c="40"/><text:span text:style-name="OrgSrcFontLockCommentDelimiterFace">; <text:s text:c="27"/></text:span><text:span text:style-name="OrgSrcFontLockCommentFace">(ndeb ,(concat homedir "/Dropbox/Dic/LDOCE4"))))</text:span></text:p>
      <text:p text:style-name="OrgSrcBlock"><text:s text:c="40"/><text:span text:style-name="OrgSrcFontLockCommentDelimiterFace">;</text:span><text:span text:style-name="OrgSrcFontLockCommentFace">(setq lookup-use-bitmap nil)</text:span></text:p>
      <text:p text:style-name="OrgSrcBlock"><text:s text:c="40"/><text:span text:style-name="OrgSrcFontLockCommentDelimiterFace">;</text:span><text:span text:style-name="OrgSrcFontLockCommentFace">(setq ndeb-program-name "/usr/bin/eblook")</text:span></text:p>
      <text:p text:style-name="OrgSrcBlock"><text:s text:c="40"/><text:span text:style-name="OrgSrcFontLockCommentDelimiterFace">;</text:span><text:span text:style-name="OrgSrcFontLockCommentFace">(when (eq window-system 'ns)</text:span></text:p>
      <text:p text:style-name="OrgSrcBlock"><text:s text:c="40"/><text:span text:style-name="OrgSrcFontLockCommentDelimiterFace">; <text:s/></text:span><text:span text:style-name="OrgSrcFontLockCommentFace">(setq ndeb-program-name "/opt/local/bin/eblook")</text:span></text:p>
      <text:p text:style-name="OrgSrcBlock"><text:s text:c="40"/><text:span text:style-name="OrgSrcFontLockCommentDelimiterFace">; <text:s/></text:span><text:span text:style-name="OrgSrcFontLockCommentFace">(setq ndeb-program-arguments '("-q" "-e" "euc-jp"))</text:span></text:p>
      <text:p text:style-name="OrgSrcBlockLastLine"><text:s text:c="40"/><text:span text:style-name="OrgSrcFontLockCommentDelimiterFace">; <text:s/></text:span><text:span text:style-name="OrgSrcFontLockCommentFace">(setq ndeb-process-coding-system 'utf-8)) ; utf-8-hfs</text:span></text:p>
      <text:h text:style-name="Heading_20_3" text:outline-level="3"><text:bookmark text:name="orgheadline78"/><text:bookmark-start text:name="OrgXref.orgheadline78"/>キーバインド <text:bookmark-end text:name="OrgXref.orgheadline78"/></text:h>
      <text:p text:style-name="OrgSrcBlockLastLine">(global-set-key (kbd <text:span text:style-name="OrgSrcFontLockStringFace">"&lt;f6&gt;"</text:span>) 'lookup-word)</text:p>
      <text:h text:style-name="Heading_20_2" text:outline-level="2"><text:bookmark text:name="orgheadline80"/><text:bookmark-start text:name="OrgXref.orgheadline80"/>[cacoo] Cacoo で描く <text:bookmark-end text:name="OrgXref.orgheadline80"/></text:h>
      <text:p text:style-name="Text_20_body">画像をリサイズしてバッファに表示する用途にも使える。</text:p>
      <text:p text:style-name="OrgSrcBlock">(<text:span text:style-name="OrgSrcFontLockKeywordFace">when</text:span> (autoload-if-found 'toggle-cacoo-minor-mode <text:span text:style-name="OrgSrcFontLockStringFace">"cacoo"</text:span> nil t)</text:p>
      <text:p text:style-name="OrgSrcBlock"><text:s text:c="2"/>(global-set-key (kbd <text:span text:style-name="OrgSrcFontLockStringFace">"M--"</text:span>) 'toggle-cacoo-minor-mode)</text:p>
      <text:p text:style-name="OrgSrcBlock"><text:s text:c="2"/>(eval-after-load <text:span text:style-name="OrgSrcFontLockStringFace">"cacoo"</text:span></text:p>
      <text:p text:style-name="OrgSrcBlock"><text:s text:c="4"/>'(<text:span text:style-name="OrgSrcFontLockKeywordFace">progn</text:span></text:p>
      <text:p text:style-name="OrgSrcBlockLastLine"><text:s text:c="7"/>(<text:span text:style-name="OrgSrcFontLockKeywordFace">require</text:span> '<text:span text:style-name="OrgSrcFontLockConstantFace">cacoo-plugins</text:span>))))</text:p>
      <text:p text:style-name="OrgSrcBlock">(<text:span text:style-name="OrgSrcFontLockKeywordFace">when</text:span> (eval-after-autoload-if-found</text:p>
      <text:p text:style-name="OrgSrcBlock"><text:s text:c="7"/>'(toggle-cacoo-minor-mode) <text:span text:style-name="OrgSrcFontLockStringFace">"cacoo"</text:span> nil t nil</text:p>
      <text:p text:style-name="OrgSrcBlock"><text:s text:c="7"/>'((<text:span text:style-name="OrgSrcFontLockKeywordFace">require</text:span> '<text:span text:style-name="OrgSrcFontLockConstantFace">cacoo-plugins</text:span>)))</text:p>
      <text:p text:style-name="OrgSrcBlock"/>
      <text:p text:style-name="OrgSrcBlockLastLine"><text:s text:c="2"/>(global-set-key (kbd <text:span text:style-name="OrgSrcFontLockStringFace">"M--"</text:span>) 'toggle-cacoo-minor-mode))</text:p>
      <text:h text:style-name="Heading_20_2" text:outline-level="2"><text:bookmark text:name="orgheadline81"/><text:bookmark-start text:name="OrgXref.orgheadline81"/><text:soft-page-break/>[iedit] バッファ内の同じ文字列を一度に編集する <text:bookmark-end text:name="OrgXref.orgheadline81"/></text:h>
      <text:p text:style-name="Text_20_body"><text:a xlink:type="simple" xlink:href="http://emacswiki.org/emacs/iedit.el" text:style-name="Internet_20_link" text:visited-style-name="Visited_20_Internet_20_Link">iedit.el</text:a> を使うと、バッファ内の同じ文字列を一度に編集することができる。部分重複のない変数名を置き換えるときに有用な場合がある。</text:p>
      <text:p text:style-name="OrgSrcBlockLastLine">(<text:span text:style-name="OrgSrcFontLockKeywordFace">require</text:span> '<text:span text:style-name="OrgSrcFontLockConstantFace">iedit</text:span> nil t)</text:p>
      <text:h text:style-name="Heading_20_2" text:outline-level="2"><text:bookmark text:name="orgheadline82"/><text:bookmark-start text:name="OrgXref.orgheadline82"/>[web-mode] HTML編集 <text:bookmark-end text:name="OrgXref.orgheadline82"/></text:h>
      <text:p text:style-name="Text_20_body">HTML編集をするなら <text:a xlink:type="simple" xlink:href="http://web-mode.org/" text:style-name="Internet_20_link" text:visited-style-name="Visited_20_Internet_20_Link">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p>
      <text:p text:style-name="OrgSrcBlock">(<text:span text:style-name="OrgSrcFontLockKeywordFace">when</text:span> (eval-after-autoload-if-found</text:p>
      <text:p text:style-name="OrgSrcBlock"><text:s text:c="7"/>'(web-mode) <text:span text:style-name="OrgSrcFontLockStringFace">"web-mode"</text:span> <text:span text:style-name="OrgSrcFontLockStringFace">"web-mode"</text:span> t nil</text:p>
      <text:p text:style-name="OrgSrcBlock"><text:s text:c="7"/>'((<text:span text:style-name="OrgSrcFontLockKeywordFace">defun</text:span> <text:span text:style-name="OrgSrcFontLockFunctionNameFace">my:web-indent-fold</text:span> ()</text:p>
      <text:p text:style-name="OrgSrcBlock"><text:s text:c="11"/>(interactive)</text:p>
      <text:p text:style-name="OrgSrcBlock"><text:s text:c="11"/>(web-mode-fold-or-unfold)</text:p>
      <text:p text:style-name="OrgSrcBlock"><text:s text:c="11"/>(web-mode-buffer-indent)</text:p>
      <text:p text:style-name="OrgSrcBlock"><text:s text:c="11"/>(indent-for-tab-command))</text:p>
      <text:p text:style-name="OrgSrcBlock"/>
      <text:p text:style-name="OrgSrcBlock"><text:s text:c="9"/><text:span text:style-name="OrgSrcFontLockCommentDelimiterFace">;; </text:span><text:span text:style-name="OrgSrcFontLockCommentFace">indent</text:span></text:p>
      <text:p text:style-name="OrgSrcBlock"><text:s text:c="9"/>(setq web-mode-markup-indent-offset 1)</text:p>
      <text:p text:style-name="OrgSrcBlock"/>
      <text:p text:style-name="OrgSrcBlock"><text:s text:c="9"/><text:span text:style-name="OrgSrcFontLockCommentDelimiterFace">;; </text:span><text:span text:style-name="OrgSrcFontLockCommentFace">色の設定</text:span></text:p>
      <text:p text:style-name="OrgSrcBlock"><text:s text:c="9"/>(custom-set-faces</text:p>
      <text:p text:style-name="OrgSrcBlock"><text:s text:c="10"/><text:span text:style-name="OrgSrcFontLockCommentDelimiterFace">;; </text:span><text:span text:style-name="OrgSrcFontLockCommentFace">custom-set-faces was added by Custom.</text:span></text:p>
      <text:p text:style-name="OrgSrcBlock"><text:s text:c="10"/><text:span text:style-name="OrgSrcFontLockCommentDelimiterFace">;; </text:span><text:span text:style-name="OrgSrcFontLockCommentFace">If you edit it by hand, you could mess it up, so be careful.</text:span></text:p>
      <text:p text:style-name="OrgSrcBlock"><text:s text:c="10"/><text:span text:style-name="OrgSrcFontLockCommentDelimiterFace">;; </text:span><text:span text:style-name="OrgSrcFontLockCommentFace">Your init file should contain only one such instance.</text:span></text:p>
      <text:p text:style-name="OrgSrcBlock"><text:s text:c="10"/><text:span text:style-name="OrgSrcFontLockCommentDelimiterFace">;; </text:span><text:span text:style-name="OrgSrcFontLockCommentFace">If there is more than one, they won't work right.</text:span></text:p>
      <text:p text:style-name="OrgSrcBlock"><text:s text:c="10"/>'(default ((t (<text:span text:style-name="OrgSrcFontLockBuiltinFace">:background</text:span> <text:span text:style-name="OrgSrcFontLockStringFace">"</text:span><text:span text:style-name="OrgSrcDefault0001">#FFFFFF</text:span><text:span text:style-name="OrgSrcFontLockStringFace">"</text:span> <text:span text:style-name="OrgSrcFontLockBuiltinFace">:foreground</text:span> <text:span text:style-name="OrgSrcFontLockStringFace">"</text:span><text:span text:style-name="OrgSrcDefault0002">#202020</text:span><text:span text:style-name="OrgSrcFontLockStringFace">"</text:span>))))</text:p>
      <text:p text:style-name="OrgSrcBlock"><text:s text:c="10"/>'(web-mode-comment-face ((t (<text:span text:style-name="OrgSrcFontLockBuiltinFace">:foreground</text:span> <text:span text:style-name="OrgSrcFontLockStringFace">"</text:span><text:span text:style-name="OrgSrcDefault0003">#D9333F</text:span><text:span text:style-name="OrgSrcFontLockStringFace">"</text:span>))))</text:p>
      <text:p text:style-name="OrgSrcBlock"><text:s text:c="10"/>'(web-mode-css-at-rule-face ((t (<text:span text:style-name="OrgSrcFontLockBuiltinFace">:foreground</text:span> <text:span text:style-name="OrgSrcFontLockStringFace">"</text:span><text:span text:style-name="OrgSrcDefault0004">#FF7F00</text:span><text:span text:style-name="OrgSrcFontLockStringFace">"</text:span>))))</text:p>
      <text:p text:style-name="OrgSrcBlock"><text:s text:c="10"/>'(web-mode-css-pseudo-class-face ((t (<text:span text:style-name="OrgSrcFontLockBuiltinFace">:foreground</text:span> <text:span text:style-name="OrgSrcFontLockStringFace">"</text:span><text:span text:style-name="OrgSrcDefault0004">#FF7F00</text:span><text:span text:style-name="OrgSrcFontLockStringFace">"</text:span>))))</text:p>
      <text:p text:style-name="OrgSrcBlock"><text:s text:c="10"/>'(web-mode-css-rule-face ((t (<text:span text:style-name="OrgSrcFontLockBuiltinFace">:foreground</text:span> <text:span text:style-name="OrgSrcFontLockStringFace">"</text:span><text:span text:style-name="OrgSrcDefault0005">#A0D8EF</text:span><text:span text:style-name="OrgSrcFontLockStringFace">"</text:span>))))</text:p>
      <text:p text:style-name="OrgSrcBlock"><text:s text:c="10"/>'(web-mode-doctype-face ((t (<text:span text:style-name="OrgSrcFontLockBuiltinFace">:foreground</text:span> <text:span text:style-name="OrgSrcFontLockStringFace">"</text:span><text:span text:style-name="OrgSrcDefault0006">#82AE46</text:span><text:span text:style-name="OrgSrcFontLockStringFace">"</text:span>))))</text:p>
      <text:p text:style-name="OrgSrcBlock"><text:s text:c="10"/>'(web-mode-html-attr-name-face ((t (<text:span text:style-name="OrgSrcFontLockBuiltinFace">:foreground</text:span> <text:span text:style-name="OrgSrcFontLockStringFace">"</text:span><text:span text:style-name="OrgSrcDefault0007">#C97586</text:span><text:span text:style-name="OrgSrcFontLockStringFace">"</text:span>))))</text:p>
      <text:p text:style-name="OrgSrcBlock"><text:s text:c="10"/>'(web-mode-html-attr-value-face ((t (<text:span text:style-name="OrgSrcFontLockBuiltinFace">:foreground</text:span> <text:span text:style-name="OrgSrcFontLockStringFace">"</text:span><text:span text:style-name="OrgSrcDefault0006">#82AE46</text:span><text:span text:style-name="OrgSrcFontLockStringFace">"</text:span>))))</text:p>
      <text:p text:style-name="OrgSrcBlock"><text:s text:c="10"/>'(web-mode-html-tag-face ((t (<text:span text:style-name="OrgSrcFontLockBuiltinFace">:foreground</text:span> <text:span text:style-name="OrgSrcFontLockStringFace">"#</text:span><text:span text:style-name="OrgSrcDefault0008">#4682ae</text:span><text:span text:style-name="OrgSrcFontLockStringFace">"</text:span> <text:span text:style-name="OrgSrcFontLockBuiltinFace">:weight</text:span> bold))))</text:p>
      <text:p text:style-name="OrgSrcBlock"><text:s text:c="10"/>'(web-mode-server-comment-face ((t (<text:span text:style-name="OrgSrcFontLockBuiltinFace">:foreground</text:span> <text:span text:style-name="OrgSrcFontLockStringFace">"</text:span><text:span text:style-name="OrgSrcDefault0003">#D9333F</text:span><text:span text:style-name="OrgSrcFontLockStringFace">"</text:span>)))))</text:p>
      <text:p text:style-name="OrgSrcBlock"><text:s text:c="9"/>(define-key web-mode-map (kbd <text:span text:style-name="OrgSrcFontLockStringFace">"&lt;tab&gt;"</text:span>) 'my:web-indent-fold)))</text:p>
      <text:p text:style-name="OrgSrcBlock"/>
      <text:p text:style-name="OrgSrcBlock"/>
      <text:p text:style-name="OrgSrcBlock"><text:s text:c="2"/><text:span text:style-name="OrgSrcFontLockCommentDelimiterFace">;; </text:span><text:span text:style-name="OrgSrcFontLockCommentFace">web-mode で開くファイルの拡張子を指定</text:span></text:p>
      <text:p text:style-name="OrgSrcBlock"><text:s text:c="2"/>(setq auto-mode-alist</text:p>
      <text:p text:style-name="OrgSrcBlock"><text:s text:c="8"/>(append '((<text:span text:style-name="OrgSrcFontLockStringFace">"\\.phtml\\'"</text:span> . web-mode)</text:p>
      <text:p text:style-name="OrgSrcBlock"><text:s text:c="18"/>(<text:span text:style-name="OrgSrcFontLockStringFace">"\\.tpl\\.php\\'"</text:span> . web-mode)</text:p>
      <text:p text:style-name="OrgSrcBlock"><text:s text:c="18"/>(<text:span text:style-name="OrgSrcFontLockStringFace">"\\.jsp\\'"</text:span> . web-mode)</text:p>
      <text:p text:style-name="OrgSrcBlock"><text:s text:c="18"/>(<text:span text:style-name="OrgSrcFontLockStringFace">"\\.as[cp]x\\'"</text:span> . web-mode)</text:p>
      <text:p text:style-name="OrgSrcBlock"><text:s text:c="18"/>(<text:span text:style-name="OrgSrcFontLockStringFace">"\\.erb\\'"</text:span> . web-mode)</text:p>
      <text:p text:style-name="OrgSrcBlock"><text:s text:c="18"/>(<text:span text:style-name="OrgSrcFontLockStringFace">"\\.mustache\\'"</text:span> . web-mode)</text:p>
      <text:p text:style-name="OrgSrcBlock"><text:s text:c="18"/>(<text:span text:style-name="OrgSrcFontLockStringFace">"\\.djhtml\\'"</text:span> . web-mode)</text:p>
      <text:p text:style-name="OrgSrcBlock"><text:s text:c="18"/>(<text:span text:style-name="OrgSrcFontLockStringFace">"\\.html?\\'"</text:span> . web-mode))</text:p>
      <text:p text:style-name="OrgSrcBlockLastLine"><text:s text:c="16"/>auto-mode-alist)))</text:p>
      <text:h text:style-name="Heading_20_2" text:outline-level="2"><text:bookmark text:name="orgheadline83"/><text:bookmark-start text:name="OrgXref.orgheadline83"/><text:soft-page-break/>[zencoding-mode] HTML編集の高速化（旧） <text:bookmark-end text:name="OrgXref.orgheadline83"/></text:h>
      <text:p text:style-name="Text_20_body">zencoding でタグ打ちを効率化します。今は emmet-mode を使います。</text:p>
      <text:list xml:id="list220716900937127" text:style-name="OrgBulletedList">
        <text:list-item>
          <text:p text:style-name="P2"><text:a xlink:type="simple" xlink:href="http://www.emacswiki.org/emacs/ZenCoding" text:style-name="Internet_20_link" text:visited-style-name="Visited_20_Internet_20_Link">http://www.emacswiki.org/emacs/ZenCoding</text:a></text:p>
        </text:list-item>
      </text:list>
      <text:p text:style-name="OrgSrcBlock">(<text:span text:style-name="OrgSrcFontLockKeywordFace">when</text:span> (eval-after-autoload-if-found</text:p>
      <text:p text:style-name="OrgSrcBlock"><text:s text:c="7"/>'(zencoding-mode zencoding-expand-line)</text:p>
      <text:p text:style-name="OrgSrcBlock"><text:s text:c="7"/><text:span text:style-name="OrgSrcFontLockStringFace">"zencoding-mode"</text:span> <text:span text:style-name="OrgSrcFontLockStringFace">"Zen-coding"</text:span> t nil</text:p>
      <text:p text:style-name="OrgSrcBlock"><text:s text:c="7"/>'((define-key zencoding-mode-keymap</text:p>
      <text:p text:style-name="OrgSrcBlock"><text:s text:c="11"/>(kbd <text:span text:style-name="OrgSrcFontLockStringFace">"M-&lt;return&gt;"</text:span>) 'zencoding-expand-line)))</text:p>
      <text:p text:style-name="OrgSrcBlock"/>
      <text:p text:style-name="OrgSrcBlock"><text:s text:c="2"/>(add-hook 'sgml-mode-hook 'zencoding-mode)</text:p>
      <text:p text:style-name="OrgSrcBlock"><text:s text:c="2"/>(add-hook 'html-mode-hook 'zencoding-mode)</text:p>
      <text:p text:style-name="OrgSrcBlockLastLine"><text:s text:c="2"/>(add-hook 'web-mode-hook 'zencoding-mode))</text:p>
      <text:h text:style-name="Heading_20_2" text:outline-level="2"><text:bookmark text:name="orgheadline84"/><text:bookmark-start text:name="OrgXref.orgheadline84"/>[emmet-mode] zencoding の後継 <text:bookmark-end text:name="OrgXref.orgheadline84"/></text:h>
      <text:p text:style-name="OrgSrcBlock">(<text:span text:style-name="OrgSrcFontLockKeywordFace">when</text:span> (eval-after-autoload-if-found</text:p>
      <text:p text:style-name="OrgSrcBlock"><text:s text:c="7"/>'(emmet-mode) <text:span text:style-name="OrgSrcFontLockStringFace">"emmet-mode"</text:span> nil t nil</text:p>
      <text:p text:style-name="OrgSrcBlock"><text:s text:c="7"/>'((setq emmet-indentation 2)</text:p>
      <text:p text:style-name="OrgSrcBlock"><text:s text:c="9"/>(setq emmet-move-cursor-between-quotes t)))</text:p>
      <text:p text:style-name="OrgSrcBlock"><text:s text:c="2"/>(push '(<text:span text:style-name="OrgSrcFontLockStringFace">"\\.xml\\'"</text:span> . nxml-mode) auto-mode-alist)</text:p>
      <text:p text:style-name="OrgSrcBlock"><text:s text:c="2"/>(push '(<text:span text:style-name="OrgSrcFontLockStringFace">"\\.rdf\\'"</text:span> . nxml-mode) auto-mode-alist)</text:p>
      <text:p text:style-name="OrgSrcBlock"><text:s text:c="2"/>(add-hook 'sgml-mode-hook 'emmet-mode)</text:p>
      <text:p text:style-name="OrgSrcBlock"><text:s text:c="2"/>(add-hook 'nxml-mode-hook 'emmet-mode)</text:p>
      <text:p text:style-name="OrgSrcBlock"><text:s text:c="2"/>(add-hook 'css-mode-hook 'emmet-mode)</text:p>
      <text:p text:style-name="OrgSrcBlock"><text:s text:c="2"/>(add-hook 'html-mode-hook 'emmet-mode)</text:p>
      <text:p text:style-name="OrgSrcBlockLastLine"><text:s text:c="2"/>(add-hook 'web-mode-hook 'emmet-mode))</text:p>
      <text:h text:style-name="Heading_20_2" text:outline-level="2"><text:bookmark text:name="orgheadline85"/><text:bookmark-start text:name="OrgXref.orgheadline85"/>[describe-number] 16進数などを確認 <text:bookmark-end text:name="OrgXref.orgheadline85"/></text:h>
      <text:p text:style-name="Text_20_body"><text:span text:style-name="OrgCode">describe-number.el</text:span> を使うと、16進数表示や文字コードを確認できます。</text:p>
      <text:p text:style-name="OrgSrcBlock">(eval-after-autoload-if-found</text:p>
      <text:p text:style-name="OrgSrcBlockLastLine"><text:s/>'(describe-number describe-number-at-point) <text:span text:style-name="OrgSrcFontLockStringFace">"describe-number"</text:span>)</text:p>
      <text:h text:style-name="Heading_20_1" text:outline-level="1"><text:bookmark text:name="orgheadline114"/><text:bookmark-start text:name="OrgXref.orgheadline114"/>表示サポート <text:bookmark-end text:name="OrgXref.orgheadline114"/></text:h>
      <text:h text:style-name="Heading_20_2" text:outline-level="2"><text:bookmark text:name="orgheadline87"/><text:bookmark-start text:name="OrgXref.orgheadline87"/>モードラインのモード名を短くする <text:bookmark-end text:name="OrgXref.orgheadline87"/></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p>
      <text:p text:style-name="OrgSrcBlockLastLine">(<text:span text:style-name="OrgSrcFontLockKeywordFace">require</text:span> '<text:span text:style-name="OrgSrcFontLockConstantFace">mode-name-abbrev</text:span> nil t)</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text:p>
      <text:p text:style-name="OrgSrcBlock">(<text:span text:style-name="OrgSrcFontLockKeywordFace">when</text:span> (<text:span text:style-name="OrgSrcFontLockKeywordFace">require</text:span> '<text:span text:style-name="OrgSrcFontLockConstantFace">diminish</text:span> nil t)</text:p>
      <text:p text:style-name="OrgSrcBlock"><text:s text:c="2"/>(<text:span text:style-name="OrgSrcFontLockKeywordFace">with-eval-after-load</text:span> <text:span text:style-name="OrgSrcFontLockStringFace">"isearch"</text:span> (diminish 'isearch-mode))</text:p>
      <text:p text:style-name="OrgSrcBlock"><text:s text:c="2"/>(<text:span text:style-name="OrgSrcFontLockKeywordFace">with-eval-after-load</text:span> <text:span text:style-name="OrgSrcFontLockStringFace">"smooth-scroll"</text:span> (diminish 'smooth-scroll-mode))</text:p>
      <text:p text:style-name="OrgSrcBlock"><text:s text:c="2"/>(<text:span text:style-name="OrgSrcFontLockKeywordFace">with-eval-after-load</text:span> <text:span text:style-name="OrgSrcFontLockStringFace">"whitespace"</text:span> (diminish 'global-whitespace-mode))</text:p>
      <text:p text:style-name="OrgSrcBlock"><text:s text:c="2"/>(<text:span text:style-name="OrgSrcFontLockKeywordFace">with-eval-after-load</text:span> <text:span text:style-name="OrgSrcFontLockStringFace">"centered-cursor-mode"</text:span></text:p>
      <text:p text:style-name="OrgSrcBlock"><text:s text:c="4"/>(diminish 'centered-cursor-mode))</text:p>
      <text:p text:style-name="OrgSrcBlock"><text:soft-page-break/><text:s text:c="2"/>(<text:span text:style-name="OrgSrcFontLockKeywordFace">with-eval-after-load</text:span> <text:span text:style-name="OrgSrcFontLockStringFace">"volatile-highlights"</text:span></text:p>
      <text:p text:style-name="OrgSrcBlock"><text:s text:c="4"/>(diminish 'volatile-highlights-mode))</text:p>
      <text:p text:style-name="OrgSrcBlock"><text:s text:c="2"/>(<text:span text:style-name="OrgSrcFontLockKeywordFace">with-eval-after-load</text:span> <text:span text:style-name="OrgSrcFontLockStringFace">"aggressive-indent"</text:span></text:p>
      <text:p text:style-name="OrgSrcBlock"><text:s text:c="4"/>(diminish 'aggressive-indent-mode <text:span text:style-name="OrgSrcFontLockStringFace">" Ai"</text:span>))</text:p>
      <text:p text:style-name="OrgSrcBlock"><text:s text:c="2"/>(<text:span text:style-name="OrgSrcFontLockKeywordFace">with-eval-after-load</text:span> <text:span text:style-name="OrgSrcFontLockStringFace">"emmet-mode"</text:span> (diminish 'emmet-mode <text:span text:style-name="OrgSrcFontLockStringFace">" e"</text:span>))</text:p>
      <text:p text:style-name="OrgSrcBlock"><text:s text:c="2"/>(<text:span text:style-name="OrgSrcFontLockKeywordFace">with-eval-after-load</text:span> <text:span text:style-name="OrgSrcFontLockStringFace">"abbrev"</text:span> (diminish 'abbrev-mode <text:span text:style-name="OrgSrcFontLockStringFace">" a"</text:span>))</text:p>
      <text:p text:style-name="OrgSrcBlock"><text:s text:c="2"/>(<text:span text:style-name="OrgSrcFontLockKeywordFace">with-eval-after-load</text:span> <text:span text:style-name="OrgSrcFontLockStringFace">"yasnippet"</text:span> (diminish 'yas-minor-mode <text:span text:style-name="OrgSrcFontLockStringFace">" y"</text:span>))</text:p>
      <text:p text:style-name="OrgSrcBlock"><text:s text:c="2"/>(<text:span text:style-name="OrgSrcFontLockKeywordFace">with-eval-after-load</text:span> <text:span text:style-name="OrgSrcFontLockStringFace">"doxymacs"</text:span> (diminish 'doxymacs-mode <text:span text:style-name="OrgSrcFontLockStringFace">" d"</text:span>))</text:p>
      <text:p text:style-name="OrgSrcBlock"><text:s text:c="2"/>(<text:span text:style-name="OrgSrcFontLockKeywordFace">with-eval-after-load</text:span> <text:span text:style-name="OrgSrcFontLockStringFace">"rainbow-mode"</text:span> (diminish 'rainbow-mode))</text:p>
      <text:p text:style-name="OrgSrcBlock"><text:s text:c="2"/>(<text:span text:style-name="OrgSrcFontLockKeywordFace">with-eval-after-load</text:span> <text:span text:style-name="OrgSrcFontLockStringFace">"guide-key"</text:span> (diminish 'guide-key-mode))</text:p>
      <text:p text:style-name="OrgSrcBlock"><text:s text:c="2"/>(<text:span text:style-name="OrgSrcFontLockKeywordFace">with-eval-after-load</text:span> <text:span text:style-name="OrgSrcFontLockStringFace">"org-autolist"</text:span> (diminish 'org-autolist-mode))</text:p>
      <text:p text:style-name="OrgSrcBlock"><text:span text:style-name="OrgSrcFontLockCommentDelimiterFace">;;; <text:s/></text:span><text:span text:style-name="OrgSrcFontLockCommentFace">(with-eval-after-load "helm" (diminish 'helm-mode " H"))</text:span></text:p>
      <text:p text:style-name="OrgSrcBlockLastLine"><text:s text:c="2"/>)</text:p>
      <text:p text:style-name="Text_20_body">メジャーモードは、単純に各モードの <text:span text:style-name="OrgCode">hook</text:span> で対処します。</text:p>
      <text:p text:style-name="OrgSrcBlock">(add-hook 'c-mode-hook '(<text:span text:style-name="OrgSrcFontLockKeywordFace">lambda</text:span> () (setq mode-name <text:span text:style-name="OrgSrcFontLockStringFace">"C"</text:span>)))</text:p>
      <text:p text:style-name="OrgSrcBlock">(add-hook 'js2-mode-hook '(<text:span text:style-name="OrgSrcFontLockKeywordFace">lambda</text:span> () (setq mode-name <text:span text:style-name="OrgSrcFontLockStringFace">"JS"</text:span>)))</text:p>
      <text:p text:style-name="OrgSrcBlock">(add-hook 'c++-mode-hook '(<text:span text:style-name="OrgSrcFontLockKeywordFace">lambda</text:span> () (setq mode-name <text:span text:style-name="OrgSrcFontLockStringFace">"C++"</text:span>)))</text:p>
      <text:p text:style-name="OrgSrcBlock">(add-hook 'csharp-mode-hook '(<text:span text:style-name="OrgSrcFontLockKeywordFace">lambda</text:span> () (setq mode-name <text:span text:style-name="OrgSrcFontLockStringFace">"C#"</text:span>)))</text:p>
      <text:p text:style-name="OrgSrcBlock">(add-hook 'prog-mode-hook '(<text:span text:style-name="OrgSrcFontLockKeywordFace">lambda</text:span> () (setq mode-name <text:span text:style-name="OrgSrcFontLockStringFace">"S"</text:span>)))</text:p>
      <text:p text:style-name="OrgSrcBlock">(add-hook 'emacs-lisp-mode-hook '(<text:span text:style-name="OrgSrcFontLockKeywordFace">lambda</text:span> () (setq mode-name <text:span text:style-name="OrgSrcFontLockStringFace">"el"</text:span>)))</text:p>
      <text:p text:style-name="OrgSrcBlock">(add-hook 'python-mode-hook '(<text:span text:style-name="OrgSrcFontLockKeywordFace">lambda</text:span> () (setq mode-name <text:span text:style-name="OrgSrcFontLockStringFace">"py"</text:span>)))</text:p>
      <text:p text:style-name="OrgSrcBlock">(add-hook 'perl-mode-hook '(<text:span text:style-name="OrgSrcFontLockKeywordFace">lambda</text:span> () (setq mode-name <text:span text:style-name="OrgSrcFontLockStringFace">"pl"</text:span>)))</text:p>
      <text:p text:style-name="OrgSrcBlock">(add-hook 'web-mode-hook '(<text:span text:style-name="OrgSrcFontLockKeywordFace">lambda</text:span> () (setq mode-name <text:span text:style-name="OrgSrcFontLockStringFace">"W"</text:span>)))</text:p>
      <text:p text:style-name="OrgSrcBlockLastLine">(add-hook 'lisp-interaction-mode-hook '(<text:span text:style-name="OrgSrcFontLockKeywordFace">lambda</text:span> () (setq mode-name <text:span text:style-name="OrgSrcFontLockStringFace">"Lisp"</text:span>)))</text:p>
      <text:h text:style-name="Heading_20_2" text:outline-level="2"><text:bookmark text:name="orgheadline88"/><text:bookmark-start text:name="OrgXref.orgheadline88"/>モードラインのNarrowを短くする <text:bookmark-end text:name="OrgXref.orgheadline88"/></text:h>
      <text:p text:style-name="Text_20_body">標準では「Narrow」と表示されますが、「N」に短縮します。</text:p>
      <text:p text:style-name="OrgSrcBlock">(<text:span text:style-name="OrgSrcFontLockKeywordFace">defvar</text:span> <text:span text:style-name="OrgSrcFontLockVariableNameFace">my:narrow-display</text:span> <text:span text:style-name="OrgSrcFontLockStringFace">" N"</text:span>)</text:p>
      <text:p text:style-name="OrgSrcBlock">(setq mode-line-modes</text:p>
      <text:p text:style-name="OrgSrcBlock"><text:s text:c="6"/>(mapcar</text:p>
      <text:p text:style-name="OrgSrcBlock"><text:s text:c="7"/>(<text:span text:style-name="OrgSrcFontLockKeywordFace">lambda</text:span> (entry)</text:p>
      <text:p text:style-name="OrgSrcBlock"><text:s text:c="9"/>(<text:span text:style-name="OrgSrcFontLockKeywordFace">if</text:span> (and (stringp entry)</text:p>
      <text:p text:style-name="OrgSrcBlock"><text:s text:c="18"/>(string= entry <text:span text:style-name="OrgSrcFontLockStringFace">"%n"</text:span>))</text:p>
      <text:p text:style-name="OrgSrcBlock"><text:s text:c="13"/>'(<text:span text:style-name="OrgSrcFontLockBuiltinFace">:eval</text:span> (<text:span text:style-name="OrgSrcFontLockKeywordFace">if</text:span> (and (= 1 (point-min))</text:p>
      <text:p text:style-name="OrgSrcBlock"><text:s text:c="30"/>(= (1+ (buffer-size)) (point-max))) <text:span text:style-name="OrgSrcFontLockStringFace">""</text:span></text:p>
      <text:p text:style-name="OrgSrcBlock"><text:s text:c="23"/>my:narrow-display)) entry))</text:p>
      <text:p text:style-name="OrgSrcBlockLastLine"><text:s text:c="7"/>mode-line-modes))</text:p>
      <text:h text:style-name="Heading_20_2" text:outline-level="2"><text:bookmark text:name="orgheadline89"/><text:bookmark-start text:name="OrgXref.orgheadline89"/>モードラインの節約（VC-mode編） <text:bookmark-end text:name="OrgXref.orgheadline89"/></text:h>
      <text:p text:style-name="Text_20_body">定形で表示されている <text:span text:style-name="OrgCode">Git</text:span> を消します。</text:p>
      <text:p text:style-name="OrgSrcBlock">(<text:span text:style-name="OrgSrcFontLockKeywordFace">with-eval-after-load</text:span> <text:span text:style-name="OrgSrcFontLockStringFace">"vc-hooks"</text:span></text:p>
      <text:p text:style-name="OrgSrcBlock"><text:s text:c="2"/>(setcdr (assq 'vc-mode mode-line-format)</text:p>
      <text:p text:style-name="OrgSrcBlockLastLine"><text:s text:c="10"/>'((<text:span text:style-name="OrgSrcFontLockBuiltinFace">:eval</text:span> (replace-regexp-in-string <text:span text:style-name="OrgSrcFontLockStringFace">"^ Git"</text:span> <text:span text:style-name="OrgSrcFontLockStringFace">" "</text:span> vc-mode)))))</text:p>
      <text:h text:style-name="Heading_20_2" text:outline-level="2"><text:bookmark text:name="orgheadline91"/><text:bookmark-start text:name="OrgXref.orgheadline91"/>モードラインの色をカスタマイズする <text:bookmark-end text:name="OrgXref.orgheadline91"/></text:h>
      <text:p text:style-name="OrgSrcBlock">(set-face-attribute 'mode-line nil <text:span text:style-name="OrgSrcFontLockBuiltinFace">:overline</text:span> <text:span text:style-name="OrgSrcFontLockStringFace">"</text:span><text:span text:style-name="OrgSrcDefault0009">#203e6f</text:span><text:span text:style-name="OrgSrcFontLockStringFace">"</text:span> <text:span text:style-name="OrgSrcFontLockBuiltinFace">:box</text:span> nil)</text:p>
      <text:p text:style-name="OrgSrcBlock">(set-face-foreground 'mode-line <text:span text:style-name="OrgSrcFontLockStringFace">"</text:span><text:span text:style-name="OrgSrcDefault0009">#203e6f</text:span><text:span text:style-name="OrgSrcFontLockStringFace">"</text:span>)</text:p>
      <text:p text:style-name="OrgSrcBlock">(set-face-background 'mode-line <text:span text:style-name="OrgSrcFontLockStringFace">"</text:span><text:span text:style-name="OrgSrcDefault0010">#b2cefb</text:span><text:span text:style-name="OrgSrcFontLockStringFace">"</text:span>)</text:p>
      <text:p text:style-name="OrgSrcBlock">(set-face-attribute 'mode-line-inactive nil <text:span text:style-name="OrgSrcFontLockBuiltinFace">:overline</text:span> <text:span text:style-name="OrgSrcFontLockStringFace">"</text:span><text:span text:style-name="OrgSrcDefault0011">#94bbf9</text:span><text:span text:style-name="OrgSrcFontLockStringFace">"</text:span> <text:span text:style-name="OrgSrcFontLockBuiltinFace">:box</text:span> nil)</text:p>
      <text:p text:style-name="OrgSrcBlock">(set-face-foreground 'mode-line-inactive <text:s/><text:span text:style-name="OrgSrcFontLockStringFace">"</text:span><text:span text:style-name="OrgSrcDefault0011">#94bbf9</text:span><text:span text:style-name="OrgSrcFontLockStringFace">"</text:span>)</text:p>
      <text:p text:style-name="OrgSrcBlockLastLine">(set-face-background 'mode-line-inactive <text:span text:style-name="OrgSrcFontLockStringFace">"</text:span><text:span text:style-name="OrgSrcDefault0012">#d8e6fd</text:span><text:span text:style-name="OrgSrcFontLockStringFace">"</text:span>)</text:p>
      <text:h text:style-name="Heading_20_3" text:outline-level="3"><text:bookmark text:name="orgheadline90"/><text:bookmark-start text:name="OrgXref.orgheadline90"/><text:soft-page-break/>色セット例 <text:bookmark-end text:name="OrgXref.orgheadline90"/></text:h>
      <text:list xml:id="list220716319550616" text:style-name="OrgBulletedList">
        <text:list-item>
          <text:p text:style-name="P2">青／白</text:p>
        </text:list-item>
      </text:list>
      <text:section text:style-name="Sect2" text:name="Section4">
        <table:table table:name="Table4" table:style-name="Table4">
          <table:table-column table:style-name="Table4.A" table:number-columns-repeated="4"/>
          <table:table-row>
            <table:table-cell table:style-name="Table4.A1" office:value-type="string">
              <text:p text:style-name="OrgTableContentsLeft"/>
            </table:table-cell>
            <table:table-cell table:style-name="Table4.A1" office:value-type="string">
              <text:p text:style-name="OrgTableContentsLeft">background</text:p>
            </table:table-cell>
            <table:table-cell table:style-name="Table4.A1" office:value-type="string">
              <text:p text:style-name="OrgTableContentsLeft">foreground</text:p>
            </table:table-cell>
            <table:table-cell table:style-name="Table4.A1" office:value-type="string">
              <text:p text:style-name="OrgTableContentsLeft">overline</text:p>
            </table:table-cell>
          </table:table-row>
          <table:table-row>
            <table:table-cell table:style-name="Table4.A2" office:value-type="string">
              <text:p text:style-name="OrgTableContentsLeft">active</text:p>
            </table:table-cell>
            <table:table-cell table:style-name="Table4.A2" office:value-type="string">
              <text:p text:style-name="OrgTableContentsLeft">558BE2</text:p>
            </table:table-cell>
            <table:table-cell table:style-name="Table4.A2" office:value-type="string">
              <text:p text:style-name="OrgTableContentsLeft">FFFFFF</text:p>
            </table:table-cell>
            <table:table-cell table:style-name="Table4.A2" office:value-type="string">
              <text:p text:style-name="OrgTableContentsLeft">566f99</text:p>
            </table:table-cell>
          </table:table-row>
          <table:table-row>
            <table:table-cell table:style-name="Table4.D3" office:value-type="string">
              <text:p text:style-name="OrgTableContentsLeft">inactive</text:p>
            </table:table-cell>
            <table:table-cell table:style-name="Table4.D3" office:value-type="string">
              <text:p text:style-name="OrgTableContentsLeft">94bbf9</text:p>
            </table:table-cell>
            <table:table-cell table:style-name="Table4.D3" office:value-type="string">
              <text:p text:style-name="OrgTableContentsLeft">EFEFEF</text:p>
            </table:table-cell>
            <table:table-cell table:style-name="Table4.D3" office:value-type="string">
              <text:p text:style-name="OrgTableContentsLeft">a4bfea</text:p>
            </table:table-cell>
          </table:table-row>
        </table:table>
      </text:section>
      <text:list xml:id="list220715239073544" text:style-name="OrgBulletedList">
        <text:list-item>
          <text:p text:style-name="P2">青</text:p>
        </text:list-item>
      </text:list>
      <text:section text:style-name="Sect2" text:name="Section5">
        <table:table table:name="Table5" table:style-name="Table5">
          <table:table-column table:style-name="Table5.A" table:number-columns-repeated="4"/>
          <table:table-row>
            <table:table-cell table:style-name="Table5.A1" office:value-type="string">
              <text:p text:style-name="OrgTableContentsLeft"/>
            </table:table-cell>
            <table:table-cell table:style-name="Table5.A1" office:value-type="string">
              <text:p text:style-name="OrgTableContentsLeft">background</text:p>
            </table:table-cell>
            <table:table-cell table:style-name="Table5.A1" office:value-type="string">
              <text:p text:style-name="OrgTableContentsLeft">foreground</text:p>
            </table:table-cell>
            <table:table-cell table:style-name="Table5.A1" office:value-type="string">
              <text:p text:style-name="OrgTableContentsLeft">overline</text:p>
            </table:table-cell>
          </table:table-row>
          <table:table-row>
            <table:table-cell table:style-name="Table5.A2" office:value-type="string">
              <text:p text:style-name="OrgTableContentsLeft">active</text:p>
            </table:table-cell>
            <table:table-cell table:style-name="Table5.A2" office:value-type="string">
              <text:p text:style-name="OrgTableContentsLeft">b2cefb</text:p>
            </table:table-cell>
            <table:table-cell table:style-name="Table5.A2" office:value-type="string">
              <text:p text:style-name="OrgTableContentsLeft">203e6f</text:p>
            </table:table-cell>
            <table:table-cell table:style-name="Table5.A2" office:value-type="string">
              <text:p text:style-name="OrgTableContentsLeft">203e6f</text:p>
            </table:table-cell>
          </table:table-row>
          <table:table-row>
            <table:table-cell table:style-name="Table5.D3" office:value-type="string">
              <text:p text:style-name="OrgTableContentsLeft">inactive</text:p>
            </table:table-cell>
            <table:table-cell table:style-name="Table5.D3" office:value-type="string">
              <text:p text:style-name="OrgTableContentsLeft">94bbf9</text:p>
            </table:table-cell>
            <table:table-cell table:style-name="Table5.D3" office:value-type="string">
              <text:p text:style-name="OrgTableContentsLeft">94bbf9</text:p>
            </table:table-cell>
            <table:table-cell table:style-name="Table5.D3" office:value-type="string">
              <text:p text:style-name="OrgTableContentsLeft">94bbf9</text:p>
            </table:table-cell>
          </table:table-row>
        </table:table>
      </text:section>
      <text:list xml:id="list220716934407347" text:style-name="OrgBulletedList">
        <text:list-item>
          <text:p text:style-name="P2">緑</text:p>
        </text:list-item>
      </text:list>
      <text:section text:style-name="Sect2" text:name="Section6">
        <table:table table:name="Table6" table:style-name="Table6">
          <table:table-column table:style-name="Table6.A" table:number-columns-repeated="4"/>
          <table:table-row>
            <table:table-cell table:style-name="Table6.A1" office:value-type="string">
              <text:p text:style-name="OrgTableContentsLeft"/>
            </table:table-cell>
            <table:table-cell table:style-name="Table6.A1" office:value-type="string">
              <text:p text:style-name="OrgTableContentsLeft">background</text:p>
            </table:table-cell>
            <table:table-cell table:style-name="Table6.A1" office:value-type="string">
              <text:p text:style-name="OrgTableContentsLeft">foreground</text:p>
            </table:table-cell>
            <table:table-cell table:style-name="Table6.A1" office:value-type="string">
              <text:p text:style-name="OrgTableContentsLeft">overline</text:p>
            </table:table-cell>
          </table:table-row>
          <table:table-row>
            <table:table-cell table:style-name="Table6.A2" office:value-type="string">
              <text:p text:style-name="OrgTableContentsLeft">active</text:p>
            </table:table-cell>
            <table:table-cell table:style-name="Table6.A2" office:value-type="string">
              <text:p text:style-name="OrgTableContentsLeft">b1fbd6</text:p>
            </table:table-cell>
            <table:table-cell table:style-name="Table6.A2" office:value-type="string">
              <text:p text:style-name="OrgTableContentsLeft">206f47</text:p>
            </table:table-cell>
            <table:table-cell table:style-name="Table6.A2" office:value-type="string">
              <text:p text:style-name="OrgTableContentsLeft">206f47</text:p>
            </table:table-cell>
          </table:table-row>
          <table:table-row>
            <table:table-cell table:style-name="Table6.D3" office:value-type="string">
              <text:p text:style-name="OrgTableContentsLeft">inactive</text:p>
            </table:table-cell>
            <table:table-cell table:style-name="Table6.D3" office:value-type="string">
              <text:p text:style-name="OrgTableContentsLeft">95f9c7</text:p>
            </table:table-cell>
            <table:table-cell table:style-name="Table6.D3" office:value-type="string">
              <text:p text:style-name="OrgTableContentsLeft">95f9c7</text:p>
            </table:table-cell>
            <table:table-cell table:style-name="Table6.D3" office:value-type="string">
              <text:p text:style-name="OrgTableContentsLeft">95f9c7</text:p>
            </table:table-cell>
          </table:table-row>
        </table:table>
      </text:section>
      <text:h text:style-name="Heading_20_2" text:outline-level="2"><text:bookmark text:name="orgheadline92"/><text:bookmark-start text:name="OrgXref.orgheadline92"/>visible-bell のカスタマイズ <text:bookmark-end text:name="OrgXref.orgheadline92"/></text:h>
      <text:p text:style-name="Text_20_body"><text:a xlink:type="simple" xlink:href="http://www.emacswiki.org/emacs/MilesBader" text:style-name="Internet_20_link" text:visited-style-name="Visited_20_Internet_20_Link">http://www.emacswiki.org/emacs/MilesBader</text:a> を参考にカスタマイズしていました。現在は後継パッケージ（<text:a xlink:type="simple" xlink:href="http://www.emacswiki.org/emacs/echo-bell.el）があり、MELPAから取れます" text:style-name="Internet_20_link" text:visited-style-name="Visited_20_Internet_20_Link">http://www.emacswiki.org/emacs/echo-bell.el）があり、MELPAから取れます</text:a>。</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p>
      <text:p text:style-name="OrgSrcBlock">(eval-after-autoload-if-found</text:p>
      <text:p text:style-name="OrgSrcBlock"><text:s/>'(echo-area-bell) <text:span text:style-name="OrgSrcFontLockStringFace">"echo-area-bell"</text:span> nil t nil</text:p>
      <text:p text:style-name="OrgSrcBlock"><text:s/>'((setq visible-bell t)</text:p>
      <text:p text:style-name="OrgSrcBlockLastLine"><text:s text:c="3"/>(setq ring-bell-function 'echo-area-bell)))</text:p>
      <text:p text:style-name="OrgSrcBlock"><text:span text:style-name="OrgSrcFontLockCommentDelimiterFace">;; </text:span><text:span text:style-name="OrgSrcFontLockCommentFace">パッケージ（echo-bell）の場合</text:span></text:p>
      <text:p text:style-name="OrgSrcBlock">(<text:span text:style-name="OrgSrcFontLockKeywordFace">when</text:span> (<text:span text:style-name="OrgSrcFontLockKeywordFace">require</text:span> '<text:span text:style-name="OrgSrcFontLockConstantFace">echo-bell</text:span> nil t)</text:p>
      <text:p text:style-name="OrgSrcBlock"><text:s text:c="2"/>(echo-bell-mode 1)</text:p>
      <text:p text:style-name="OrgSrcBlock"><text:s text:c="2"/>(setq echo-bell-string <text:span text:style-name="OrgSrcFontLockStringFace">""</text:span>)</text:p>
      <text:p text:style-name="OrgSrcBlock"><text:s text:c="2"/>(setq echo-bell-background <text:span text:style-name="OrgSrcFontLockStringFace">"</text:span><text:span text:style-name="OrgSrcDefault0013">#FFDCDC</text:span><text:span text:style-name="OrgSrcFontLockStringFace">"</text:span>)</text:p>
      <text:p text:style-name="OrgSrcBlockLastLine"><text:s text:c="2"/>(setq echo-bell-delay 0.1))</text:p>
      <text:p text:style-name="Text_20_body">ビープ音も無しかつ視覚効果も無くすには、次のようにします。</text:p>
      <text:p text:style-name="Text_20_body">see <text:a xlink:type="simple" xlink:href="http://yohshiy.blog.fc2.com/blog-entry-171.html" text:style-name="Internet_20_link" text:visited-style-name="Visited_20_Internet_20_Link">http://yohshiy.blog.fc2.com/blog-entry-171.html</text:a></text:p>
      <text:p text:style-name="OrgSrcBlock">(setq visible-bell t)</text:p>
      <text:p text:style-name="OrgSrcBlockLastLine">(setq ring-bell-function 'ignore)</text:p>
      <text:h text:style-name="Heading_20_2" text:outline-level="2"><text:bookmark text:name="orgheadline93"/><text:bookmark-start text:name="OrgXref.orgheadline93"/><text:soft-page-break/>常に <text:span text:style-name="Bold">scratch</text:span> を表示して起動する <text:bookmark-end text:name="OrgXref.orgheadline93"/></text:h>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p>
      <text:p text:style-name="OrgSrcBlock"><text:span text:style-name="OrgSrcFontLockCommentDelimiterFace">;; </text:span><text:span text:style-name="OrgSrcFontLockCommentFace">Start Emacs with scratch buffer even though it call session.el/desktop.el</text:span></text:p>
      <text:p text:style-name="OrgSrcBlockLastLine">(add-hook 'emacs-startup-hook '(<text:span text:style-name="OrgSrcFontLockKeywordFace">lambda</text:span> () (switch-to-buffer <text:span text:style-name="OrgSrcFontLockStringFace">"*scratch*"</text:span>)))</text:p>
      <text:p text:style-name="Text_20_body">もしくは、以下でもOKかも。</text:p>
      <text:p text:style-name="OrgSrcBlockLastLine">(setq initial-buffer-choice t)</text:p>
      <text:p text:style-name="Text_20_body">さらに、使われるメジャーモードと表示する文字列も制御できます。</text:p>
      <text:p text:style-name="OrgSrcBlock">(setq initial-major-mode 'text-mode)</text:p>
      <text:p text:style-name="OrgSrcBlock">(setq initial-scratch-message</text:p>
      <text:p text:style-name="OrgSrcBlock"><text:s text:c="6"/>(concat <text:span text:style-name="OrgSrcFontLockStringFace">" <text:s text:c="61"/>"</text:span></text:p>
      <text:p text:style-name="OrgSrcBlock"><text:s text:c="14"/>(format-time-string <text:span text:style-name="OrgSrcFontLockStringFace">"%Y-%m-%d (%a.)"</text:span>) <text:span text:style-name="OrgSrcFontLockStringFace">"\n"</text:span></text:p>
      <text:p text:style-name="OrgSrcBlock"><text:s text:c="14"/><text:span text:style-name="OrgSrcFontLockStringFace">"-----------------------------------------------------"</text:span></text:p>
      <text:p text:style-name="OrgSrcBlockLastLine"><text:s text:c="14"/><text:span text:style-name="OrgSrcFontLockStringFace">"--------------------------\n"</text:span>))</text:p>
      <text:p text:style-name="OrgSrcBlock">(<text:span text:style-name="OrgSrcFontLockKeywordFace">when</text:span> (<text:span text:style-name="OrgSrcFontLockKeywordFace">require</text:span> '<text:span text:style-name="OrgSrcFontLockConstantFace">buffer</text:span> nil t)</text:p>
      <text:p text:style-name="OrgSrcBlock"><text:s text:c="2"/>(setq initial-scratch-message nil)</text:p>
      <text:p text:style-name="OrgSrcBlock"><text:s text:c="2"/>(setq initial-major-mode 'buffer-mode)</text:p>
      <text:p text:style-name="OrgSrcBlock"><text:s text:c="2"/>(set-face-attribute 'header-line nil <text:span text:style-name="OrgSrcFontLockBuiltinFace">:overline</text:span> nil <text:span text:style-name="OrgSrcFontLockBuiltinFace">:underline</text:span> <text:span text:style-name="OrgSrcFontLockStringFace">"</text:span><text:span text:style-name="OrgSrcDefault0009">#203e6f</text:span><text:span text:style-name="OrgSrcFontLockStringFace">"</text:span>)</text:p>
      <text:p text:style-name="OrgSrcBlock"><text:s text:c="2"/>(set-face-foreground 'header-line <text:span text:style-name="OrgSrcFontLockStringFace">"</text:span><text:span text:style-name="OrgSrcDefault0009">#203e6f</text:span><text:span text:style-name="OrgSrcFontLockStringFace">"</text:span>)</text:p>
      <text:p text:style-name="OrgSrcBlock"><text:s text:c="2"/>(set-face-background 'header-line <text:span text:style-name="OrgSrcFontLockStringFace">"</text:span><text:span text:style-name="OrgSrcDefault0012">#d8e6fd</text:span><text:span text:style-name="OrgSrcFontLockStringFace">"</text:span>)</text:p>
      <text:p text:style-name="OrgSrcBlock"/>
      <text:p text:style-name="OrgSrcBlock"><text:s text:c="2"/>(<text:span text:style-name="OrgSrcFontLockKeywordFace">defvar</text:span> <text:span text:style-name="OrgSrcFontLockVariableNameFace">my:header-clock</text:span> </text:p>
      <text:p text:style-name="OrgSrcBlock"><text:s text:c="4"/>(setq header-line-format</text:p>
      <text:p text:style-name="OrgSrcBlock"><text:s text:c="10"/>(concat</text:p>
      <text:p text:style-name="OrgSrcBlock"><text:s text:c="11"/><text:span text:style-name="OrgSrcFontLockStringFace">" <text:s/>Buffers <text:s text:c="54"/>"</text:span></text:p>
      <text:p text:style-name="OrgSrcBlock"><text:s text:c="11"/>(format-time-string <text:span text:style-name="OrgSrcFontLockStringFace">"%Y-%m-%d (%a.)"</text:span>)))))</text:p>
      <text:p text:style-name="OrgSrcBlock"/>
      <text:p text:style-name="OrgSrcBlock">(global-set-key (kbd <text:span text:style-name="OrgSrcFontLockStringFace">"C-M-s"</text:span>)</text:p>
      <text:p text:style-name="OrgSrcBlockLastLine"><text:s text:c="16"/>'(<text:span text:style-name="OrgSrcFontLockKeywordFace">lambda</text:span> () (interactive) (switch-to-buffer <text:span text:style-name="OrgSrcFontLockStringFace">"*scratch*"</text:span>)))</text:p>
      <text:h text:style-name="Heading_20_2" text:outline-level="2"><text:bookmark text:name="orgheadline94"/><text:bookmark-start text:name="OrgXref.orgheadline94"/>バッテリー情報をモードラインに表示する <text:bookmark-end text:name="OrgXref.orgheadline94"/></text:h>
      <text:p text:style-name="OrgSrcBlock"><text:span text:style-name="OrgSrcFontLockCommentDelimiterFace">;; </text:span><text:span text:style-name="OrgSrcFontLockCommentFace">Show battery information on the mode line.</text:span></text:p>
      <text:p text:style-name="OrgSrcBlockLastLine">(display-battery-mode t)</text:p>
      <text:h text:style-name="Heading_20_2" text:outline-level="2"><text:bookmark text:name="orgheadline95"/><text:bookmark-start text:name="OrgXref.orgheadline95"/>スクロールバーを非表示にする <text:bookmark-end text:name="OrgXref.orgheadline95"/></text:h>
      <text:p text:style-name="Text_20_body">スクロールバーを非表示にするには、nil を指定します。<text:line-break/>右側に表示したい場合は、'right とします。</text:p>
      <text:p text:style-name="OrgSrcBlock"><text:span text:style-name="OrgSrcFontLockCommentDelimiterFace">;; </text:span><text:span text:style-name="OrgSrcFontLockCommentFace">Show scroll bar or not</text:span></text:p>
      <text:p text:style-name="OrgSrcBlockLastLine">(set-scroll-bar-mode nil) <text:span text:style-name="OrgSrcFontLockCommentDelimiterFace">; </text:span><text:span text:style-name="OrgSrcFontLockCommentFace">'right</text:span></text:p>
      <text:h text:style-name="Heading_20_2" text:outline-level="2"><text:bookmark text:name="orgheadline96"/><text:bookmark-start text:name="OrgXref.orgheadline96"/>ツールバーを非表示にする <text:bookmark-end text:name="OrgXref.orgheadline96"/></text:h>
      <text:p text:style-name="Text_20_body">ツールバーは使わないので非表示にします。</text:p>
      <text:p text:style-name="OrgSrcBlock"><text:span text:style-name="OrgSrcFontLockCommentDelimiterFace">;; </text:span><text:span text:style-name="OrgSrcFontLockCommentFace">Disable to show the tool bar.</text:span></text:p>
      <text:p text:style-name="OrgSrcBlockLastLine">(tool-bar-mode 0)</text:p>
      <text:h text:style-name="Heading_20_2" text:outline-level="2"><text:bookmark text:name="orgheadline97"/><text:bookmark-start text:name="OrgXref.orgheadline97"/><text:soft-page-break/>起動時のスプラッシュ画面を表示しない <text:bookmark-end text:name="OrgXref.orgheadline97"/></text:h>
      <text:p text:style-name="OrgSrcBlock"><text:span text:style-name="OrgSrcFontLockCommentDelimiterFace">;; </text:span><text:span text:style-name="OrgSrcFontLockCommentFace">Disable to show the splash window at startup</text:span></text:p>
      <text:p text:style-name="OrgSrcBlockLastLine">(setq inhibit-startup-screen t)</text:p>
      <text:h text:style-name="Heading_20_2" text:outline-level="2"><text:bookmark text:name="orgheadline98"/><text:bookmark-start text:name="OrgXref.orgheadline98"/>カーソル行の行数をモードラインに表示する <text:bookmark-end text:name="OrgXref.orgheadline98"/></text:h>
      <text:p text:style-name="OrgSrcBlock"><text:span text:style-name="OrgSrcFontLockCommentDelimiterFace">;; </text:span><text:span text:style-name="OrgSrcFontLockCommentFace">Show line number in the mode line.</text:span></text:p>
      <text:p text:style-name="OrgSrcBlockLastLine">(line-number-mode t)</text:p>
      <text:h text:style-name="Heading_20_2" text:outline-level="2"><text:bookmark text:name="orgheadline99"/><text:bookmark-start text:name="OrgXref.orgheadline99"/>カーソル行の関数名をモードラインに表示する <text:bookmark-end text:name="OrgXref.orgheadline99"/></text:h>
      <text:list xml:id="list220715448631326" text:style-name="OrgBulletedList">
        <text:list-item>
          <text:p text:style-name="P2">emacs24.3 で重く感じるので外している。</text:p>
        </text:list-item>
      </text:list>
      <text:p text:style-name="OrgSrcBlock"><text:span text:style-name="OrgSrcFontLockCommentDelimiterFace">;; </text:span><text:span text:style-name="OrgSrcFontLockCommentFace">Show function name in the mode line.</text:span></text:p>
      <text:p text:style-name="OrgSrcBlockLastLine">(which-function-mode t)</text:p>
      <text:h text:style-name="Heading_20_2" text:outline-level="2"><text:bookmark text:name="orgheadline100"/><text:bookmark-start text:name="OrgXref.orgheadline100"/>時刻をモードラインに表示する <text:bookmark-end text:name="OrgXref.orgheadline100"/></text:h>
      <text:p text:style-name="OrgSrcBlock"><text:span text:style-name="OrgSrcFontLockCommentDelimiterFace">;; </text:span><text:span text:style-name="OrgSrcFontLockCommentFace">Show clock in in the mode line</text:span></text:p>
      <text:p text:style-name="OrgSrcBlock">(setq display-time-format <text:span text:style-name="OrgSrcFontLockStringFace">"%H:%M"</text:span>)</text:p>
      <text:p text:style-name="OrgSrcBlock">(setq display-time-default-load-average nil)</text:p>
      <text:p text:style-name="OrgSrcBlockLastLine">(display-time-mode t)</text:p>
      <text:h text:style-name="Heading_20_2" text:outline-level="2"><text:bookmark text:name="orgheadline101"/><text:bookmark-start text:name="OrgXref.orgheadline101"/>対応するカッコをハイライトする <text:bookmark-end text:name="OrgXref.orgheadline101"/></text:h>
      <text:p text:style-name="Text_20_body">Built-in の paren.el が利用できる。拡張版として <text:a xlink:type="simple" xlink:href="http://www.emacswiki.org/emacs/mic-paren.el" text:style-name="Internet_20_link" text:visited-style-name="Visited_20_Internet_20_Link">mic-paren.el</text:a> があり、現在はこれを利用している。</text:p>
      <text:p text:style-name="OrgSrcBlock">(<text:span text:style-name="OrgSrcFontLockKeywordFace">when</text:span> (eval-after-autoload-if-found</text:p>
      <text:p text:style-name="OrgSrcBlock"><text:s text:c="7"/>'(paren-activate) <text:span text:style-name="OrgSrcFontLockStringFace">"mic-paren"</text:span> nil t nil</text:p>
      <text:p text:style-name="OrgSrcBlock"><text:s text:c="7"/>'((setq paren-sexp-mode nil)</text:p>
      <text:p text:style-name="OrgSrcBlock"><text:s text:c="9"/>(set-face-foreground 'paren-face-match <text:span text:style-name="OrgSrcFontLockStringFace">"</text:span><text:span text:style-name="OrgSrcDefault0001">#FFFFFF</text:span><text:span text:style-name="OrgSrcFontLockStringFace">"</text:span>)</text:p>
      <text:p text:style-name="OrgSrcBlock"><text:s text:c="9"/><text:span text:style-name="OrgSrcFontLockCommentDelimiterFace">;; </text:span><text:span text:style-name="OrgSrcFontLockCommentFace">Deep </text:span><text:span text:style-name="OrgSrcDefault0014">blue</text:span><text:span text:style-name="OrgSrcFontLockCommentFace">: </text:span><text:span text:style-name="OrgSrcDefault0015">#6666CC</text:span><text:span text:style-name="OrgSrcFontLockCommentFace">, </text:span><text:span text:style-name="OrgSrcDefault0016">orange</text:span><text:span text:style-name="OrgSrcFontLockCommentFace">: </text:span><text:span text:style-name="OrgSrcDefault0017">#FFCC66</text:span></text:p>
      <text:p text:style-name="OrgSrcBlock"><text:s text:c="9"/>(set-face-background 'paren-face-match <text:span text:style-name="OrgSrcFontLockStringFace">"66CC66"</text:span>)))</text:p>
      <text:p text:style-name="OrgSrcBlock"/>
      <text:p text:style-name="OrgSrcBlockLastLine"><text:s text:c="2"/>(paren-activate))</text:p>
      <text:p text:style-name="Text_20_body">paren.el の場合は以下の設定。</text:p>
      <text:p text:style-name="OrgSrcBlock">(setq show-paren-delay 0)</text:p>
      <text:p text:style-name="OrgSrcBlock">(show-paren-mode t)</text:p>
      <text:p text:style-name="OrgSrcBlock"><text:span text:style-name="OrgSrcFontLockCommentDelimiterFace">;; </text:span><text:span text:style-name="OrgSrcFontLockCommentFace">(setq show-paren-style 'expression) ; カッコ内も強調</text:span></text:p>
      <text:p text:style-name="OrgSrcBlock"><text:s text:c="40"/><text:span text:style-name="OrgSrcFontLockCommentDelimiterFace">;</text:span><text:span text:style-name="OrgSrcFontLockCommentFace">(set-face-background 'show-paren-match-face "</text:span><text:span text:style-name="OrgSrcDefault0018">#5DA4ff</text:span><text:span text:style-name="OrgSrcFontLockCommentFace">") ; カーソルより濃い青</text:span></text:p>
      <text:p text:style-name="OrgSrcBlock">(set-face-background 'show-paren-match-face <text:span text:style-name="OrgSrcFontLockStringFace">"</text:span><text:span text:style-name="OrgSrcDefault0019">#a634ff</text:span><text:span text:style-name="OrgSrcFontLockStringFace">"</text:span>)</text:p>
      <text:p text:style-name="OrgSrcBlock">(set-face-foreground 'show-paren-match-face <text:span text:style-name="OrgSrcFontLockStringFace">"</text:span><text:span text:style-name="OrgSrcDefault0001">#FFFFFF</text:span><text:span text:style-name="OrgSrcFontLockStringFace">"</text:span>)</text:p>
      <text:p text:style-name="OrgSrcBlock">(set-face-underline-p 'show-paren-match-face nil)</text:p>
      <text:p text:style-name="OrgSrcBlockLastLine">(setq show-paren-style 'parenthesis)</text:p>
      <text:h text:style-name="Heading_20_2" text:outline-level="2"><text:bookmark text:name="orgheadline102"/><text:bookmark-start text:name="OrgXref.orgheadline102"/>全角スペースと行末タブ／半角スペースを強調表示する <text:bookmark-end text:name="OrgXref.orgheadline102"/></text:h>
      <text:p text:style-name="Text_20_body"><text:a xlink:type="simple" xlink:href="http://ubulog.blogspot.jp/2007/09/emacs_09.html" text:style-name="Internet_20_link" text:visited-style-name="Visited_20_Internet_20_Link">http://ubulog.blogspot.jp/2007/09/emacs_09.html</text:a></text:p>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text:p>
      <text:p text:style-name="OrgSrcBlock"><text:soft-page-break/><text:span text:style-name="OrgSrcFontLockCommentDelimiterFace">;; </text:span><text:span text:style-name="OrgSrcFontLockCommentFace">スペース</text:span></text:p>
      <text:p text:style-name="OrgSrcBlock">(<text:span text:style-name="OrgSrcFontLockKeywordFace">defface</text:span> <text:span text:style-name="OrgSrcFontLockVariableNameFace">my:face-b-1</text:span></text:p>
      <text:p text:style-name="OrgSrcBlock"><text:s text:c="2"/>'((t (<text:span text:style-name="OrgSrcFontLockBuiltinFace">:background</text:span> <text:span text:style-name="OrgSrcFontLockStringFace">"</text:span><text:span text:style-name="OrgSrcDefault0020">gray</text:span><text:span text:style-name="OrgSrcFontLockStringFace">"</text:span> <text:span text:style-name="OrgSrcFontLockBuiltinFace">:bold</text:span> t <text:span text:style-name="OrgSrcFontLockBuiltinFace">:underline</text:span> <text:span text:style-name="OrgSrcFontLockStringFace">"</text:span><text:span text:style-name="OrgSrcDefault0021">red</text:span><text:span text:style-name="OrgSrcFontLockStringFace">"</text:span>)))</text:p>
      <text:p text:style-name="OrgSrcBlock"><text:s text:c="2"/>nil <text:span text:style-name="OrgSrcFontLockBuiltinFace">:group</text:span> 'font-lock-highlighting-faces)</text:p>
      <text:p text:style-name="OrgSrcBlock"><text:span text:style-name="OrgSrcFontLockCommentDelimiterFace">;; </text:span><text:span text:style-name="OrgSrcFontLockCommentFace">タブだけの行</text:span></text:p>
      <text:p text:style-name="OrgSrcBlock">(<text:span text:style-name="OrgSrcFontLockKeywordFace">defface</text:span> <text:span text:style-name="OrgSrcFontLockVariableNameFace">my:face-b-2</text:span></text:p>
      <text:p text:style-name="OrgSrcBlock"><text:s text:c="2"/>'((t (<text:span text:style-name="OrgSrcFontLockBuiltinFace">:background</text:span> <text:span text:style-name="OrgSrcFontLockStringFace">"</text:span><text:span text:style-name="OrgSrcDefault0016">orange</text:span><text:span text:style-name="OrgSrcFontLockStringFace">"</text:span> <text:span text:style-name="OrgSrcFontLockBuiltinFace">:bold</text:span> t <text:span text:style-name="OrgSrcFontLockBuiltinFace">:underline</text:span> <text:span text:style-name="OrgSrcFontLockStringFace">"</text:span><text:span text:style-name="OrgSrcDefault0021">red</text:span><text:span text:style-name="OrgSrcFontLockStringFace">"</text:span>)))</text:p>
      <text:p text:style-name="OrgSrcBlock"><text:s text:c="2"/>nil <text:span text:style-name="OrgSrcFontLockBuiltinFace">:group</text:span> 'font-lock-highlighting-faces)</text:p>
      <text:p text:style-name="OrgSrcBlock"><text:span text:style-name="OrgSrcFontLockCommentDelimiterFace">;; </text:span><text:span text:style-name="OrgSrcFontLockCommentFace">半角スペース</text:span></text:p>
      <text:p text:style-name="OrgSrcBlock">(<text:span text:style-name="OrgSrcFontLockKeywordFace">defface</text:span> <text:span text:style-name="OrgSrcFontLockVariableNameFace">my:face-b-3</text:span> '((t (<text:span text:style-name="OrgSrcFontLockBuiltinFace">:background</text:span> <text:span text:style-name="OrgSrcFontLockStringFace">"</text:span><text:span text:style-name="OrgSrcDefault0016">orange</text:span><text:span text:style-name="OrgSrcFontLockStringFace">"</text:span>)))</text:p>
      <text:p text:style-name="OrgSrcBlock"><text:s text:c="2"/>nil <text:span text:style-name="OrgSrcFontLockBuiltinFace">:group</text:span> 'font-lock-highlighting-faces)</text:p>
      <text:p text:style-name="OrgSrcBlock"/>
      <text:p text:style-name="OrgSrcBlock">(<text:span text:style-name="OrgSrcFontLockKeywordFace">defvar</text:span> <text:span text:style-name="OrgSrcFontLockVariableNameFace">my:face-b-1</text:span> 'my:face-b-1)</text:p>
      <text:p text:style-name="OrgSrcBlock">(<text:span text:style-name="OrgSrcFontLockKeywordFace">defvar</text:span> <text:span text:style-name="OrgSrcFontLockVariableNameFace">my:face-b-2</text:span> 'my:face-b-2)</text:p>
      <text:p text:style-name="OrgSrcBlock">(<text:span text:style-name="OrgSrcFontLockKeywordFace">defvar</text:span> <text:span text:style-name="OrgSrcFontLockVariableNameFace">my:face-b-3</text:span> 'my:face-b-3)</text:p>
      <text:p text:style-name="OrgSrcBlock">(<text:span text:style-name="OrgSrcFontLockKeywordFace">defadvice</text:span> <text:span text:style-name="OrgSrcFontLockFunctionNameFace">font-lock-mode</text:span> (before my:font-lock-mode ())</text:p>
      <text:p text:style-name="OrgSrcBlock"><text:s text:c="2"/>(font-lock-add-keywords</text:p>
      <text:p text:style-name="OrgSrcBlock"><text:s text:c="3"/>major-mode</text:p>
      <text:p text:style-name="OrgSrcBlock"><text:s text:c="3"/><text:span text:style-name="OrgSrcFontLockCommentDelimiterFace">;; </text:span><text:span text:style-name="OrgSrcFontLockCommentFace">"[\t]+$" 行末のタブ</text:span></text:p>
      <text:p text:style-name="OrgSrcBlock"><text:s text:c="3"/>'((<text:span text:style-name="OrgSrcFontLockStringFace">"　"</text:span> 0 my:face-b-1 append)</text:p>
      <text:p text:style-name="OrgSrcBlock"><text:s text:c="5"/><text:span text:style-name="OrgSrcFontLockCommentDelimiterFace">;; <text:s text:c="6"/></text:span><text:span text:style-name="OrgSrcFontLockCommentFace">("[ ]+$" 0 my:face-b-3 append)</text:span></text:p>
      <text:p text:style-name="OrgSrcBlock"><text:s text:c="5"/>(<text:span text:style-name="OrgSrcFontLockStringFace">"[\t]+$"</text:span> 0 my:face-b-2 append))))</text:p>
      <text:p text:style-name="OrgSrcBlock">(ad-enable-advice 'font-lock-mode 'before 'my:font-lock-mode)</text:p>
      <text:p text:style-name="OrgSrcBlockLastLine">(ad-activate 'font-lock-mode)</text:p>
      <text:h text:style-name="Heading_20_2" text:outline-level="2"><text:bookmark text:name="orgheadline103"/><text:bookmark-start text:name="OrgXref.orgheadline103"/>[migemo.el] ローマ字入力で日本語を検索する <text:bookmark-end text:name="OrgXref.orgheadline103"/></text:h>
      <text:p text:style-name="Text_20_body"><text:a xlink:type="simple" xlink:href="http://0xcc.net/migemo/#download" text:style-name="Internet_20_link" text:visited-style-name="Visited_20_Internet_20_Link">http://0xcc.net/migemo/#download</text:a></text:p>
      <text:p text:style-name="Text_20_body">以下は、<text:a xlink:type="simple" xlink:href="http://www.kaoriya.net/software/cmigemo" text:style-name="Internet_20_link" text:visited-style-name="Visited_20_Internet_20_Link">cmigemo</text:a> を使う設定です。</text:p>
      <text:p text:style-name="OrgSrcBlock">(<text:span text:style-name="OrgSrcFontLockKeywordFace">when</text:span></text:p>
      <text:p text:style-name="OrgSrcBlock"><text:s text:c="4"/>(eval-after-autoload-if-found</text:p>
      <text:p text:style-name="OrgSrcBlock"><text:s text:c="5"/>'(migemo-init) <text:span text:style-name="OrgSrcFontLockStringFace">"migemo"</text:span> nil t nil</text:p>
      <text:p text:style-name="OrgSrcBlock"><text:s text:c="5"/>'((setq completion-ignore-case t) <text:span text:style-name="OrgSrcFontLockCommentDelimiterFace">;; </text:span><text:span text:style-name="OrgSrcFontLockCommentFace">case-independent</text:span></text:p>
      <text:p text:style-name="OrgSrcBlock"><text:s text:c="7"/>(setq migemo-command <text:span text:style-name="OrgSrcFontLockStringFace">"cmigemo"</text:span>)</text:p>
      <text:p text:style-name="OrgSrcBlock"><text:s text:c="7"/>(setq migemo-options '(<text:span text:style-name="OrgSrcFontLockStringFace">"-q"</text:span> <text:span text:style-name="OrgSrcFontLockStringFace">"--emacs"</text:span> <text:span text:style-name="OrgSrcFontLockStringFace">"-i"</text:span> <text:span text:style-name="OrgSrcFontLockStringFace">"\a"</text:span>))</text:p>
      <text:p text:style-name="OrgSrcBlock"><text:s text:c="7"/>(setq migemo-dictionary <text:span text:style-name="OrgSrcFontLockStringFace">"/usr/local/share/migemo/utf-8/migemo-dict"</text:span>)</text:p>
      <text:p text:style-name="OrgSrcBlock"><text:s text:c="7"/>(setq migemo-user-dictionary nil)</text:p>
      <text:p text:style-name="OrgSrcBlock"><text:s text:c="7"/>(setq migemo-regex-dictionary nil)</text:p>
      <text:p text:style-name="OrgSrcBlock"><text:s text:c="7"/>(setq migemo-use-pattern-alist t)</text:p>
      <text:p text:style-name="OrgSrcBlock"><text:s text:c="7"/>(setq migemo-use-frequent-pattern-alist t)</text:p>
      <text:p text:style-name="OrgSrcBlock"><text:s text:c="7"/>(setq migemo-pattern-alist-length 1024)</text:p>
      <text:p text:style-name="OrgSrcBlock"><text:s text:c="7"/>(setq migemo-coding-system 'utf-8-unix)))</text:p>
      <text:p text:style-name="OrgSrcBlock"/>
      <text:p text:style-name="OrgSrcBlock"><text:s text:c="2"/>(<text:span text:style-name="OrgSrcFontLockKeywordFace">when</text:span> (executable-find <text:span text:style-name="OrgSrcFontLockStringFace">"cmigemo"</text:span>)</text:p>
      <text:p text:style-name="OrgSrcBlockLastLine"><text:s text:c="4"/>(add-hook 'isearch-mode-hook 'migemo-init)))</text:p>
      <text:h text:style-name="Heading_20_2" text:outline-level="2"><text:bookmark text:name="orgheadline105"/><text:bookmark-start text:name="OrgXref.orgheadline105"/>[anything.el] 何でも絞り込みインターフェイス（旧） <text:bookmark-end text:name="OrgXref.orgheadline105"/></text:h>
      <text:list xml:id="list220715778814708" text:style-name="OrgBulletedList">
        <text:list-item>
          <text:p text:style-name="P2">helm に移行しました。</text:p>
        </text:list-item>
      </text:list>
      <text:p text:style-name="Text_20_body"><text:a xlink:type="simple" xlink:href="http://svn.coderepos.org/share/lang/elisp/anything-c-moccur/trunk/anything-c-moccur.el" text:style-name="Internet_20_link" text:visited-style-name="Visited_20_Internet_20_Link">http://svn.coderepos.org/share/lang/elisp/anything-c-moccur/trunk/anything-c-moccur.el</text:a><text:line-break/><text:a xlink:type="simple" xlink:href="http://d.hatena.ne.jp/IMAKADO/20080724/1216882563" text:style-name="Internet_20_link" text:visited-style-name="Visited_20_Internet_20_Link">http://d.hatena.ne.jp/IMAKADO/20080724/1216882563</text:a></text:p>
      <text:p text:style-name="OrgSrcBlock">(<text:span text:style-name="OrgSrcFontLockKeywordFace">when</text:span> (eval-after-autoload-if-found</text:p>
      <text:p text:style-name="OrgSrcBlock"><text:s text:c="7"/>'(anything-other-buffer anything-complete anything-M-x</text:p>
      <text:p text:style-name="OrgSrcBlock"><text:s text:c="31"/>anything-c-moccur-occur-by-moccur)</text:p>
      <text:p text:style-name="OrgSrcBlock"><text:s text:c="7"/><text:span text:style-name="OrgSrcFontLockStringFace">"anything-startup"</text:span> nil t nil</text:p>
      <text:p text:style-name="OrgSrcBlock"><text:s text:c="7"/>'((<text:span text:style-name="OrgSrcFontLockKeywordFace">require</text:span> '<text:span text:style-name="OrgSrcFontLockConstantFace">anything-c-moccur</text:span> nil t)</text:p>
      <text:p text:style-name="OrgSrcBlock"><text:soft-page-break/><text:s text:c="9"/><text:span text:style-name="OrgSrcFontLockCommentDelimiterFace">;; <text:s/></text:span><text:span text:style-name="OrgSrcFontLockCommentFace">(setq moccur-split-word t)</text:span></text:p>
      <text:p text:style-name="OrgSrcBlock"><text:s text:c="9"/><text:span text:style-name="OrgSrcFontLockCommentDelimiterFace">;; <text:s/></text:span><text:span text:style-name="OrgSrcFontLockCommentFace">(setq anything-c-locate-options `("locate" "-w"))</text:span></text:p>
      <text:p text:style-name="OrgSrcBlock"/>
      <text:p text:style-name="OrgSrcBlock"><text:s text:c="9"/><text:span text:style-name="OrgSrcFontLockCommentDelimiterFace">;; </text:span><text:span text:style-name="OrgSrcFontLockCommentFace">M-x install-elisp-from-emacswiki recentf-ext.el</text:span></text:p>
      <text:p text:style-name="OrgSrcBlock"><text:s text:c="9"/><text:span text:style-name="OrgSrcFontLockCommentDelimiterFace">;; </text:span><text:span text:style-name="OrgSrcFontLockCommentFace">http://www.emacswiki.org/cgi-bin/wiki/download/recentf-ext.el</text:span></text:p>
      <text:p text:style-name="OrgSrcBlock"><text:s text:c="9"/><text:span text:style-name="OrgSrcFontLockCommentDelimiterFace">;; <text:s/></text:span><text:span text:style-name="OrgSrcFontLockCommentFace">(autoload-if-found 'recentf-ext "recentf-ext" nil t)</text:span></text:p>
      <text:p text:style-name="OrgSrcBlock"><text:s text:c="9"/><text:span text:style-name="OrgSrcFontLockCommentDelimiterFace">;; <text:s text:c="13"/></text:span><text:span text:style-name="OrgSrcFontLockCommentFace">(require 'recentf-ext nil t)</text:span></text:p>
      <text:p text:style-name="OrgSrcBlock"/>
      <text:p text:style-name="OrgSrcBlock"><text:s text:c="9"/>(<text:span text:style-name="OrgSrcFontLockKeywordFace">when</text:span> (<text:span text:style-name="OrgSrcFontLockKeywordFace">require</text:span> '<text:span text:style-name="OrgSrcFontLockConstantFace">migemo</text:span> nil t)</text:p>
      <text:p text:style-name="OrgSrcBlock"><text:s text:c="11"/>(setq moccur-use-migemo t))</text:p>
      <text:p text:style-name="OrgSrcBlock"><text:s text:c="9"/><text:span text:style-name="OrgSrcFontLockCommentDelimiterFace">;; </text:span><text:span text:style-name="OrgSrcFontLockCommentFace">M-x anything-grep-by-name</text:span></text:p>
      <text:p text:style-name="OrgSrcBlock"><text:s text:c="9"/>(setq anything-grep-alist</text:p>
      <text:p text:style-name="OrgSrcBlock"><text:s text:c="15"/>'((<text:span text:style-name="OrgSrcFontLockStringFace">"Org-files"</text:span> (<text:span text:style-name="OrgSrcFontLockStringFace">"egrep -Hin %s *.org"</text:span> <text:span text:style-name="OrgSrcFontLockStringFace">"~/Dropbox/org/"</text:span>))</text:p>
      <text:p text:style-name="OrgSrcBlock"><text:s text:c="17"/>(<text:span text:style-name="OrgSrcFontLockStringFace">".emacs.d"</text:span> (<text:span text:style-name="OrgSrcFontLockStringFace">"egrep -Hin %s *.el"</text:span> <text:span text:style-name="OrgSrcFontLockStringFace">"~/.emacs.d/"</text:span>))</text:p>
      <text:p text:style-name="OrgSrcBlock"><text:s text:c="17"/>(<text:span text:style-name="OrgSrcFontLockStringFace">"ChangeLog"</text:span> (<text:span text:style-name="OrgSrcFontLockStringFace">"egrep -Hin %s ChangeLog"</text:span> <text:span text:style-name="OrgSrcFontLockStringFace">"~/"</text:span>))))))</text:p>
      <text:p text:style-name="OrgSrcBlock"><text:s text:c="2"/><text:span text:style-name="OrgSrcFontLockCommentDelimiterFace">;; </text:span><text:span text:style-name="OrgSrcFontLockCommentFace">("Spotlight" ("mdfind %s -onlyin ~/Dropbox/Documents/Library/" ""))))</text:span></text:p>
      <text:p text:style-name="OrgSrcBlock"/>
      <text:p text:style-name="OrgSrcBlock"><text:s text:c="2"/>(<text:span text:style-name="OrgSrcFontLockKeywordFace">defun</text:span> <text:span text:style-name="OrgSrcFontLockFunctionNameFace">my:anything</text:span> ()</text:p>
      <text:p text:style-name="OrgSrcBlock"><text:s text:c="4"/>(interactive)</text:p>
      <text:p text:style-name="OrgSrcBlock"><text:s text:c="4"/>(anything-other-buffer</text:p>
      <text:p text:style-name="OrgSrcBlock"><text:s text:c="5"/>'(anything-c-source-recentf</text:p>
      <text:p text:style-name="OrgSrcBlock"><text:s text:c="7"/>anything-c-source-file-name-history</text:p>
      <text:p text:style-name="OrgSrcBlock"><text:s text:c="7"/>anything-c-source-buffers</text:p>
      <text:p text:style-name="OrgSrcBlock"><text:s text:c="7"/>anything-c-source-emacs-commands</text:p>
      <text:p text:style-name="OrgSrcBlock"><text:s text:c="7"/>anything-c-source-locate)</text:p>
      <text:p text:style-name="OrgSrcBlock"><text:s text:c="5"/><text:span text:style-name="OrgSrcFontLockStringFace">" *my:anything*"</text:span>))</text:p>
      <text:p text:style-name="OrgSrcBlock"/>
      <text:p text:style-name="OrgSrcBlock"><text:s text:c="2"/>(<text:span text:style-name="OrgSrcFontLockKeywordFace">defun</text:span> <text:span text:style-name="OrgSrcFontLockFunctionNameFace">my:anything-buffer</text:span> ()</text:p>
      <text:p text:style-name="OrgSrcBlock"><text:s text:c="4"/>(interactive)</text:p>
      <text:p text:style-name="OrgSrcBlock"><text:s text:c="4"/>(anything-other-buffer</text:p>
      <text:p text:style-name="OrgSrcBlock"><text:s text:c="5"/>'(anything-c-source-buffers)</text:p>
      <text:p text:style-name="OrgSrcBlock"><text:s text:c="5"/><text:span text:style-name="OrgSrcFontLockStringFace">" *my:anthing-buffer*"</text:span>))</text:p>
      <text:p text:style-name="OrgSrcBlock"/>
      <text:p text:style-name="OrgSrcBlock"><text:s text:c="2"/>(<text:span text:style-name="OrgSrcFontLockKeywordFace">when</text:span> (eq window-system 'ns)</text:p>
      <text:p text:style-name="OrgSrcBlock"><text:s text:c="4"/>(<text:span text:style-name="OrgSrcFontLockKeywordFace">defun</text:span> <text:span text:style-name="OrgSrcFontLockFunctionNameFace">my:anything-spotlight</text:span> ()</text:p>
      <text:p text:style-name="OrgSrcBlock"><text:s text:c="6"/><text:span text:style-name="OrgSrcFontLockDocFace">"Spotlight search with anything.el"</text:span></text:p>
      <text:p text:style-name="OrgSrcBlock"><text:s text:c="6"/>(interactive)</text:p>
      <text:p text:style-name="OrgSrcBlock"><text:s text:c="6"/>(anything-other-buffer</text:p>
      <text:p text:style-name="OrgSrcBlock"><text:s text:c="7"/>'(anything-c-source-mac-spotlight)</text:p>
      <text:p text:style-name="OrgSrcBlock"><text:s text:c="7"/><text:span text:style-name="OrgSrcFontLockStringFace">" *anything-spotlight*"</text:span>)))</text:p>
      <text:p text:style-name="OrgSrcBlock"/>
      <text:p text:style-name="OrgSrcBlock"><text:s text:c="2"/>(setq anything-candidate-number-limit 50) <text:span text:style-name="OrgSrcFontLockCommentDelimiterFace">; </text:span><text:span text:style-name="OrgSrcFontLockCommentFace">50</text:span></text:p>
      <text:p text:style-name="OrgSrcBlock"><text:s text:c="2"/>(setq anything-input-idle-delay 0.1) <text:s text:c="5"/><text:span text:style-name="OrgSrcFontLockCommentDelimiterFace">; </text:span><text:span text:style-name="OrgSrcFontLockCommentFace">0.1</text:span></text:p>
      <text:p text:style-name="OrgSrcBlock"><text:s text:c="2"/>(setq anything-idle-delay 0.5) <text:s text:c="11"/><text:span text:style-name="OrgSrcFontLockCommentDelimiterFace">; </text:span><text:span text:style-name="OrgSrcFontLockCommentFace">0.5</text:span></text:p>
      <text:p text:style-name="OrgSrcBlockLastLine"><text:s text:c="2"/>(setq anything-quick-update nil)) <text:s text:c="7"/><text:span text:style-name="OrgSrcFontLockCommentDelimiterFace">; </text:span><text:span text:style-name="OrgSrcFontLockCommentFace">nil</text:span></text:p>
      <text:p text:style-name="OrgSrcBlock">(<text:span text:style-name="OrgSrcFontLockKeywordFace">when</text:span> (autoload-if-found</text:p>
      <text:p text:style-name="OrgSrcBlock"><text:s text:c="7"/>'(anything-other-buffer anything-complete</text:p>
      <text:p text:style-name="OrgSrcBlock"><text:s text:c="31"/>anything-M-x anything-c-moccur-occur-by-moccur)</text:p>
      <text:p text:style-name="OrgSrcBlock"><text:s text:c="7"/><text:span text:style-name="OrgSrcFontLockStringFace">"anything-startup"</text:span> nil t)</text:p>
      <text:p text:style-name="OrgSrcBlock"/>
      <text:p text:style-name="OrgSrcBlock"><text:s text:c="2"/>(<text:span text:style-name="OrgSrcFontLockKeywordFace">defun</text:span> <text:span text:style-name="OrgSrcFontLockFunctionNameFace">my:anything</text:span> ()</text:p>
      <text:p text:style-name="OrgSrcBlock"><text:s text:c="4"/>(interactive)</text:p>
      <text:p text:style-name="OrgSrcBlock"><text:s text:c="4"/>(anything-other-buffer</text:p>
      <text:p text:style-name="OrgSrcBlock"><text:s text:c="5"/>'(anything-c-source-recentf</text:p>
      <text:p text:style-name="OrgSrcBlock"><text:s text:c="7"/>anything-c-source-file-name-history</text:p>
      <text:p text:style-name="OrgSrcBlock"><text:s text:c="7"/>anything-c-source-buffers</text:p>
      <text:p text:style-name="OrgSrcBlock"><text:s text:c="7"/>anything-c-source-emacs-commands</text:p>
      <text:p text:style-name="OrgSrcBlock"><text:s text:c="7"/>anything-c-source-locate)</text:p>
      <text:p text:style-name="OrgSrcBlock"><text:s text:c="5"/><text:span text:style-name="OrgSrcFontLockStringFace">" *my:anything*"</text:span>))</text:p>
      <text:p text:style-name="OrgSrcBlock"/>
      <text:p text:style-name="OrgSrcBlock"><text:soft-page-break/><text:s text:c="2"/>(<text:span text:style-name="OrgSrcFontLockKeywordFace">defun</text:span> <text:span text:style-name="OrgSrcFontLockFunctionNameFace">my:anything-buffer</text:span> ()</text:p>
      <text:p text:style-name="OrgSrcBlock"><text:s text:c="4"/>(interactive)</text:p>
      <text:p text:style-name="OrgSrcBlock"><text:s text:c="4"/>(anything-other-buffer</text:p>
      <text:p text:style-name="OrgSrcBlock"><text:s text:c="5"/>'(anything-c-source-buffers)</text:p>
      <text:p text:style-name="OrgSrcBlock"><text:s text:c="5"/><text:span text:style-name="OrgSrcFontLockStringFace">" *my:anthing-buffer*"</text:span>))</text:p>
      <text:p text:style-name="OrgSrcBlock"/>
      <text:p text:style-name="OrgSrcBlock"><text:s text:c="2"/>(<text:span text:style-name="OrgSrcFontLockKeywordFace">when</text:span> (eq window-system 'ns)</text:p>
      <text:p text:style-name="OrgSrcBlock"><text:s text:c="4"/>(<text:span text:style-name="OrgSrcFontLockKeywordFace">defun</text:span> <text:span text:style-name="OrgSrcFontLockFunctionNameFace">my:anything-spotlight</text:span> ()</text:p>
      <text:p text:style-name="OrgSrcBlock"><text:s text:c="6"/><text:span text:style-name="OrgSrcFontLockDocFace">"Spotlight search with anything.el"</text:span></text:p>
      <text:p text:style-name="OrgSrcBlock"><text:s text:c="6"/>(interactive)</text:p>
      <text:p text:style-name="OrgSrcBlock"><text:s text:c="6"/>(anything-other-buffer</text:p>
      <text:p text:style-name="OrgSrcBlock"><text:s text:c="7"/>'(anything-c-source-mac-spotlight)</text:p>
      <text:p text:style-name="OrgSrcBlock"><text:s text:c="7"/><text:span text:style-name="OrgSrcFontLockStringFace">" *anything-spotlight*"</text:span>)))</text:p>
      <text:p text:style-name="OrgSrcBlock"/>
      <text:p text:style-name="OrgSrcBlock"><text:s text:c="2"/>(eval-after-load <text:span text:style-name="OrgSrcFontLockStringFace">"anything-startup"</text:span></text:p>
      <text:p text:style-name="OrgSrcBlock"><text:s text:c="4"/>'(<text:span text:style-name="OrgSrcFontLockKeywordFace">progn</text:span></text:p>
      <text:p text:style-name="OrgSrcBlock"/>
      <text:p text:style-name="OrgSrcBlock"><text:s text:c="7"/>(<text:span text:style-name="OrgSrcFontLockKeywordFace">require</text:span> '<text:span text:style-name="OrgSrcFontLockConstantFace">anything-c-moccur</text:span> nil t)</text:p>
      <text:p text:style-name="OrgSrcBlock"><text:s text:c="7"/><text:span text:style-name="OrgSrcFontLockCommentDelimiterFace">;; <text:s/></text:span><text:span text:style-name="OrgSrcFontLockCommentFace">(setq moccur-split-word t)</text:span></text:p>
      <text:p text:style-name="OrgSrcBlock"><text:s text:c="7"/><text:span text:style-name="OrgSrcFontLockCommentDelimiterFace">;; <text:s/></text:span><text:span text:style-name="OrgSrcFontLockCommentFace">(setq anything-c-locate-options `("locate" "-w"))</text:span></text:p>
      <text:p text:style-name="OrgSrcBlock"/>
      <text:p text:style-name="OrgSrcBlock"><text:s text:c="7"/><text:span text:style-name="OrgSrcFontLockCommentDelimiterFace">;; </text:span><text:span text:style-name="OrgSrcFontLockCommentFace">M-x install-elisp-from-emacswiki recentf-ext.el</text:span></text:p>
      <text:p text:style-name="OrgSrcBlock"><text:s text:c="7"/><text:span text:style-name="OrgSrcFontLockCommentDelimiterFace">;; </text:span><text:span text:style-name="OrgSrcFontLockCommentFace">http://www.emacswiki.org/cgi-bin/wiki/download/recentf-ext.el</text:span></text:p>
      <text:p text:style-name="OrgSrcBlock"><text:s text:c="7"/><text:span text:style-name="OrgSrcFontLockCommentDelimiterFace">;; <text:s/></text:span><text:span text:style-name="OrgSrcFontLockCommentFace">(autoload-if-found 'recentf-ext "recentf-ext" nil t)</text:span></text:p>
      <text:p text:style-name="OrgSrcBlock"><text:s text:c="7"/><text:span text:style-name="OrgSrcFontLockCommentDelimiterFace">;; <text:s text:c="11"/></text:span><text:span text:style-name="OrgSrcFontLockCommentFace">(require 'recentf-ext nil t)</text:span></text:p>
      <text:p text:style-name="OrgSrcBlock"/>
      <text:p text:style-name="OrgSrcBlock"><text:s text:c="7"/>(<text:span text:style-name="OrgSrcFontLockKeywordFace">when</text:span> (<text:span text:style-name="OrgSrcFontLockKeywordFace">require</text:span> '<text:span text:style-name="OrgSrcFontLockConstantFace">migemo</text:span> nil t)</text:p>
      <text:p text:style-name="OrgSrcBlock"><text:s text:c="9"/>(setq moccur-use-migemo t))</text:p>
      <text:p text:style-name="OrgSrcBlock"/>
      <text:p text:style-name="OrgSrcBlock"><text:s text:c="7"/><text:span text:style-name="OrgSrcFontLockCommentDelimiterFace">;; </text:span><text:span text:style-name="OrgSrcFontLockCommentFace">M-x anything-grep-by-name</text:span></text:p>
      <text:p text:style-name="OrgSrcBlock"><text:s text:c="7"/>(setq anything-grep-alist</text:p>
      <text:p text:style-name="OrgSrcBlock"><text:s text:c="13"/>'((<text:span text:style-name="OrgSrcFontLockStringFace">"Org-files"</text:span> (<text:span text:style-name="OrgSrcFontLockStringFace">"egrep -Hin %s *.org"</text:span> <text:span text:style-name="OrgSrcFontLockStringFace">"~/Dropbox/org/"</text:span>))</text:p>
      <text:p text:style-name="OrgSrcBlock"><text:s text:c="15"/>(<text:span text:style-name="OrgSrcFontLockStringFace">".emacs.d"</text:span> (<text:span text:style-name="OrgSrcFontLockStringFace">"egrep -Hin %s *.el"</text:span> <text:span text:style-name="OrgSrcFontLockStringFace">"~/.emacs.d/"</text:span>))</text:p>
      <text:p text:style-name="OrgSrcBlock"><text:s text:c="15"/>(<text:span text:style-name="OrgSrcFontLockStringFace">"ChangeLog"</text:span> (<text:span text:style-name="OrgSrcFontLockStringFace">"egrep -Hin %s ChangeLog"</text:span> <text:span text:style-name="OrgSrcFontLockStringFace">"~/"</text:span>))))</text:p>
      <text:p text:style-name="OrgSrcBlock"><text:s text:c="7"/><text:span text:style-name="OrgSrcFontLockCommentDelimiterFace">;; </text:span><text:span text:style-name="OrgSrcFontLockCommentFace">("Spotlight" ("mdfind %s -onlyin ~/Dropbox/Documents/Library/" ""))))</text:span></text:p>
      <text:p text:style-name="OrgSrcBlock"/>
      <text:p text:style-name="OrgSrcBlock"><text:s text:c="7"/>(setq anything-candidate-number-limit 50) <text:span text:style-name="OrgSrcFontLockCommentDelimiterFace">; </text:span><text:span text:style-name="OrgSrcFontLockCommentFace">50</text:span></text:p>
      <text:p text:style-name="OrgSrcBlock"><text:s text:c="7"/>(setq anything-input-idle-delay 0.1) <text:s text:c="5"/><text:span text:style-name="OrgSrcFontLockCommentDelimiterFace">; </text:span><text:span text:style-name="OrgSrcFontLockCommentFace">0.1</text:span></text:p>
      <text:p text:style-name="OrgSrcBlock"><text:s text:c="7"/>(setq anything-idle-delay 0.5) <text:s text:c="11"/><text:span text:style-name="OrgSrcFontLockCommentDelimiterFace">; </text:span><text:span text:style-name="OrgSrcFontLockCommentFace">0.5</text:span></text:p>
      <text:p text:style-name="OrgSrcBlockLastLine"><text:s text:c="7"/>(setq anything-quick-update nil)))) <text:s text:c="6"/><text:span text:style-name="OrgSrcFontLockCommentDelimiterFace">; </text:span><text:span text:style-name="OrgSrcFontLockCommentFace">nil</text:span></text:p>
      <text:h text:style-name="Heading_20_3" text:outline-level="3"><text:bookmark text:name="orgheadline104"/><text:bookmark-start text:name="OrgXref.orgheadline104"/>キーバインド <text:bookmark-end text:name="OrgXref.orgheadline104"/></text:h>
      <text:p text:style-name="Text_20_body">普通に anything-startup を呼んでいる場合には、anything-M-xを設定する必要はない。</text:p>
      <text:p text:style-name="OrgSrcBlock"><text:span text:style-name="OrgSrcFontLockCommentDelimiterFace">;; </text:span><text:span text:style-name="OrgSrcFontLockCommentFace">Show ibuffer powered by anything</text:span></text:p>
      <text:p text:style-name="OrgSrcBlock"><text:span text:style-name="OrgSrcFontLockCommentDelimiterFace">;; <text:s/></text:span><text:span text:style-name="OrgSrcFontLockCommentFace">(with-eval-after-load "anything-startup"</text:span></text:p>
      <text:p text:style-name="OrgSrcBlock">(global-set-key (kbd <text:span text:style-name="OrgSrcFontLockStringFace">"M-x"</text:span>) 'anything-M-x)</text:p>
      <text:p text:style-name="OrgSrcBlock">(global-set-key (kbd <text:span text:style-name="OrgSrcFontLockStringFace">"C-c o"</text:span>) 'anything-c-moccur-occur-by-moccur)</text:p>
      <text:p text:style-name="OrgSrcBlock">(global-set-key (kbd <text:span text:style-name="OrgSrcFontLockStringFace">"C-M-r"</text:span>) 'my:anything)</text:p>
      <text:p text:style-name="OrgSrcBlock">(global-set-key (kbd <text:span text:style-name="OrgSrcFontLockStringFace">"C-M-s"</text:span>) 'my:anything-spotlight)</text:p>
      <text:p text:style-name="OrgSrcBlock">(global-set-key (kbd <text:span text:style-name="OrgSrcFontLockStringFace">"C-x C-b"</text:span>) 'my:anything-buffer)</text:p>
      <text:p text:style-name="OrgSrcBlockLastLine"><text:span text:style-name="OrgSrcFontLockCommentDelimiterFace">;;</text:span><text:span text:style-name="OrgSrcFontLockCommentFace">)</text:span></text:p>
      <text:h text:style-name="Heading_20_2" text:outline-level="2"><text:bookmark text:name="orgheadline107"/><text:bookmark-start text:name="OrgXref.orgheadline107"/>[helm.el] 続・何でも絞り込みインターフェイス <text:bookmark-end text:name="OrgXref.orgheadline107"/></text:h>
      <text:p text:style-name="OrgSrcBlock">(eval-after-autoload-if-found</text:p>
      <text:p text:style-name="OrgSrcBlock"><text:s/>'(helm-M-x helm-locate helm-recentf helm-buffers-list</text:p>
      <text:p text:style-name="OrgSrcBlock"><text:s text:c="12"/>helm-occur helm-swoop helm-flycheck)</text:p>
      <text:p text:style-name="OrgSrcBlock"><text:soft-page-break/><text:s/><text:span text:style-name="OrgSrcFontLockStringFace">"helm-config"</text:span> nil t nil</text:p>
      <text:p text:style-name="OrgSrcBlock"><text:s/>'((helm-mode 1)</text:p>
      <text:p text:style-name="OrgSrcBlock"><text:s text:c="3"/>(<text:span text:style-name="OrgSrcFontLockKeywordFace">when</text:span> (<text:span text:style-name="OrgSrcFontLockKeywordFace">require</text:span> '<text:span text:style-name="OrgSrcFontLockConstantFace">diminish</text:span> nil t)</text:p>
      <text:p text:style-name="OrgSrcBlock"><text:s text:c="5"/>(diminish 'helm-mode <text:span text:style-name="OrgSrcFontLockStringFace">" H"</text:span>))</text:p>
      <text:p text:style-name="OrgSrcBlock"><text:s text:c="3"/>(<text:span text:style-name="OrgSrcFontLockKeywordFace">when</text:span> (<text:span text:style-name="OrgSrcFontLockKeywordFace">require</text:span> '<text:span text:style-name="OrgSrcFontLockConstantFace">helm-swoop</text:span> nil t)</text:p>
      <text:p text:style-name="OrgSrcBlock"><text:s text:c="5"/>(set-face-attribute</text:p>
      <text:p text:style-name="OrgSrcBlock"><text:s text:c="6"/>'helm-swoop-target-line-face nil <text:span text:style-name="OrgSrcFontLockBuiltinFace">:background</text:span> <text:span text:style-name="OrgSrcFontLockStringFace">"</text:span><text:span text:style-name="OrgSrcDefault0022">#FFEDDC</text:span><text:span text:style-name="OrgSrcFontLockStringFace">"</text:span>)</text:p>
      <text:p text:style-name="OrgSrcBlock"><text:s text:c="5"/>(set-face-attribute</text:p>
      <text:p text:style-name="OrgSrcBlock"><text:s text:c="6"/>'helm-swoop-target-word-face nil <text:span text:style-name="OrgSrcFontLockBuiltinFace">:background</text:span> <text:span text:style-name="OrgSrcFontLockStringFace">"</text:span><text:span text:style-name="OrgSrcDefault0023">#FF5443</text:span><text:span text:style-name="OrgSrcFontLockStringFace">"</text:span>))</text:p>
      <text:p text:style-name="OrgSrcBlock"><text:s text:c="3"/>(<text:span text:style-name="OrgSrcFontLockKeywordFace">when</text:span> (<text:span text:style-name="OrgSrcFontLockKeywordFace">require</text:span> '<text:span text:style-name="OrgSrcFontLockConstantFace">helm-google</text:span> nil t)</text:p>
      <text:p text:style-name="OrgSrcBlock"><text:s text:c="5"/>(setq helm-google-tld <text:span text:style-name="OrgSrcFontLockStringFace">"co.jp"</text:span>))</text:p>
      <text:p text:style-name="OrgSrcBlock"><text:s text:c="3"/><text:span text:style-name="OrgSrcFontLockCommentDelimiterFace">;; <text:s text:c="7"/></text:span><text:span text:style-name="OrgSrcFontLockCommentFace">(require 'recentf-ext nil t)</text:span></text:p>
      <text:p text:style-name="OrgSrcBlock"><text:s text:c="3"/><text:span text:style-name="OrgSrcFontLockCommentDelimiterFace">;; </text:span><text:span text:style-name="OrgSrcFontLockCommentFace">helm-find-files を呼ばせない</text:span></text:p>
      <text:p text:style-name="OrgSrcBlock"><text:s text:c="3"/>(add-to-list 'helm-completing-read-handlers-alist '(find-file . nil))</text:p>
      <text:p text:style-name="OrgSrcBlock"><text:s text:c="3"/><text:span text:style-name="OrgSrcFontLockCommentDelimiterFace">;; </text:span><text:span text:style-name="OrgSrcFontLockCommentFace">helm-mode-ag を呼ばせない</text:span></text:p>
      <text:p text:style-name="OrgSrcBlock"><text:s text:c="3"/>(add-to-list 'helm-completing-read-handlers-alist '(ag . nil))</text:p>
      <text:p text:style-name="OrgSrcBlock"><text:s text:c="3"/><text:span text:style-name="OrgSrcFontLockCommentDelimiterFace">;; </text:span><text:span text:style-name="OrgSrcFontLockCommentFace">helm-mode-org-set-tags を呼ばせない</text:span></text:p>
      <text:p text:style-name="OrgSrcBlock"><text:s text:c="3"/>(add-to-list 'helm-completing-read-handlers-alist '(org-set-tags . nil))</text:p>
      <text:p text:style-name="OrgSrcBlock"><text:s text:c="3"/>(setq helm-display-source-at-screen-top nil)</text:p>
      <text:p text:style-name="OrgSrcBlock"><text:s text:c="12"/><text:span text:style-name="OrgSrcFontLockCommentDelimiterFace">;;; <text:s text:c="8"/></text:span><text:span text:style-name="OrgSrcFontLockCommentFace">(setq helm-display-header-line nil)</text:span></text:p>
      <text:p text:style-name="OrgSrcBlock"><text:s text:c="3"/><text:span text:style-name="OrgSrcFontLockCommentDelimiterFace">;; </text:span><text:span text:style-name="OrgSrcFontLockCommentFace">helm-autoresize-mode を有効にしつつ 30% に固定</text:span></text:p>
      <text:p text:style-name="OrgSrcBlock"><text:s text:c="3"/>(helm-autoresize-mode 1)</text:p>
      <text:p text:style-name="OrgSrcBlock"><text:s text:c="3"/>(setq helm-autoresize-max-height 30)</text:p>
      <text:p text:style-name="OrgSrcBlock"><text:s text:c="3"/>(setq helm-autoresize-min-height 30) <text:s text:c="8"/></text:p>
      <text:p text:style-name="OrgSrcBlock"><text:s text:c="3"/>(set-face-attribute 'helm-source-header nil</text:p>
      <text:p text:style-name="OrgSrcBlock"><text:s text:c="23"/><text:span text:style-name="OrgSrcFontLockBuiltinFace">:height</text:span> 1.0 <text:span text:style-name="OrgSrcFontLockBuiltinFace">:family</text:span> <text:span text:style-name="OrgSrcFontLockStringFace">"Verdana"</text:span> <text:span text:style-name="OrgSrcFontLockBuiltinFace">:weight</text:span> 'normal</text:p>
      <text:p text:style-name="OrgSrcBlock"><text:s text:c="23"/><text:span text:style-name="OrgSrcFontLockBuiltinFace">:foreground</text:span> <text:span text:style-name="OrgSrcFontLockStringFace">"</text:span><text:span text:style-name="OrgSrcDefault0024">#666666</text:span><text:span text:style-name="OrgSrcFontLockStringFace">"</text:span> <text:span text:style-name="OrgSrcFontLockBuiltinFace">:background</text:span> <text:span text:style-name="OrgSrcFontLockStringFace">"</text:span><text:span text:style-name="OrgSrcDefault0025">#DADADA</text:span><text:span text:style-name="OrgSrcFontLockStringFace">"</text:span>)</text:p>
      <text:p text:style-name="OrgSrcBlock"><text:s text:c="3"/>(<text:span text:style-name="OrgSrcFontLockKeywordFace">when</text:span> (eq window-system 'ns)</text:p>
      <text:p text:style-name="OrgSrcBlock"><text:s text:c="5"/>(setq helm-locate-command <text:span text:style-name="OrgSrcFontLockStringFace">"mdfind -name %s %s"</text:span>)</text:p>
      <text:p text:style-name="OrgSrcBlock"><text:s text:c="5"/>)</text:p>
      <text:p text:style-name="OrgSrcBlock"/>
      <text:p text:style-name="OrgSrcBlock"><text:s text:c="3"/><text:span text:style-name="OrgSrcFontLockCommentDelimiterFace">;; </text:span><text:span text:style-name="OrgSrcFontLockCommentFace">この修正が必要</text:span></text:p>
      <text:p text:style-name="OrgSrcBlock"><text:s text:c="3"/>(<text:span text:style-name="OrgSrcFontLockKeywordFace">when</text:span> (<text:span text:style-name="OrgSrcFontLockKeywordFace">require</text:span> '<text:span text:style-name="OrgSrcFontLockConstantFace">helm-migemo</text:span> nil t)</text:p>
      <text:p text:style-name="OrgSrcBlock"><text:s text:c="5"/>(<text:span text:style-name="OrgSrcFontLockKeywordFace">defun</text:span> <text:span text:style-name="OrgSrcFontLockFunctionNameFace">helm-compile-source--candidates-in-buffer</text:span> (source)</text:p>
      <text:p text:style-name="OrgSrcBlock"><text:s text:c="7"/>(<text:span text:style-name="OrgSrcFontLockKeywordFace">helm-aif</text:span> (assoc 'candidates-in-buffer source)</text:p>
      <text:p text:style-name="OrgSrcBlock"><text:s text:c="11"/>(append source</text:p>
      <text:p text:style-name="OrgSrcBlock"><text:s text:c="19"/>`((candidates</text:p>
      <text:p text:style-name="OrgSrcBlock"><text:s text:c="22"/>. ,(or (cdr it)</text:p>
      <text:p text:style-name="OrgSrcBlock"><text:s text:c="29"/>(<text:span text:style-name="OrgSrcFontLockKeywordFace">lambda</text:span> ()</text:p>
      <text:p text:style-name="OrgSrcBlock"><text:s text:c="31"/><text:span text:style-name="OrgSrcFontLockCommentDelimiterFace">;; </text:span><text:span text:style-name="OrgSrcFontLockCommentFace">Do not use `</text:span><text:span text:style-name="OrgSrcFontLockConstantFace">source</text:span><text:span text:style-name="OrgSrcFontLockCommentFace">' because other plugins</text:span></text:p>
      <text:p text:style-name="OrgSrcBlock"><text:s text:c="31"/><text:span text:style-name="OrgSrcFontLockCommentDelimiterFace">;; </text:span><text:span text:style-name="OrgSrcFontLockCommentFace">(such as helm-migemo) may change it</text:span></text:p>
      <text:p text:style-name="OrgSrcBlock"><text:s text:c="31"/>(helm-candidates-in-buffer</text:p>
      <text:p text:style-name="OrgSrcBlock"><text:s text:c="32"/>(helm-get-current-source)))))</text:p>
      <text:p text:style-name="OrgSrcBlock"><text:s text:c="21"/>(volatile) (match identity)))</text:p>
      <text:p text:style-name="OrgSrcBlock"><text:s text:c="9"/>source)))</text:p>
      <text:p text:style-name="OrgSrcBlockLastLine"><text:s text:c="3"/>))</text:p>
      <text:h text:style-name="Heading_20_3" text:outline-level="3"><text:bookmark text:name="orgheadline106"/><text:bookmark-start text:name="OrgXref.orgheadline106"/>キーバインド <text:bookmark-end text:name="OrgXref.orgheadline106"/></text:h>
      <text:p text:style-name="OrgSrcBlock">(<text:span text:style-name="OrgSrcFontLockKeywordFace">when</text:span> (eval-after-autoload-if-found</text:p>
      <text:p text:style-name="OrgSrcBlock"><text:s text:c="7"/>'(helm-M-x helm-locate helm-recentf helm-buffers-list</text:p>
      <text:p text:style-name="OrgSrcBlock"><text:s text:c="18"/>helm-occur helm-swoop helm-flycheck)</text:p>
      <text:p text:style-name="OrgSrcBlock"><text:s text:c="7"/><text:span text:style-name="OrgSrcFontLockStringFace">"helm-config"</text:span>)</text:p>
      <text:p text:style-name="OrgSrcBlock"/>
      <text:p text:style-name="OrgSrcBlock"><text:s text:c="2"/>(global-set-key (kbd <text:span text:style-name="OrgSrcFontLockStringFace">"C-c f f"</text:span>) 'helm-locate)</text:p>
      <text:p text:style-name="OrgSrcBlock"><text:s text:c="2"/>(global-set-key (kbd <text:span text:style-name="OrgSrcFontLockStringFace">"C-x C-b"</text:span>) 'helm-buffers-list)</text:p>
      <text:p text:style-name="OrgSrcBlock"><text:s text:c="2"/>(global-set-key (kbd <text:span text:style-name="OrgSrcFontLockStringFace">"M-s"</text:span>) 'helm-swoop)</text:p>
      <text:p text:style-name="OrgSrcBlock"><text:s text:c="2"/>(global-set-key (kbd <text:span text:style-name="OrgSrcFontLockStringFace">"C-M-r"</text:span>) 'helm-recentf)</text:p>
      <text:p text:style-name="OrgSrcBlock"><text:s text:c="2"/>(global-set-key (kbd <text:span text:style-name="OrgSrcFontLockStringFace">"C-c o"</text:span>) 'helm-occur)</text:p>
      <text:p text:style-name="OrgSrcBlockLastLine"><text:s text:c="2"/>(global-set-key (kbd <text:span text:style-name="OrgSrcFontLockStringFace">"M-x"</text:span>) 'helm-M-x))</text:p>
      <text:h text:style-name="Heading_20_2" text:outline-level="2"><text:bookmark text:name="orgheadline108"/><text:bookmark-start text:name="OrgXref.orgheadline108"/><text:soft-page-break/>[stripe-buffer.el] テーブルの色をストライプにする <text:bookmark-end text:name="OrgXref.orgheadline108"/></text:h>
      <text:p text:style-name="Text_20_body"><text:a xlink:type="simple" xlink:href="https://github.com/sabof/stripe-buffer/blob/master/stripe-buffer.el" text:style-name="Internet_20_link" text:visited-style-name="Visited_20_Internet_20_Link">stripe-buffer.el</text:a>を使います。重くツリーが多いOrgバッファだと激重になる可能性があります。</text:p>
      <text:p text:style-name="OrgSrcBlock">(<text:span text:style-name="OrgSrcFontLockKeywordFace">when</text:span> (eval-after-autoload-if-found</text:p>
      <text:p text:style-name="OrgSrcBlock"><text:s text:c="7"/>'org-mode <text:span text:style-name="OrgSrcFontLockStringFace">"org"</text:span> <text:span text:style-name="OrgSrcFontLockStringFace">"Org Mode"</text:span> t nil</text:p>
      <text:p text:style-name="OrgSrcBlock"><text:s text:c="7"/>'((<text:span text:style-name="OrgSrcFontLockKeywordFace">require</text:span> '<text:span text:style-name="OrgSrcFontLockConstantFace">stripe-buffer</text:span> nil t)))</text:p>
      <text:p text:style-name="OrgSrcBlockLastLine"><text:s text:c="2"/>(add-hook 'org-mode-hook 'turn-on-stripe-table-mode))</text:p>
      <text:h text:style-name="Heading_20_2" text:outline-level="2"><text:bookmark text:name="orgheadline109"/><text:bookmark-start text:name="OrgXref.orgheadline109"/>[rainbow-delimiters] 対応するカッコに色を付ける <text:bookmark-end text:name="OrgXref.orgheadline109"/></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p>
      <text:p text:style-name="Text_20_body"><text:span text:style-name="OrgCode">org-block</text:span> 内でうまく動かないようなので、本格導入は様子見中です。</text:p>
      <text:p text:style-name="OrgSrcBlock">(<text:span text:style-name="OrgSrcFontLockKeywordFace">with-eval-after-load</text:span> <text:span text:style-name="OrgSrcFontLockStringFace">"rainbow-delimiters"</text:span></text:p>
      <text:p text:style-name="OrgSrcBlock"><text:s text:c="2"/><text:span text:style-name="OrgSrcFontLockCommentDelimiterFace">;; </text:span><text:span text:style-name="OrgSrcFontLockCommentFace">https://yoo2080.wordpress.com/2013/12/21/small-rainbow-delimiters-tutorial/</text:span></text:p>
      <text:p text:style-name="OrgSrcBlock"><text:s text:c="2"/>(<text:span text:style-name="OrgSrcFontLockKeywordFace">require</text:span> '<text:span text:style-name="OrgSrcFontLockConstantFace">cl-lib</text:span>)</text:p>
      <text:p text:style-name="OrgSrcBlock"><text:s text:c="2"/>(<text:span text:style-name="OrgSrcFontLockKeywordFace">require</text:span> '<text:span text:style-name="OrgSrcFontLockConstantFace">color</text:span>)</text:p>
      <text:p text:style-name="OrgSrcBlock"><text:s text:c="2"/>(<text:span text:style-name="OrgSrcFontLockKeywordFace">cl-loop</text:span></text:p>
      <text:p text:style-name="OrgSrcBlock"><text:s text:c="3"/>for index from 1 to rainbow-delimiters-max-face-count</text:p>
      <text:p text:style-name="OrgSrcBlock"><text:s text:c="3"/>do</text:p>
      <text:p text:style-name="OrgSrcBlock"><text:s text:c="3"/>(<text:span text:style-name="OrgSrcFontLockKeywordFace">let</text:span> ((face (intern (format <text:span text:style-name="OrgSrcFontLockStringFace">"rainbow-delimiters-depth-%d-face"</text:span> index))))</text:p>
      <text:p text:style-name="OrgSrcBlock"><text:s text:c="5"/>(cl-callf color-saturate-name (face-foreground face) 50))))</text:p>
      <text:p text:style-name="OrgSrcBlock"/>
      <text:p text:style-name="OrgSrcBlock">(add-hook 'prog-mode-hook</text:p>
      <text:p text:style-name="OrgSrcBlock"><text:s text:c="10"/>'(<text:span text:style-name="OrgSrcFontLockKeywordFace">lambda</text:span> ()</text:p>
      <text:p text:style-name="OrgSrcBlock"><text:s text:c="13"/>(<text:span text:style-name="OrgSrcFontLockKeywordFace">unless</text:span> (equal (buffer-name) <text:span text:style-name="OrgSrcFontLockStringFace">"*scratch*"</text:span>)</text:p>
      <text:p text:style-name="OrgSrcBlockLastLine"><text:s text:c="15"/>(rainbow-delimiters-mode))))</text:p>
      <text:h text:style-name="Heading_20_2" text:outline-level="2"><text:bookmark text:name="orgheadline110"/><text:bookmark-start text:name="OrgXref.orgheadline110"/>[git-gutter-fringe] 編集差分をフレーム端で視覚化 <text:bookmark-end text:name="OrgXref.orgheadline110"/></text:h>
      <text:p text:style-name="Text_20_body">git-gutter-fringe を使えば、フレーム幅の変化を気にしなくて済みます。とりあえず、 <text:span text:style-name="OrgCode">org-mode</text:span> を初回起動するときに紐づけています。</text:p>
      <text:p text:style-name="OrgSrcBlock">(<text:span text:style-name="OrgSrcFontLockKeywordFace">when</text:span> (eval-after-autoload-if-found</text:p>
      <text:p text:style-name="OrgSrcBlock"><text:s text:c="7"/>'(git-gutter-mode) <text:span text:style-name="OrgSrcFontLockStringFace">"git-gutter-fringe"</text:span> <text:span text:style-name="OrgSrcFontLockStringFace">"Org Mode"</text:span> t nil</text:p>
      <text:p text:style-name="OrgSrcBlock"><text:s text:c="7"/>'((setq git-gutter:lighter <text:span text:style-name="OrgSrcFontLockStringFace">""</text:span>)</text:p>
      <text:p text:style-name="OrgSrcBlock"><text:s text:c="9"/><text:span text:style-name="OrgSrcFontLockCommentDelimiterFace">;; </text:span><text:span text:style-name="OrgSrcFontLockCommentFace">"!"</text:span></text:p>
      <text:p text:style-name="OrgSrcBlock"><text:s text:c="9"/>(fringe-helper-define 'git-gutter-fr:modified nil</text:p>
      <text:p text:style-name="OrgSrcBlock"><text:s text:c="11"/><text:span text:style-name="OrgSrcFontLockStringFace">"...XX..."</text:span></text:p>
      <text:p text:style-name="OrgSrcBlock"><text:s text:c="11"/><text:span text:style-name="OrgSrcFontLockStringFace">"...XX..."</text:span></text:p>
      <text:p text:style-name="OrgSrcBlock"><text:s text:c="11"/><text:span text:style-name="OrgSrcFontLockStringFace">"...XX..."</text:span></text:p>
      <text:p text:style-name="OrgSrcBlock"><text:s text:c="11"/><text:span text:style-name="OrgSrcFontLockStringFace">"...XX..."</text:span></text:p>
      <text:p text:style-name="OrgSrcBlock"><text:s text:c="11"/><text:span text:style-name="OrgSrcFontLockStringFace">"...XX..."</text:span></text:p>
      <text:p text:style-name="OrgSrcBlock"><text:s text:c="11"/><text:span text:style-name="OrgSrcFontLockStringFace">"........"</text:span></text:p>
      <text:p text:style-name="OrgSrcBlock"><text:s text:c="11"/><text:span text:style-name="OrgSrcFontLockStringFace">"...XX..."</text:span></text:p>
      <text:p text:style-name="OrgSrcBlock"><text:s text:c="11"/><text:span text:style-name="OrgSrcFontLockStringFace">"...XX..."</text:span>)</text:p>
      <text:p text:style-name="OrgSrcBlock"><text:s text:c="9"/><text:span text:style-name="OrgSrcFontLockCommentDelimiterFace">;; </text:span><text:span text:style-name="OrgSrcFontLockCommentFace">"+"</text:span></text:p>
      <text:p text:style-name="OrgSrcBlock"><text:s text:c="9"/>(fringe-helper-define 'git-gutter-fr:added nil</text:p>
      <text:p text:style-name="OrgSrcBlock"><text:s text:c="11"/><text:span text:style-name="OrgSrcFontLockStringFace">"........"</text:span></text:p>
      <text:p text:style-name="OrgSrcBlock"><text:s text:c="11"/><text:span text:style-name="OrgSrcFontLockStringFace">"...XX..."</text:span></text:p>
      <text:p text:style-name="OrgSrcBlock"><text:s text:c="11"/><text:span text:style-name="OrgSrcFontLockStringFace">"...XX..."</text:span></text:p>
      <text:p text:style-name="OrgSrcBlock"><text:s text:c="11"/><text:span text:style-name="OrgSrcFontLockStringFace">".XXXXXX."</text:span></text:p>
      <text:p text:style-name="OrgSrcBlock"><text:s text:c="11"/><text:span text:style-name="OrgSrcFontLockStringFace">".XXXXXX."</text:span></text:p>
      <text:p text:style-name="OrgSrcBlock"><text:soft-page-break/><text:s text:c="11"/><text:span text:style-name="OrgSrcFontLockStringFace">"...XX..."</text:span></text:p>
      <text:p text:style-name="OrgSrcBlock"><text:s text:c="11"/><text:span text:style-name="OrgSrcFontLockStringFace">"...XX..."</text:span></text:p>
      <text:p text:style-name="OrgSrcBlock"><text:s text:c="11"/><text:span text:style-name="OrgSrcFontLockStringFace">"........"</text:span>)</text:p>
      <text:p text:style-name="OrgSrcBlock"><text:s text:c="9"/><text:span text:style-name="OrgSrcFontLockCommentDelimiterFace">;; </text:span><text:span text:style-name="OrgSrcFontLockCommentFace">"-"</text:span></text:p>
      <text:p text:style-name="OrgSrcBlock"><text:s text:c="9"/>(fringe-helper-define 'git-gutter-fr:deleted nil</text:p>
      <text:p text:style-name="OrgSrcBlock"><text:s text:c="11"/><text:span text:style-name="OrgSrcFontLockStringFace">"........"</text:span></text:p>
      <text:p text:style-name="OrgSrcBlock"><text:s text:c="11"/><text:span text:style-name="OrgSrcFontLockStringFace">"........"</text:span></text:p>
      <text:p text:style-name="OrgSrcBlock"><text:s text:c="11"/><text:span text:style-name="OrgSrcFontLockStringFace">"........"</text:span></text:p>
      <text:p text:style-name="OrgSrcBlock"><text:s text:c="11"/><text:span text:style-name="OrgSrcFontLockStringFace">".XXXXXX."</text:span></text:p>
      <text:p text:style-name="OrgSrcBlock"><text:s text:c="11"/><text:span text:style-name="OrgSrcFontLockStringFace">".XXXXXX."</text:span></text:p>
      <text:p text:style-name="OrgSrcBlock"><text:s text:c="11"/><text:span text:style-name="OrgSrcFontLockStringFace">"........"</text:span></text:p>
      <text:p text:style-name="OrgSrcBlock"><text:s text:c="11"/><text:span text:style-name="OrgSrcFontLockStringFace">"........"</text:span></text:p>
      <text:p text:style-name="OrgSrcBlock"><text:s text:c="11"/><text:span text:style-name="OrgSrcFontLockStringFace">"........"</text:span>)</text:p>
      <text:p text:style-name="OrgSrcBlock"><text:s text:c="9"/>(setq git-gutter-fr:side 'left-fringe)</text:p>
      <text:p text:style-name="OrgSrcBlock"><text:s text:c="9"/>(set-face-foreground 'git-gutter-fr:added <text:s text:c="3"/><text:span text:style-name="OrgSrcFontLockStringFace">"</text:span><text:span text:style-name="OrgSrcDefault0026">#FF2600</text:span><text:span text:style-name="OrgSrcFontLockStringFace">"</text:span>)</text:p>
      <text:p text:style-name="OrgSrcBlock"><text:s text:c="9"/>(set-face-foreground 'git-gutter-fr:modified <text:span text:style-name="OrgSrcFontLockStringFace">"</text:span><text:span text:style-name="OrgSrcDefault0016">orange</text:span><text:span text:style-name="OrgSrcFontLockStringFace">"</text:span>)</text:p>
      <text:p text:style-name="OrgSrcBlock"><text:s text:c="9"/>(set-face-foreground 'git-gutter-fr:deleted <text:s/><text:span text:style-name="OrgSrcFontLockStringFace">"</text:span><text:span text:style-name="OrgSrcDefault0027">medium sea green</text:span><text:span text:style-name="OrgSrcFontLockStringFace">"</text:span>)))</text:p>
      <text:p text:style-name="OrgSrcBlock"/>
      <text:p text:style-name="OrgSrcBlock"><text:s text:c="2"/>(add-hook 'emacs-lisp-mode-hook 'git-gutter-mode)</text:p>
      <text:p text:style-name="OrgSrcBlock"><text:s text:c="2"/>(add-hook 'lisp-mode-hook 'git-gutter-mode)</text:p>
      <text:p text:style-name="OrgSrcBlock"><text:s text:c="2"/>(add-hook 'perl-mode-hook 'git-gutter-mode)</text:p>
      <text:p text:style-name="OrgSrcBlock"><text:s text:c="2"/>(add-hook 'python-mode-hook 'git-gutter-mode)</text:p>
      <text:p text:style-name="OrgSrcBlock"><text:s text:c="2"/>(add-hook 'c-mode-common-hook 'git-gutter-mode)</text:p>
      <text:p text:style-name="OrgSrcBlock"><text:s text:c="2"/>(add-hook 'nxml-mode-hook 'git-gutter-mode)</text:p>
      <text:p text:style-name="OrgSrcBlockLastLine"><text:s text:c="2"/>(add-hook 'web-mode-hook 'git-gutter-mode))</text:p>
      <text:h text:style-name="Heading_20_2" text:outline-level="2"><text:bookmark text:name="orgheadline111"/><text:bookmark-start text:name="OrgXref.orgheadline111"/>[zlc.el] find-file バッファを zsh ライクにする <text:bookmark-end text:name="OrgXref.orgheadline111"/></text:h>
      <text:p text:style-name="Text_20_body">ファイル選択を zsh ライクに変更できます。</text:p>
      <text:p text:style-name="OrgSrcBlock">(<text:span text:style-name="OrgSrcFontLockKeywordFace">when</text:span> (<text:span text:style-name="OrgSrcFontLockKeywordFace">require</text:span> '<text:span text:style-name="OrgSrcFontLockConstantFace">zlc</text:span> nil t)</text:p>
      <text:p text:style-name="OrgSrcBlock"><text:s text:c="2"/><text:span text:style-name="OrgSrcFontLockCommentDelimiterFace">;; </text:span><text:span text:style-name="OrgSrcFontLockCommentFace">http://d.hatena.ne.jp/mooz/20101003/p1</text:span></text:p>
      <text:p text:style-name="OrgSrcBlock"><text:s text:c="2"/>(zlc-mode 1)</text:p>
      <text:p text:style-name="OrgSrcBlock"><text:s text:c="2"/>(set-face-attribute 'zlc-selected-completion-face nil</text:p>
      <text:p text:style-name="OrgSrcBlock"><text:s text:c="22"/><text:span text:style-name="OrgSrcFontLockBuiltinFace">:foreground</text:span> <text:span text:style-name="OrgSrcFontLockStringFace">"</text:span><text:span text:style-name="OrgSrcDefault0028">#000000</text:span><text:span text:style-name="OrgSrcFontLockStringFace">"</text:span> <text:span text:style-name="OrgSrcFontLockBuiltinFace">:background</text:span> <text:span text:style-name="OrgSrcFontLockStringFace">"</text:span><text:span text:style-name="OrgSrcDefault0029">#9DFFD2</text:span><text:span text:style-name="OrgSrcFontLockStringFace">"</text:span> <text:span text:style-name="OrgSrcFontLockBuiltinFace">:bold</text:span> t)</text:p>
      <text:p text:style-name="OrgSrcBlock"><text:s text:c="2"/>(setq zlc-select-completion-immediately t)</text:p>
      <text:p text:style-name="OrgSrcBlock"><text:s text:c="2"/>(<text:span text:style-name="OrgSrcFontLockKeywordFace">let</text:span> ((map minibuffer-local-map))</text:p>
      <text:p text:style-name="OrgSrcBlock"><text:s text:c="4"/><text:span text:style-name="OrgSrcFontLockCommentDelimiterFace">;; </text:span><text:span text:style-name="OrgSrcFontLockCommentFace">like menu select</text:span></text:p>
      <text:p text:style-name="OrgSrcBlock"><text:s text:c="4"/>(define-key map (kbd <text:span text:style-name="OrgSrcFontLockStringFace">"&lt;down&gt;"</text:span>) 'zlc-select-next-vertical)</text:p>
      <text:p text:style-name="OrgSrcBlock"><text:s text:c="4"/>(define-key map (kbd <text:span text:style-name="OrgSrcFontLockStringFace">"&lt;up&gt;"</text:span>) 'zlc-select-previous-vertical)</text:p>
      <text:p text:style-name="OrgSrcBlock"><text:s text:c="4"/>(define-key map (kbd <text:span text:style-name="OrgSrcFontLockStringFace">"&lt;left&gt;"</text:span>) 'zlc-select-next)</text:p>
      <text:p text:style-name="OrgSrcBlock"><text:s text:c="4"/>(define-key map (kbd <text:span text:style-name="OrgSrcFontLockStringFace">"&lt;right&gt;"</text:span>) 'zlc-select-previous)</text:p>
      <text:p text:style-name="OrgSrcBlock"><text:s text:c="4"/><text:span text:style-name="OrgSrcFontLockCommentDelimiterFace">;; </text:span><text:span text:style-name="OrgSrcFontLockCommentFace">reset selection</text:span></text:p>
      <text:p text:style-name="OrgSrcBlockLastLine"><text:s text:c="4"/>(define-key map (kbd <text:span text:style-name="OrgSrcFontLockStringFace">"C-c"</text:span>) 'zlc-reset)))</text:p>
      <text:h text:style-name="Heading_20_2" text:outline-level="2"><text:bookmark text:name="orgheadline112"/><text:bookmark-start text:name="OrgXref.orgheadline112"/>[japanese-holidays] カレンダーをカラフルにする <text:bookmark-end text:name="OrgXref.orgheadline112"/></text:h>
      <text:p text:style-name="Text_20_body">ビルドインの <text:span text:style-name="OrgCode">holidays</text:span> と、 <text:span text:style-name="OrgCode">japanese-holidays</text:span> を使います。土日祝日に色を着けます。土曜日と日曜祝日で異なる配色にできます。</text:p>
      <text:p text:style-name="OrgSrcBlock">(<text:span text:style-name="OrgSrcFontLockKeywordFace">with-eval-after-load</text:span> <text:span text:style-name="OrgSrcFontLockStringFace">"calendar"</text:span></text:p>
      <text:p text:style-name="OrgSrcBlock"><text:s text:c="2"/>(add-hook 'calendar-today-visible-hook 'calendar-mark-today)</text:p>
      <text:p text:style-name="OrgSrcBlock"/>
      <text:p text:style-name="OrgSrcBlock"><text:s text:c="2"/>(<text:span text:style-name="OrgSrcFontLockKeywordFace">when</text:span> (<text:span text:style-name="OrgSrcFontLockKeywordFace">require</text:span> '<text:span text:style-name="OrgSrcFontLockConstantFace">japanese-holidays</text:span> nil t)</text:p>
      <text:p text:style-name="OrgSrcBlock"><text:s text:c="4"/>(setq calendar-holidays</text:p>
      <text:p text:style-name="OrgSrcBlock"><text:s text:c="10"/>(append japanese-holidays</text:p>
      <text:p text:style-name="OrgSrcBlock"><text:s text:c="18"/>holiday-local-holidays holiday-other-holidays))</text:p>
      <text:p text:style-name="OrgSrcBlock"><text:s text:c="4"/>(setq mark-holidays-in-calendar t)</text:p>
      <text:p text:style-name="OrgSrcBlock"><text:s text:c="4"/>(setq japanese-holiday-weekend-marker</text:p>
      <text:p text:style-name="OrgSrcBlock"><text:soft-page-break/><text:s text:c="10"/>'(holiday nil nil nil nil nil japanese-holiday-saturday))</text:p>
      <text:p text:style-name="OrgSrcBlock"><text:s text:c="4"/>(setq japanese-holiday-weekend '(0 6))</text:p>
      <text:p text:style-name="OrgSrcBlock"><text:s text:c="4"/>(add-hook 'calendar-today-visible-hook 'japanese-holiday-mark-weekend)</text:p>
      <text:p text:style-name="OrgSrcBlockLastLine"><text:s text:c="4"/>(add-hook 'calendar-today-invisible-hook 'japanese-holiday-mark-weekend)))</text:p>
      <text:h text:style-name="Heading_20_2" text:outline-level="2"><text:bookmark text:name="orgheadline113"/><text:bookmark-start text:name="OrgXref.orgheadline113"/>[guide-key] キーバインドの選択肢をポップアップする <text:bookmark-end text:name="OrgXref.orgheadline113"/></text:h>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p>
      <text:p text:style-name="OrgSrcBlock">(<text:span text:style-name="OrgSrcFontLockKeywordFace">when</text:span> (eval-after-autoload-if-found</text:p>
      <text:p text:style-name="OrgSrcBlock"><text:s text:c="7"/>'(guide-key-mode) <text:span text:style-name="OrgSrcFontLockStringFace">"guide-key"</text:span> nil t nil</text:p>
      <text:p text:style-name="OrgSrcBlock"><text:s text:c="7"/>'((setq guide-key/guide-key-sequence '(<text:span text:style-name="OrgSrcFontLockStringFace">"C-c f"</text:span>))</text:p>
      <text:p text:style-name="OrgSrcBlock"><text:s text:c="9"/>(setq guide-key/popup-window-position 'bottom)</text:p>
      <text:p text:style-name="OrgSrcBlock"><text:s text:c="9"/>(setq guide-key/idle-delay 0.5)</text:p>
      <text:p text:style-name="OrgSrcBlock"><text:s text:c="9"/>(setq guide-key/highlight-command-regexp</text:p>
      <text:p text:style-name="OrgSrcBlock"><text:s text:c="15"/>'((<text:span text:style-name="OrgSrcFontLockStringFace">"my:"</text:span> . <text:span text:style-name="OrgSrcFontLockStringFace">"</text:span><text:span text:style-name="OrgSrcDefault0021">red</text:span><text:span text:style-name="OrgSrcFontLockStringFace">"</text:span>)</text:p>
      <text:p text:style-name="OrgSrcBlock"><text:s text:c="17"/>(<text:span text:style-name="OrgSrcFontLockStringFace">"takaxp:"</text:span> . <text:span text:style-name="OrgSrcFontLockStringFace">"</text:span><text:span text:style-name="OrgSrcDefault0014">blue</text:span><text:span text:style-name="OrgSrcFontLockStringFace">"</text:span>)))</text:p>
      <text:p text:style-name="OrgSrcBlock"><text:s text:c="9"/>(guide-key-mode 1)))</text:p>
      <text:p text:style-name="OrgSrcBlock"/>
      <text:p text:style-name="OrgSrcBlock"><text:s text:c="2"/>(<text:span text:style-name="OrgSrcFontLockKeywordFace">with-eval-after-load</text:span> <text:span text:style-name="OrgSrcFontLockStringFace">"helm"</text:span> (<text:span text:style-name="OrgSrcFontLockKeywordFace">require</text:span> '<text:span text:style-name="OrgSrcFontLockConstantFace">guide-key</text:span> nil t))</text:p>
      <text:p text:style-name="OrgSrcBlockLastLine"><text:s text:c="2"/>(<text:span text:style-name="OrgSrcFontLockKeywordFace">with-eval-after-load</text:span> <text:span text:style-name="OrgSrcFontLockStringFace">"org"</text:span> (<text:span text:style-name="OrgSrcFontLockKeywordFace">require</text:span> '<text:span text:style-name="OrgSrcFontLockConstantFace">guide-key</text:span> nil t)))</text:p>
      <text:h text:style-name="Heading_20_1" text:outline-level="1"><text:bookmark text:name="orgheadline118"/><text:bookmark-start text:name="OrgXref.orgheadline118"/>メディアサポート <text:bookmark-end text:name="OrgXref.orgheadline118"/></text:h>
      <text:h text:style-name="Heading_20_2" text:outline-level="2"><text:bookmark text:name="orgheadline115"/><text:bookmark-start text:name="OrgXref.orgheadline115"/>[bongo.el] Emacsのバッファで音楽ライブラリを管理する <text:bookmark-end text:name="OrgXref.orgheadline115"/></text:h>
      <text:p text:style-name="Text_20_body"><text:a xlink:type="simple" xlink:href="http://pastelwill.jp/wiki/doku.php?id=emacs" text:style-name="Internet_20_link" text:visited-style-name="Visited_20_Internet_20_Link">iTunes の代わりに Emacs を使う</text:a></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p>
      <text:p text:style-name="Text_20_body">以下の設定では、autoload で使いつつ、=M-x init-bongo= でプレイリストを読み込んでいる。これならば、Emacs起動時は軽量で、かつ、プレイリストの訪問で Bongo を開始できる。</text:p>
      <text:p text:style-name="OrgSrcBlock"><text:span text:style-name="OrgSrcFontLockCommentDelimiterFace">;; <text:s/></text:span><text:span text:style-name="OrgSrcFontLockCommentFace">(require 'bongo)</text:span></text:p>
      <text:p text:style-name="OrgSrcBlock">(<text:span text:style-name="OrgSrcFontLockKeywordFace">when</text:span> (autoload-if-found 'bongo <text:span text:style-name="OrgSrcFontLockStringFace">"bongo-mplayer"</text:span> nil t)</text:p>
      <text:p text:style-name="OrgSrcBlock"><text:s text:c="2"/>(<text:span text:style-name="OrgSrcFontLockKeywordFace">defun</text:span> <text:span text:style-name="OrgSrcFontLockFunctionNameFace">init-bongo</text:span> ()</text:p>
      <text:p text:style-name="OrgSrcBlock"><text:s text:c="4"/>(interactive)</text:p>
      <text:p text:style-name="OrgSrcBlock"><text:s text:c="4"/>(bongo)</text:p>
      <text:p text:style-name="OrgSrcBlock"><text:s text:c="4"/>(find-file <text:span text:style-name="OrgSrcFontLockStringFace">"~/Desktop/next/Tidy/hoge.bongo-playlist"</text:span>))</text:p>
      <text:p text:style-name="OrgSrcBlock"><text:s text:c="2"/>(<text:span text:style-name="OrgSrcFontLockKeywordFace">with-eval-after-load</text:span> <text:span text:style-name="OrgSrcFontLockStringFace">"bongo-mplayer"</text:span></text:p>
      <text:p text:style-name="OrgSrcBlock"><text:s text:c="4"/><text:span text:style-name="OrgSrcFontLockCommentDelimiterFace">;; </text:span><text:span text:style-name="OrgSrcFontLockCommentFace">Volume control</text:span></text:p>
      <text:p text:style-name="OrgSrcBlock"><text:s text:c="4"/><text:span text:style-name="OrgSrcFontLockCommentDelimiterFace">;; <text:s text:c="8"/></text:span><text:span text:style-name="OrgSrcFontLockCommentFace">(require volume.el nil t)</text:span></text:p>
      <text:p text:style-name="OrgSrcBlock"><text:s text:c="4"/>(setq bongo-mplayer-extra-arguments '(<text:span text:style-name="OrgSrcFontLockStringFace">"-volume"</text:span> <text:span text:style-name="OrgSrcFontLockStringFace">"1"</text:span>))</text:p>
      <text:p text:style-name="OrgSrcBlock"><text:s text:c="4"/><text:span text:style-name="OrgSrcFontLockCommentDelimiterFace">;; </text:span><text:span text:style-name="OrgSrcFontLockCommentFace">Avoid error when editing bongo buffers</text:span></text:p>
      <text:p text:style-name="OrgSrcBlock"><text:s text:c="4"/>(setq yank-excluded-properties nil)</text:p>
      <text:p text:style-name="OrgSrcBlock"><text:s text:c="4"/><text:span text:style-name="OrgSrcFontLockCommentDelimiterFace">;; </text:span><text:span text:style-name="OrgSrcFontLockCommentFace">Use mplayer</text:span></text:p>
      <text:p text:style-name="OrgSrcBlockLastLine"><text:s text:c="4"/>(setq bongo-enabled-backends '(mplayer))))</text:p>
      <text:p text:style-name="OrgSrcBlock">(eval-after-autoload-if-found</text:p>
      <text:p text:style-name="OrgSrcBlock"><text:s/>'(bongo) <text:span text:style-name="OrgSrcFontLockStringFace">"bongo-mplayer"</text:span> nil t nil</text:p>
      <text:p text:style-name="OrgSrcBlock"><text:soft-page-break/><text:s/>'(<text:span text:style-name="OrgSrcFontLockCommentDelimiterFace">;; </text:span><text:span text:style-name="OrgSrcFontLockCommentFace">Volume control</text:span></text:p>
      <text:p text:style-name="OrgSrcBlock"><text:s text:c="3"/><text:span text:style-name="OrgSrcFontLockCommentDelimiterFace">;; <text:s text:c="8"/></text:span><text:span text:style-name="OrgSrcFontLockCommentFace">(require volume.el nil t)</text:span></text:p>
      <text:p text:style-name="OrgSrcBlock"><text:s text:c="3"/>(setq bongo-mplayer-extra-arguments '(<text:span text:style-name="OrgSrcFontLockStringFace">"-volume"</text:span> <text:span text:style-name="OrgSrcFontLockStringFace">"1"</text:span>))</text:p>
      <text:p text:style-name="OrgSrcBlock"><text:s text:c="3"/><text:span text:style-name="OrgSrcFontLockCommentDelimiterFace">;; </text:span><text:span text:style-name="OrgSrcFontLockCommentFace">Avoid error when editing bongo buffers</text:span></text:p>
      <text:p text:style-name="OrgSrcBlock"><text:s text:c="3"/>(setq yank-excluded-properties nil)</text:p>
      <text:p text:style-name="OrgSrcBlock"><text:s text:c="3"/><text:span text:style-name="OrgSrcFontLockCommentDelimiterFace">;; </text:span><text:span text:style-name="OrgSrcFontLockCommentFace">Use mplayer</text:span></text:p>
      <text:p text:style-name="OrgSrcBlock"><text:s text:c="3"/>(setq bongo-enabled-backends '(mplayer))</text:p>
      <text:p text:style-name="OrgSrcBlock"/>
      <text:p text:style-name="OrgSrcBlock"><text:s text:c="3"/>(<text:span text:style-name="OrgSrcFontLockKeywordFace">defun</text:span> <text:span text:style-name="OrgSrcFontLockFunctionNameFace">init-bongo</text:span> ()</text:p>
      <text:p text:style-name="OrgSrcBlock"><text:s text:c="5"/>(interactive)</text:p>
      <text:p text:style-name="OrgSrcBlock"><text:s text:c="5"/>(bongo)</text:p>
      <text:p text:style-name="OrgSrcBlockLastLine"><text:s text:c="5"/>(find-file <text:span text:style-name="OrgSrcFontLockStringFace">"~/Desktop/next/Tidy/hoge.bongo-playlist"</text:span>))))</text:p>
      <text:p text:style-name="Text_20_body">org-player.el を使えば、org-mode のバッファから Bongo を操作できる。</text:p>
      <text:p text:style-name="OrgSrcBlockLastLine">(eval-after-autoload-if-found 'org-mode <text:span text:style-name="OrgSrcFontLockStringFace">"org-player"</text:span>)</text:p>
      <text:p text:style-name="Text_20_body">音量コントロールには、<text:a xlink:type="simple" xlink:href="https://github.com/dbrock/volume-el" text:style-name="Internet_20_link" text:visited-style-name="Visited_20_Internet_20_Link">volume.el</text:a>が必要です。設定がうまくいかないので保留中</text:p>
      <text:p text:style-name="OrgSrcBlockLastLine">(autoload 'volume <text:span text:style-name="OrgSrcFontLockStringFace">"volume"</text:span> <text:span text:style-name="OrgSrcFontLockDocFace">"Tweak your sound card volume."</text:span> t)</text:p>
      <text:h text:style-name="Heading_20_2" text:outline-level="2"><text:bookmark text:name="orgheadline116"/><text:bookmark-start text:name="OrgXref.orgheadline116"/>[GoogleMaps.el] GoogleMaps を Emacs 内で使う <text:bookmark-end text:name="OrgXref.orgheadline116"/></text:h>
      <text:p text:style-name="Text_20_body"><text:a xlink:type="simple" xlink:href="http://julien.danjou.info/software/google-maps.el" text:style-name="Internet_20_link" text:visited-style-name="Visited_20_Internet_20_Link">http://julien.danjou.info/software/google-maps.el</text:a></text:p>
      <text:p text:style-name="Text_20_body"><text:span text:style-name="OrgCode">M-x gogole-maps</text:span> で起動します。</text:p>
      <text:p text:style-name="OrgSrcBlock">(eval-after-autoload-if-found</text:p>
      <text:p text:style-name="OrgSrcBlock"><text:s/>'(google-maps) <text:span text:style-name="OrgSrcFontLockStringFace">"google-maps"</text:span> nil t nil</text:p>
      <text:p text:style-name="OrgSrcBlockLastLine"><text:s/>'((<text:span text:style-name="OrgSrcFontLockKeywordFace">require</text:span> '<text:span text:style-name="OrgSrcFontLockConstantFace">org-location-google-maps</text:span> nil 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p>
      <text:h text:style-name="Heading_20_2" text:outline-level="2"><text:bookmark text:name="orgheadline117"/><text:bookmark-start text:name="OrgXref.orgheadline117"/>[org-google-weather.el] org-agenda に天気を表示する <text:bookmark-end text:name="OrgXref.orgheadline117"/></text:h>
      <text:p text:style-name="Text_20_body">残念ながら Google API が変更になり動かなくなったそうです。</text:p>
      <text:p text:style-name="Text_20_body"><text:a xlink:type="simple" xlink:href="http://julien.danjou.info/software/google-weather.el" text:style-name="Internet_20_link" text:visited-style-name="Visited_20_Internet_20_Link">http://julien.danjou.info/software/google-weather.el</text:a></text:p>
      <text:p text:style-name="OrgSrcBlock">(<text:span text:style-name="OrgSrcFontLockKeywordFace">require</text:span> '<text:span text:style-name="OrgSrcFontLockConstantFace">google-weather</text:span> nil t)</text:p>
      <text:p text:style-name="OrgSrcBlock">(<text:span text:style-name="OrgSrcFontLockKeywordFace">when</text:span> (<text:span text:style-name="OrgSrcFontLockKeywordFace">require</text:span> '<text:span text:style-name="OrgSrcFontLockConstantFace">org-google-weather</text:span> nil t)</text:p>
      <text:p text:style-name="OrgSrcBlockLastLine"><text:s text:c="2"/>'(org-google-weather-use-google-icons t))</text:p>
      <text:h text:style-name="Heading_20_1" text:outline-level="1"><text:bookmark text:name="orgheadline133"/><text:bookmark-start text:name="OrgXref.orgheadline133"/>履歴／ファイル管理 <text:bookmark-end text:name="OrgXref.orgheadline133"/></text:h>
      <text:h text:style-name="Heading_20_2" text:outline-level="2"><text:bookmark text:name="orgheadline119"/><text:bookmark-start text:name="OrgXref.orgheadline119"/>Undoバッファを無限に取る <text:bookmark-end text:name="OrgXref.orgheadline119"/></text:h>
      <text:p text:style-name="OrgSrcBlockLastLine">(setq undo-outer-limit nil)</text:p>
      <text:h text:style-name="Heading_20_2" text:outline-level="2"><text:bookmark text:name="orgheadline120"/><text:bookmark-start text:name="OrgXref.orgheadline120"/>[undo-tree] 編集履歴をわかりやすくたどる <text:bookmark-end text:name="OrgXref.orgheadline120"/></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text:soft-page-break/>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p>
      <text:p text:style-name="OrgSrcBlock">(<text:span text:style-name="OrgSrcFontLockKeywordFace">when</text:span> (eval-after-autoload-if-found</text:p>
      <text:p text:style-name="OrgSrcBlock"><text:s text:c="7"/>'(my:undo-tree-visualize) <text:span text:style-name="OrgSrcFontLockStringFace">"undo-tree"</text:span> nil t nil</text:p>
      <text:p text:style-name="OrgSrcBlock"><text:s text:c="7"/>'((global-undo-tree-mode)</text:p>
      <text:p text:style-name="OrgSrcBlock"><text:s text:c="9"/>(setq undo-tree-mode-lighter nil) <text:span text:style-name="OrgSrcFontLockCommentDelimiterFace">;; </text:span><text:span text:style-name="OrgSrcFontLockCommentFace">モードライン領域を節約</text:span></text:p>
      <text:p text:style-name="OrgSrcBlock"><text:s text:c="9"/>(<text:span text:style-name="OrgSrcFontLockKeywordFace">defun</text:span> <text:span text:style-name="OrgSrcFontLockFunctionNameFace">my:undo-tree-visualizer-quit</text:span> ()</text:p>
      <text:p text:style-name="OrgSrcBlock"><text:s text:c="11"/>(interactive)</text:p>
      <text:p text:style-name="OrgSrcBlock"><text:s text:c="11"/>(undo-tree-visualizer-quit)</text:p>
      <text:p text:style-name="OrgSrcBlock"><text:s text:c="11"/>(delete-window)</text:p>
      <text:p text:style-name="OrgSrcBlock"><text:s text:c="11"/>(set-frame-width (selected-frame) 80))</text:p>
      <text:p text:style-name="OrgSrcBlock"><text:s text:c="9"/>(<text:span text:style-name="OrgSrcFontLockKeywordFace">defun</text:span> <text:span text:style-name="OrgSrcFontLockFunctionNameFace">my:undo-tree-visualize</text:span> ()</text:p>
      <text:p text:style-name="OrgSrcBlock"><text:s text:c="11"/>(interactive)</text:p>
      <text:p text:style-name="OrgSrcBlock"><text:s text:c="11"/>(set-frame-width (selected-frame) 163)</text:p>
      <text:p text:style-name="OrgSrcBlock"><text:s text:c="11"/>(undo-tree-visualize))</text:p>
      <text:p text:style-name="OrgSrcBlock"/>
      <text:p text:style-name="OrgSrcBlock"><text:s text:c="9"/>(define-key undo-tree-visualizer-mode-map (kbd <text:span text:style-name="OrgSrcFontLockStringFace">"q"</text:span>)</text:p>
      <text:p text:style-name="OrgSrcBlock"><text:s text:c="11"/>'my:undo-tree-visualizer-quit)</text:p>
      <text:p text:style-name="OrgSrcBlock"><text:s text:c="9"/><text:span text:style-name="OrgSrcFontLockCommentDelimiterFace">;; </text:span><text:span text:style-name="OrgSrcFontLockCommentFace">undo-tree-map にも必要</text:span></text:p>
      <text:p text:style-name="OrgSrcBlock"><text:s text:c="9"/>(define-key undo-tree-map (kbd <text:span text:style-name="OrgSrcFontLockStringFace">"C-x u"</text:span>)</text:p>
      <text:p text:style-name="OrgSrcBlock"><text:s text:c="11"/>'my:undo-tree-visualize)))</text:p>
      <text:p text:style-name="OrgSrcBlock"/>
      <text:p text:style-name="OrgSrcBlockLastLine"><text:s text:c="2"/>(global-set-key (kbd <text:span text:style-name="OrgSrcFontLockStringFace">"C-x u"</text:span>) 'my:undo-tree-visualize))</text:p>
      <text:h text:style-name="Heading_20_2" text:outline-level="2"><text:bookmark text:name="orgheadline121"/><text:bookmark-start text:name="OrgXref.orgheadline121"/>バッファ保存時にバックアップファイルを生成する <text:bookmark-end text:name="OrgXref.orgheadline121"/></text:h>
      <text:p text:style-name="Text_20_body">バッファが保存されるとき、必ずバックアップを生成する。</text:p>
      <text:p text:style-name="OrgSrcBlock"><text:span text:style-name="OrgSrcFontLockCommentDelimiterFace">;; </text:span><text:span text:style-name="OrgSrcFontLockCommentFace">Backup the buffer whenever the buffer is saved</text:span></text:p>
      <text:p text:style-name="OrgSrcBlock">(global-set-key (kbd <text:span text:style-name="OrgSrcFontLockStringFace">"C-x C-s"</text:span>)</text:p>
      <text:p text:style-name="OrgSrcBlockLastLine"><text:s text:c="16"/>'(<text:span text:style-name="OrgSrcFontLockKeywordFace">lambda</text:span> () (interactive) (save-buffer 16)))</text:p>
      <text:h text:style-name="Heading_20_2" text:outline-level="2"><text:bookmark text:name="orgheadline122"/><text:bookmark-start text:name="OrgXref.orgheadline122"/>バッファ保存時にバックアップを生成させない <text:bookmark-end text:name="OrgXref.orgheadline122"/></text:h>
      <text:p text:style-name="OrgSrcBlock"><text:span text:style-name="OrgSrcFontLockCommentDelimiterFace">;; </text:span><text:span text:style-name="OrgSrcFontLockCommentFace">*.~</text:span></text:p>
      <text:p text:style-name="OrgSrcBlock">(setq make-backup-files nil)</text:p>
      <text:p text:style-name="OrgSrcBlock"><text:span text:style-name="OrgSrcFontLockCommentDelimiterFace">;; </text:span><text:span text:style-name="OrgSrcFontLockCommentFace">.#*</text:span></text:p>
      <text:p text:style-name="OrgSrcBlock">(setq auto-save-default nil)</text:p>
      <text:p text:style-name="OrgSrcBlock"><text:span text:style-name="OrgSrcFontLockCommentDelimiterFace">;; </text:span><text:span text:style-name="OrgSrcFontLockCommentFace">auto-save-list</text:span></text:p>
      <text:p text:style-name="OrgSrcBlockLastLine">(setq auto-save-list-file-prefix nil)</text:p>
      <text:h text:style-name="Heading_20_2" text:outline-level="2"><text:bookmark text:name="orgheadline123"/><text:bookmark-start text:name="OrgXref.orgheadline123"/>ミニバッファの履歴を保存しリストアする <text:bookmark-end text:name="OrgXref.orgheadline123"/></text:h>
      <text:p text:style-name="OrgSrcBlock">(<text:span text:style-name="OrgSrcFontLockKeywordFace">when</text:span> (eval-after-autoload-if-found</text:p>
      <text:p text:style-name="OrgSrcBlock"><text:s text:c="7"/>'(savehist-mode) <text:span text:style-name="OrgSrcFontLockStringFace">"savehist"</text:span> nil t nil</text:p>
      <text:p text:style-name="OrgSrcBlock"><text:s text:c="7"/>'((setq savehist-file <text:span text:style-name="OrgSrcFontLockStringFace">"~/Dropbox/emacs.d/.history"</text:span>)))</text:p>
      <text:p text:style-name="OrgSrcBlockLastLine"><text:s text:c="2"/>(savehist-mode 1))</text:p>
      <text:h text:style-name="Heading_20_2" text:outline-level="2"><text:bookmark text:name="orgheadline124"/><text:bookmark-start text:name="OrgXref.orgheadline124"/>履歴サイズを大きくする <text:bookmark-end text:name="OrgXref.orgheadline124"/></text:h>
      <text:p text:style-name="Text_20_body">tで無限大に指定する。</text:p>
      <text:p text:style-name="OrgSrcBlockLastLine">(setq history-length 2000)</text:p>
      <text:h text:style-name="Heading_20_2" text:outline-level="2"><text:bookmark text:name="orgheadline125"/><text:bookmark-start text:name="OrgXref.orgheadline125"/><text:soft-page-break/>Emacs終了時に開いていたバッファを起動時に復元する <text:bookmark-end text:name="OrgXref.orgheadline125"/></text:h>
      <text:p text:style-name="Text_20_body">Built-in の <text:a xlink:type="simple" xlink:href="http://www.emacswiki.org/emacs/DeskTop" text:style-name="Internet_20_link" text:visited-style-name="Visited_20_Internet_20_Link">desktop.el</text:a> を使う。</text:p>
      <text:p text:style-name="Text_20_body">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p>
      <text:p text:style-name="OrgSrcBlock">(eval-after-autoload-if-found</text:p>
      <text:p text:style-name="OrgSrcBlock"><text:s/>'(desktop-save desktop-clear desktop-load-default desktop-remove)</text:p>
      <text:p text:style-name="OrgSrcBlock"><text:s/><text:span text:style-name="OrgSrcFontLockStringFace">"desktop"</text:span> nil t nil</text:p>
      <text:p text:style-name="OrgSrcBlock"><text:s/>'((desktop-save-mode 1)</text:p>
      <text:p text:style-name="OrgSrcBlockLastLine"><text:s text:c="3"/>(setq desktop-files-not-to-save <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h text:style-name="Heading_20_2" text:outline-level="2"><text:bookmark text:name="orgheadline126"/><text:bookmark-start text:name="OrgXref.orgheadline126"/>最近開いたファイルリストを保持 <text:bookmark-end text:name="OrgXref.orgheadline126"/></text:h>
      <text:p text:style-name="Text_20_body">Built-in の <text:a xlink:type="simple" xlink:href="http://www.emacswiki.org/emacs/RecentFiles" text:style-name="Internet_20_link" text:visited-style-name="Visited_20_Internet_20_Link">recentf.el</text:a> を使う。</text:p>
      <text:p text:style-name="Text_20_body"><text:a xlink:type="simple" xlink:href="http://d.hatena.ne.jp/tomoya/20110217/1297928222" text:style-name="Internet_20_link" text:visited-style-name="Visited_20_Internet_20_Link">http://d.hatena.ne.jp/tomoya/20110217/1297928222</text:a></text:p>
      <text:p text:style-name="Text_20_body">session.el でも履歴管理できるが、anything のソースとして使っているので併用している。</text:p>
      <text:p text:style-name="Text_20_body">起動直後から有効にするので、autolad-if-load で括る必要はない。</text:p>
      <text:p text:style-name="Text_20_body">recentf-auto-cleanup を <text:span text:style-name="OrgCode">'mode</text:span> などにすると起動時にファイルのクリーニングが行われるてしまうので、='never= で回避し、アイドルタイマーなどで対応する。これだけで50[ms]ほど起動を高速化できる。</text:p>
      <text:p text:style-name="OrgSrcBlock">(<text:span text:style-name="OrgSrcFontLockKeywordFace">when</text:span> (eval-after-autoload-if-found</text:p>
      <text:p text:style-name="OrgSrcBlock"><text:s text:c="7"/>'(rencetf-mode recentf-save-list-without-msg) <text:span text:style-name="OrgSrcFontLockStringFace">"recentf"</text:span> nil t nil</text:p>
      <text:p text:style-name="OrgSrcBlock"><text:s text:c="7"/>'((<text:span text:style-name="OrgSrcFontLockKeywordFace">defun</text:span> <text:span text:style-name="OrgSrcFontLockFunctionNameFace">recentf-save-list-without-msg</text:span> ()</text:p>
      <text:p text:style-name="OrgSrcBlock"><text:s text:c="11"/>(interactive)</text:p>
      <text:p text:style-name="OrgSrcBlock"><text:s text:c="11"/>(<text:span text:style-name="OrgSrcFontLockKeywordFace">let</text:span> ((message-log-max nil))</text:p>
      <text:p text:style-name="OrgSrcBlock"><text:s text:c="13"/>(<text:span text:style-name="OrgSrcFontLockKeywordFace">if</text:span> (<text:span text:style-name="OrgSrcFontLockKeywordFace">require</text:span> '<text:span text:style-name="OrgSrcFontLockConstantFace">shut-up</text:span> nil t)</text:p>
      <text:p text:style-name="OrgSrcBlock"><text:s text:c="17"/>(shut-up (recentf-save-list))</text:p>
      <text:p text:style-name="OrgSrcBlock"><text:s text:c="15"/>(recentf-save-list)))</text:p>
      <text:p text:style-name="OrgSrcBlock"><text:s text:c="11"/>(message <text:span text:style-name="OrgSrcFontLockStringFace">""</text:span>))</text:p>
      <text:p text:style-name="OrgSrcBlock"><text:s text:c="9"/>(<text:span text:style-name="OrgSrcFontLockKeywordFace">defun</text:span> <text:span text:style-name="OrgSrcFontLockFunctionNameFace">recentf-cleanup-without-msg</text:span> ()</text:p>
      <text:p text:style-name="OrgSrcBlock"><text:s text:c="11"/>(interactive)</text:p>
      <text:p text:style-name="OrgSrcBlock"><text:s text:c="11"/>(<text:span text:style-name="OrgSrcFontLockKeywordFace">let</text:span> ((message-log-max nil))</text:p>
      <text:p text:style-name="OrgSrcBlock"><text:s text:c="13"/>(<text:span text:style-name="OrgSrcFontLockKeywordFace">if</text:span> (<text:span text:style-name="OrgSrcFontLockKeywordFace">require</text:span> '<text:span text:style-name="OrgSrcFontLockConstantFace">shut-up</text:span> nil t)</text:p>
      <text:p text:style-name="OrgSrcBlock"><text:s text:c="17"/>(shut-up (recentf-cleanup))</text:p>
      <text:p text:style-name="OrgSrcBlock"><text:s text:c="15"/>(recentf-cleanup)))</text:p>
      <text:p text:style-name="OrgSrcBlock"><text:s text:c="11"/>(message <text:span text:style-name="OrgSrcFontLockStringFace">""</text:span>))</text:p>
      <text:p text:style-name="OrgSrcBlock"><text:s text:c="9"/>(add-hook 'focus-out-hook 'recentf-save-list-without-msg)</text:p>
      <text:p text:style-name="OrgSrcBlock"><text:s text:c="9"/>(add-hook 'focus-out-hook 'recentf-cleanup-without-msg)</text:p>
      <text:p text:style-name="OrgSrcBlock"/>
      <text:p text:style-name="OrgSrcBlock"><text:s text:c="9"/>(setq recentf-max-saved-items 2000)</text:p>
      <text:p text:style-name="OrgSrcBlock"><text:s text:c="9"/>(setq recentf-save-file</text:p>
      <text:p text:style-name="OrgSrcBlock"><text:s text:c="15"/>(expand-file-name <text:span text:style-name="OrgSrcFontLockStringFace">"~/.emacs.d/recentf"</text:span>))</text:p>
      <text:p text:style-name="OrgSrcBlock"><text:s text:c="9"/>(setq recentf-auto-cleanup 'never)</text:p>
      <text:p text:style-name="OrgSrcBlock"><text:s text:c="9"/>(setq recentf-exclude</text:p>
      <text:p text:style-name="OrgSrcBlock"><text:s text:c="15"/>'(<text:span text:style-name="OrgSrcFontLockStringFace">".recentf"</text:span> <text:span text:style-name="OrgSrcFontLockStringFace">"^/tmp\\.*"</text:span></text:p>
      <text:p text:style-name="OrgSrcBlock"><text:s text:c="17"/><text:span text:style-name="OrgSrcFontLockStringFace">"^/private\\.*"</text:span> <text:span text:style-name="OrgSrcFontLockStringFace">"^/var/folders\\.*"</text:span> <text:span text:style-name="OrgSrcFontLockStringFace">"/TAGS$"</text:span>))))</text:p>
      <text:p text:style-name="OrgSrcBlock"/>
      <text:p text:style-name="OrgSrcBlockLastLine"><text:s text:c="2"/>(add-hook 'after-init-hook 'recentf-mode))</text:p>
      <text:h text:style-name="Heading_20_2" text:outline-level="2"><text:bookmark text:name="orgheadline127"/><text:bookmark-start text:name="OrgXref.orgheadline127"/><text:soft-page-break/>深夜にバッファを自動整理する <text:bookmark-end text:name="OrgXref.orgheadline127"/></text:h>
      <text:p text:style-name="Text_20_body"><text:a xlink:type="simple" xlink:href="http://www.emacswiki.org/emacs-zh/CleanBufferList" text:style-name="Internet_20_link" text:visited-style-name="Visited_20_Internet_20_Link">http://www.emacswiki.org/emacs-zh/CleanBufferList</text:a></text:p>
      <text:p text:style-name="OrgSrcBlock">(<text:span text:style-name="OrgSrcFontLockKeywordFace">when</text:span> (<text:span text:style-name="OrgSrcFontLockKeywordFace">require</text:span> '<text:span text:style-name="OrgSrcFontLockConstantFace">midnight</text:span> nil t)</text:p>
      <text:p text:style-name="OrgSrcBlock"><text:s text:c="2"/>(setq clean-buffer-list-buffer-names</text:p>
      <text:p text:style-name="OrgSrcBlock"><text:s text:c="8"/>(append clean-buffer-list-kill-buffer-names</text:p>
      <text:p text:style-name="OrgSrcBlock"><text:s text:c="16"/>'(<text:span text:style-name="OrgSrcFontLockStringFace">"note.txt"</text:span>)))</text:p>
      <text:p text:style-name="OrgSrcBlock"><text:s text:c="2"/>(setq clean-buffer-list-delay-general 1)</text:p>
      <text:p text:style-name="OrgSrcBlockLastLine"><text:s text:c="2"/>(setq clean-buffer-list-delay-special 10))</text:p>
      <text:h text:style-name="Heading_20_2" text:outline-level="2"><text:bookmark text:name="orgheadline128"/><text:bookmark-start text:name="OrgXref.orgheadline128"/>[auto-save-buffers.el] 一定間隔でバッファを保存する <text:bookmark-end text:name="OrgXref.orgheadline128"/></text:h>
      <text:p text:style-name="Text_20_body"><text:a xlink:type="simple" xlink:href="http://0xcc.net/misc/auto-save/" text:style-name="Internet_20_link" text:visited-style-name="Visited_20_Internet_20_Link">http://0xcc.net/misc/auto-save/</text:a></text:p>
      <text:p text:style-name="Text_20_body">起動直後から有効にするので、autolad-if-load で括る必要はない。同じ機能で比較的新しいパッケージに、 <text:span text:style-name="OrgCode">real-auto-save</text:span> があります。ただ、私の場合は、以下のようなモードごとの制御がうまくできなかったので移行していません。</text:p>
      <text:p text:style-name="OrgSrcBlock">(<text:span text:style-name="OrgSrcFontLockKeywordFace">when</text:span> (and (<text:span text:style-name="OrgSrcFontLockKeywordFace">require</text:span> '<text:span text:style-name="OrgSrcFontLockConstantFace">auto-save-buffers</text:span> nil t)</text:p>
      <text:p text:style-name="OrgSrcBlock"><text:s text:c="11"/>(<text:span text:style-name="OrgSrcFontLockKeywordFace">require</text:span> '<text:span text:style-name="OrgSrcFontLockConstantFace">shut-up</text:span> nil t))</text:p>
      <text:p text:style-name="OrgSrcBlock"><text:s text:c="2"/>(run-with-idle-timer</text:p>
      <text:p text:style-name="OrgSrcBlock"><text:s text:c="3"/>1.6 t</text:p>
      <text:p text:style-name="OrgSrcBlock"><text:s text:c="3"/>#'(<text:span text:style-name="OrgSrcFontLockKeywordFace">lambda</text:span> ()</text:p>
      <text:p text:style-name="OrgSrcBlock"><text:s text:c="7"/>(<text:span text:style-name="OrgSrcFontLockKeywordFace">cond</text:span> ((equal major-mode 'undo-tree-visualizer-mode) nil)</text:p>
      <text:p text:style-name="OrgSrcBlock"><text:s text:c="13"/>((equal major-mode 'diff-mode) nil)</text:p>
      <text:p text:style-name="OrgSrcBlock"><text:s text:c="13"/>((string-match <text:span text:style-name="OrgSrcFontLockStringFace">"Org Src"</text:span> (buffer-name)) nil)</text:p>
      <text:p text:style-name="OrgSrcBlockLastLine"><text:s text:c="13"/>(t (shut-up (auto-save-buffers)))))))</text:p>
      <text:h text:style-name="Heading_20_2" text:outline-level="2"><text:bookmark text:name="orgheadline129"/><text:bookmark-start text:name="OrgXref.orgheadline129"/>[backup-dir.el] バックアップファイルを一箇所に集める <text:bookmark-end text:name="OrgXref.orgheadline129"/></text:h>
      <text:p text:style-name="Text_20_body"><text:span text:style-name="OrgCode">backup-each-save</text:span> を使うようになりました。</text:p>
      <text:p text:style-name="Text_20_body"><text:a xlink:type="simple" xlink:href="http://www.emacswiki.org/emacs/BackupDirectory" text:style-name="Internet_20_link" text:visited-style-name="Visited_20_Internet_20_Link">http://www.emacswiki.org/emacs/BackupDirectory</text:a><text:line-break/><text:a xlink:type="simple" xlink:href="http://www.northbound-train.com/emacs-hosted/backup-dir.el" text:style-name="Internet_20_link" text:visited-style-name="Visited_20_Internet_20_Link">http://www.northbound-train.com/emacs-hosted/backup-dir.el</text:a><text:line-break/><text:a xlink:type="simple" xlink:href="http://www.northbound-train.com/emacs.html" text:style-name="Internet_20_link" text:visited-style-name="Visited_20_Internet_20_Link">http://www.northbound-train.com/emacs.html</text:a></text:p>
      <text:p text:style-name="Text_20_body">起動直後から有効にするので、autolad-if-load で括る必要はない。</text:p>
      <text:p text:style-name="OrgSrcBlock">(make-variable-buffer-local 'backup-inhibited)</text:p>
      <text:p text:style-name="OrgSrcBlock">(setq backup-files-store-dir <text:span text:style-name="OrgSrcFontLockStringFace">"~/.emacs.d/backup"</text:span>)</text:p>
      <text:p text:style-name="OrgSrcBlock">(<text:span text:style-name="OrgSrcFontLockKeywordFace">unless</text:span> (file-directory-p backup-files-store-dir) </text:p>
      <text:p text:style-name="OrgSrcBlock"><text:s text:c="2"/>(message <text:span text:style-name="OrgSrcFontLockStringFace">"!!! %s does not exist. !!!"</text:span> backup-files-store-dir)</text:p>
      <text:p text:style-name="OrgSrcBlock"><text:s text:c="2"/>(sleep-for 1))</text:p>
      <text:p text:style-name="OrgSrcBlock">(<text:span text:style-name="OrgSrcFontLockKeywordFace">when</text:span> (<text:span text:style-name="OrgSrcFontLockKeywordFace">require</text:span> '<text:span text:style-name="OrgSrcFontLockConstantFace">backup-dir</text:span> nil t)</text:p>
      <text:p text:style-name="OrgSrcBlock"><text:s text:c="2"/>(<text:span text:style-name="OrgSrcFontLockKeywordFace">when</text:span> (file-directory-p backup-files-store-dir)</text:p>
      <text:p text:style-name="OrgSrcBlock"><text:s text:c="4"/><text:span text:style-name="OrgSrcFontLockCommentDelimiterFace">;; </text:span><text:span text:style-name="OrgSrcFontLockCommentFace">backup path</text:span></text:p>
      <text:p text:style-name="OrgSrcBlock"><text:s text:c="4"/>(setq bkup-backup-directory-info '((t <text:span text:style-name="OrgSrcFontLockStringFace">"~/.emacs.d/backup"</text:span> ok-create)))</text:p>
      <text:p text:style-name="OrgSrcBlock"><text:s text:c="4"/><text:span text:style-name="OrgSrcFontLockCommentDelimiterFace">;; </text:span><text:span text:style-name="OrgSrcFontLockCommentFace">for tramp</text:span></text:p>
      <text:p text:style-name="OrgSrcBlock"><text:s text:c="4"/>(setq tramp-bkup-backup-directory-info bkup-backup-directory-info)</text:p>
      <text:p text:style-name="OrgSrcBlock"><text:s text:c="4"/><text:span text:style-name="OrgSrcFontLockCommentDelimiterFace">;; </text:span><text:span text:style-name="OrgSrcFontLockCommentFace">generation properties</text:span></text:p>
      <text:p text:style-name="OrgSrcBlock"><text:s text:c="4"/>(setq delete-old-versions t</text:p>
      <text:p text:style-name="OrgSrcBlock"><text:s text:c="10"/>kept-old-versions 0</text:p>
      <text:p text:style-name="OrgSrcBlock"><text:s text:c="10"/>kept-new-versions 5</text:p>
      <text:p text:style-name="OrgSrcBlockLastLine"><text:s text:c="10"/>version-control t)))</text:p>
      <text:h text:style-name="Heading_20_2" text:outline-level="2"><text:bookmark text:name="orgheadline130"/><text:bookmark-start text:name="OrgXref.orgheadline130"/>[backup-each-save] クラッシュに備える <text:bookmark-end text:name="OrgXref.orgheadline130"/></text:h>
      <text:p text:style-name="Text_20_body">直近のファイルを常にバックアップします。 <text:span text:style-name="OrgCode">backup-dir.el</text:span> でも良いですが、バック<text:soft-page-break/>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つつ、 <text:span text:style-name="OrgCode">emacs</text:span> 終了時に7日前までのバックアップファイルをすべて削除するようにしています。</text:p>
      <text:p text:style-name="OrgSrcBlock">(<text:span text:style-name="OrgSrcFontLockKeywordFace">when</text:span> (<text:span text:style-name="OrgSrcFontLockKeywordFace">require</text:span> '<text:span text:style-name="OrgSrcFontLockConstantFace">backup-each-save</text:span> nil t)</text:p>
      <text:p text:style-name="OrgSrcBlock"><text:s text:c="2"/>(setq backup-each-save-mirror-location <text:span text:style-name="OrgSrcFontLockStringFace">"~/.emacs.d/backup"</text:span>)</text:p>
      <text:p text:style-name="OrgSrcBlock"><text:s text:c="2"/>(setq backup-each-save-time-format <text:span text:style-name="OrgSrcFontLockStringFace">"%y-%m-%d_%M:%S"</text:span>)</text:p>
      <text:p text:style-name="OrgSrcBlock"><text:s text:c="2"/>(setq backup-each-save-size-limit 1048576)</text:p>
      <text:p text:style-name="OrgSrcBlock"><text:s text:c="2"/>(add-hook 'after-save-hook</text:p>
      <text:p text:style-name="OrgSrcBlock"><text:s text:c="12"/>'(<text:span text:style-name="OrgSrcFontLockKeywordFace">lambda</text:span> () (<text:span text:style-name="OrgSrcFontLockKeywordFace">unless</text:span> (equal (buffer-name) <text:span text:style-name="OrgSrcFontLockStringFace">"recentf"</text:span>)</text:p>
      <text:p text:style-name="OrgSrcBlock"><text:s text:c="26"/>(backup-each-save)))))</text:p>
      <text:p text:style-name="OrgSrcBlock"/>
      <text:p text:style-name="OrgSrcBlock">(<text:span text:style-name="OrgSrcFontLockKeywordFace">when</text:span> (eval-after-autoload-if-found</text:p>
      <text:p text:style-name="OrgSrcBlock"><text:s text:c="7"/>'(recursive-delete-backup-files delete-backup-files) <text:span text:style-name="OrgSrcFontLockStringFace">"utility"</text:span>)</text:p>
      <text:p text:style-name="OrgSrcBlock"/>
      <text:p text:style-name="OrgSrcBlock"><text:s text:c="2"/><text:span text:style-name="OrgSrcFontLockCommentDelimiterFace">;; </text:span><text:span text:style-name="OrgSrcFontLockCommentFace">backup-each-save が作るファイルのうち条件にあうものを終了時に削除</text:span></text:p>
      <text:p text:style-name="OrgSrcBlock"><text:s text:c="2"/>(add-hook 'kill-emacs-hook</text:p>
      <text:p text:style-name="OrgSrcBlockLastLine"><text:s text:c="12"/>#'(<text:span text:style-name="OrgSrcFontLockKeywordFace">lambda</text:span> () (recursive-delete-backup-files 7))))</text:p>
      <text:h text:style-name="Heading_20_2" text:outline-level="2"><text:bookmark text:name="orgheadline131"/><text:bookmark-start text:name="OrgXref.orgheadline131"/>[session.el] 様々な履歴を保存し復元に利用する <text:bookmark-end text:name="OrgXref.orgheadline131"/></text:h>
      <text:p text:style-name="Text_20_body"><text:a xlink:type="simple" xlink:href="http://emacs-session.sourceforge.net/" text:style-name="Internet_20_link" text:visited-style-name="Visited_20_Internet_20_Link">http://emacs-session.sourceforge.net/</text:a></text:p>
      <text:list xml:id="list220716907782387" text:style-name="OrgBulletedList">
        <text:list-item>
          <text:p text:style-name="P2">入力履歴の保持（検索語、表示したバッファ履歴）</text:p>
        </text:list-item>
        <text:list-item>
          <text:p text:style-name="P2">保存時のカーソル位置の保持</text:p>
        </text:list-item>
        <text:list-item>
          <text:p text:style-name="P2">キルリングの保持</text:p>
        </text:list-item>
        <text:list-item>
          <text:p text:style-name="P2">変更が加えられたファイル履歴の保持</text:p>
        </text:list-item>
      </text:list>
      <text:p text:style-name="Text_20_body"><text:span text:style-name="OrgCode">M-x session-save-session</text:span></text:p>
      <text:p text:style-name="Text_20_body">session-undo-check を指定していると、保存時ではなくバッファを閉じるときの状態を保持する。</text:p>
      <text:p text:style-name="Text_20_body">Org-mode と併用する場合は、my:org-reveal-session-jump の設定が必須。</text:p>
      <text:p text:style-name="OrgSrcBlock">(<text:span text:style-name="OrgSrcFontLockKeywordFace">when</text:span> (eval-after-autoload-if-found</text:p>
      <text:p text:style-name="OrgSrcBlock"><text:s text:c="7"/>'session-initialize <text:span text:style-name="OrgSrcFontLockStringFace">"session"</text:span> nil t nil</text:p>
      <text:p text:style-name="OrgSrcBlock"><text:s text:c="7"/>'((add-to-list 'session-globals-exclude 'org-mark-ring)</text:p>
      <text:p text:style-name="OrgSrcBlock"><text:s text:c="9"/><text:span text:style-name="OrgSrcFontLockCommentDelimiterFace">;; </text:span><text:span text:style-name="OrgSrcFontLockCommentFace">Change save point of session.el</text:span></text:p>
      <text:p text:style-name="OrgSrcBlock"><text:s text:c="9"/>(setq session-save-file</text:p>
      <text:p text:style-name="OrgSrcBlock"><text:s text:c="15"/>(expand-file-name <text:span text:style-name="OrgSrcFontLockStringFace">"~/Dropbox/emacs.d/.session"</text:span>))</text:p>
      <text:p text:style-name="OrgSrcBlock"><text:s text:c="9"/>(setq session-initialize '(de-saveplace session keys menus places)</text:p>
      <text:p text:style-name="OrgSrcBlock"><text:s text:c="15"/>session-globals-include '((kill-ring 100)</text:p>
      <text:p text:style-name="OrgSrcBlock"><text:s text:c="41"/>(session-file-alist 100 t)</text:p>
      <text:p text:style-name="OrgSrcBlock"><text:s text:c="41"/>(file-name-history 200)</text:p>
      <text:p text:style-name="OrgSrcBlock"><text:s text:c="41"/>search-ring regexp-search-ring))</text:p>
      <text:p text:style-name="OrgSrcBlock"><text:s text:c="9"/>(setq session-undo-check -1)))</text:p>
      <text:p text:style-name="OrgSrcBlock"/>
      <text:p text:style-name="OrgSrcBlock"><text:s text:c="2"/>(add-hook 'after-init-hook 'session-initialize))</text:p>
      <text:p text:style-name="OrgSrcBlock"><text:span text:style-name="OrgSrcFontLockCommentDelimiterFace">;; </text:span><text:span text:style-name="OrgSrcFontLockCommentFace">FIXME</text:span></text:p>
      <text:p text:style-name="OrgSrcBlock"><text:span text:style-name="OrgSrcFontLockCommentDelimiterFace">;; <text:s/></text:span><text:span text:style-name="OrgSrcFontLockCommentFace">(setq session-set-file-name-exclude-regexp</text:span></text:p>
      <text:p text:style-name="OrgSrcBlock"><text:span text:style-name="OrgSrcFontLockCommentDelimiterFace">;; <text:s text:c="7"/></text:span><text:span text:style-name="OrgSrcFontLockCommentFace">"^/private/\\.\\*"))</text:span></text:p>
      <text:p text:style-name="OrgSrcBlockLastLine"><text:span text:style-name="OrgSrcFontLockCommentDelimiterFace">;; <text:s text:c="9"/></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text:soft-page-break/>表示した時に org-reveal (C-c C-r) を打つのをサボりたいだけなのだが。。。</text:p>
      <text:p text:style-name="Text_20_body"><text:a xlink:type="simple" xlink:href="http://www.emacswiki.org/emacs/EmacsSession" text:style-name="Internet_20_link" text:visited-style-name="Visited_20_Internet_20_Link">http://www.emacswiki.org/emacs/EmacsSession</text:a></text:p>
      <text:p text:style-name="OrgSrcBlock">(<text:span text:style-name="OrgSrcFontLockKeywordFace">when</text:span> (autoload-if-found 'session-initialize <text:span text:style-name="OrgSrcFontLockStringFace">"session"</text:span> nil t)</text:p>
      <text:p text:style-name="OrgSrcBlock"><text:s text:c="2"/>(add-hook 'after-init-hook 'session-initialize)</text:p>
      <text:p text:style-name="OrgSrcBlock"><text:s text:c="2"/>(eval-after-load <text:span text:style-name="OrgSrcFontLockStringFace">"session"</text:span></text:p>
      <text:p text:style-name="OrgSrcBlock"><text:s text:c="4"/>'(<text:span text:style-name="OrgSrcFontLockKeywordFace">progn</text:span></text:p>
      <text:p text:style-name="OrgSrcBlock"><text:s text:c="7"/><text:span text:style-name="OrgSrcFontLockCommentDelimiterFace">;; </text:span><text:span text:style-name="OrgSrcFontLockCommentFace">For Org-mode</text:span></text:p>
      <text:p text:style-name="OrgSrcBlock"><text:s text:c="7"/>(<text:span text:style-name="OrgSrcFontLockKeywordFace">defun</text:span> <text:span text:style-name="OrgSrcFontLockFunctionNameFace">my:maybe-reveal</text:span> ()</text:p>
      <text:p text:style-name="OrgSrcBlock"><text:s text:c="9"/>(interactive)</text:p>
      <text:p text:style-name="OrgSrcBlock"><text:s text:c="9"/>(<text:span text:style-name="OrgSrcFontLockKeywordFace">when</text:span> (and (or (memq major-mode '(org-mode outline-mode))</text:p>
      <text:p text:style-name="OrgSrcBlock"><text:s text:c="24"/>(and (boundp 'outline-minor-mominor-de)</text:p>
      <text:p text:style-name="OrgSrcBlock"><text:s text:c="29"/>outline-minor-mode))</text:p>
      <text:p text:style-name="OrgSrcBlock"><text:s text:c="20"/>(outline-invisible-p))</text:p>
      <text:p text:style-name="OrgSrcBlock"><text:s text:c="11"/>(<text:span text:style-name="OrgSrcFontLockKeywordFace">if</text:span> (eq major-mode 'org-mode)</text:p>
      <text:p text:style-name="OrgSrcBlock"><text:s text:c="15"/>(org-reveal)</text:p>
      <text:p text:style-name="OrgSrcBlock"><text:s text:c="13"/>(show-subtree))))</text:p>
      <text:p text:style-name="OrgSrcBlock"/>
      <text:p text:style-name="OrgSrcBlock"><text:s text:c="7"/>(<text:span text:style-name="OrgSrcFontLockKeywordFace">defun</text:span> <text:span text:style-name="OrgSrcFontLockFunctionNameFace">my:org-reveal-session-jump</text:span> ()</text:p>
      <text:p text:style-name="OrgSrcBlock"><text:s text:c="9"/>(message <text:span text:style-name="OrgSrcFontLockStringFace">"call!"</text:span>)</text:p>
      <text:p text:style-name="OrgSrcBlock"><text:s text:c="9"/>(<text:span text:style-name="OrgSrcFontLockKeywordFace">when</text:span> (and (eq major-mode 'org-mode)</text:p>
      <text:p text:style-name="OrgSrcBlock"><text:s text:c="20"/>(outline-invisible-p))</text:p>
      <text:p text:style-name="OrgSrcBlock"><text:s text:c="11"/>(org-reveal)))</text:p>
      <text:p text:style-name="OrgSrcBlock"/>
      <text:p text:style-name="OrgSrcBlock"><text:s text:c="7"/><text:span text:style-name="OrgSrcFontLockCommentDelimiterFace">;; </text:span><text:span text:style-name="OrgSrcFontLockCommentFace">C-x C-/</text:span></text:p>
      <text:p text:style-name="OrgSrcBlock"><text:s text:c="7"/>(add-hook 'session-after-jump-to-last-change-hook</text:p>
      <text:p text:style-name="OrgSrcBlockLastLine"><text:s text:c="17"/>'my:maybe-reveal))))</text:p>
      <text:h text:style-name="Heading_20_2" text:outline-level="2"><text:bookmark text:name="orgheadline132"/><text:bookmark-start text:name="OrgXref.orgheadline132"/>[wakatime-mode.el] WakaTime を利用して作業記録する <text:bookmark-end text:name="OrgXref.orgheadline132"/></text:h>
      <text:list xml:id="list220715388294983" text:style-name="OrgNumberedList">
        <text:list-item>
          <text:p text:style-name="P3"><text:a xlink:type="simple" xlink:href="https://www.wakati.me/" text:style-name="Internet_20_link" text:visited-style-name="Visited_20_Internet_20_Link">https://www.wakati.me/</text:a>（API発行とログGUI表示）</text:p>
        </text:list-item>
        <text:list-item>
          <text:p text:style-name="P3"><text:a xlink:type="simple" xlink:href="https://github.com/wakatime/wakatime" text:style-name="Internet_20_link" text:visited-style-name="Visited_20_Internet_20_Link">https://github.com/wakatime/wakatime</text:a>（ログ記録用スクリプト）</text:p>
        </text:list-item>
        <text:list-item>
          <text:p text:style-name="P3"><text:a xlink:type="simple" xlink:href="https://github.com/nyuhuhuu/wakatime-mode" text:style-name="Internet_20_link" text:visited-style-name="Visited_20_Internet_20_Link">https://github.com/nyuhuhuu/wakatime-mode</text:a>（Emacs用プラグイン）</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p>
      <text:p text:style-name="OrgSrcBlock"><text:s text:c="2"/>(<text:span text:style-name="OrgSrcFontLockKeywordFace">when</text:span> (<text:span text:style-name="OrgSrcFontLockKeywordFace">require</text:span> '<text:span text:style-name="OrgSrcFontLockConstantFace">wakatime-mode</text:span> nil t)</text:p>
      <text:p text:style-name="OrgSrcBlock"><text:s text:c="4"/>(setq wakatime-api-key <text:span text:style-name="OrgSrcFontLockStringFace">"&lt;insert your own api key&gt;"</text:span>)</text:p>
      <text:p text:style-name="OrgSrcBlock"><text:s text:c="4"/>(setq wakatime-cli-path <text:span text:style-name="OrgSrcFontLockStringFace">"/Users/taka/Dropbox/emacs.d/bin/wakatime-cli.py"</text:span>)</text:p>
      <text:p text:style-name="OrgSrcBlock"><text:s text:c="4"/><text:span text:style-name="OrgSrcFontLockCommentDelimiterFace">;; </text:span><text:span text:style-name="OrgSrcFontLockCommentFace">すべてのバッファで訪問時に記録を開始</text:span></text:p>
      <text:p text:style-name="OrgSrcBlock"><text:span text:style-name="OrgSrcFontLockCommentDelimiterFace">; <text:s text:c="3"/></text:span><text:span text:style-name="OrgSrcFontLockCommentFace">(global-wakatime-mode)</text:span></text:p>
      <text:p text:style-name="OrgSrcBlockLastLine"><text:s text:c="4"/>)</text:p>
      <text:h text:style-name="Heading_20_1" text:outline-level="1"><text:bookmark text:name="orgheadline144"/><text:bookmark-start text:name="OrgXref.orgheadline144"/>開発サポート <text:bookmark-end text:name="OrgXref.orgheadline144"/></text:h>
      <text:h text:style-name="Heading_20_2" text:outline-level="2"><text:bookmark text:name="orgheadline134"/><text:bookmark-start text:name="OrgXref.orgheadline134"/>便利キーバインド <text:bookmark-end text:name="OrgXref.orgheadline134"/></text:h>
      <text:p text:style-name="OrgSrcBlock">(global-set-key (kbd <text:span text:style-name="OrgSrcFontLockStringFace">"C-;"</text:span>) 'comment-dwim) <text:span text:style-name="OrgSrcFontLockCommentDelimiterFace">;; </text:span><text:span text:style-name="OrgSrcFontLockCommentFace">M-; is the defualt</text:span></text:p>
      <text:p text:style-name="OrgSrcBlockLastLine">(global-set-key (kbd <text:span text:style-name="OrgSrcFontLockStringFace">"C-c c"</text:span>) 'compile)</text:p>
      <text:h text:style-name="Heading_20_2" text:outline-level="2"><text:bookmark text:name="orgheadline135"/><text:bookmark-start text:name="OrgXref.orgheadline135"/>[gist.el] Gist インターフェイス <text:bookmark-end text:name="OrgXref.orgheadline135"/></text:h>
      <text:p text:style-name="OrgSrcBlockLastLine">(eval-after-autoload-if-found '(gist) <text:span text:style-name="OrgSrcFontLockStringFace">"gist"</text:span>)</text:p>
      <text:h text:style-name="Heading_20_2" text:outline-level="2"><text:bookmark text:name="orgheadline136"/><text:bookmark-start text:name="OrgXref.orgheadline136"/><text:soft-page-break/>[doxymacs.el] Doxygen のコメントを簡単に入力する <text:bookmark-end text:name="OrgXref.orgheadline136"/></text:h>
      <text:p text:style-name="Text_20_body"><text:a xlink:type="simple" xlink:href="http://doxymacs.sourceforge.net/" text:style-name="Internet_20_link" text:visited-style-name="Visited_20_Internet_20_Link">http://doxymacs.sourceforge.net/</text:a></text:p>
      <text:p text:style-name="OrgSrcBlock">(<text:span text:style-name="OrgSrcFontLockKeywordFace">when</text:span> (eval-after-autoload-if-found</text:p>
      <text:p text:style-name="OrgSrcBlock"><text:s text:c="7"/>'doxymacs-mode <text:span text:style-name="OrgSrcFontLockStringFace">"doxymacs"</text:span> nil t nil</text:p>
      <text:p text:style-name="OrgSrcBlock"><text:s text:c="7"/>'((setq doxymacs-doxygen-style <text:span text:style-name="OrgSrcFontLockStringFace">"JavaDoc"</text:span>)</text:p>
      <text:p text:style-name="OrgSrcBlock"><text:s text:c="9"/>(add-hook 'font-lock-mode-hook</text:p>
      <text:p text:style-name="OrgSrcBlock"><text:s text:c="19"/>'(<text:span text:style-name="OrgSrcFontLockKeywordFace">lambda</text:span> () (interactive)</text:p>
      <text:p text:style-name="OrgSrcBlock"><text:s text:c="22"/>(<text:span text:style-name="OrgSrcFontLockKeywordFace">when</text:span> (or (eq major-mode 'c-mode)</text:p>
      <text:p text:style-name="OrgSrcBlock"><text:s text:c="32"/>(eq major-mode 'c++-mode))</text:p>
      <text:p text:style-name="OrgSrcBlock"><text:s text:c="24"/>(doxymacs-font-lock))))</text:p>
      <text:p text:style-name="OrgSrcBlock"><text:s text:c="9"/>(define-key doxymacs-mode-map (kbd <text:span text:style-name="OrgSrcFontLockStringFace">"C-c C-s"</text:span>) 'ff-find-other-file)))</text:p>
      <text:p text:style-name="OrgSrcBlock"/>
      <text:p text:style-name="OrgSrcBlockLastLine"><text:s text:c="2"/>(add-hook 'c-mode-common-hook 'doxymacs-mode))</text:p>
      <text:h text:style-name="Heading_20_2" text:outline-level="2"><text:bookmark text:name="orgheadline137"/><text:bookmark-start text:name="OrgXref.orgheadline137"/>[matlab.el] Matlab用の設定 <text:bookmark-end text:name="OrgXref.orgheadline137"/></text:h>
      <text:p text:style-name="OrgSrcBlock">(<text:span text:style-name="OrgSrcFontLockKeywordFace">when</text:span> (and (eq window-system 'ns) (&gt; emacs-major-version 23))</text:p>
      <text:p text:style-name="OrgSrcBlock"><text:s text:c="2"/>(<text:span text:style-name="OrgSrcFontLockKeywordFace">when</text:span> (eval-after-autoload-if-found</text:p>
      <text:p text:style-name="OrgSrcBlock"><text:s text:c="9"/>'(matlab-mode matlab-shell) <text:span text:style-name="OrgSrcFontLockStringFace">"matlab"</text:span>)</text:p>
      <text:p text:style-name="OrgSrcBlockLastLine"><text:s text:c="4"/>(push '(<text:span text:style-name="OrgSrcFontLockStringFace">"\\.m$"</text:span> . matlab-mode) auto-mode-alist)))</text:p>
      <text:h text:style-name="Heading_20_2" text:outline-level="2"><text:bookmark text:name="orgheadline138"/><text:bookmark-start text:name="OrgXref.orgheadline138"/>[flycheck.el] 構文エラー表示 <text:bookmark-end text:name="OrgXref.orgheadline138"/></text:h>
      <text:p text:style-name="Text_20_body">auto-complete より前に hook設定しておくと余計なエラーが出ないようです。</text:p>
      <text:p text:style-name="OrgSrcBlock">(<text:span text:style-name="OrgSrcFontLockKeywordFace">when</text:span> (eval-after-autoload-if-found</text:p>
      <text:p text:style-name="OrgSrcBlock"><text:s text:c="7"/>'(flycheck-mode) <text:span text:style-name="OrgSrcFontLockStringFace">"flycheck"</text:span> nil t nil</text:p>
      <text:p text:style-name="OrgSrcBlock"><text:s text:c="7"/>'(<text:span text:style-name="OrgSrcFontLockCommentDelimiterFace">;;</text:span><text:span text:style-name="OrgSrcFontLockCommentFace">http://qiita.com/senda-akiha/items/cddb02cfdbc0c8c7bc2b</text:span></text:p>
      <text:p text:style-name="OrgSrcBlock"><text:s text:c="9"/>(<text:span text:style-name="OrgSrcFontLockKeywordFace">require</text:span> '<text:span text:style-name="OrgSrcFontLockConstantFace">helm-flycheck</text:span> nil t)</text:p>
      <text:p text:style-name="OrgSrcBlock"><text:s text:c="9"/>(<text:span text:style-name="OrgSrcFontLockKeywordFace">when</text:span> (<text:span text:style-name="OrgSrcFontLockKeywordFace">require</text:span> '<text:span text:style-name="OrgSrcFontLockConstantFace">flycheck-pos-tip</text:span> nil t)</text:p>
      <text:p text:style-name="OrgSrcBlock"><text:s text:c="11"/>'(custom-set-variables</text:p>
      <text:p text:style-name="OrgSrcBlock"><text:s text:c="13"/>'(flycheck-display-errors-function</text:p>
      <text:p text:style-name="OrgSrcBlock"><text:s text:c="15"/>#'flycheck-pos-tip-error-messages)))))</text:p>
      <text:p text:style-name="OrgSrcBlock"/>
      <text:p text:style-name="OrgSrcBlock"><text:s text:c="2"/>(add-hook 'js2-mode-hook 'flycheck-mode)</text:p>
      <text:p text:style-name="OrgSrcBlock"><text:s text:c="2"/>(add-hook 'c-mode-common-hook 'flycheck-mode)</text:p>
      <text:p text:style-name="OrgSrcBlock"><text:s text:c="2"/>(add-hook 'perl-mode-hook 'flycheck-mode)</text:p>
      <text:p text:style-name="OrgSrcBlockLastLine"><text:s text:c="2"/>(add-hook 'python-mode-hook 'flycheck-mode))</text:p>
      <text:h text:style-name="Heading_20_2" text:outline-level="2"><text:bookmark text:name="orgheadline139"/><text:bookmark-start text:name="OrgXref.orgheadline139"/>[auto-complete.el] 自動補完機能 <text:bookmark-end text:name="OrgXref.orgheadline139"/></text:h>
      <text:p text:style-name="Text_20_body"><text:a xlink:type="simple" xlink:href="http://cx4a.org/software/auto-complete/manual.ja.html" text:style-name="Internet_20_link" text:visited-style-name="Visited_20_Internet_20_Link">http://cx4a.org/software/auto-complete/manual.ja.html</text:a></text:p>
      <text:list xml:id="list220716984318120" text:style-name="OrgBulletedList">
        <text:list-item>
          <text:p text:style-name="P2">辞書データを使う（ <text:span text:style-name="OrgCode">ac-dictionary-directories</text:span> ）</text:p>
        </text:list-item>
        <text:list-item>
          <text:p text:style-name="P2">auto-complete.el, auto-complete-config.el, fuzzy.el, popup.el を使う。</text:p>
        </text:list-item>
        <text:list-item>
          <text:p text:style-name="P2"><text:a xlink:type="simple" xlink:href="http://cx4a.org/software/auto-complete/manual.ja.html" text:style-name="Internet_20_link" text:visited-style-name="Visited_20_Internet_20_Link">日本語マニュアル</text:a></text:p>
        </text:list-item>
        <text:list-item>
          <text:p text:style-name="P2">ac-auto-start を 4 にしておけば、3文字までは TAB を yasnippet に渡せる。</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p>
      <text:p text:style-name="Text_20_body"><text:soft-page-break/>情報源については、<text:a xlink:type="simple" xlink:href="http://cx4a.org/software/auto-complete/manual.ja.html#.E6.A8.99.E6.BA.96.E6.83.85.E5.A0.B1.E6.BA.90" text:style-name="Internet_20_link" text:visited-style-name="Visited_20_Internet_20_Link">オンラインマニュアル</text:a>を参照のこと。</text:p>
      <text:p text:style-name="OrgSrcBlock">(<text:span text:style-name="OrgSrcFontLockKeywordFace">when</text:span> (eval-after-autoload-if-found</text:p>
      <text:p text:style-name="OrgSrcBlock"><text:s text:c="7"/>'(ac-default-setup ac-org-mode-setup)</text:p>
      <text:p text:style-name="OrgSrcBlock"><text:s text:c="7"/><text:span text:style-name="OrgSrcFontLockStringFace">"auto-complete"</text:span> nil t nil</text:p>
      <text:p text:style-name="OrgSrcBlock"><text:s text:c="7"/>'((<text:span text:style-name="OrgSrcFontLockKeywordFace">require</text:span> '<text:span text:style-name="OrgSrcFontLockConstantFace">auto-complete-config</text:span> nil t)</text:p>
      <text:p text:style-name="OrgSrcBlock"><text:s text:c="9"/>(ac-config-default)</text:p>
      <text:p text:style-name="OrgSrcBlock"><text:s text:c="9"/><text:span text:style-name="OrgSrcFontLockCommentDelimiterFace">;; </text:span><text:span text:style-name="OrgSrcFontLockCommentFace">追加のメジャーモードを設定</text:span></text:p>
      <text:p text:style-name="OrgSrcBlock"><text:s text:c="9"/>(add-to-list 'ac-modes 'objc-mode)</text:p>
      <text:p text:style-name="OrgSrcBlock"><text:s text:c="9"/>(add-to-list 'ac-modes 'org-mode)</text:p>
      <text:p text:style-name="OrgSrcBlock"><text:s text:c="9"/><text:span text:style-name="OrgSrcFontLockCommentDelimiterFace">;; </text:span><text:span text:style-name="OrgSrcFontLockCommentFace">ac-modes にあるメジャーモードで有効にする</text:span></text:p>
      <text:p text:style-name="OrgSrcBlock"><text:s text:c="9"/><text:span text:style-name="OrgSrcFontLockCommentDelimiterFace">;;</text:span><text:span text:style-name="OrgSrcFontLockCommentFace">lisp, c, c++, java, perl, cperl, python, makefile, sh, fortran, f90</text:span></text:p>
      <text:p text:style-name="OrgSrcBlock"><text:s text:c="9"/>(global-auto-complete-mode t)</text:p>
      <text:p text:style-name="OrgSrcBlock"><text:s text:c="9"/><text:span text:style-name="OrgSrcFontLockCommentDelimiterFace">;; </text:span><text:span text:style-name="OrgSrcFontLockCommentFace">辞書</text:span></text:p>
      <text:p text:style-name="OrgSrcBlock"><text:s text:c="9"/>(add-to-list 'ac-dictionary-directories <text:span text:style-name="OrgSrcFontLockStringFace">"~/.emacs.d/ac-dict"</text:span>)</text:p>
      <text:p text:style-name="OrgSrcBlock"><text:s text:c="9"/><text:span text:style-name="OrgSrcFontLockCommentDelimiterFace">;; </text:span><text:span text:style-name="OrgSrcFontLockCommentFace">history</text:span></text:p>
      <text:p text:style-name="OrgSrcBlock"><text:s text:c="9"/>(setq ac-comphist-file <text:span text:style-name="OrgSrcFontLockStringFace">"~/Dropbox/config/ac-comphist.dat"</text:span>)</text:p>
      <text:p text:style-name="OrgSrcBlock"><text:s text:c="9"/><text:span text:style-name="OrgSrcFontLockCommentDelimiterFace">;; </text:span><text:span text:style-name="OrgSrcFontLockCommentFace">n文字以上で補完表示する（"&lt;s TAB" の場合 yasnippet が呼ばれる）</text:span></text:p>
      <text:p text:style-name="OrgSrcBlock"><text:s text:c="9"/>(setq ac-auto-start 4)</text:p>
      <text:p text:style-name="OrgSrcBlock"><text:s text:c="9"/><text:span text:style-name="OrgSrcFontLockCommentDelimiterFace">;; </text:span><text:span text:style-name="OrgSrcFontLockCommentFace">n秒後にメニューを表示</text:span></text:p>
      <text:p text:style-name="OrgSrcBlock"><text:s text:c="9"/>(setq ac-auto-show-menu 1.0)</text:p>
      <text:p text:style-name="OrgSrcBlock"><text:s text:c="9"/><text:span text:style-name="OrgSrcFontLockCommentDelimiterFace">;; </text:span><text:span text:style-name="OrgSrcFontLockCommentFace">ツールチップの表示</text:span></text:p>
      <text:p text:style-name="OrgSrcBlock"><text:s text:c="9"/>(setq ac-use-quick-help t)</text:p>
      <text:p text:style-name="OrgSrcBlock"><text:s text:c="9"/>(setq ac-quick-help-delay 2.0)</text:p>
      <text:p text:style-name="OrgSrcBlock"><text:s text:c="9"/>(setq ac-quick-help-height 10)</text:p>
      <text:p text:style-name="OrgSrcBlock"><text:s text:c="9"/><text:span text:style-name="OrgSrcFontLockCommentDelimiterFace">;; </text:span><text:span text:style-name="OrgSrcFontLockCommentFace">C-n/C-p でメニューをたどる</text:span></text:p>
      <text:p text:style-name="OrgSrcBlock"><text:s text:c="9"/>(setq ac-use-menu-map t)</text:p>
      <text:p text:style-name="OrgSrcBlock"><text:s text:c="9"/><text:span text:style-name="OrgSrcFontLockCommentDelimiterFace">;; </text:span><text:span text:style-name="OrgSrcFontLockCommentFace">TAB で補完（org-mode でも効くようにする）</text:span></text:p>
      <text:p text:style-name="OrgSrcBlock"><text:s text:c="9"/>(define-key ac-completing-map [tab] 'ac-complete)</text:p>
      <text:p text:style-name="OrgSrcBlock"><text:s text:c="9"/><text:span text:style-name="OrgSrcFontLockCommentDelimiterFace">;; </text:span><text:span text:style-name="OrgSrcFontLockCommentFace">RET での補完を禁止</text:span></text:p>
      <text:p text:style-name="OrgSrcBlock"><text:s text:c="9"/>(define-key ac-completing-map <text:span text:style-name="OrgSrcFontLockStringFace">"\r"</text:span> nil)</text:p>
      <text:p text:style-name="OrgSrcBlock"><text:s text:c="9"/><text:span text:style-name="OrgSrcFontLockCommentDelimiterFace">;; </text:span><text:span text:style-name="OrgSrcFontLockCommentFace">補完メニューの表示精度を高める</text:span></text:p>
      <text:p text:style-name="OrgSrcBlock"><text:s text:c="9"/>(setq popup-use-optimized-column-computation nil)</text:p>
      <text:p text:style-name="OrgSrcBlock"><text:s text:c="9"/><text:span text:style-name="OrgSrcFontLockCommentDelimiterFace">;;</text:span><text:span text:style-name="OrgSrcFontLockCommentFace">(setq ac-candidate-max 10)</text:span></text:p>
      <text:p text:style-name="OrgSrcBlock"/>
      <text:p text:style-name="OrgSrcBlock"><text:s text:c="9"/>(<text:span text:style-name="OrgSrcFontLockKeywordFace">defun</text:span> <text:span text:style-name="OrgSrcFontLockFunctionNameFace">ac-org-mode-setup</text:span> ()</text:p>
      <text:p text:style-name="OrgSrcBlock"><text:s text:c="11"/><text:span text:style-name="OrgSrcFontLockCommentDelimiterFace">;; <text:s text:c="11"/></text:span><text:span text:style-name="OrgSrcFontLockCommentFace">(message " &gt;&gt; ac-org-mode-setup")</text:span></text:p>
      <text:p text:style-name="OrgSrcBlock"><text:s text:c="11"/>(setq ac-sources '(</text:p>
      <text:p text:style-name="OrgSrcBlock"><text:s text:c="35"/><text:span text:style-name="OrgSrcFontLockCommentDelimiterFace">;;; </text:span><text:span text:style-name="OrgSrcFontLockCommentFace">ac-source-abbrev ; Emacs の略語</text:span></text:p>
      <text:p text:style-name="OrgSrcBlock"><text:s text:c="35"/><text:span text:style-name="OrgSrcFontLockCommentDelimiterFace">;;; </text:span><text:span text:style-name="OrgSrcFontLockCommentFace">ac-source-css-property ; heavy</text:span></text:p>
      <text:p text:style-name="OrgSrcBlock"><text:s text:c="30"/>ac-source-dictionary <text:span text:style-name="OrgSrcFontLockCommentDelimiterFace">; </text:span><text:span text:style-name="OrgSrcFontLockCommentFace">辞書</text:span></text:p>
      <text:p text:style-name="OrgSrcBlock"><text:s text:c="30"/>ac-source-features</text:p>
      <text:p text:style-name="OrgSrcBlock"><text:s text:c="30"/>ac-source-filename</text:p>
      <text:p text:style-name="OrgSrcBlock"><text:s text:c="30"/>ac-source-files-in-current-dir</text:p>
      <text:p text:style-name="OrgSrcBlock"><text:s text:c="30"/>ac-source-functions</text:p>
      <text:p text:style-name="OrgSrcBlock"><text:s text:c="35"/><text:span text:style-name="OrgSrcFontLockCommentDelimiterFace">;;; </text:span><text:span text:style-name="OrgSrcFontLockCommentFace">ac-source-gtags</text:span></text:p>
      <text:p text:style-name="OrgSrcBlock"><text:s text:c="35"/><text:span text:style-name="OrgSrcFontLockCommentDelimiterFace">;;; </text:span><text:span text:style-name="OrgSrcFontLockCommentFace">ac-source-imenu </text:span></text:p>
      <text:p text:style-name="OrgSrcBlock"><text:s text:c="35"/><text:span text:style-name="OrgSrcFontLockCommentDelimiterFace">;;; </text:span><text:span text:style-name="OrgSrcFontLockCommentFace">ac-source-semantic</text:span></text:p>
      <text:p text:style-name="OrgSrcBlock"><text:s text:c="35"/><text:span text:style-name="OrgSrcFontLockCommentDelimiterFace">;;; </text:span><text:span text:style-name="OrgSrcFontLockCommentFace">ac-source-symbols </text:span></text:p>
      <text:p text:style-name="OrgSrcBlock"><text:s text:c="35"/><text:span text:style-name="OrgSrcFontLockCommentDelimiterFace">;;; </text:span><text:span text:style-name="OrgSrcFontLockCommentFace">ac-source-variables</text:span></text:p>
      <text:p text:style-name="OrgSrcBlock"><text:s text:c="35"/><text:span text:style-name="OrgSrcFontLockCommentDelimiterFace">;;; </text:span><text:span text:style-name="OrgSrcFontLockCommentFace">ac-source-yasnippet</text:span></text:p>
      <text:p text:style-name="OrgSrcBlock"><text:s text:c="30"/>)))</text:p>
      <text:p text:style-name="OrgSrcBlock"/>
      <text:p text:style-name="OrgSrcBlock"><text:s text:c="9"/>(<text:span text:style-name="OrgSrcFontLockKeywordFace">defun</text:span> <text:span text:style-name="OrgSrcFontLockFunctionNameFace">ac-default-setup</text:span> ()</text:p>
      <text:p text:style-name="OrgSrcBlock"><text:s text:c="11"/><text:span text:style-name="OrgSrcFontLockCommentDelimiterFace">;; <text:s text:c="11"/></text:span><text:span text:style-name="OrgSrcFontLockCommentFace">(message " &gt;&gt; ac-default-setup")</text:span></text:p>
      <text:p text:style-name="OrgSrcBlock"><text:s text:c="11"/>(setq ac-sources '(ac-source-abbrev</text:p>
      <text:p text:style-name="OrgSrcBlock"><text:s text:c="30"/>ac-source-dictionary</text:p>
      <text:p text:style-name="OrgSrcBlock"><text:s text:c="30"/>ac-source-words-in-same-mode-buffers)))</text:p>
      <text:p text:style-name="OrgSrcBlock"><text:s text:c="9"/>))</text:p>
      <text:p text:style-name="OrgSrcBlock"/>
      <text:p text:style-name="OrgSrcBlock"><text:s text:c="2"/>(<text:span text:style-name="OrgSrcFontLockKeywordFace">dolist</text:span> (hook (list 'python-mode-hook 'perl-mode-hook 'objc-mode-hook))</text:p>
      <text:p text:style-name="OrgSrcBlock"><text:soft-page-break/><text:s text:c="4"/>(add-hook hook 'ac-default-setup))</text:p>
      <text:p text:style-name="OrgSrcBlock"><text:s text:c="2"/><text:span text:style-name="OrgSrcFontLockCommentDelimiterFace">;; </text:span><text:span text:style-name="OrgSrcFontLockCommentFace">*scratch* バッファでは無効化</text:span></text:p>
      <text:p text:style-name="OrgSrcBlock"><text:s text:c="2"/>(add-hook 'lisp-mode-hook</text:p>
      <text:p text:style-name="OrgSrcBlock"><text:s text:c="12"/>'(<text:span text:style-name="OrgSrcFontLockKeywordFace">lambda</text:span> () (<text:span text:style-name="OrgSrcFontLockKeywordFace">unless</text:span> (equal <text:span text:style-name="OrgSrcFontLockStringFace">"*scratch*"</text:span> (buffer-name))</text:p>
      <text:p text:style-name="OrgSrcBlock"><text:s text:c="26"/>(ac-default-setup))))</text:p>
      <text:p text:style-name="OrgSrcBlockLastLine"><text:s text:c="2"/>(add-hook 'org-mode-hook 'ac-org-mode-setup))</text:p>
      <text:h text:style-name="Heading_20_2" text:outline-level="2"><text:bookmark text:name="orgheadline141"/><text:bookmark-start text:name="OrgXref.orgheadline141"/>[auto-complete-clang.el] オムニ補完 <text:bookmark-end text:name="OrgXref.orgheadline141"/></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p>
      <text:p text:style-name="Text_20_body">現状では、補完直後にデフォルトの引数がすべて書き込まれてしまう。なんかうまいことしたいものだ。</text:p>
      <text:p text:style-name="OrgSrcBlockLastLine">clang -cc1 -x c++-header -fcxx-exceptions ./stdafx.h -emit-pch -o ./stdafx.pch -I/usr/local/include -I/usr/local/include/netpbm</text:p>
      <text:p text:style-name="Text_20_body">以下の設定は、先に <text:span text:style-name="OrgCode">auto-complete.el</text:span> に関する設定を読み込んでいることを前提としている。</text:p>
      <text:p text:style-name="OrgSrcBlock">(<text:span text:style-name="OrgSrcFontLockKeywordFace">when</text:span> (eval-after-autoload-if-found</text:p>
      <text:p text:style-name="OrgSrcBlock"><text:s text:c="7"/>'(auto-complete ac-cc-mode-setup) <text:span text:style-name="OrgSrcFontLockStringFace">"auto-complete"</text:span> nil t nil</text:p>
      <text:p text:style-name="OrgSrcBlock"><text:s text:c="7"/>'((<text:span text:style-name="OrgSrcFontLockKeywordFace">require</text:span> '<text:span text:style-name="OrgSrcFontLockConstantFace">auto-complete-clang</text:span> nil t)</text:p>
      <text:p text:style-name="OrgSrcBlock"><text:s text:c="9"/><text:span text:style-name="OrgSrcFontLockCommentDelimiterFace">;; </text:span><text:span text:style-name="OrgSrcFontLockCommentFace">ac-cc-mode-setup のオーバーライド</text:span></text:p>
      <text:p text:style-name="OrgSrcBlock"><text:s text:c="9"/>(<text:span text:style-name="OrgSrcFontLockKeywordFace">defun</text:span> <text:span text:style-name="OrgSrcFontLockFunctionNameFace">ac-cc-mode-setup</text:span> ()</text:p>
      <text:p text:style-name="OrgSrcBlock"><text:s text:c="11"/>(setq ac-clang-prefix-header <text:span text:style-name="OrgSrcFontLockStringFace">"~/.emacs.d/stdafx.pch"</text:span>)</text:p>
      <text:p text:style-name="OrgSrcBlock"><text:s text:c="11"/>(setq ac-clang-flags '(<text:span text:style-name="OrgSrcFontLockStringFace">"-w"</text:span> <text:span text:style-name="OrgSrcFontLockStringFace">"-ferror-limit"</text:span> <text:span text:style-name="OrgSrcFontLockStringFace">"1"</text:span></text:p>
      <text:p text:style-name="OrgSrcBlock"><text:s text:c="34"/><text:span text:style-name="OrgSrcFontLockStringFace">"-fcxx-exceptions"</text:span>))</text:p>
      <text:p text:style-name="OrgSrcBlock"><text:s text:c="11"/>(setq ac-sources '(ac-source-clang</text:p>
      <text:p text:style-name="OrgSrcBlock"><text:s text:c="30"/>ac-source-yasnippet</text:p>
      <text:p text:style-name="OrgSrcBlock"><text:s text:c="30"/>ac-source-gtags)))))</text:p>
      <text:p text:style-name="OrgSrcBlock"/>
      <text:p text:style-name="OrgSrcBlockLastLine"><text:s text:c="2"/>(add-hook 'c-mode-common-hook 'ac-cc-mode-setup))</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p>
      <text:p text:style-name="OrgSrcBlock"><text:span text:style-name="OrgSrcFontLockPreprocessorFace">#include</text:span> <text:span text:style-name="OrgSrcFontLockStringFace">&lt;iostream&gt;</text:span></text:p>
      <text:p text:style-name="OrgSrcBlock"><text:span text:style-name="OrgSrcFontLockPreprocessorFace">#include</text:span> <text:span text:style-name="OrgSrcFontLockStringFace">&lt;vector&gt;</text:span></text:p>
      <text:p text:style-name="OrgSrcBlock"><text:span text:style-name="OrgSrcFontLockPreprocessorFace">#include</text:span> <text:span text:style-name="OrgSrcFontLockStringFace">&lt;boost/timer.hpp&gt;</text:span></text:p>
      <text:p text:style-name="OrgSrcBlock"/>
      <text:p text:style-name="OrgSrcBlock"><text:span text:style-name="OrgSrcFontLockTypeFace">int</text:span> <text:span text:style-name="OrgSrcFontLockFunctionNameFace">main</text:span>(){</text:p>
      <text:p text:style-name="OrgSrcBlock"><text:s text:c="2"/><text:span text:style-name="OrgSrcFontLockConstantFace">std</text:span>::<text:span text:style-name="OrgSrcFontLockTypeFace">vector</text:span>&lt;<text:span text:style-name="OrgSrcFontLockTypeFace">int</text:span>&gt; <text:span text:style-name="OrgSrcFontLockVariableNameFace">v</text:span>;</text:p>
      <text:p text:style-name="OrgSrcBlock"><text:s text:c="2"/>v; <text:span text:style-name="OrgSrcFontLockCommentDelimiterFace">// </text:span><text:span text:style-name="OrgSrcFontLockCommentFace">ここ</text:span></text:p>
      <text:p text:style-name="OrgSrcBlock"><text:s text:c="2"/><text:span text:style-name="OrgSrcFontLockConstantFace">boost</text:span>::<text:span text:style-name="OrgSrcFontLockTypeFace">timer</text:span> <text:span text:style-name="OrgSrcFontLockVariableNameFace">t</text:span>;</text:p>
      <text:p text:style-name="OrgSrcBlock"><text:s text:c="2"/>cout &lt;&lt; t; <text:span text:style-name="OrgSrcFontLockCommentDelimiterFace">// </text:span><text:span text:style-name="OrgSrcFontLockCommentFace">ここ</text:span></text:p>
      <text:p text:style-name="OrgSrcBlock"><text:s text:c="2"/><text:span text:style-name="OrgSrcFontLockKeywordFace">return</text:span> 1;</text:p>
      <text:p text:style-name="OrgSrcBlockLastLine">}</text:p>
      <text:h text:style-name="Heading_20_3" text:outline-level="3"><text:bookmark text:name="orgheadline140"/><text:bookmark-start text:name="OrgXref.orgheadline140"/>参考サイト <text:bookmark-end text:name="OrgXref.orgheadline140"/></text:h>
      <text:list xml:id="list220716345978561" text:style-name="OrgBulletedList">
        <text:list-item>
          <text:p text:style-name="P2"><text:a xlink:type="simple" xlink:href="http://d.hatena.ne.jp/kenbell1988/20120428/1335609313" text:style-name="Internet_20_link" text:visited-style-name="Visited_20_Internet_20_Link">http://d.hatena.ne.jp/kenbell1988/20120428/1335609313</text:a></text:p>
        </text:list-item>
        <text:list-item>
          <text:p text:style-name="P2"><text:a xlink:type="simple" xlink:href="http://d.hatena.ne.jp/whitypig/20110306/1299416655" text:style-name="Internet_20_link" text:visited-style-name="Visited_20_Internet_20_Link">http://d.hatena.ne.jp/whitypig/20110306/1299416655</text:a></text:p>
        </text:list-item>
        <text:list-item>
          <text:p text:style-name="P2"><text:soft-page-break/><text:a xlink:type="simple" xlink:href="http://d.hatena.ne.jp/yano-htn/?of=30" text:style-name="Internet_20_link" text:visited-style-name="Visited_20_Internet_20_Link">http://d.hatena.ne.jp/yano-htn/?of=30</text:a></text:p>
        </text:list-item>
        <text:list-item>
          <text:p text:style-name="P2"><text:a xlink:type="simple" xlink:href="http://www.nomtats.com/2010/11/auto-completeelemacs.html" text:style-name="Internet_20_link" text:visited-style-name="Visited_20_Internet_20_Link">http://www.nomtats.com/2010/11/auto-completeelemacs.html</text:a></text:p>
        </text:list-item>
        <text:list-item>
          <text:p text:style-name="P2"><text:a xlink:type="simple" xlink:href="http://www.plugmasters.com.br/plugfeed/post/73768/awesome-cc-autocompletion-in-emacs" text:style-name="Internet_20_link" text:visited-style-name="Visited_20_Internet_20_Link">http://www.plugmasters.com.br/plugfeed/post/73768/awesome-cc-autocompletion-in-emacs</text:a></text:p>
        </text:list-item>
      </text:list>
      <text:h text:style-name="Heading_20_2" text:outline-level="2"><text:bookmark text:name="orgheadline142"/><text:bookmark-start text:name="OrgXref.orgheadline142"/>[hideshowvis.el] 関数の表示／非表示 <text:bookmark-end text:name="OrgXref.orgheadline142"/></text:h>
      <text:list xml:id="list220716147373256" text:style-name="OrgBulletedList">
        <text:list-item>
          <text:p text:style-name="P2"><text:a xlink:type="simple" xlink:href="http://www.emacswiki.org/emacs/hideshowvis.el" text:style-name="Internet_20_link" text:visited-style-name="Visited_20_Internet_20_Link">http://www.emacswiki.org/emacs/hideshowvis.el</text:a></text:p>
        </text:list-item>
        <text:list-item>
          <text:p text:style-name="P2">org.el（約2万行）を開くために約2分必要なため、最近は使っていません。</text:p>
        </text:list-item>
      </text:list>
      <text:p text:style-name="OrgSrcBlock">(<text:span text:style-name="OrgSrcFontLockKeywordFace">when</text:span> (and (eq window-system 'ns) (&gt; emacs-major-version 23))</text:p>
      <text:p text:style-name="OrgSrcBlock"><text:s text:c="2"/>(<text:span text:style-name="OrgSrcFontLockKeywordFace">when</text:span> (eval-after-autoload-if-found</text:p>
      <text:p text:style-name="OrgSrcBlock"><text:s text:c="9"/>'(hideshowvis-enable hideshowvis-minor-mode) <text:span text:style-name="OrgSrcFontLockStringFace">"hideshowvis"</text:span> nil t nil</text:p>
      <text:p text:style-name="OrgSrcBlock"><text:s text:c="9"/>'((define-key hideshowvis-mode-map (kbd <text:span text:style-name="OrgSrcFontLockStringFace">"C-("</text:span>) 'hs-hide-block)</text:p>
      <text:p text:style-name="OrgSrcBlock"><text:s text:c="11"/>(define-key hideshowvis-mode-map (kbd <text:span text:style-name="OrgSrcFontLockStringFace">"C-)"</text:span>) 'hs-show-block)))</text:p>
      <text:p text:style-name="OrgSrcBlock"/>
      <text:p text:style-name="OrgSrcBlock"><text:s text:c="4"/>(add-hook 'emacs-lisp-mode-hook</text:p>
      <text:p text:style-name="OrgSrcBlock"><text:s text:c="14"/>'(<text:span text:style-name="OrgSrcFontLockKeywordFace">lambda</text:span> () (<text:span text:style-name="OrgSrcFontLockKeywordFace">unless</text:span> (equal <text:span text:style-name="OrgSrcFontLockStringFace">"*scratch*"</text:span> (buffer-name))</text:p>
      <text:p text:style-name="OrgSrcBlock"><text:s text:c="28"/>(hideshowvis-enable))))</text:p>
      <text:p text:style-name="OrgSrcBlock"><text:s text:c="4"/>(<text:span text:style-name="OrgSrcFontLockKeywordFace">dolist</text:span> (hook (list 'perl-mode-hook 'c-mode-common-hook))</text:p>
      <text:p text:style-name="OrgSrcBlockLastLine"><text:s text:c="6"/>(add-hook hook 'hideshowvis-enable))))</text:p>
      <text:h text:style-name="Heading_20_2" text:outline-level="2"><text:bookmark text:name="orgheadline143"/><text:bookmark-start text:name="OrgXref.orgheadline143"/>[quickrun.el] お手軽ビルド <text:bookmark-end text:name="OrgXref.orgheadline143"/></text:h>
      <text:p text:style-name="Text_20_body">カレントバッファで編集中のソースコードをビルド・実行して、別バッファに結果を得ます。</text:p>
      <text:p text:style-name="OrgSrcBlock">(<text:span text:style-name="OrgSrcFontLockKeywordFace">when</text:span> (eval-after-autoload-if-found</text:p>
      <text:p text:style-name="OrgSrcBlock"><text:s text:c="7"/>'(quickrun) <text:span text:style-name="OrgSrcFontLockStringFace">"quickrun"</text:span>)</text:p>
      <text:p text:style-name="OrgSrcBlock"/>
      <text:p text:style-name="OrgSrcBlock"><text:s text:c="2"/>(add-hook 'c-mode-common-hook</text:p>
      <text:p text:style-name="OrgSrcBlock"><text:s text:c="12"/>'(<text:span text:style-name="OrgSrcFontLockKeywordFace">lambda</text:span> () (define-key c++-mode-map (kbd <text:span text:style-name="OrgSrcFontLockStringFace">"&lt;f5&gt;"</text:span>) 'quickrun)))</text:p>
      <text:p text:style-name="OrgSrcBlock"><text:s text:c="2"/>(add-hook 'python-mode-hook</text:p>
      <text:p text:style-name="OrgSrcBlock"><text:s text:c="12"/>'(<text:span text:style-name="OrgSrcFontLockKeywordFace">lambda</text:span> () (define-key python-mode-map (kbd <text:span text:style-name="OrgSrcFontLockStringFace">"&lt;f5&gt;"</text:span>) 'quickrun)))</text:p>
      <text:p text:style-name="OrgSrcBlock"><text:s text:c="2"/>(add-hook 'perl-mode-hook</text:p>
      <text:p text:style-name="OrgSrcBlockLastLine"><text:s text:c="12"/>'(<text:span text:style-name="OrgSrcFontLockKeywordFace">lambda</text:span> () (define-key perl-mode-map (kbd <text:span text:style-name="OrgSrcFontLockStringFace">"&lt;f5&gt;"</text:span>) 'quickrun))))</text:p>
      <text:h text:style-name="Heading_20_1" text:outline-level="1"><text:bookmark text:name="orgheadline178"/><text:bookmark-start text:name="OrgXref.orgheadline178"/>Org Mode <text:bookmark-end text:name="OrgXref.orgheadline178"/></text:h>
      <text:h text:style-name="Heading_20_2" text:outline-level="2"><text:bookmark text:name="orgheadline145"/><text:bookmark-start text:name="OrgXref.orgheadline145"/>基本設定 <text:bookmark-end text:name="OrgXref.orgheadline145"/></text:h>
      <text:p text:style-name="OrgSrcBlock">(<text:span text:style-name="OrgSrcFontLockKeywordFace">when</text:span> (eval-after-autoload-if-found</text:p>
      <text:p text:style-name="OrgSrcBlock"><text:s text:c="7"/>'org-mode <text:span text:style-name="OrgSrcFontLockStringFace">"org"</text:span> <text:span text:style-name="OrgSrcFontLockStringFace">"Org Mode"</text:span> t nil</text:p>
      <text:p text:style-name="OrgSrcBlock"><text:s text:c="7"/>'((<text:span text:style-name="OrgSrcFontLockKeywordFace">require</text:span> '<text:span text:style-name="OrgSrcFontLockConstantFace">org-extension</text:span> nil t)</text:p>
      <text:p text:style-name="OrgSrcBlock"><text:s text:c="9"/>(<text:span text:style-name="OrgSrcFontLockKeywordFace">require</text:span> '<text:span text:style-name="OrgSrcFontLockConstantFace">org-habit</text:span>)</text:p>
      <text:p text:style-name="OrgSrcBlock"><text:s text:c="9"/>(<text:span text:style-name="OrgSrcFontLockKeywordFace">require</text:span> '<text:span text:style-name="OrgSrcFontLockConstantFace">org-mobile</text:span>)</text:p>
      <text:p text:style-name="OrgSrcBlock"/>
      <text:p text:style-name="OrgSrcBlock"><text:s text:c="9"/><text:span text:style-name="OrgSrcFontLockCommentDelimiterFace">;; <text:s text:c="4"/></text:span><text:span text:style-name="OrgSrcFontLockCommentFace">(when (require 'pomodoro nil t)</text:span></text:p>
      <text:p text:style-name="OrgSrcBlock"><text:s text:c="9"/><text:span text:style-name="OrgSrcFontLockCommentDelimiterFace">;; <text:s text:c="6"/></text:span><text:span text:style-name="OrgSrcFontLockCommentFace">(pomodoro:start nil))</text:span></text:p>
      <text:p text:style-name="OrgSrcBlock"/>
      <text:p text:style-name="OrgSrcBlock"><text:s text:c="9"/><text:span text:style-name="OrgSrcFontLockCommentDelimiterFace">;; </text:span><text:span text:style-name="OrgSrcFontLockCommentFace">C-c &amp; が yasnippet にオーバーライドされているのを張り替える</text:span></text:p>
      <text:p text:style-name="OrgSrcBlock"><text:s text:c="9"/>(define-key org-mode-map (kbd <text:span text:style-name="OrgSrcFontLockStringFace">"C-c 4"</text:span>) 'org-mark-ring-goto)</text:p>
      <text:p text:style-name="OrgSrcBlock"/>
      <text:p text:style-name="OrgSrcBlock"><text:s text:c="9"/><text:span text:style-name="OrgSrcFontLockCommentDelimiterFace">;; </text:span><text:span text:style-name="OrgSrcFontLockCommentFace">Set checksum program path for windows</text:span></text:p>
      <text:p text:style-name="OrgSrcBlock"><text:s text:c="9"/>(<text:span text:style-name="OrgSrcFontLockKeywordFace">when</text:span> (eq window-system 'w32)</text:p>
      <text:p text:style-name="OrgSrcBlock"><text:s text:c="11"/>(setq org-mobile-checksum-binary <text:span text:style-name="OrgSrcFontLockStringFace">"~/Dropbox/do/cksum.exe"</text:span>))</text:p>
      <text:p text:style-name="OrgSrcBlock"><text:soft-page-break/></text:p>
      <text:p text:style-name="OrgSrcBlock"><text:s text:c="9"/><text:span text:style-name="OrgSrcFontLockCommentDelimiterFace">;; </text:span><text:span text:style-name="OrgSrcFontLockCommentFace">org ファイルの集中管理</text:span></text:p>
      <text:p text:style-name="OrgSrcBlock"><text:s text:c="9"/>(setq org-directory <text:span text:style-name="OrgSrcFontLockStringFace">"~/Dropbox/org/"</text:span>)</text:p>
      <text:p text:style-name="OrgSrcBlock"/>
      <text:p text:style-name="OrgSrcBlock"><text:s text:c="9"/><text:span text:style-name="OrgSrcFontLockCommentDelimiterFace">;; </text:span><text:span text:style-name="OrgSrcFontLockCommentFace">Set default table export format</text:span></text:p>
      <text:p text:style-name="OrgSrcBlock"><text:s text:c="9"/>(setq org-table-export-default-format <text:span text:style-name="OrgSrcFontLockStringFace">"orgtbl-to-csv"</text:span>)</text:p>
      <text:p text:style-name="OrgSrcBlock"/>
      <text:p text:style-name="OrgSrcBlock"><text:s text:c="9"/><text:span text:style-name="OrgSrcFontLockCommentDelimiterFace">;; </text:span><text:span text:style-name="OrgSrcFontLockCommentFace">Toggle inline images display at startup</text:span></text:p>
      <text:p text:style-name="OrgSrcBlock"><text:s text:c="9"/>(setq org-startup-with-inline-images t)</text:p>
      <text:p text:style-name="OrgSrcBlock"/>
      <text:p text:style-name="OrgSrcBlock"><text:s text:c="9"/><text:span text:style-name="OrgSrcFontLockCommentDelimiterFace">;; </text:span><text:span text:style-name="OrgSrcFontLockCommentFace">dvipng</text:span></text:p>
      <text:p text:style-name="OrgSrcBlock"><text:s text:c="9"/>(setq org-export-with-LaTeX-fragments t)</text:p>
      <text:p text:style-name="OrgSrcBlock"/>
      <text:p text:style-name="OrgSrcBlock"><text:s text:c="9"/><text:span text:style-name="OrgSrcFontLockCommentDelimiterFace">;; </text:span><text:span text:style-name="OrgSrcFontLockCommentFace">orgバッファ内の全ての動的ブロックを保存直前に変更する</text:span></text:p>
      <text:p text:style-name="OrgSrcBlock"><text:s text:c="9"/><text:span text:style-name="OrgSrcFontLockCommentDelimiterFace">;; </text:span><text:span text:style-name="OrgSrcFontLockCommentFace">(add-hook 'before-save-hook 'org-update-all-dblocks)</text:span></text:p>
      <text:p text:style-name="OrgSrcBlock"/>
      <text:p text:style-name="OrgSrcBlock"><text:s text:c="9"/><text:span text:style-name="OrgSrcFontLockCommentDelimiterFace">;; </text:span><text:span text:style-name="OrgSrcFontLockCommentFace">アーカイブファイルの名称を指定</text:span></text:p>
      <text:p text:style-name="OrgSrcBlock"><text:s text:c="9"/>(setq org-archive-location <text:span text:style-name="OrgSrcFontLockStringFace">"%s_archive::"</text:span>)</text:p>
      <text:p text:style-name="OrgSrcBlock"/>
      <text:p text:style-name="OrgSrcBlock"><text:s text:c="9"/><text:span text:style-name="OrgSrcFontLockCommentDelimiterFace">;; </text:span><text:span text:style-name="OrgSrcFontLockCommentFace">タイムスタンプによるログ収集設定</text:span></text:p>
      <text:p text:style-name="OrgSrcBlock"><text:s text:c="9"/>(setq org-log-done t) <text:span text:style-name="OrgSrcFontLockCommentDelimiterFace">; </text:span><text:span text:style-name="OrgSrcFontLockCommentFace">t ではなく、'(done), '(state) を指定できる</text:span></text:p>
      <text:p text:style-name="OrgSrcBlock"/>
      <text:p text:style-name="OrgSrcBlock"><text:s text:c="9"/><text:span text:style-name="OrgSrcFontLockCommentDelimiterFace">;; </text:span><text:span text:style-name="OrgSrcFontLockCommentFace">ログをドロアーに入れる</text:span></text:p>
      <text:p text:style-name="OrgSrcBlock"><text:s text:c="9"/>(setq org-log-into-drawer t)</text:p>
      <text:p text:style-name="OrgSrcBlock"/>
      <text:p text:style-name="OrgSrcBlock"><text:s text:c="9"/><text:span text:style-name="OrgSrcFontLockCommentDelimiterFace">;; </text:span><text:span text:style-name="OrgSrcFontLockCommentFace">アンダースコアをエクスポートしない（_{}で明示的に表現できる）</text:span></text:p>
      <text:p text:style-name="OrgSrcBlock"><text:s text:c="9"/>(setq org-export-with-sub-superscripts nil)</text:p>
      <text:p text:style-name="OrgSrcBlock"/>
      <text:p text:style-name="OrgSrcBlock"><text:s text:c="9"/><text:span text:style-name="OrgSrcFontLockCommentDelimiterFace">;; </text:span><text:span text:style-name="OrgSrcFontLockCommentFace">#+OPTIONS: \n:t と同じ</text:span></text:p>
      <text:p text:style-name="OrgSrcBlock"><text:s text:c="9"/>(setq org-export-preserve-breaks t)</text:p>
      <text:p text:style-name="OrgSrcBlock"/>
      <text:p text:style-name="OrgSrcBlock"><text:s text:c="9"/><text:span text:style-name="OrgSrcFontLockCommentDelimiterFace">;; </text:span><text:span text:style-name="OrgSrcFontLockCommentFace">タイマーの音</text:span></text:p>
      <text:p text:style-name="OrgSrcBlock"><text:s text:c="9"/><text:span text:style-name="OrgSrcFontLockCommentDelimiterFace">;; </text:span><text:span text:style-name="OrgSrcFontLockCommentFace">(lsetq org-clock-sound "");</text:span></text:p>
      <text:p text:style-name="OrgSrcBlock"/>
      <text:p text:style-name="OrgSrcBlock"><text:s text:c="9"/><text:span text:style-name="OrgSrcFontLockCommentDelimiterFace">;; </text:span><text:span text:style-name="OrgSrcFontLockCommentFace">helm を立ち上げる</text:span></text:p>
      <text:p text:style-name="OrgSrcBlock"><text:s text:c="9"/>(<text:span text:style-name="OrgSrcFontLockKeywordFace">require</text:span> '<text:span text:style-name="OrgSrcFontLockConstantFace">helm-config</text:span> nil t)</text:p>
      <text:p text:style-name="OrgSrcBlock"/>
      <text:p text:style-name="OrgSrcBlock"><text:s text:c="9"/><text:span text:style-name="OrgSrcFontLockCommentDelimiterFace">;; </text:span><text:span text:style-name="OrgSrcFontLockCommentFace">- を優先。親のブリッツ表示を継承させない</text:span></text:p>
      <text:p text:style-name="OrgSrcBlock"><text:s text:c="9"/>(setq org-list-demote-modify-bullet</text:p>
      <text:p text:style-name="OrgSrcBlock"><text:s text:c="15"/>'((<text:span text:style-name="OrgSrcFontLockStringFace">"+"</text:span> . <text:span text:style-name="OrgSrcFontLockStringFace">"-"</text:span>)</text:p>
      <text:p text:style-name="OrgSrcBlock"><text:s text:c="17"/>(<text:span text:style-name="OrgSrcFontLockStringFace">"*"</text:span> . <text:span text:style-name="OrgSrcFontLockStringFace">"-"</text:span>)</text:p>
      <text:p text:style-name="OrgSrcBlock"><text:s text:c="17"/>(<text:span text:style-name="OrgSrcFontLockStringFace">"1."</text:span> . <text:span text:style-name="OrgSrcFontLockStringFace">"-"</text:span>)</text:p>
      <text:p text:style-name="OrgSrcBlock"><text:s text:c="17"/>(<text:span text:style-name="OrgSrcFontLockStringFace">"1)"</text:span> . <text:span text:style-name="OrgSrcFontLockStringFace">"-"</text:span>)</text:p>
      <text:p text:style-name="OrgSrcBlock"><text:s text:c="17"/>(<text:span text:style-name="OrgSrcFontLockStringFace">"A)"</text:span> . <text:span text:style-name="OrgSrcFontLockStringFace">"-"</text:span>)</text:p>
      <text:p text:style-name="OrgSrcBlock"><text:s text:c="17"/>(<text:span text:style-name="OrgSrcFontLockStringFace">"B)"</text:span> . <text:span text:style-name="OrgSrcFontLockStringFace">"-"</text:span>)</text:p>
      <text:p text:style-name="OrgSrcBlock"><text:s text:c="17"/>(<text:span text:style-name="OrgSrcFontLockStringFace">"a)"</text:span> . <text:span text:style-name="OrgSrcFontLockStringFace">"-"</text:span>)</text:p>
      <text:p text:style-name="OrgSrcBlock"><text:s text:c="17"/>(<text:span text:style-name="OrgSrcFontLockStringFace">"b)"</text:span> . <text:span text:style-name="OrgSrcFontLockStringFace">"-"</text:span>)</text:p>
      <text:p text:style-name="OrgSrcBlock"><text:s text:c="17"/>(<text:span text:style-name="OrgSrcFontLockStringFace">"A."</text:span> . <text:span text:style-name="OrgSrcFontLockStringFace">"-"</text:span>)</text:p>
      <text:p text:style-name="OrgSrcBlock"><text:s text:c="17"/>(<text:span text:style-name="OrgSrcFontLockStringFace">"B."</text:span> . <text:span text:style-name="OrgSrcFontLockStringFace">"-"</text:span>)</text:p>
      <text:p text:style-name="OrgSrcBlock"><text:s text:c="17"/>(<text:span text:style-name="OrgSrcFontLockStringFace">"a."</text:span> . <text:span text:style-name="OrgSrcFontLockStringFace">"-"</text:span>)</text:p>
      <text:p text:style-name="OrgSrcBlock"><text:s text:c="17"/>(<text:span text:style-name="OrgSrcFontLockStringFace">"b."</text:span> . <text:span text:style-name="OrgSrcFontLockStringFace">"-"</text:span>)))</text:p>
      <text:p text:style-name="OrgSrcBlock"><text:s text:c="9"/>))</text:p>
      <text:p text:style-name="OrgSrcBlock"/>
      <text:p text:style-name="OrgSrcBlockLastLine"><text:s text:c="2"/>(push '(<text:span text:style-name="OrgSrcFontLockStringFace">"\\.txt$"</text:span> . org-mode) auto-mode-alist))</text:p>
      <text:h text:style-name="Heading_20_2" text:outline-level="2"><text:bookmark text:name="orgheadline146"/><text:bookmark-start text:name="OrgXref.orgheadline146"/>contribution を使う <text:bookmark-end text:name="OrgXref.orgheadline146"/></text:h>
      <text:p text:style-name="OrgSrcBlockLastLine">(setq load-path (append '(<text:span text:style-name="OrgSrcFontLockStringFace">"~/devel/git/org-mode/contrib/lisp"</text:span>) load-path))</text:p>
      <text:h text:style-name="Heading_20_2" text:outline-level="2"><text:bookmark text:name="orgheadline147"/><text:bookmark-start text:name="OrgXref.orgheadline147"/><text:soft-page-break/>iCal との連携 <text:bookmark-end text:name="OrgXref.orgheadline147"/></text:h>
      <text:p text:style-name="OrgSrcBlock">(<text:span text:style-name="OrgSrcFontLockKeywordFace">with-eval-after-load</text:span> <text:span text:style-name="OrgSrcFontLockStringFace">"org"</text:span></text:p>
      <text:p text:style-name="OrgSrcBlock"><text:s text:c="2"/><text:span text:style-name="OrgSrcFontLockCommentDelimiterFace">;; </text:span><text:span text:style-name="OrgSrcFontLockCommentFace">~/Dropbox/Public は第三者に探索される可能性があるので要注意</text:span></text:p>
      <text:p text:style-name="OrgSrcBlock"><text:s text:c="2"/><text:span text:style-name="OrgSrcFontLockCommentDelimiterFace">;; </text:span><text:span text:style-name="OrgSrcFontLockCommentFace">default = ~/org.ics</text:span></text:p>
      <text:p text:style-name="OrgSrcBlock"><text:s text:c="2"/><text:span text:style-name="OrgSrcFontLockCommentDelimiterFace">;; </text:span><text:span text:style-name="OrgSrcFontLockCommentFace">C-c C-e i org-export-icalendar-this-file</text:span></text:p>
      <text:p text:style-name="OrgSrcBlock"><text:s text:c="2"/><text:span text:style-name="OrgSrcFontLockCommentDelimiterFace">;; </text:span><text:span text:style-name="OrgSrcFontLockCommentFace">C-c C-e I org-export-icalendar-all-agenda-files</text:span></text:p>
      <text:p text:style-name="OrgSrcBlock"><text:s text:c="2"/><text:span text:style-name="OrgSrcFontLockCommentDelimiterFace">;; </text:span><text:span text:style-name="OrgSrcFontLockCommentFace">C-c C-e c org-export-icalendar-all-combine-agenda-files</text:span></text:p>
      <text:p text:style-name="OrgSrcBlock"><text:s text:c="2"/><text:span text:style-name="OrgSrcFontLockCommentDelimiterFace">;; </text:span><text:span text:style-name="OrgSrcFontLockCommentFace">(setq org-combined-agenda-icalendar-file "~/Dropbox/Public/orgAgenda.ics")</text:span></text:p>
      <text:p text:style-name="OrgSrcBlock"/>
      <text:p text:style-name="OrgSrcBlock"><text:s text:c="2"/>(setq org-icalendar-combined-agenda-file <text:span text:style-name="OrgSrcFontLockStringFace">"~/Desktop/org-ical.ics"</text:span>)</text:p>
      <text:p text:style-name="OrgSrcBlock"/>
      <text:p text:style-name="OrgSrcBlock"><text:s text:c="2"/><text:span text:style-name="OrgSrcFontLockCommentDelimiterFace">;; </text:span><text:span text:style-name="OrgSrcFontLockCommentFace">iCal の説明文</text:span></text:p>
      <text:p text:style-name="OrgSrcBlock"><text:s text:c="2"/>(setq org-icalendar-combined-description <text:span text:style-name="OrgSrcFontLockStringFace">"OrgModeのスケジュール出力"</text:span>)</text:p>
      <text:p text:style-name="OrgSrcBlock"><text:s text:c="2"/><text:span text:style-name="OrgSrcFontLockCommentDelimiterFace">;; </text:span><text:span text:style-name="OrgSrcFontLockCommentFace">カレンダーに適切なタイムゾーンを設定する（google 用には nil が必要）</text:span></text:p>
      <text:p text:style-name="OrgSrcBlock"><text:s text:c="2"/>(setq org-icalendar-timezone <text:span text:style-name="OrgSrcFontLockStringFace">"Asia/Tokyo"</text:span>)</text:p>
      <text:p text:style-name="OrgSrcBlock"/>
      <text:p text:style-name="OrgSrcBlock"><text:s text:c="2"/><text:span text:style-name="OrgSrcFontLockCommentDelimiterFace">;; </text:span><text:span text:style-name="OrgSrcFontLockCommentFace">DONE になった TODO はアジェンダから除外する</text:span></text:p>
      <text:p text:style-name="OrgSrcBlock"><text:s text:c="2"/>(setq org-icalendar-include-todo t)</text:p>
      <text:p text:style-name="OrgSrcBlock"><text:s text:c="2"/><text:span text:style-name="OrgSrcFontLockCommentDelimiterFace">;; </text:span><text:span text:style-name="OrgSrcFontLockCommentFace">（通常は、&lt;&gt;--&lt;&gt; で区間付き予定をつくる。非改行入力で日付がNoteに入らない）</text:span></text:p>
      <text:p text:style-name="OrgSrcBlock"><text:s text:c="2"/>(setq org-icalendar-use-scheduled '(event-if-todo))</text:p>
      <text:p text:style-name="OrgSrcBlock"><text:s text:c="9"/><text:span text:style-name="OrgSrcFontLockCommentDelimiterFace">;;; </text:span><text:span text:style-name="OrgSrcFontLockCommentFace">DL 付きで終日予定にする：締め切り日（スタンプで時間を指定しないこと）</text:span></text:p>
      <text:p text:style-name="OrgSrcBlock"><text:s text:c="2"/><text:span text:style-name="OrgSrcFontLockCommentDelimiterFace">;; </text:span><text:span text:style-name="OrgSrcFontLockCommentFace">(setq org-icalendar-use-deadline '(event-if-todo event-if-not-todo))</text:span></text:p>
      <text:p text:style-name="OrgSrcBlock"><text:s text:c="2"/>(setq org-icalendar-use-deadline '(event-if-todo))</text:p>
      <text:p text:style-name="OrgSrcBlock"/>
      <text:p text:style-name="OrgSrcBlock"><text:s text:c="2"/>(<text:span text:style-name="OrgSrcFontLockKeywordFace">when</text:span> (<text:span text:style-name="OrgSrcFontLockKeywordFace">require</text:span> '<text:span text:style-name="OrgSrcFontLockConstantFace">ox-icalendar</text:span> nil t)</text:p>
      <text:p text:style-name="OrgSrcBlock"><text:s text:c="4"/>(<text:span text:style-name="OrgSrcFontLockKeywordFace">defun</text:span> <text:span text:style-name="OrgSrcFontLockFunctionNameFace">my:ox-icalendar</text:span> ()</text:p>
      <text:p text:style-name="OrgSrcBlock"><text:s text:c="6"/>(interactive)</text:p>
      <text:p text:style-name="OrgSrcBlock"><text:s text:c="6"/>(<text:span text:style-name="OrgSrcFontLockKeywordFace">let</text:span> ((temp-agenda-files org-agenda-files))</text:p>
      <text:p text:style-name="OrgSrcBlock"><text:s text:c="8"/>(setq org-agenda-files '(<text:span text:style-name="OrgSrcFontLockStringFace">"~/Dropbox/org/org-ical.org"</text:span>))</text:p>
      <text:p text:style-name="OrgSrcBlock"><text:s text:c="8"/><text:span text:style-name="OrgSrcFontLockCommentDelimiterFace">;; </text:span><text:span text:style-name="OrgSrcFontLockCommentFace">org-icalendar-export-to-ics を使うとクリップボードが荒れる</text:span></text:p>
      <text:p text:style-name="OrgSrcBlock"><text:s text:c="8"/>(org-icalendar-combine-agenda-files)</text:p>
      <text:p text:style-name="OrgSrcBlock"><text:s text:c="8"/>(setq org-agenda-files temp-agenda-files)</text:p>
      <text:p text:style-name="OrgSrcBlock"><text:s text:c="8"/><text:span text:style-name="OrgSrcFontLockCommentDelimiterFace">;; </text:span><text:span text:style-name="OrgSrcFontLockCommentFace">Dropbox/Public のフォルダに公開する</text:span></text:p>
      <text:p text:style-name="OrgSrcBlock"><text:s text:c="8"/><text:span text:style-name="OrgSrcFontLockCommentDelimiterFace">;; <text:s text:c="10"/></text:span><text:span text:style-name="OrgSrcFontLockCommentFace">(shell-command</text:span></text:p>
      <text:p text:style-name="OrgSrcBlock"><text:s text:c="8"/><text:span text:style-name="OrgSrcFontLockCommentDelimiterFace">;; <text:s text:c="11"/></text:span><text:span text:style-name="OrgSrcFontLockCommentFace">(concat "cp " org-icalendar-combined-agenda-file " "</text:span></text:p>
      <text:p text:style-name="OrgSrcBlock"><text:s text:c="8"/><text:span text:style-name="OrgSrcFontLockCommentDelimiterFace">;; <text:s text:c="19"/></text:span><text:span text:style-name="OrgSrcFontLockCommentFace">org-icalendar-dropbox-agenda-file))</text:span></text:p>
      <text:p text:style-name="OrgSrcBlock"><text:s text:c="8"/>(<text:span text:style-name="OrgSrcFontLockKeywordFace">if</text:span> (eq 0 (shell-command</text:p>
      <text:p text:style-name="OrgSrcBlock"><text:s text:c="19"/>(concat <text:span text:style-name="OrgSrcFontLockStringFace">"scp -o ConnectTimeout=5 "</text:span></text:p>
      <text:p text:style-name="OrgSrcBlock"><text:s text:c="27"/>org-icalendar-combined-agenda-file <text:span text:style-name="OrgSrcFontLockStringFace">" "</text:span></text:p>
      <text:p text:style-name="OrgSrcBlock"><text:s text:c="27"/>org-ical-file-in-orz-server)))</text:p>
      <text:p text:style-name="OrgSrcBlock"><text:s text:c="12"/>(message <text:span text:style-name="OrgSrcFontLockStringFace">"Uploading... [DONE]"</text:span>)</text:p>
      <text:p text:style-name="OrgSrcBlock"><text:s text:c="10"/>(message <text:span text:style-name="OrgSrcFontLockStringFace">"Uploading... [MISS]"</text:span>))</text:p>
      <text:p text:style-name="OrgSrcBlock"><text:s text:c="8"/>(my:ox-icalendar-cleanup)</text:p>
      <text:p text:style-name="OrgSrcBlock"><text:s text:c="8"/>))</text:p>
      <text:p text:style-name="OrgSrcBlock"/>
      <text:p text:style-name="OrgSrcBlock"><text:s text:c="4"/>(<text:span text:style-name="OrgSrcFontLockKeywordFace">defun</text:span> <text:span text:style-name="OrgSrcFontLockFunctionNameFace">my:ox-icalendar-cleanup</text:span> ()</text:p>
      <text:p text:style-name="OrgSrcBlock"><text:s text:c="6"/>(interactive)</text:p>
      <text:p text:style-name="OrgSrcBlock"><text:s text:c="6"/>(<text:span text:style-name="OrgSrcFontLockKeywordFace">when</text:span> (file-exists-p</text:p>
      <text:p text:style-name="OrgSrcBlock"><text:s text:c="13"/>(expand-file-name org-icalendar-combined-agenda-file))</text:p>
      <text:p text:style-name="OrgSrcBlock"><text:s text:c="8"/>(shell-command-to-string</text:p>
      <text:p text:style-name="OrgSrcBlock"><text:s text:c="9"/>(concat <text:span text:style-name="OrgSrcFontLockStringFace">"rm -rf "</text:span> org-icalendar-combined-agenda-file))))</text:p>
      <text:p text:style-name="OrgSrcBlock"><text:s text:c="4"/><text:span text:style-name="OrgSrcFontLockCommentDelimiterFace">;; <text:s text:c="4"/></text:span><text:span text:style-name="OrgSrcFontLockCommentFace">(add-hook 'focus-out-hook 'my:ox-icalendar-cleanup)</text:span></text:p>
      <text:p text:style-name="OrgSrcBlockLastLine"><text:s text:c="4"/>))</text:p>
      <text:h text:style-name="Heading_20_2" text:outline-level="2"><text:bookmark text:name="orgheadline148"/><text:bookmark-start text:name="OrgXref.orgheadline148"/>スピードコマンド <text:bookmark-end text:name="OrgXref.orgheadline148"/></text:h>
      <text:p text:style-name="OrgSrcBlock">(<text:span text:style-name="OrgSrcFontLockKeywordFace">with-eval-after-load</text:span> <text:span text:style-name="OrgSrcFontLockStringFace">"org"</text:span></text:p>
      <text:p text:style-name="OrgSrcBlock"><text:s text:c="2"/>(setq org-use-speed-commands t)</text:p>
      <text:p text:style-name="OrgSrcBlock"><text:s text:c="2"/>(add-to-list 'org-speed-commands-user '(<text:span text:style-name="OrgSrcFontLockStringFace">"d"</text:span> org-todo <text:span text:style-name="OrgSrcFontLockStringFace">"DONE"</text:span>))</text:p>
      <text:p text:style-name="OrgSrcBlock"><text:soft-page-break/><text:s text:c="2"/>(add-to-list 'org-speed-commands-user '(<text:span text:style-name="OrgSrcFontLockStringFace">"P"</text:span> my:proportional-font-toggle))</text:p>
      <text:p text:style-name="OrgSrcBlock"><text:s text:c="2"/>(add-to-list 'org-speed-commands-user </text:p>
      <text:p text:style-name="OrgSrcBlockLastLine"><text:s text:c="15"/>'(<text:span text:style-name="OrgSrcFontLockStringFace">"$"</text:span> call-interactively 'org-archive-subtree)))</text:p>
      <text:h text:style-name="Heading_20_2" text:outline-level="2"><text:bookmark text:name="orgheadline149"/><text:bookmark-start text:name="OrgXref.orgheadline149"/>Pomodoro <text:bookmark-end text:name="OrgXref.orgheadline149"/></text:h>
      <text:p text:style-name="Text_20_body"><text:a xlink:type="simple" xlink:href="http://orgmode.org/worg/org-gtd-etc.html" text:style-name="Internet_20_link" text:visited-style-name="Visited_20_Internet_20_Link">http://orgmode.org/worg/org-gtd-etc.html</text:a></text:p>
      <text:p text:style-name="OrgSrcBlock">(<text:span text:style-name="OrgSrcFontLockKeywordFace">with-eval-after-load</text:span> <text:span text:style-name="OrgSrcFontLockStringFace">"org"</text:span></text:p>
      <text:p text:style-name="OrgSrcBlock"><text:s text:c="2"/>(add-to-list 'org-modules 'org-timer)</text:p>
      <text:p text:style-name="OrgSrcBlock"><text:s text:c="2"/>(setq org-timer-default-timer <text:span text:style-name="OrgSrcFontLockStringFace">"25"</text:span>)</text:p>
      <text:p text:style-name="OrgSrcBlock"><text:s text:c="2"/><text:span text:style-name="OrgSrcFontLockCommentDelimiterFace">;; </text:span><text:span text:style-name="OrgSrcFontLockCommentFace">(add-hook 'org-clock-in-hook</text:span></text:p>
      <text:p text:style-name="OrgSrcBlock"><text:s text:c="2"/><text:span text:style-name="OrgSrcFontLockCommentDelimiterFace">;; <text:s text:c="7"/></text:span><text:span text:style-name="OrgSrcFontLockCommentFace">'(lamda ()</text:span></text:p>
      <text:p text:style-name="OrgSrcBlock"><text:s text:c="2"/><text:span text:style-name="OrgSrcFontLockCommentDelimiterFace">;; <text:s text:c="15"/></text:span><text:span text:style-name="OrgSrcFontLockCommentFace">(if (not org-timer-current-timer)</text:span></text:p>
      <text:p text:style-name="OrgSrcBlock"><text:s text:c="2"/><text:span text:style-name="OrgSrcFontLockCommentDelimiterFace">;; <text:s text:c="19"/></text:span><text:span text:style-name="OrgSrcFontLockCommentFace">(org-timer-set-timer '(16)))))</text:span></text:p>
      <text:p text:style-name="OrgSrcBlock"/>
      <text:p text:style-name="OrgSrcBlock"><text:s text:c="2"/>(setq growl-pomodoro-default-task-name <text:span text:style-name="OrgSrcFontLockStringFace">"doing the task"</text:span>)</text:p>
      <text:p text:style-name="OrgSrcBlock"><text:s text:c="2"/>(setq growl-pomodoro-task-name 'growl-pomodoro-default-task-name)</text:p>
      <text:p text:style-name="OrgSrcBlock"/>
      <text:p text:style-name="OrgSrcBlock"><text:s text:c="2"/>(<text:span text:style-name="OrgSrcFontLockKeywordFace">defun</text:span> <text:span text:style-name="OrgSrcFontLockFunctionNameFace">set-growl-pomodoro-task-name</text:span> ()</text:p>
      <text:p text:style-name="OrgSrcBlock"><text:s text:c="4"/>(interactive <text:span text:style-name="OrgSrcFontLockStringFace">"P"</text:span>)</text:p>
      <text:p text:style-name="OrgSrcBlock"><text:s text:c="4"/>(setq growl-pomodoro-task-name</text:p>
      <text:p text:style-name="OrgSrcBlock"><text:s text:c="10"/>(read-from-minibuffer <text:span text:style-name="OrgSrcFontLockStringFace">"Task Name: "</text:span> growl-pomodoro-default-task-name)))</text:p>
      <text:p text:style-name="OrgSrcBlock"><text:s text:c="2"/>(add-hook 'org-timer-set-hook 'set-growl-pomodoro-task-name)</text:p>
      <text:p text:style-name="OrgSrcBlock"/>
      <text:p text:style-name="OrgSrcBlock"><text:s text:c="2"/>(<text:span text:style-name="OrgSrcFontLockKeywordFace">defun</text:span> <text:span text:style-name="OrgSrcFontLockFunctionNameFace">growl-pomodoro-timer</text:span> ()</text:p>
      <text:p text:style-name="OrgSrcBlock"><text:s text:c="4"/>(interactive)</text:p>
      <text:p text:style-name="OrgSrcBlock"><text:s text:c="4"/>(shell-command-to-string</text:p>
      <text:p text:style-name="OrgSrcBlock"><text:s text:c="5"/>(concat <text:span text:style-name="OrgSrcFontLockStringFace">"growlnotify -s -a Emacs -t \"++ Pomodoro ++\" -m \""</text:span></text:p>
      <text:p text:style-name="OrgSrcBlock"><text:s text:c="13"/><text:span text:style-name="OrgSrcFontLockStringFace">"The end of "</text:span> growl-pomodoro-task-name <text:span text:style-name="OrgSrcFontLockStringFace">"!\""</text:span>))</text:p>
      <text:p text:style-name="OrgSrcBlock"><text:s text:c="4"/>(shell-command-to-string</text:p>
      <text:p text:style-name="OrgSrcBlock"><text:s text:c="40"/><text:span text:style-name="OrgSrcFontLockCommentDelimiterFace">; <text:s text:c="2"/></text:span><text:span text:style-name="OrgSrcFontLockCommentFace">(concat "say The end of " growl-pomodoro-task-name)</text:span></text:p>
      <text:p text:style-name="OrgSrcBlock"><text:s text:c="5"/>(concat <text:span text:style-name="OrgSrcFontLockStringFace">"say -v Kyoko "</text:span> growl-pomodoro-task-name)</text:p>
      <text:p text:style-name="OrgSrcBlock"><text:s text:c="5"/>))</text:p>
      <text:p text:style-name="OrgSrcBlockLastLine"><text:s text:c="2"/>(add-hook 'org-timer-done-hook 'growl-pomodoro-timer))</text:p>
      <text:h text:style-name="Heading_20_2" text:outline-level="2"><text:bookmark text:name="orgheadline150"/><text:bookmark-start text:name="OrgXref.orgheadline150"/>face 関連 <text:bookmark-end text:name="OrgXref.orgheadline150"/></text:h>
      <text:p text:style-name="OrgSrcBlock">(<text:span text:style-name="OrgSrcFontLockKeywordFace">with-eval-after-load</text:span> <text:span text:style-name="OrgSrcFontLockStringFace">"org"</text:span></text:p>
      <text:p text:style-name="OrgSrcBlock"><text:s text:c="2"/><text:span text:style-name="OrgSrcFontLockCommentDelimiterFace">;; </text:span><text:span text:style-name="OrgSrcFontLockCommentFace">Font lock を使う</text:span></text:p>
      <text:p text:style-name="OrgSrcBlock"><text:s text:c="2"/>(global-font-lock-mode 1)</text:p>
      <text:p text:style-name="OrgSrcBlock"><text:s text:c="2"/>(add-hook 'org-mode-hook 'turn-on-font-lock)</text:p>
      <text:p text:style-name="OrgSrcBlock"><text:s text:c="2"/><text:span text:style-name="OrgSrcFontLockCommentDelimiterFace">;; </text:span><text:span text:style-name="OrgSrcFontLockCommentFace">ウィンドウの端で折り返す（想定と逆の振る舞い。どこかにバグがある）</text:span></text:p>
      <text:p text:style-name="OrgSrcBlock"><text:s text:c="2"/>(setq org-startup-truncated nil)</text:p>
      <text:p text:style-name="OrgSrcBlock"><text:s text:c="2"/><text:span text:style-name="OrgSrcFontLockCommentDelimiterFace">;; </text:span><text:span text:style-name="OrgSrcFontLockCommentFace">サブツリー以下の * を略式表示する</text:span></text:p>
      <text:p text:style-name="OrgSrcBlock"><text:s text:c="2"/>(setq org-hide-leading-stars t)</text:p>
      <text:p text:style-name="OrgSrcBlock"><text:s text:c="2"/><text:span text:style-name="OrgSrcFontLockCommentDelimiterFace">;; </text:span><text:span text:style-name="OrgSrcFontLockCommentFace">Color setting for TODO keywords</text:span></text:p>
      <text:p text:style-name="OrgSrcBlock"><text:s text:c="2"/><text:span text:style-name="OrgSrcFontLockCommentDelimiterFace">;; </text:span><text:span text:style-name="OrgSrcFontLockCommentFace">Color for priorities</text:span></text:p>
      <text:p text:style-name="OrgSrcBlock"><text:s text:c="2"/><text:span text:style-name="OrgSrcFontLockCommentDelimiterFace">;; </text:span><text:span text:style-name="OrgSrcFontLockCommentFace">(setq org-priority-faces</text:span></text:p>
      <text:p text:style-name="OrgSrcBlock"><text:s text:c="2"/><text:span text:style-name="OrgSrcFontLockCommentDelimiterFace">;; <text:s/></text:span><text:span text:style-name="OrgSrcFontLockCommentFace">'(("?A" :foreground "</text:span><text:span text:style-name="OrgSrcDefault0030">#E01B4C</text:span><text:span text:style-name="OrgSrcFontLockCommentFace">" :background "</text:span><text:span text:style-name="OrgSrcDefault0001">#FFFFFF</text:span><text:span text:style-name="OrgSrcFontLockCommentFace">" :weight bold)</text:span></text:p>
      <text:p text:style-name="OrgSrcBlock"><text:s text:c="2"/><text:span text:style-name="OrgSrcFontLockCommentDelimiterFace">;; <text:s text:c="3"/></text:span><text:span text:style-name="OrgSrcFontLockCommentFace">("?B" :foreground "</text:span><text:span text:style-name="OrgSrcDefault0031">#1739BF</text:span><text:span text:style-name="OrgSrcFontLockCommentFace">" :background "</text:span><text:span text:style-name="OrgSrcDefault0001">#FFFFFF</text:span><text:span text:style-name="OrgSrcFontLockCommentFace">" :weight bold)</text:span></text:p>
      <text:p text:style-name="OrgSrcBlock"><text:s text:c="2"/><text:span text:style-name="OrgSrcFontLockCommentDelimiterFace">;; <text:s text:c="3"/></text:span><text:span text:style-name="OrgSrcFontLockCommentFace">("?C" :foreground "</text:span><text:span text:style-name="OrgSrcDefault0032">#575757</text:span><text:span text:style-name="OrgSrcFontLockCommentFace">" :background "</text:span><text:span text:style-name="OrgSrcDefault0001">#FFFFFF</text:span><text:span text:style-name="OrgSrcFontLockCommentFace">" :weight bold)))</text:span></text:p>
      <text:p text:style-name="OrgSrcBlock"><text:s text:c="2"/><text:span text:style-name="OrgSrcFontLockCommentDelimiterFace">;; </text:span><text:span text:style-name="OrgSrcFontLockCommentFace">Color setting for Tags</text:span></text:p>
      <text:p text:style-name="OrgSrcBlock"/>
      <text:p text:style-name="OrgSrcBlock"><text:s text:c="2"/><text:span text:style-name="OrgSrcFontLockCommentDelimiterFace">;; </text:span><text:span text:style-name="OrgSrcDefault0033">#CC3333</text:span><text:span text:style-name="OrgSrcFontLockCommentFace"> <text:s text:c="4"/></text:span></text:p>
      <text:p text:style-name="OrgSrcBlock"><text:s text:c="2"/>(setq org-todo-keyword-faces</text:p>
      <text:p text:style-name="OrgSrcBlock"><text:s text:c="8"/>'((<text:span text:style-name="OrgSrcFontLockStringFace">"FOCUS"</text:span> <text:s text:c="2"/><text:span text:style-name="OrgSrcFontLockBuiltinFace">:foreground</text:span> <text:span text:style-name="OrgSrcFontLockStringFace">"</text:span><text:span text:style-name="OrgSrcDefault0034">#FF0000</text:span><text:span text:style-name="OrgSrcFontLockStringFace">"</text:span> <text:span text:style-name="OrgSrcFontLockBuiltinFace">:background</text:span> <text:span text:style-name="OrgSrcFontLockStringFace">"</text:span><text:span text:style-name="OrgSrcDefault0017">#FFCC66</text:span><text:span text:style-name="OrgSrcFontLockStringFace">"</text:span>)</text:p>
      <text:p text:style-name="OrgSrcBlock"><text:soft-page-break/><text:s text:c="10"/>(<text:span text:style-name="OrgSrcFontLockStringFace">"BUG"</text:span> <text:s text:c="4"/><text:span text:style-name="OrgSrcFontLockBuiltinFace">:foreground</text:span> <text:span text:style-name="OrgSrcFontLockStringFace">"</text:span><text:span text:style-name="OrgSrcDefault0034">#FF0000</text:span><text:span text:style-name="OrgSrcFontLockStringFace">"</text:span> <text:span text:style-name="OrgSrcFontLockBuiltinFace">:background</text:span> <text:span text:style-name="OrgSrcFontLockStringFace">"</text:span><text:span text:style-name="OrgSrcDefault0017">#FFCC66</text:span><text:span text:style-name="OrgSrcFontLockStringFace">"</text:span>)</text:p>
      <text:p text:style-name="OrgSrcBlock"><text:s text:c="10"/>(<text:span text:style-name="OrgSrcFontLockStringFace">"OTW"</text:span> <text:s text:c="4"/><text:span text:style-name="OrgSrcFontLockBuiltinFace">:foreground</text:span> <text:span text:style-name="OrgSrcFontLockStringFace">"</text:span><text:span text:style-name="OrgSrcDefault0035">#EE3300</text:span><text:span text:style-name="OrgSrcFontLockStringFace">"</text:span> <text:span text:style-name="OrgSrcFontLockBuiltinFace">:background</text:span> <text:span text:style-name="OrgSrcFontLockStringFace">"</text:span><text:span text:style-name="OrgSrcDefault0036">#FFEE99</text:span><text:span text:style-name="OrgSrcFontLockStringFace">"</text:span>)</text:p>
      <text:p text:style-name="OrgSrcBlock"><text:s text:c="10"/>(<text:span text:style-name="OrgSrcFontLockStringFace">"CHECK"</text:span> <text:s text:c="2"/><text:span text:style-name="OrgSrcFontLockBuiltinFace">:foreground</text:span> <text:span text:style-name="OrgSrcFontLockStringFace">"</text:span><text:span text:style-name="OrgSrcDefault0037">#FF9900</text:span><text:span text:style-name="OrgSrcFontLockStringFace">"</text:span> <text:span text:style-name="OrgSrcFontLockBuiltinFace">:background</text:span> <text:span text:style-name="OrgSrcFontLockStringFace">"</text:span><text:span text:style-name="OrgSrcDefault0038">#FFF0F0</text:span><text:span text:style-name="OrgSrcFontLockStringFace">"</text:span> <text:span text:style-name="OrgSrcFontLockBuiltinFace">:underline</text:span> t)</text:p>
      <text:p text:style-name="OrgSrcBlock"><text:s text:c="10"/>(<text:span text:style-name="OrgSrcFontLockStringFace">"ICAL"</text:span> <text:s text:c="3"/><text:span text:style-name="OrgSrcFontLockBuiltinFace">:foreground</text:span> <text:span text:style-name="OrgSrcFontLockStringFace">"</text:span><text:span text:style-name="OrgSrcDefault0039">#33CC66</text:span><text:span text:style-name="OrgSrcFontLockStringFace">"</text:span>)</text:p>
      <text:p text:style-name="OrgSrcBlock"><text:s text:c="10"/>(<text:span text:style-name="OrgSrcFontLockStringFace">"WAIT"</text:span> <text:s text:c="3"/><text:span text:style-name="OrgSrcFontLockBuiltinFace">:foreground</text:span> <text:span text:style-name="OrgSrcFontLockStringFace">"</text:span><text:span text:style-name="OrgSrcDefault0040">#CCCCCC</text:span><text:span text:style-name="OrgSrcFontLockStringFace">"</text:span> <text:span text:style-name="OrgSrcFontLockBuiltinFace">:background</text:span> <text:span text:style-name="OrgSrcFontLockStringFace">"</text:span><text:span text:style-name="OrgSrcDefault0024">#666666</text:span><text:span text:style-name="OrgSrcFontLockStringFace">"</text:span>)</text:p>
      <text:p text:style-name="OrgSrcBlock"><text:s text:c="10"/>(<text:span text:style-name="OrgSrcFontLockStringFace">"EDIT"</text:span> <text:s text:c="3"/><text:span text:style-name="OrgSrcFontLockBuiltinFace">:foreground</text:span> <text:span text:style-name="OrgSrcFontLockStringFace">"</text:span><text:span text:style-name="OrgSrcDefault0041">#FF33CC</text:span><text:span text:style-name="OrgSrcFontLockStringFace">"</text:span>)</text:p>
      <text:p text:style-name="OrgSrcBlock"><text:s text:c="10"/>(<text:span text:style-name="OrgSrcFontLockStringFace">"READ"</text:span> <text:s text:c="3"/><text:span text:style-name="OrgSrcFontLockBuiltinFace">:foreground</text:span> <text:span text:style-name="OrgSrcFontLockStringFace">"</text:span><text:span text:style-name="OrgSrcDefault0042">#9933CC</text:span><text:span text:style-name="OrgSrcFontLockStringFace">"</text:span>)</text:p>
      <text:p text:style-name="OrgSrcBlock"><text:s text:c="10"/>(<text:span text:style-name="OrgSrcFontLockStringFace">"MAIL"</text:span> <text:s text:c="3"/><text:span text:style-name="OrgSrcFontLockBuiltinFace">:foreground</text:span> <text:span text:style-name="OrgSrcFontLockStringFace">"</text:span><text:span text:style-name="OrgSrcDefault0043">#CC3300</text:span><text:span text:style-name="OrgSrcFontLockStringFace">"</text:span>)</text:p>
      <text:p text:style-name="OrgSrcBlock"><text:s text:c="10"/>(<text:span text:style-name="OrgSrcFontLockStringFace">"PLAN"</text:span> <text:s text:c="3"/><text:span text:style-name="OrgSrcFontLockBuiltinFace">:foreground</text:span> <text:span text:style-name="OrgSrcFontLockStringFace">"</text:span><text:span text:style-name="OrgSrcDefault0044">#FF6600</text:span><text:span text:style-name="OrgSrcFontLockStringFace">"</text:span>)</text:p>
      <text:p text:style-name="OrgSrcBlock"><text:s text:c="10"/>(<text:span text:style-name="OrgSrcFontLockStringFace">"REV1"</text:span> <text:s text:c="3"/><text:span text:style-name="OrgSrcFontLockBuiltinFace">:foreground</text:span> <text:span text:style-name="OrgSrcFontLockStringFace">"</text:span><text:span text:style-name="OrgSrcDefault0045">#3366FF</text:span><text:span text:style-name="OrgSrcFontLockStringFace">"</text:span>)</text:p>
      <text:p text:style-name="OrgSrcBlock"><text:s text:c="10"/>(<text:span text:style-name="OrgSrcFontLockStringFace">"REV2"</text:span> <text:s text:c="3"/><text:span text:style-name="OrgSrcFontLockBuiltinFace">:foreground</text:span> <text:span text:style-name="OrgSrcFontLockStringFace">"</text:span><text:span text:style-name="OrgSrcDefault0045">#3366FF</text:span><text:span text:style-name="OrgSrcFontLockStringFace">"</text:span> <text:span text:style-name="OrgSrcFontLockBuiltinFace">:background</text:span> <text:span text:style-name="OrgSrcFontLockStringFace">"</text:span><text:span text:style-name="OrgSrcDefault0046">#99CCFF</text:span><text:span text:style-name="OrgSrcFontLockStringFace">"</text:span>)</text:p>
      <text:p text:style-name="OrgSrcBlock"><text:s text:c="10"/>(<text:span text:style-name="OrgSrcFontLockStringFace">"REV3"</text:span> <text:s text:c="3"/><text:span text:style-name="OrgSrcFontLockBuiltinFace">:foreground</text:span> <text:span text:style-name="OrgSrcFontLockStringFace">"</text:span><text:span text:style-name="OrgSrcDefault0001">#FFFFFF</text:span><text:span text:style-name="OrgSrcFontLockStringFace">"</text:span> <text:span text:style-name="OrgSrcFontLockBuiltinFace">:background</text:span> <text:span text:style-name="OrgSrcFontLockStringFace">"</text:span><text:span text:style-name="OrgSrcDefault0045">#3366FF</text:span><text:span text:style-name="OrgSrcFontLockStringFace">"</text:span>)</text:p>
      <text:p text:style-name="OrgSrcBlock"><text:s text:c="10"/>(<text:span text:style-name="OrgSrcFontLockStringFace">"SLEEP"</text:span> <text:s text:c="3"/><text:span text:style-name="OrgSrcFontLockBuiltinFace">:foreground</text:span> <text:span text:style-name="OrgSrcFontLockStringFace">"</text:span><text:span text:style-name="OrgSrcDefault0047">#9999CC</text:span><text:span text:style-name="OrgSrcFontLockStringFace">"</text:span>)))</text:p>
      <text:p text:style-name="OrgSrcBlock"/>
      <text:p text:style-name="OrgSrcBlock"><text:s text:c="2"/><text:span text:style-name="OrgSrcFontLockCommentDelimiterFace">;; </text:span><text:span text:style-name="OrgSrcFontLockCommentFace">(:foreground "</text:span><text:span text:style-name="OrgSrcDefault0048">#0000FF</text:span><text:span text:style-name="OrgSrcFontLockCommentFace">" :bold t) <text:s text:c="4"/>; default. do NOT put this bottom <text:s text:c="3"/></text:span></text:p>
      <text:p text:style-name="OrgSrcBlock"><text:s text:c="2"/>(setq org-tag-faces</text:p>
      <text:p text:style-name="OrgSrcBlock"><text:s text:c="8"/>'((<text:span text:style-name="OrgSrcFontLockStringFace">"Achievement"</text:span> <text:span text:style-name="OrgSrcFontLockBuiltinFace">:foreground</text:span> <text:span text:style-name="OrgSrcFontLockStringFace">"</text:span><text:span text:style-name="OrgSrcDefault0049">#66CC66</text:span><text:span text:style-name="OrgSrcFontLockStringFace">"</text:span>)</text:p>
      <text:p text:style-name="OrgSrcBlock"><text:s text:c="10"/>(<text:span text:style-name="OrgSrcFontLockStringFace">"Report"</text:span> <text:s text:c="5"/><text:span text:style-name="OrgSrcFontLockBuiltinFace">:foreground</text:span> <text:span text:style-name="OrgSrcFontLockStringFace">"</text:span><text:span text:style-name="OrgSrcDefault0049">#66CC66</text:span><text:span text:style-name="OrgSrcFontLockStringFace">"</text:span>)</text:p>
      <text:p text:style-name="OrgSrcBlock"><text:s text:c="10"/>(<text:span text:style-name="OrgSrcFontLockStringFace">"Background"</text:span> <text:s/><text:span text:style-name="OrgSrcFontLockBuiltinFace">:foreground</text:span> <text:span text:style-name="OrgSrcFontLockStringFace">"</text:span><text:span text:style-name="OrgSrcDefault0050">#66CC99</text:span><text:span text:style-name="OrgSrcFontLockStringFace">"</text:span>)</text:p>
      <text:p text:style-name="OrgSrcBlock"><text:s text:c="10"/>(<text:span text:style-name="OrgSrcFontLockStringFace">"Chore"</text:span> <text:s text:c="6"/><text:span text:style-name="OrgSrcFontLockBuiltinFace">:foreground</text:span> <text:span text:style-name="OrgSrcFontLockStringFace">"</text:span><text:span text:style-name="OrgSrcDefault0051">#6699CC</text:span><text:span text:style-name="OrgSrcFontLockStringFace">"</text:span>)</text:p>
      <text:p text:style-name="OrgSrcBlock"><text:s text:c="10"/>(<text:span text:style-name="OrgSrcFontLockStringFace">"Domestic"</text:span> <text:s text:c="3"/><text:span text:style-name="OrgSrcFontLockBuiltinFace">:foreground</text:span> <text:span text:style-name="OrgSrcFontLockStringFace">"</text:span><text:span text:style-name="OrgSrcDefault0015">#6666CC</text:span><text:span text:style-name="OrgSrcFontLockStringFace">"</text:span>)</text:p>
      <text:p text:style-name="OrgSrcBlock"><text:s text:c="10"/>(<text:span text:style-name="OrgSrcFontLockStringFace">"Doing"</text:span> <text:s text:c="6"/><text:span text:style-name="OrgSrcFontLockBuiltinFace">:foreground</text:span> <text:span text:style-name="OrgSrcFontLockStringFace">"</text:span><text:span text:style-name="OrgSrcDefault0034">#FF0000</text:span><text:span text:style-name="OrgSrcFontLockStringFace">"</text:span>) <text:s text:c="2"/></text:p>
      <text:p text:style-name="OrgSrcBlock"><text:s text:c="10"/>(<text:span text:style-name="OrgSrcFontLockStringFace">"Ongoing"</text:span> <text:s text:c="4"/><text:span text:style-name="OrgSrcFontLockBuiltinFace">:foreground</text:span> <text:span text:style-name="OrgSrcFontLockStringFace">"</text:span><text:span text:style-name="OrgSrcDefault0052">#CC6666</text:span><text:span text:style-name="OrgSrcFontLockStringFace">"</text:span>) <text:span text:style-name="OrgSrcFontLockCommentDelimiterFace">; </text:span><text:span text:style-name="OrgSrcFontLockCommentFace">for non scheduled/reminder</text:span></text:p>
      <text:p text:style-name="OrgSrcBlock"><text:s text:c="10"/>(<text:span text:style-name="OrgSrcFontLockStringFace">"Repeat"</text:span> <text:s text:c="5"/><text:span text:style-name="OrgSrcFontLockBuiltinFace">:foreground</text:span> <text:span text:style-name="OrgSrcFontLockStringFace">"</text:span><text:span text:style-name="OrgSrcDefault0053">#CC9999</text:span><text:span text:style-name="OrgSrcFontLockStringFace">"</text:span>) <text:span text:style-name="OrgSrcFontLockCommentDelimiterFace">; </text:span><text:span text:style-name="OrgSrcFontLockCommentFace">for interval tasks</text:span></text:p>
      <text:p text:style-name="OrgSrcBlock"><text:s text:c="10"/>(<text:span text:style-name="OrgSrcFontLockStringFace">"Mag"</text:span> <text:s text:c="8"/><text:span text:style-name="OrgSrcFontLockBuiltinFace">:foreground</text:span> <text:span text:style-name="OrgSrcFontLockStringFace">"</text:span><text:span text:style-name="OrgSrcDefault0054">#9966CC</text:span><text:span text:style-name="OrgSrcFontLockStringFace">"</text:span>)</text:p>
      <text:p text:style-name="OrgSrcBlock"><text:s text:c="10"/>(<text:span text:style-name="OrgSrcFontLockStringFace">"buy"</text:span> <text:s text:c="8"/><text:span text:style-name="OrgSrcFontLockBuiltinFace">:foreground</text:span> <text:span text:style-name="OrgSrcFontLockStringFace">"</text:span><text:span text:style-name="OrgSrcDefault0054">#9966CC</text:span><text:span text:style-name="OrgSrcFontLockStringFace">"</text:span>)</text:p>
      <text:p text:style-name="OrgSrcBlock"><text:s text:c="10"/>(<text:span text:style-name="OrgSrcFontLockStringFace">"pay"</text:span> <text:s text:c="8"/><text:span text:style-name="OrgSrcFontLockBuiltinFace">:foreground</text:span> <text:span text:style-name="OrgSrcFontLockStringFace">"</text:span><text:span text:style-name="OrgSrcDefault0055">#CC6699</text:span><text:span text:style-name="OrgSrcFontLockStringFace">"</text:span>)</text:p>
      <text:p text:style-name="OrgSrcBlock"><text:s text:c="10"/>(<text:span text:style-name="OrgSrcFontLockStringFace">"secret"</text:span> <text:s text:c="5"/><text:span text:style-name="OrgSrcFontLockBuiltinFace">:foreground</text:span> <text:span text:style-name="OrgSrcFontLockStringFace">"</text:span><text:span text:style-name="OrgSrcDefault0034">#FF0000</text:span><text:span text:style-name="OrgSrcFontLockStringFace">"</text:span>)</text:p>
      <text:p text:style-name="OrgSrcBlock"><text:s text:c="10"/>(<text:span text:style-name="OrgSrcFontLockStringFace">"note"</text:span> <text:s text:c="7"/><text:span text:style-name="OrgSrcFontLockBuiltinFace">:foreground</text:span> <text:span text:style-name="OrgSrcFontLockStringFace">"</text:span><text:span text:style-name="OrgSrcDefault0056">#6633CC</text:span><text:span text:style-name="OrgSrcFontLockStringFace">"</text:span>)</text:p>
      <text:p text:style-name="OrgSrcBlock"><text:s text:c="10"/>(<text:span text:style-name="OrgSrcFontLockStringFace">"print"</text:span> <text:s text:c="6"/><text:span text:style-name="OrgSrcFontLockBuiltinFace">:foreground</text:span> <text:span text:style-name="OrgSrcFontLockStringFace">"</text:span><text:span text:style-name="OrgSrcDefault0056">#6633CC</text:span><text:span text:style-name="OrgSrcFontLockStringFace">"</text:span>)</text:p>
      <text:p text:style-name="OrgSrcBlock"><text:s text:c="10"/>(<text:span text:style-name="OrgSrcFontLockStringFace">"Study"</text:span> <text:s text:c="6"/><text:span text:style-name="OrgSrcFontLockBuiltinFace">:foreground</text:span> <text:span text:style-name="OrgSrcFontLockStringFace">"</text:span><text:span text:style-name="OrgSrcDefault0015">#6666CC</text:span><text:span text:style-name="OrgSrcFontLockStringFace">"</text:span>)</text:p>
      <text:p text:style-name="OrgSrcBlock"><text:s text:c="10"/>(<text:span text:style-name="OrgSrcFontLockStringFace">"Implements"</text:span> <text:s/><text:span text:style-name="OrgSrcFontLockBuiltinFace">:foreground</text:span> <text:span text:style-name="OrgSrcFontLockStringFace">"</text:span><text:span text:style-name="OrgSrcDefault0053">#CC9999</text:span><text:span text:style-name="OrgSrcFontLockStringFace">"</text:span> <text:span text:style-name="OrgSrcFontLockBuiltinFace">:weight</text:span> bold)</text:p>
      <text:p text:style-name="OrgSrcBlock"><text:s text:c="10"/>(<text:span text:style-name="OrgSrcFontLockStringFace">"Coding"</text:span> <text:s text:c="5"/><text:span text:style-name="OrgSrcFontLockBuiltinFace">:foreground</text:span> <text:span text:style-name="OrgSrcFontLockStringFace">"</text:span><text:span text:style-name="OrgSrcDefault0053">#CC9999</text:span><text:span text:style-name="OrgSrcFontLockStringFace">"</text:span>)</text:p>
      <text:p text:style-name="OrgSrcBlock"><text:s text:c="10"/>(<text:span text:style-name="OrgSrcFontLockStringFace">"Editing"</text:span> <text:s text:c="4"/><text:span text:style-name="OrgSrcFontLockBuiltinFace">:foreground</text:span> <text:span text:style-name="OrgSrcFontLockStringFace">"</text:span><text:span text:style-name="OrgSrcDefault0053">#CC9999</text:span><text:span text:style-name="OrgSrcFontLockStringFace">"</text:span> <text:span text:style-name="OrgSrcFontLockBuiltinFace">:weight</text:span> bold)</text:p>
      <text:p text:style-name="OrgSrcBlock"><text:s text:c="10"/>(<text:span text:style-name="OrgSrcFontLockStringFace">"work"</text:span> <text:s text:c="7"/><text:span text:style-name="OrgSrcFontLockBuiltinFace">:foreground</text:span> <text:span text:style-name="OrgSrcFontLockStringFace">"</text:span><text:span text:style-name="OrgSrcDefault0053">#CC9999</text:span><text:span text:style-name="OrgSrcFontLockStringFace">"</text:span> <text:span text:style-name="OrgSrcFontLockBuiltinFace">:weight</text:span> bold)</text:p>
      <text:p text:style-name="OrgSrcBlock"><text:s text:c="10"/>(<text:span text:style-name="OrgSrcFontLockStringFace">"Survey"</text:span> <text:s text:c="5"/><text:span text:style-name="OrgSrcFontLockBuiltinFace">:foreground</text:span> <text:span text:style-name="OrgSrcFontLockStringFace">"</text:span><text:span text:style-name="OrgSrcDefault0053">#CC9999</text:span><text:span text:style-name="OrgSrcFontLockStringFace">"</text:span> <text:span text:style-name="OrgSrcFontLockBuiltinFace">:weight</text:span> bold)</text:p>
      <text:p text:style-name="OrgSrcBlock"><text:s text:c="10"/>(<text:span text:style-name="OrgSrcFontLockStringFace">"Home"</text:span> <text:s text:c="7"/><text:span text:style-name="OrgSrcFontLockBuiltinFace">:foreground</text:span> <text:span text:style-name="OrgSrcFontLockStringFace">"</text:span><text:span text:style-name="OrgSrcDefault0053">#CC9999</text:span><text:span text:style-name="OrgSrcFontLockStringFace">"</text:span> <text:span text:style-name="OrgSrcFontLockBuiltinFace">:weight</text:span> bold)</text:p>
      <text:p text:style-name="OrgSrcBlock"><text:s text:c="10"/>(<text:span text:style-name="OrgSrcFontLockStringFace">"Open"</text:span> <text:s text:c="7"/><text:span text:style-name="OrgSrcFontLockBuiltinFace">:foreground</text:span> <text:span text:style-name="OrgSrcFontLockStringFace">"</text:span><text:span text:style-name="OrgSrcDefault0053">#CC9999</text:span><text:span text:style-name="OrgSrcFontLockStringFace">"</text:span> <text:span text:style-name="OrgSrcFontLockBuiltinFace">:weight</text:span> bold)</text:p>
      <text:p text:style-name="OrgSrcBlock"><text:s text:c="10"/>(<text:span text:style-name="OrgSrcFontLockStringFace">"Blog"</text:span> <text:s text:c="7"/><text:span text:style-name="OrgSrcFontLockBuiltinFace">:foreground</text:span> <text:span text:style-name="OrgSrcFontLockStringFace">"</text:span><text:span text:style-name="OrgSrcDefault0041">#FF33CC</text:span><text:span text:style-name="OrgSrcFontLockStringFace">"</text:span> <text:span text:style-name="OrgSrcFontLockBuiltinFace">:background</text:span> <text:span text:style-name="OrgSrcFontLockStringFace">"</text:span><text:span text:style-name="OrgSrcDefault0054">#9966CC</text:span><text:span text:style-name="OrgSrcFontLockStringFace">"</text:span>)</text:p>
      <text:p text:style-name="OrgSrcBlock"><text:s text:c="10"/>(<text:span text:style-name="OrgSrcFontLockStringFace">"Test"</text:span> <text:s text:c="7"/><text:span text:style-name="OrgSrcFontLockBuiltinFace">:foreground</text:span> <text:span text:style-name="OrgSrcFontLockStringFace">"</text:span><text:span text:style-name="OrgSrcDefault0034">#FF0000</text:span><text:span text:style-name="OrgSrcFontLockStringFace">"</text:span> <text:span text:style-name="OrgSrcFontLockBuiltinFace">:weight</text:span> bold)</text:p>
      <text:p text:style-name="OrgSrcBlock"><text:s text:c="10"/>(<text:span text:style-name="OrgSrcFontLockStringFace">"drill"</text:span> <text:s text:c="6"/><text:span text:style-name="OrgSrcFontLockBuiltinFace">:foreground</text:span> <text:span text:style-name="OrgSrcFontLockStringFace">"</text:span><text:span text:style-name="OrgSrcDefault0057">#66BB66</text:span><text:span text:style-name="OrgSrcFontLockStringFace">"</text:span> <text:span text:style-name="OrgSrcFontLockBuiltinFace">:underline</text:span> t)</text:p>
      <text:p text:style-name="OrgSrcBlock"><text:s text:c="10"/>(<text:span text:style-name="OrgSrcFontLockStringFace">"DEBUG"</text:span> <text:s text:c="6"/><text:span text:style-name="OrgSrcFontLockBuiltinFace">:foreground</text:span> <text:span text:style-name="OrgSrcFontLockStringFace">"</text:span><text:span text:style-name="OrgSrcDefault0001">#FFFFFF</text:span><text:span text:style-name="OrgSrcFontLockStringFace">"</text:span> <text:span text:style-name="OrgSrcFontLockBuiltinFace">:background</text:span> <text:span text:style-name="OrgSrcFontLockStringFace">"</text:span><text:span text:style-name="OrgSrcDefault0054">#9966CC</text:span><text:span text:style-name="OrgSrcFontLockStringFace">"</text:span>)</text:p>
      <text:p text:style-name="OrgSrcBlock"><text:s text:c="10"/>(<text:span text:style-name="OrgSrcFontLockStringFace">"EVENT"</text:span> <text:s text:c="6"/><text:span text:style-name="OrgSrcFontLockBuiltinFace">:foreground</text:span> <text:span text:style-name="OrgSrcFontLockStringFace">"</text:span><text:span text:style-name="OrgSrcDefault0001">#FFFFFF</text:span><text:span text:style-name="OrgSrcFontLockStringFace">"</text:span> <text:span text:style-name="OrgSrcFontLockBuiltinFace">:background</text:span> <text:span text:style-name="OrgSrcFontLockStringFace">"</text:span><text:span text:style-name="OrgSrcDefault0054">#9966CC</text:span><text:span text:style-name="OrgSrcFontLockStringFace">"</text:span>)</text:p>
      <text:p text:style-name="OrgSrcBlock"><text:s text:c="10"/>(<text:span text:style-name="OrgSrcFontLockStringFace">"Thinking"</text:span> <text:s text:c="3"/><text:span text:style-name="OrgSrcFontLockBuiltinFace">:foreground</text:span> <text:span text:style-name="OrgSrcFontLockStringFace">"</text:span><text:span text:style-name="OrgSrcDefault0001">#FFFFFF</text:span><text:span text:style-name="OrgSrcFontLockStringFace">"</text:span> <text:span text:style-name="OrgSrcFontLockBuiltinFace">:background</text:span> <text:span text:style-name="OrgSrcFontLockStringFace">"</text:span><text:span text:style-name="OrgSrcDefault0058">#96A9FF</text:span><text:span text:style-name="OrgSrcFontLockStringFace">"</text:span>)</text:p>
      <text:p text:style-name="OrgSrcBlock"><text:s text:c="10"/>(<text:span text:style-name="OrgSrcFontLockStringFace">"Schedule"</text:span> <text:s text:c="3"/><text:span text:style-name="OrgSrcFontLockBuiltinFace">:foreground</text:span> <text:span text:style-name="OrgSrcFontLockStringFace">"</text:span><text:span text:style-name="OrgSrcDefault0001">#FFFFFF</text:span><text:span text:style-name="OrgSrcFontLockStringFace">"</text:span> <text:span text:style-name="OrgSrcFontLockBuiltinFace">:background</text:span> <text:span text:style-name="OrgSrcFontLockStringFace">"</text:span><text:span text:style-name="OrgSrcDefault0059">#FF7D7D</text:span><text:span text:style-name="OrgSrcFontLockStringFace">"</text:span>)</text:p>
      <text:p text:style-name="OrgSrcBlock"><text:s text:c="10"/>(<text:span text:style-name="OrgSrcFontLockStringFace">"INPUT"</text:span> <text:s text:c="6"/><text:span text:style-name="OrgSrcFontLockBuiltinFace">:foreground</text:span> <text:span text:style-name="OrgSrcFontLockStringFace">"</text:span><text:span text:style-name="OrgSrcDefault0001">#FFFFFF</text:span><text:span text:style-name="OrgSrcFontLockStringFace">"</text:span> <text:span text:style-name="OrgSrcFontLockBuiltinFace">:background</text:span> <text:span text:style-name="OrgSrcFontLockStringFace">"</text:span><text:span text:style-name="OrgSrcDefault0052">#CC6666</text:span><text:span text:style-name="OrgSrcFontLockStringFace">"</text:span>)</text:p>
      <text:p text:style-name="OrgSrcBlock"><text:s text:c="10"/>(<text:span text:style-name="OrgSrcFontLockStringFace">"OUTPUT"</text:span> <text:s text:c="5"/><text:span text:style-name="OrgSrcFontLockBuiltinFace">:foreground</text:span> <text:span text:style-name="OrgSrcFontLockStringFace">"</text:span><text:span text:style-name="OrgSrcDefault0001">#FFFFFF</text:span><text:span text:style-name="OrgSrcFontLockStringFace">"</text:span> <text:span text:style-name="OrgSrcFontLockBuiltinFace">:background</text:span> <text:span text:style-name="OrgSrcFontLockStringFace">"</text:span><text:span text:style-name="OrgSrcDefault0050">#66CC99</text:span><text:span text:style-name="OrgSrcFontLockStringFace">"</text:span>)</text:p>
      <text:p text:style-name="OrgSrcBlock"><text:s text:c="10"/>(<text:span text:style-name="OrgSrcFontLockStringFace">"CYCLE"</text:span> <text:s text:c="6"/><text:span text:style-name="OrgSrcFontLockBuiltinFace">:foreground</text:span> <text:span text:style-name="OrgSrcFontLockStringFace">"</text:span><text:span text:style-name="OrgSrcDefault0001">#FFFFFF</text:span><text:span text:style-name="OrgSrcFontLockStringFace">"</text:span> <text:span text:style-name="OrgSrcFontLockBuiltinFace">:background</text:span> <text:span text:style-name="OrgSrcFontLockStringFace">"</text:span><text:span text:style-name="OrgSrcDefault0051">#6699CC</text:span><text:span text:style-name="OrgSrcFontLockStringFace">"</text:span>)</text:p>
      <text:p text:style-name="OrgSrcBlock"><text:s text:c="10"/>(<text:span text:style-name="OrgSrcFontLockStringFace">"weekend"</text:span> <text:s text:c="4"/><text:span text:style-name="OrgSrcFontLockBuiltinFace">:foreground</text:span> <text:span text:style-name="OrgSrcFontLockStringFace">"</text:span><text:span text:style-name="OrgSrcDefault0001">#FFFFFF</text:span><text:span text:style-name="OrgSrcFontLockStringFace">"</text:span> <text:span text:style-name="OrgSrcFontLockBuiltinFace">:background</text:span> <text:span text:style-name="OrgSrcFontLockStringFace">"</text:span><text:span text:style-name="OrgSrcDefault0052">#CC6666</text:span><text:span text:style-name="OrgSrcFontLockStringFace">"</text:span>)</text:p>
      <text:p text:style-name="OrgSrcBlock"><text:s text:c="10"/>(<text:span text:style-name="OrgSrcFontLockStringFace">"Log"</text:span> <text:s text:c="8"/><text:span text:style-name="OrgSrcFontLockBuiltinFace">:foreground</text:span> <text:span text:style-name="OrgSrcFontLockStringFace">"</text:span><text:span text:style-name="OrgSrcDefault0060">#008500</text:span><text:span text:style-name="OrgSrcFontLockStringFace">"</text:span>))))</text:p>
      <text:p text:style-name="OrgSrcBlockLastLine"><text:span text:style-name="OrgSrcFontLockCommentDelimiterFace">;;</text:span><text:span text:style-name="OrgSrcDefault0061">#5BDF8D</text:span></text:p>
      <text:h text:style-name="Heading_20_2" text:outline-level="2"><text:bookmark text:name="orgheadline151"/><text:bookmark-start text:name="OrgXref.orgheadline151"/><text:span text:style-name="OrgTodo">TODO</text:span> キーワードのカスタマイズ <text:bookmark-end text:name="OrgXref.orgheadline151"/></text:h>
      <text:p text:style-name="Text_20_body">キーワードには日本語も使えます。</text:p>
      <text:p text:style-name="OrgSrcBlock">(<text:span text:style-name="OrgSrcFontLockKeywordFace">with-eval-after-load</text:span> <text:span text:style-name="OrgSrcFontLockStringFace">"org"</text:span></text:p>
      <text:p text:style-name="OrgSrcBlock"><text:s text:c="2"/>(setq org-todo-keywords</text:p>
      <text:p text:style-name="OrgSrcBlock"><text:s text:c="8"/>'((sequence <text:span text:style-name="OrgSrcFontLockStringFace">"TODO(t)"</text:span> <text:span text:style-name="OrgSrcFontLockStringFace">"FOCUS(f)"</text:span> <text:span text:style-name="OrgSrcFontLockStringFace">"ICAL(c)"</text:span> <text:span text:style-name="OrgSrcFontLockStringFace">"|"</text:span> <text:span text:style-name="OrgSrcFontLockStringFace">"DONE(d)"</text:span>)</text:p>
      <text:p text:style-name="OrgSrcBlock"><text:s text:c="10"/>(sequence <text:span text:style-name="OrgSrcFontLockStringFace">"BUG(b)"</text:span> <text:span text:style-name="OrgSrcFontLockStringFace">"READ(r)"</text:span> <text:span text:style-name="OrgSrcFontLockStringFace">"EDIT(e)"</text:span> <text:span text:style-name="OrgSrcFontLockStringFace">"MAIL(m)"</text:span> <text:span text:style-name="OrgSrcFontLockStringFace">"PLAN(p)"</text:span> <text:span text:style-name="OrgSrcFontLockStringFace">"|"</text:span>)</text:p>
      <text:p text:style-name="OrgSrcBlock"><text:soft-page-break/><text:s text:c="10"/>(sequence <text:span text:style-name="OrgSrcFontLockStringFace">"CHECK(C)"</text:span> <text:span text:style-name="OrgSrcFontLockStringFace">"OTW(o)"</text:span> <text:span text:style-name="OrgSrcFontLockStringFace">"WAIT(w)"</text:span> <text:span text:style-name="OrgSrcFontLockStringFace">"SLEEP(s)"</text:span> <text:span text:style-name="OrgSrcFontLockStringFace">"|"</text:span>)</text:p>
      <text:p text:style-name="OrgSrcBlock"><text:s text:c="10"/>(sequence <text:span text:style-name="OrgSrcFontLockStringFace">"REV1(1)"</text:span> <text:span text:style-name="OrgSrcFontLockStringFace">"REV2(2)"</text:span> <text:span text:style-name="OrgSrcFontLockStringFace">"REV3(3)"</text:span> <text:span text:style-name="OrgSrcFontLockStringFace">"|"</text:span>)))</text:p>
      <text:p text:style-name="OrgSrcBlock"/>
      <text:p text:style-name="OrgSrcBlock"><text:s text:c="2"/><text:span text:style-name="OrgSrcFontLockCommentDelimiterFace">;; </text:span><text:span text:style-name="OrgSrcFontLockCommentFace">Global counting of TODO items</text:span></text:p>
      <text:p text:style-name="OrgSrcBlock"><text:s text:c="2"/>(setq org-hierarchical-todo-statistics nil)</text:p>
      <text:p text:style-name="OrgSrcBlock"><text:s text:c="2"/><text:span text:style-name="OrgSrcFontLockCommentDelimiterFace">;; </text:span><text:span text:style-name="OrgSrcFontLockCommentFace">Global counting of checked TODO items</text:span></text:p>
      <text:p text:style-name="OrgSrcBlock"><text:s text:c="2"/>(setq org-hierarchical-checkbox-statistics nil)</text:p>
      <text:p text:style-name="OrgSrcBlock"/>
      <text:p text:style-name="OrgSrcBlock"><text:s text:c="2"/><text:span text:style-name="OrgSrcFontLockCommentDelimiterFace">;; </text:span><text:span text:style-name="OrgSrcFontLockCommentFace">block-update-time</text:span></text:p>
      <text:p text:style-name="OrgSrcBlock"><text:s text:c="2"/>(<text:span text:style-name="OrgSrcFontLockKeywordFace">defun</text:span> <text:span text:style-name="OrgSrcFontLockFunctionNameFace">org-dblock-write:block-update-time</text:span> (params)</text:p>
      <text:p text:style-name="OrgSrcBlock"><text:s text:c="4"/>(<text:span text:style-name="OrgSrcFontLockKeywordFace">let</text:span> ((fmt (or (plist-get params <text:span text:style-name="OrgSrcFontLockBuiltinFace">:format</text:span>) <text:span text:style-name="OrgSrcFontLockStringFace">"%Y-%m-%d"</text:span>)))</text:p>
      <text:p text:style-name="OrgSrcBlock"><text:s text:c="6"/>(insert <text:span text:style-name="OrgSrcFontLockStringFace">""</text:span> (format-time-string fmt (current-time)))))</text:p>
      <text:p text:style-name="OrgSrcBlock"/>
      <text:p text:style-name="OrgSrcBlock"><text:s text:c="2"/><text:span text:style-name="OrgSrcFontLockCommentDelimiterFace">;; </text:span><text:span text:style-name="OrgSrcFontLockCommentFace">すべてのチェックボックスの cookies を更新する</text:span></text:p>
      <text:p text:style-name="OrgSrcBlock"><text:s text:c="2"/>(<text:span text:style-name="OrgSrcFontLockKeywordFace">defun</text:span> <text:span text:style-name="OrgSrcFontLockFunctionNameFace">do-org-update-statistics-cookies</text:span> ()</text:p>
      <text:p text:style-name="OrgSrcBlock"><text:s text:c="4"/>(interactive)</text:p>
      <text:p text:style-name="OrgSrcBlockLastLine"><text:s text:c="4"/>(org-update-statistics-cookies 'all)))</text:p>
      <text:h text:style-name="Heading_20_2" text:outline-level="2"><text:bookmark text:name="orgheadline152"/><text:bookmark-start text:name="OrgXref.orgheadline152"/>ImageMagick を使って様々な画像をインライン表示する <text:bookmark-end text:name="OrgXref.orgheadline152"/></text:h>
      <text:p text:style-name="Text_20_body">システムに OpenJPEG と ImageMagick がインストールされていれば、JPEG 2000 などの画像形式もバッファに表示できます。</text:p>
      <text:p text:style-name="OrgSrcBlock">(<text:span text:style-name="OrgSrcFontLockKeywordFace">with-eval-after-load</text:span> <text:span text:style-name="OrgSrcFontLockStringFace">"org"</text:span></text:p>
      <text:p text:style-name="OrgSrcBlock"><text:s text:c="2"/>(setq org-image-actual-width '(256))</text:p>
      <text:p text:style-name="OrgSrcBlock"><text:s text:c="2"/>(add-to-list 'image-file-name-extensions <text:span text:style-name="OrgSrcFontLockStringFace">"jp2"</text:span>)</text:p>
      <text:p text:style-name="OrgSrcBlock"><text:s text:c="2"/><text:span text:style-name="OrgSrcFontLockCommentDelimiterFace">;; </text:span><text:span text:style-name="OrgSrcFontLockCommentFace">(add-to-list 'image-file-name-extensions "j2c")</text:span></text:p>
      <text:p text:style-name="OrgSrcBlock"><text:s text:c="2"/>(add-to-list 'image-file-name-extensions <text:span text:style-name="OrgSrcFontLockStringFace">"bmp"</text:span>)</text:p>
      <text:p text:style-name="OrgSrcBlockLastLine"><text:s text:c="2"/>(add-to-list 'image-file-name-extensions <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p>
      <text:p text:style-name="OrgSrcBlock">#+ATTR_HTML: <text:span text:style-name="OrgSrcFontLockBuiltinFace">:width</text:span> 128</text:p>
      <text:p text:style-name="OrgSrcBlock">[[~/Desktop/lena_std.jp2]]</text:p>
      <text:p text:style-name="OrgSrcBlock"/>
      <text:p text:style-name="OrgSrcBlockLastLine">[[~/Desktop/lena_std.jp2]]</text:p>
      <text:p text:style-name="OrgSrcBlockLastLine">(org-toggle-inline-images)</text:p>
      <text:h text:style-name="Heading_20_2" text:outline-level="2"><text:bookmark text:name="orgheadline153"/><text:bookmark-start text:name="OrgXref.orgheadline153"/>[org-agenda] <text:bookmark-end text:name="OrgXref.orgheadline153"/></text:h>
      <text:p text:style-name="OrgSrcBlock">(<text:span text:style-name="OrgSrcFontLockKeywordFace">with-eval-after-load</text:span> <text:span text:style-name="OrgSrcFontLockStringFace">"org-agenda"</text:span></text:p>
      <text:p text:style-name="OrgSrcBlock"><text:s text:c="2"/><text:span text:style-name="OrgSrcFontLockCommentDelimiterFace">;; </text:span><text:span text:style-name="OrgSrcFontLockCommentFace">sorting strategy</text:span></text:p>
      <text:p text:style-name="OrgSrcBlock"><text:s text:c="2"/>(setq org-agenda-sorting-strategy</text:p>
      <text:p text:style-name="OrgSrcBlock"><text:s text:c="8"/>'((agenda habit-down time-up timestamp-up priority-down category-keep)</text:p>
      <text:p text:style-name="OrgSrcBlock"><text:s text:c="10"/>(todo priority-down category-keep)</text:p>
      <text:p text:style-name="OrgSrcBlock"><text:s text:c="10"/>(tags priority-down category-keep)</text:p>
      <text:p text:style-name="OrgSrcBlock"><text:s text:c="10"/>(search category-keep)))</text:p>
      <text:p text:style-name="OrgSrcBlock"><text:s text:c="2"/><text:span text:style-name="OrgSrcFontLockCommentDelimiterFace">;; </text:span><text:span text:style-name="OrgSrcFontLockCommentFace">Set the view span as day in an agenda view, the default is week</text:span></text:p>
      <text:p text:style-name="OrgSrcBlock"><text:s text:c="2"/>(setq org-agenda-span 'day)</text:p>
      <text:p text:style-name="OrgSrcBlock"><text:s text:c="2"/><text:span text:style-name="OrgSrcFontLockCommentDelimiterFace">;; </text:span><text:span text:style-name="OrgSrcFontLockCommentFace">アジェンダに警告を表示する期間</text:span></text:p>
      <text:p text:style-name="OrgSrcBlock"><text:s text:c="2"/>(setq org-deadline-warning-days 2)</text:p>
      <text:p text:style-name="OrgSrcBlock"><text:s text:c="2"/><text:span text:style-name="OrgSrcFontLockCommentDelimiterFace">;; </text:span><text:span text:style-name="OrgSrcFontLockCommentFace">アジェンダビューでFOLLOWを設定</text:span></text:p>
      <text:p text:style-name="OrgSrcBlock"><text:s text:c="2"/><text:span text:style-name="OrgSrcFontLockCommentDelimiterFace">;; </text:span><text:span text:style-name="OrgSrcFontLockCommentFace">(setq org-agenda-start-with-follow-mode t)</text:span></text:p>
      <text:p text:style-name="OrgSrcBlock"><text:s text:c="2"/><text:span text:style-name="OrgSrcFontLockCommentDelimiterFace">;; </text:span><text:span text:style-name="OrgSrcFontLockCommentFace">Customized Time Grid</text:span></text:p>
      <text:p text:style-name="OrgSrcBlock"><text:s text:c="2"/>(setq org-agenda-time-grid</text:p>
      <text:p text:style-name="OrgSrcBlock"><text:s text:c="8"/>'((daily today require-timed)</text:p>
      <text:p text:style-name="OrgSrcBlock"><text:s text:c="10"/><text:span text:style-name="OrgSrcFontLockStringFace">"----------------"</text:span></text:p>
      <text:p text:style-name="OrgSrcBlock"><text:soft-page-break/><text:s text:c="10"/>(800 1000 1200 1400 1600 1800 2000 2200 2400 2600)))</text:p>
      <text:p text:style-name="OrgSrcBlock"><text:s text:c="2"/>(setq org-agenda-current-time-string <text:span text:style-name="OrgSrcFontLockStringFace">"&lt; d('- ' ) now!"</text:span>)</text:p>
      <text:p text:style-name="OrgSrcBlock"><text:s text:c="2"/>(setq org-agenda-timegrid-use-ampm t)</text:p>
      <text:p text:style-name="OrgSrcBlock"/>
      <text:p text:style-name="OrgSrcBlock"><text:s text:c="2"/><text:span text:style-name="OrgSrcFontLockCommentDelimiterFace">;; </text:span><text:span text:style-name="OrgSrcFontLockCommentFace">アジェンダ作成対象（指定しないとagendaが生成されない）</text:span></text:p>
      <text:p text:style-name="OrgSrcBlock"><text:s text:c="2"/><text:span text:style-name="OrgSrcFontLockCommentDelimiterFace">;; </text:span><text:span text:style-name="OrgSrcFontLockCommentFace">ここを間違うと、MobileOrg, iCal export もうまくいかない</text:span></text:p>
      <text:p text:style-name="OrgSrcBlock"><text:s text:c="2"/>(setq org-agenda-files</text:p>
      <text:p text:style-name="OrgSrcBlock"><text:s text:c="8"/>'(<text:span text:style-name="OrgSrcFontLockStringFace">"~/Dropbox/org/org-ical.org"</text:span> <text:span text:style-name="OrgSrcFontLockStringFace">"~/Dropbox/org/next.org"</text:span></text:p>
      <text:p text:style-name="OrgSrcBlock"><text:s text:c="10"/><text:span text:style-name="OrgSrcFontLockStringFace">"~/Dropbox/org/today.org"</text:span> <text:span text:style-name="OrgSrcFontLockStringFace">"~/Dropbox/org/buffer.org"</text:span></text:p>
      <text:p text:style-name="OrgSrcBlock"><text:s text:c="10"/><text:span text:style-name="OrgSrcFontLockStringFace">"~/Dropbox/org/stock.org"</text:span></text:p>
      <text:p text:style-name="OrgSrcBlock"><text:s text:c="10"/><text:span text:style-name="OrgSrcFontLockStringFace">"~/Dropbox/org/work.org"</text:span> <text:span text:style-name="OrgSrcFontLockStringFace">"~/Dropbox/org/research.org"</text:span>))</text:p>
      <text:p text:style-name="OrgSrcBlock"/>
      <text:p text:style-name="OrgSrcBlock"><text:s text:c="2"/>(add-hook 'org-finalize-agenda-hook</text:p>
      <text:p text:style-name="OrgSrcBlock"><text:s text:c="12"/>'(<text:span text:style-name="OrgSrcFontLockKeywordFace">lambda</text:span> () (org-agenda-to-appt t '((headline <text:span text:style-name="OrgSrcFontLockStringFace">"TODO"</text:span>)))))</text:p>
      <text:p text:style-name="OrgSrcBlock"/>
      <text:p text:style-name="OrgSrcBlock"><text:s text:c="2"/><text:span text:style-name="OrgSrcFontLockCommentDelimiterFace">;; </text:span><text:span text:style-name="OrgSrcFontLockCommentFace">移動直後にagendaバッファを閉じる（ツリーの内容はSPACEで確認可）</text:span></text:p>
      <text:p text:style-name="OrgSrcBlock"><text:s text:c="2"/>(org-defkey org-agenda-mode-map [(tab)]</text:p>
      <text:p text:style-name="OrgSrcBlock"><text:s text:c="14"/>'(<text:span text:style-name="OrgSrcFontLockKeywordFace">lambda</text:span> () (interactive)</text:p>
      <text:p text:style-name="OrgSrcBlock"><text:s text:c="17"/>(org-agenda-goto)</text:p>
      <text:p text:style-name="OrgSrcBlock"><text:s text:c="17"/>(<text:span text:style-name="OrgSrcFontLockKeywordFace">with-current-buffer</text:span> <text:span text:style-name="OrgSrcFontLockStringFace">"*Org Agenda*"</text:span></text:p>
      <text:p text:style-name="OrgSrcBlock"><text:s text:c="19"/>(org-agenda-quit))))</text:p>
      <text:p text:style-name="OrgSrcBlock"/>
      <text:p text:style-name="OrgSrcBlock"><text:s text:c="2"/><text:span text:style-name="OrgSrcFontLockCommentDelimiterFace">;; </text:span><text:span text:style-name="OrgSrcFontLockCommentFace">特定タグを持つツリーリストを一発移動（org-tags-view, org-tree-slide）</text:span></text:p>
      <text:p text:style-name="OrgSrcBlock"><text:s text:c="2"/>(<text:span text:style-name="OrgSrcFontLockKeywordFace">defvar</text:span> <text:span text:style-name="OrgSrcFontLockVariableNameFace">my:doing-tag</text:span> <text:span text:style-name="OrgSrcFontLockStringFace">"Doing"</text:span>)</text:p>
      <text:p text:style-name="OrgSrcBlock"><text:s text:c="2"/>(<text:span text:style-name="OrgSrcFontLockKeywordFace">defun</text:span> <text:span text:style-name="OrgSrcFontLockFunctionNameFace">my:sparse-doing-tree</text:span> ()</text:p>
      <text:p text:style-name="OrgSrcBlock"><text:s text:c="4"/>(interactive)</text:p>
      <text:p text:style-name="OrgSrcBlock"><text:s text:c="4"/>(org-tags-view nil my:doing-tag))</text:p>
      <text:p text:style-name="OrgSrcBlock"><text:s text:c="2"/><text:span text:style-name="OrgSrcFontLockCommentDelimiterFace">;; </text:span><text:span text:style-name="OrgSrcFontLockCommentFace">Doingタグをトグルする</text:span></text:p>
      <text:p text:style-name="OrgSrcBlock"><text:s text:c="2"/>(<text:span text:style-name="OrgSrcFontLockKeywordFace">defun</text:span> <text:span text:style-name="OrgSrcFontLockFunctionNameFace">my:toggle-doing-tag</text:span> ()</text:p>
      <text:p text:style-name="OrgSrcBlock"><text:s text:c="4"/>(interactive)</text:p>
      <text:p text:style-name="OrgSrcBlock"><text:s text:c="4"/>(<text:span text:style-name="OrgSrcFontLockKeywordFace">when</text:span> (eq major-mode 'org-mode)</text:p>
      <text:p text:style-name="OrgSrcBlock"><text:s text:c="6"/>(<text:span text:style-name="OrgSrcFontLockKeywordFace">save-excursion</text:span></text:p>
      <text:p text:style-name="OrgSrcBlock"><text:s text:c="8"/>(<text:span text:style-name="OrgSrcFontLockKeywordFace">save-restriction</text:span></text:p>
      <text:p text:style-name="OrgSrcBlock"><text:s text:c="10"/>(<text:span text:style-name="OrgSrcFontLockKeywordFace">unless</text:span> (org-at-heading-p)</text:p>
      <text:p text:style-name="OrgSrcBlock"><text:s text:c="12"/>(outline-previous-heading))</text:p>
      <text:p text:style-name="OrgSrcBlock"><text:s text:c="10"/>(<text:span text:style-name="OrgSrcFontLockKeywordFace">if</text:span> (string-match</text:p>
      <text:p text:style-name="OrgSrcBlock"><text:s text:c="15"/>(concat <text:span text:style-name="OrgSrcFontLockStringFace">":"</text:span> my:doing-tag <text:span text:style-name="OrgSrcFontLockStringFace">":"</text:span>) (org-get-tags-string))</text:p>
      <text:p text:style-name="OrgSrcBlock"><text:s text:c="14"/>(org-toggle-tag my:doing-tag 'off)</text:p>
      <text:p text:style-name="OrgSrcBlock"><text:s text:c="12"/>(org-toggle-tag my:doing-tag 'on))</text:p>
      <text:p text:style-name="OrgSrcBlock"><text:s text:c="10"/>(org-reveal)))))</text:p>
      <text:p text:style-name="OrgSrcBlock"/>
      <text:p text:style-name="OrgSrcBlock"><text:s text:c="2"/>(custom-set-faces</text:p>
      <text:p text:style-name="OrgSrcBlock"><text:s text:c="3"/><text:span text:style-name="OrgSrcFontLockCommentDelimiterFace">;; </text:span><text:span text:style-name="OrgSrcFontLockCommentFace">'(org-agenda-clocking ((t (:background "</text:span><text:span text:style-name="OrgSrcDefault0062">#300020</text:span><text:span text:style-name="OrgSrcFontLockCommentFace">"))))</text:span></text:p>
      <text:p text:style-name="OrgSrcBlock"><text:s text:c="3"/>'(org-agenda-structure ((t (<text:span text:style-name="OrgSrcFontLockBuiltinFace">:underline</text:span> t <text:span text:style-name="OrgSrcFontLockBuiltinFace">:foreground</text:span> <text:span text:style-name="OrgSrcFontLockStringFace">"</text:span><text:span text:style-name="OrgSrcDefault0063">#6873ff</text:span><text:span text:style-name="OrgSrcFontLockStringFace">"</text:span>))))</text:p>
      <text:p text:style-name="OrgSrcBlock"><text:s text:c="3"/>'(org-agenda-date-today ((t (<text:span text:style-name="OrgSrcFontLockBuiltinFace">:weight</text:span> bold <text:span text:style-name="OrgSrcFontLockBuiltinFace">:foreground</text:span> <text:span text:style-name="OrgSrcFontLockStringFace">"</text:span><text:span text:style-name="OrgSrcDefault0064">#4a6aff</text:span><text:span text:style-name="OrgSrcFontLockStringFace">"</text:span>))))</text:p>
      <text:p text:style-name="OrgSrcBlock"><text:s text:c="3"/>'(org-agenda-date ((t (<text:span text:style-name="OrgSrcFontLockBuiltinFace">:weight</text:span> bold <text:span text:style-name="OrgSrcFontLockBuiltinFace">:foreground</text:span> <text:span text:style-name="OrgSrcFontLockStringFace">"</text:span><text:span text:style-name="OrgSrcDefault0065">#6ac214</text:span><text:span text:style-name="OrgSrcFontLockStringFace">"</text:span>))))</text:p>
      <text:p text:style-name="OrgSrcBlock"><text:s text:c="3"/>'(org-agenda-date-weekend ((t (<text:span text:style-name="OrgSrcFontLockBuiltinFace">:weight</text:span> bold <text:span text:style-name="OrgSrcFontLockBuiltinFace">:foreground</text:span> <text:span text:style-name="OrgSrcFontLockStringFace">"</text:span><text:span text:style-name="OrgSrcDefault0066">#ff8d1e</text:span><text:span text:style-name="OrgSrcFontLockStringFace">"</text:span>))))</text:p>
      <text:p text:style-name="OrgSrcBlock"><text:s text:c="3"/>'(org-time-grid ((t (<text:span text:style-name="OrgSrcFontLockBuiltinFace">:foreground</text:span> <text:span text:style-name="OrgSrcFontLockStringFace">"</text:span><text:span text:style-name="OrgSrcDefault0067">#0a4796</text:span><text:span text:style-name="OrgSrcFontLockStringFace">"</text:span>))))</text:p>
      <text:p text:style-name="OrgSrcBlock"><text:s text:c="3"/>'(org-warning ((t (<text:span text:style-name="OrgSrcFontLockBuiltinFace">:foreground</text:span> <text:span text:style-name="OrgSrcFontLockStringFace">"</text:span><text:span text:style-name="OrgSrcDefault0068">#ff431a</text:span><text:span text:style-name="OrgSrcFontLockStringFace">"</text:span>))))</text:p>
      <text:p text:style-name="OrgSrcBlock"><text:s text:c="3"/>'(org-upcoming-deadline ((t (<text:span text:style-name="OrgSrcFontLockBuiltinFace">:inherit</text:span> font-lock-keyword-face))))</text:p>
      <text:p text:style-name="OrgSrcBlock"><text:s text:c="3"/>)</text:p>
      <text:p text:style-name="OrgSrcBlock"/>
      <text:p text:style-name="OrgSrcBlock"><text:s text:c="2"/>(define-key org-mode-map (kbd <text:span text:style-name="OrgSrcFontLockStringFace">"&lt;f11&gt;"</text:span>) 'my:toggle-doing-tag)</text:p>
      <text:p text:style-name="OrgSrcBlockLastLine"><text:s text:c="2"/>(define-key org-mode-map (kbd <text:span text:style-name="OrgSrcFontLockStringFace">"C-&lt;f11&gt;"</text:span>) 'my:sparse-doing-tree))</text:p>
      <text:h text:style-name="Heading_20_2" text:outline-level="2"><text:bookmark text:name="orgheadline154"/><text:bookmark-start text:name="OrgXref.orgheadline154"/>[appt.el] アラーム設定 <text:bookmark-end text:name="OrgXref.orgheadline154"/></text:h>
      <text:list xml:id="list220715830605616" text:style-name="OrgBulletedList">
        <text:list-item>
          <text:p text:style-name="P2">Growl や <text:a xlink:type="simple" xlink:href="https://github.com/julienXX/terminal-notifier/releases" text:style-name="Internet_20_link" text:visited-style-name="Visited_20_Internet_20_Link">Terminal Notifier</text:a> と連携していると、Emacsがバックグラウンドにあってもアラームに気づける。</text:p>
        </text:list-item>
      </text:list>
      <text:p text:style-name="OrgSrcBlock"><text:soft-page-break/>(<text:span text:style-name="OrgSrcFontLockKeywordFace">with-eval-after-load</text:span> <text:span text:style-name="OrgSrcFontLockStringFace">"org"</text:span></text:p>
      <text:p text:style-name="OrgSrcBlock"><text:s text:c="2"/><text:span text:style-name="OrgSrcFontLockCommentDelimiterFace">;; </text:span><text:span text:style-name="OrgSrcFontLockCommentFace">アラーム表示を有効にする</text:span></text:p>
      <text:p text:style-name="OrgSrcBlock"><text:s text:c="2"/>(appt-activate 1)</text:p>
      <text:p text:style-name="OrgSrcBlock"><text:s text:c="2"/><text:span text:style-name="OrgSrcFontLockCommentDelimiterFace">;; </text:span><text:span text:style-name="OrgSrcFontLockCommentFace">window を フレーム内に表示する</text:span></text:p>
      <text:p text:style-name="OrgSrcBlock"><text:s text:c="2"/>(setq appt-display-format 'window)</text:p>
      <text:p text:style-name="OrgSrcBlock"><text:s text:c="2"/><text:span text:style-name="OrgSrcFontLockCommentDelimiterFace">;; </text:span><text:span text:style-name="OrgSrcFontLockCommentFace">window を継続表示する時間[s]</text:span></text:p>
      <text:p text:style-name="OrgSrcBlock"><text:s text:c="2"/>(setq appt-display-duration 5)</text:p>
      <text:p text:style-name="OrgSrcBlock"><text:s text:c="2"/><text:span text:style-name="OrgSrcFontLockCommentDelimiterFace">;; </text:span><text:span text:style-name="OrgSrcFontLockCommentFace">ビープ音の有無</text:span></text:p>
      <text:p text:style-name="OrgSrcBlock"><text:s text:c="2"/>(setq appt-audible nil)</text:p>
      <text:p text:style-name="OrgSrcBlock"><text:s text:c="2"/><text:span text:style-name="OrgSrcFontLockCommentDelimiterFace">;; </text:span><text:span text:style-name="OrgSrcFontLockCommentFace">何分前から警告表示を開始するか[m]</text:span></text:p>
      <text:p text:style-name="OrgSrcBlock"><text:s text:c="2"/>(setq appt-message-warning-time 30)</text:p>
      <text:p text:style-name="OrgSrcBlock"><text:s text:c="2"/><text:span text:style-name="OrgSrcFontLockCommentDelimiterFace">;; </text:span><text:span text:style-name="OrgSrcFontLockCommentFace">警告表示開始から何分ごとにリマインドするか[m]</text:span></text:p>
      <text:p text:style-name="OrgSrcBlock"><text:s text:c="2"/>(setq appt-display-interval 5)</text:p>
      <text:p text:style-name="OrgSrcBlock"><text:s text:c="2"/><text:span text:style-name="OrgSrcFontLockCommentDelimiterFace">;; </text:span><text:span text:style-name="OrgSrcFontLockCommentFace">モードラインにアラームを表示する</text:span></text:p>
      <text:p text:style-name="OrgSrcBlock"><text:s text:c="2"/>(setq appt-display-mode-line t)</text:p>
      <text:p text:style-name="OrgSrcBlock"><text:s text:c="2"/><text:span text:style-name="OrgSrcFontLockCommentDelimiterFace">;; </text:span><text:span text:style-name="OrgSrcFontLockCommentFace">org-agenda の内容をアラームに登録する（重い）</text:span></text:p>
      <text:p text:style-name="OrgSrcBlock"><text:s text:c="2"/><text:span text:style-name="OrgSrcFontLockCommentDelimiterFace">;; </text:span><text:span text:style-name="OrgSrcFontLockCommentFace">(add-hook 'org-mode-hook</text:span></text:p>
      <text:p text:style-name="OrgSrcBlock"><text:s text:c="2"/><text:span text:style-name="OrgSrcFontLockCommentDelimiterFace">;; <text:s text:c="10"/></text:span><text:span text:style-name="OrgSrcFontLockCommentFace">'(lambda ()</text:span></text:p>
      <text:p text:style-name="OrgSrcBlock"><text:s text:c="2"/><text:span text:style-name="OrgSrcFontLockCommentDelimiterFace">;; <text:s text:c="13"/></text:span><text:span text:style-name="OrgSrcFontLockCommentFace">(org-agenda-to-appt t '((headline "TODO")))))</text:span></text:p>
      <text:p text:style-name="OrgSrcBlock"><text:s text:c="2"/><text:span text:style-name="OrgSrcFontLockCommentDelimiterFace">;; </text:span><text:span text:style-name="OrgSrcFontLockCommentFace">定期的に更新する</text:span></text:p>
      <text:p text:style-name="OrgSrcBlock"><text:s text:c="2"/>(<text:span text:style-name="OrgSrcFontLockKeywordFace">defvar</text:span> <text:span text:style-name="OrgSrcFontLockVariableNameFace">org-agenda-to-appt-activate</text:span> t)</text:p>
      <text:p text:style-name="OrgSrcBlock"><text:s text:c="2"/>(<text:span text:style-name="OrgSrcFontLockKeywordFace">defun</text:span> <text:span text:style-name="OrgSrcFontLockFunctionNameFace">my:org-agenda-to-appt</text:span> ()</text:p>
      <text:p text:style-name="OrgSrcBlock"><text:s text:c="4"/>(interactive)</text:p>
      <text:p text:style-name="OrgSrcBlock"><text:s text:c="4"/>(org-agenda-to-appt t '((headline <text:span text:style-name="OrgSrcFontLockStringFace">"TODO"</text:span>))))</text:p>
      <text:p text:style-name="OrgSrcBlock"><text:s text:c="2"/>(add-hook 'focus-out-hook</text:p>
      <text:p text:style-name="OrgSrcBlock"><text:s text:c="12"/>#'(<text:span text:style-name="OrgSrcFontLockKeywordFace">lambda</text:span> ()</text:p>
      <text:p text:style-name="OrgSrcBlock"><text:s text:c="16"/>(<text:span text:style-name="OrgSrcFontLockKeywordFace">when</text:span> org-agenda-to-appt-activate</text:p>
      <text:p text:style-name="OrgSrcBlock"><text:s text:c="18"/>(my:org-agenda-to-appt)</text:p>
      <text:p text:style-name="OrgSrcBlock"><text:s text:c="18"/>(setq org-agenda-to-appt-activate nil))))</text:p>
      <text:p text:style-name="OrgSrcBlock"><text:s text:c="2"/>(run-with-idle-timer</text:p>
      <text:p text:style-name="OrgSrcBlock"><text:s text:c="3"/>10 t #'(<text:span text:style-name="OrgSrcFontLockKeywordFace">lambda</text:span> ()</text:p>
      <text:p text:style-name="OrgSrcBlock"><text:s text:c="12"/>(setq org-agenda-to-appt-activate t)))</text:p>
      <text:p text:style-name="OrgSrcBlock"/>
      <text:p text:style-name="OrgSrcBlockLastLine"><text:s text:c="2"/>(define-key org-mode-map (kbd <text:span text:style-name="OrgSrcFontLockStringFace">"C-c f 3"</text:span>) 'my:org-agenda-to-appt))</text:p>
      <text:h text:style-name="Heading_20_2" text:outline-level="2"><text:bookmark text:name="orgheadline155"/><text:bookmark-start text:name="OrgXref.orgheadline155"/>[org-capture] 高速にメモを取る <text:bookmark-end text:name="OrgXref.orgheadline155"/></text:h>
      <text:p text:style-name="OrgSrcBlock">(<text:span text:style-name="OrgSrcFontLockKeywordFace">when</text:span></text:p>
      <text:p text:style-name="OrgSrcBlock"><text:s text:c="4"/>(eval-after-autoload-if-found</text:p>
      <text:p text:style-name="OrgSrcBlock"><text:s text:c="5"/>'(org-capture) <text:span text:style-name="OrgSrcFontLockStringFace">"org-capture"</text:span> nil t nil</text:p>
      <text:p text:style-name="OrgSrcBlock"><text:s text:c="5"/>'(<text:span text:style-name="OrgSrcFontLockCommentDelimiterFace">;; </text:span><text:span text:style-name="OrgSrcFontLockCommentFace">2010-06-13 の形式では、タグとして認識されない</text:span></text:p>
      <text:p text:style-name="OrgSrcBlock"><text:s text:c="7"/>(<text:span text:style-name="OrgSrcFontLockKeywordFace">defun</text:span> <text:span text:style-name="OrgSrcFontLockFunctionNameFace">get-current-date-tags</text:span> () (format-time-string <text:span text:style-name="OrgSrcFontLockStringFace">"%Y%m%d"</text:span>))</text:p>
      <text:p text:style-name="OrgSrcBlock"><text:s text:c="7"/>(setq org-default-notes-file (concat org-directory <text:span text:style-name="OrgSrcFontLockStringFace">"next.org"</text:span>))</text:p>
      <text:p text:style-name="OrgSrcBlock"><text:s text:c="7"/>(<text:span text:style-name="OrgSrcFontLockKeywordFace">defvar</text:span> <text:span text:style-name="OrgSrcFontLockVariableNameFace">org-capture-words-notes-file</text:span> (concat org-directory <text:span text:style-name="OrgSrcFontLockStringFace">"words.org"</text:span>))</text:p>
      <text:p text:style-name="OrgSrcBlock"><text:s text:c="7"/>(<text:span text:style-name="OrgSrcFontLockKeywordFace">defvar</text:span> <text:span text:style-name="OrgSrcFontLockVariableNameFace">org-capture-notes-file</text:span> (concat org-directory <text:span text:style-name="OrgSrcFontLockStringFace">"note.org"</text:span>))</text:p>
      <text:p text:style-name="OrgSrcBlock"><text:s text:c="7"/>(<text:span text:style-name="OrgSrcFontLockKeywordFace">defvar</text:span> <text:span text:style-name="OrgSrcFontLockVariableNameFace">org-capture-research-file</text:span> (concat org-directory <text:span text:style-name="OrgSrcFontLockStringFace">"research.org"</text:span>))</text:p>
      <text:p text:style-name="OrgSrcBlock"><text:s text:c="7"/>(<text:span text:style-name="OrgSrcFontLockKeywordFace">defvar</text:span> <text:span text:style-name="OrgSrcFontLockVariableNameFace">org-capture-buffer-file</text:span> (concat org-directory <text:span text:style-name="OrgSrcFontLockStringFace">"buffer.org"</text:span>))</text:p>
      <text:p text:style-name="OrgSrcBlock"><text:s text:c="7"/>(<text:span text:style-name="OrgSrcFontLockKeywordFace">defvar</text:span> <text:span text:style-name="OrgSrcFontLockVariableNameFace">org-capture-today-file</text:span> (concat org-directory <text:span text:style-name="OrgSrcFontLockStringFace">"today.org"</text:span>))</text:p>
      <text:p text:style-name="OrgSrcBlock"><text:s text:c="7"/>(<text:span text:style-name="OrgSrcFontLockKeywordFace">defvar</text:span> <text:span text:style-name="OrgSrcFontLockVariableNameFace">org-capture-ical-file</text:span> (concat org-directory <text:span text:style-name="OrgSrcFontLockStringFace">"org-ical.org"</text:span>))</text:p>
      <text:p text:style-name="OrgSrcBlock"/>
      <text:p text:style-name="OrgSrcBlock"><text:s text:c="7"/><text:span text:style-name="OrgSrcFontLockCommentDelimiterFace">;; </text:span><text:span text:style-name="OrgSrcFontLockCommentFace">see org.pdf:p73</text:span></text:p>
      <text:p text:style-name="OrgSrcBlock"><text:s text:c="7"/>(setq org-capture-templates</text:p>
      <text:p text:style-name="OrgSrcBlock"><text:s text:c="13"/>`((<text:span text:style-name="OrgSrcFontLockStringFace">"t"</text:span> <text:span text:style-name="OrgSrcFontLockStringFace">"TODO 項目を INBOX に貼り付ける"</text:span> entry</text:p>
      <text:p text:style-name="OrgSrcBlock"><text:s text:c="16"/>(file+headline nil <text:span text:style-name="OrgSrcFontLockStringFace">"INBOX"</text:span>) <text:span text:style-name="OrgSrcFontLockStringFace">"** TODO %?\n\t"</text:span>)</text:p>
      <text:p text:style-name="OrgSrcBlock"><text:s text:c="15"/>(<text:span text:style-name="OrgSrcFontLockStringFace">"c"</text:span> <text:span text:style-name="OrgSrcFontLockStringFace">"同期カレンダーにエントリー"</text:span> entry</text:p>
      <text:p text:style-name="OrgSrcBlock"><text:s text:c="16"/>(file+headline ,org-capture-ical-file <text:span text:style-name="OrgSrcFontLockStringFace">"Schedule"</text:span>)</text:p>
      <text:p text:style-name="OrgSrcBlock"><text:s text:c="16"/><text:span text:style-name="OrgSrcFontLockStringFace">"** TODO %?\n\t"</text:span>) </text:p>
      <text:p text:style-name="OrgSrcBlock"><text:s text:c="15"/>(<text:span text:style-name="OrgSrcFontLockStringFace">"d"</text:span> <text:span text:style-name="OrgSrcFontLockStringFace">"Doingタグ付きのタスクをInboxに投げる"</text:span> entry</text:p>
      <text:p text:style-name="OrgSrcBlock"><text:s text:c="16"/>(file+headline nil <text:span text:style-name="OrgSrcFontLockStringFace">"INBOX"</text:span>)</text:p>
      <text:p text:style-name="OrgSrcBlock"><text:s text:c="16"/><text:span text:style-name="OrgSrcFontLockStringFace">"** TODO %? :Doing:\n <text:s/>- \n"</text:span>)</text:p>
      <text:p text:style-name="OrgSrcBlock"><text:soft-page-break/><text:s text:c="15"/>(<text:span text:style-name="OrgSrcFontLockStringFace">"l"</text:span> <text:span text:style-name="OrgSrcFontLockStringFace">"本日のチェックリスト"</text:span> entry</text:p>
      <text:p text:style-name="OrgSrcBlock"><text:s text:c="16"/>(file+headline ,org-capture-today-file <text:span text:style-name="OrgSrcFontLockStringFace">"Today"</text:span>)</text:p>
      <text:p text:style-name="OrgSrcBlock"><text:s text:c="16"/><text:span text:style-name="OrgSrcFontLockStringFace">"** FOCUS 本日のチェックリスト %T\n（起床時間の記録）[[http://www.hayaoki-seikatsu.com/users/takaxp/][早起き日記]] \n（朝食）\n <text:s/>- [ ] %?\n（昼食）\n（帰宅／夕食）\n----\n（研究速報）\n <text:s/>- [ ] \n"</text:span>)</text:p>
      <text:p text:style-name="OrgSrcBlock"><text:s text:c="15"/>(<text:span text:style-name="OrgSrcFontLockStringFace">"i"</text:span> <text:span text:style-name="OrgSrcFontLockStringFace">"アイディアを書き込む"</text:span> entry (file+headline nil <text:span text:style-name="OrgSrcFontLockStringFace">"INBOX"</text:span>)</text:p>
      <text:p text:style-name="OrgSrcBlock"><text:s text:c="16"/><text:span text:style-name="OrgSrcFontLockStringFace">"** %?\n <text:s/>- \n\t%U"</text:span>)</text:p>
      <text:p text:style-name="OrgSrcBlock"><text:s text:c="15"/>(<text:span text:style-name="OrgSrcFontLockStringFace">"b"</text:span> <text:span text:style-name="OrgSrcFontLockStringFace">"Bug タグ付きの TODO 項目を貼り付ける"</text:span> entry</text:p>
      <text:p text:style-name="OrgSrcBlock"><text:s text:c="16"/>(file+headline nil <text:span text:style-name="OrgSrcFontLockStringFace">"INBOX"</text:span>)</text:p>
      <text:p text:style-name="OrgSrcBlock"><text:s text:c="16"/><text:span text:style-name="OrgSrcFontLockStringFace">"** TODO %? :bug:\n %i\n %a %t"</text:span>)</text:p>
      <text:p text:style-name="OrgSrcBlock"><text:s text:c="15"/>(<text:span text:style-name="OrgSrcFontLockStringFace">"w"</text:span> ,(concat <text:span text:style-name="OrgSrcFontLockStringFace">"英単語を "</text:span> org-capture-words-notes-file</text:p>
      <text:p text:style-name="OrgSrcBlock"><text:s text:c="29"/><text:span text:style-name="OrgSrcFontLockStringFace">" に書き込む"</text:span>) entry</text:p>
      <text:p text:style-name="OrgSrcBlock"><text:s text:c="29"/>(file+headline ,org-capture-words-notes-file <text:span text:style-name="OrgSrcFontLockStringFace">"WORDS"</text:span>)</text:p>
      <text:p text:style-name="OrgSrcBlock"><text:s text:c="29"/><text:span text:style-name="OrgSrcFontLockStringFace">"** %? :%(get-current-date-tags):\n「」\n <text:s/>- "</text:span>)</text:p>
      <text:p text:style-name="OrgSrcBlock"><text:s text:c="15"/>(<text:span text:style-name="OrgSrcFontLockStringFace">"g"</text:span> ,(concat <text:span text:style-name="OrgSrcFontLockStringFace">"英語ノートを "</text:span> org-capture-words-notes-file</text:p>
      <text:p text:style-name="OrgSrcBlock"><text:s text:c="29"/><text:span text:style-name="OrgSrcFontLockStringFace">" に書き込む"</text:span>)</text:p>
      <text:p text:style-name="OrgSrcBlock"><text:s text:c="16"/>entry (file+headline ,org-capture-words-notes-file <text:span text:style-name="OrgSrcFontLockStringFace">"GRAMMER"</text:span>)</text:p>
      <text:p text:style-name="OrgSrcBlock"><text:s text:c="16"/><text:span text:style-name="OrgSrcFontLockStringFace">"** %? :%(get-current-date-tags):\n\n%U"</text:span>)</text:p>
      <text:p text:style-name="OrgSrcBlock"><text:s text:c="15"/>(<text:span text:style-name="OrgSrcFontLockStringFace">"T"</text:span> <text:span text:style-name="OrgSrcFontLockStringFace">"時間付きエントリー"</text:span> entry (file+headline nil <text:span text:style-name="OrgSrcFontLockStringFace">"INBOX"</text:span>)</text:p>
      <text:p text:style-name="OrgSrcBlock"><text:s text:c="16"/><text:span text:style-name="OrgSrcFontLockStringFace">"** %? %T--\n"</text:span>)</text:p>
      <text:p text:style-name="OrgSrcBlock"><text:s text:c="15"/>(<text:span text:style-name="OrgSrcFontLockStringFace">"n"</text:span> <text:span text:style-name="OrgSrcFontLockStringFace">"ノートとしてINBOXに貼り付ける"</text:span> entry</text:p>
      <text:p text:style-name="OrgSrcBlock"><text:s text:c="16"/>(file+headline nil <text:span text:style-name="OrgSrcFontLockStringFace">"INBOX"</text:span>)</text:p>
      <text:p text:style-name="OrgSrcBlock"><text:s text:c="16"/><text:span text:style-name="OrgSrcFontLockStringFace">"** %? :note:\n\t%U"</text:span>)</text:p>
      <text:p text:style-name="OrgSrcBlock"><text:s text:c="15"/>(<text:span text:style-name="OrgSrcFontLockStringFace">"D"</text:span> <text:span text:style-name="OrgSrcFontLockStringFace">"「ドラッカー365の金言」をノートする"</text:span> entry</text:p>
      <text:p text:style-name="OrgSrcBlock"><text:s text:c="16"/>(file+headline ,org-capture-notes-file <text:span text:style-name="OrgSrcFontLockStringFace">"The Daily Drucker"</text:span>)</text:p>
      <text:p text:style-name="OrgSrcBlock"><text:s text:c="16"/><text:span text:style-name="OrgSrcFontLockStringFace">"** 「%?」\nDrucker) \n <text:s/>- \n <text:s/>- \nACTION POINT:\n <text:s/>- \nQUESTION:\n <text:s/>- \n"</text:span>)</text:p>
      <text:p text:style-name="OrgSrcBlock"><text:s text:c="15"/>(<text:span text:style-name="OrgSrcFontLockStringFace">"r"</text:span> ,(concat <text:span text:style-name="OrgSrcFontLockStringFace">"研究ノートを "</text:span> org-capture-research-file</text:p>
      <text:p text:style-name="OrgSrcBlock"><text:s text:c="29"/><text:span text:style-name="OrgSrcFontLockStringFace">" に書き込む"</text:span>)</text:p>
      <text:p text:style-name="OrgSrcBlock"><text:s text:c="16"/>entry (file+headline ,org-capture-research-file <text:span text:style-name="OrgSrcFontLockStringFace">"Survey"</text:span>)</text:p>
      <text:p text:style-name="OrgSrcBlock"><text:s text:c="16"/><text:span text:style-name="OrgSrcFontLockStringFace">"** %? :note:\n# \n <text:s/>- \n\t%U"</text:span>)</text:p>
      <text:p text:style-name="OrgSrcBlock"><text:s text:c="15"/>(<text:span text:style-name="OrgSrcFontLockStringFace">"`"</text:span> ,(concat <text:span text:style-name="OrgSrcFontLockStringFace">"ノートをバッファ "</text:span> org-capture-buffer-file</text:p>
      <text:p text:style-name="OrgSrcBlock"><text:s text:c="29"/><text:span text:style-name="OrgSrcFontLockStringFace">" に書き込む"</text:span>)</text:p>
      <text:p text:style-name="OrgSrcBlock"><text:s text:c="16"/>entry (file+headline ,org-capture-buffer-file <text:span text:style-name="OrgSrcFontLockStringFace">"Buffers"</text:span>)</text:p>
      <text:p text:style-name="OrgSrcBlockLastLine"><text:s text:c="16"/><text:span text:style-name="OrgSrcFontLockStringFace">"** %(get-random-string 16) %U\n\n%?\n\n----"</text:span>))))))</text:p>
      <text:h text:style-name="Heading_20_2" text:outline-level="2"><text:bookmark text:name="orgheadline156"/><text:bookmark-start text:name="OrgXref.orgheadline156"/>[org-refile] <text:bookmark-end text:name="OrgXref.orgheadline156"/></text:h>
      <text:p text:style-name="OrgSrcBlock">(<text:span text:style-name="OrgSrcFontLockKeywordFace">with-eval-after-load</text:span> <text:span text:style-name="OrgSrcFontLockStringFace">"org"</text:span></text:p>
      <text:p text:style-name="OrgSrcBlock"><text:s text:c="2"/>(setq org-refile-targets</text:p>
      <text:p text:style-name="OrgSrcBlock"><text:s text:c="8"/>(quote ((<text:span text:style-name="OrgSrcFontLockStringFace">"org-ical.org"</text:span> <text:span text:style-name="OrgSrcFontLockBuiltinFace">:level</text:span> . 1)</text:p>
      <text:p text:style-name="OrgSrcBlock"><text:s text:c="16"/>(<text:span text:style-name="OrgSrcFontLockStringFace">"research.org"</text:span> <text:span text:style-name="OrgSrcFontLockBuiltinFace">:level</text:span> . 1)</text:p>
      <text:p text:style-name="OrgSrcBlock"><text:s text:c="16"/>(<text:span text:style-name="OrgSrcFontLockStringFace">"work.org"</text:span> <text:span text:style-name="OrgSrcFontLockBuiltinFace">:level</text:span> . 1)</text:p>
      <text:p text:style-name="OrgSrcBlock"><text:s text:c="16"/>(<text:span text:style-name="OrgSrcFontLockStringFace">"next.org"</text:span> <text:span text:style-name="OrgSrcFontLockBuiltinFace">:level</text:span> . 1)</text:p>
      <text:p text:style-name="OrgSrcBlockLastLine"><text:s text:c="16"/>(<text:span text:style-name="OrgSrcFontLockStringFace">"sleep.org"</text:span> <text:span text:style-name="OrgSrcFontLockBuiltinFace">:level</text:span> . 1)))))</text:p>
      <text:h text:style-name="Heading_20_2" text:outline-level="2"><text:bookmark text:name="orgheadline157"/><text:bookmark-start text:name="OrgXref.orgheadline157"/>[org-babel] 基本設定 <text:bookmark-end text:name="OrgXref.orgheadline157"/></text:h>
      <text:p text:style-name="OrgSrcBlock">(<text:span text:style-name="OrgSrcFontLockKeywordFace">with-eval-after-load</text:span> <text:span text:style-name="OrgSrcFontLockStringFace">"org"</text:span></text:p>
      <text:p text:style-name="OrgSrcBlock"><text:s text:c="2"/>(setq org-confirm-babel-evaluate nil)</text:p>
      <text:p text:style-name="OrgSrcBlock"><text:s text:c="2"/>(setq org-src-fontify-natively t)</text:p>
      <text:p text:style-name="OrgSrcBlock"><text:s text:c="2"/>(setq org-src-tab-acts-natively t)</text:p>
      <text:p text:style-name="OrgSrcBlock"><text:s text:c="2"/><text:span text:style-name="OrgSrcFontLockCommentDelimiterFace">;; </text:span><text:span text:style-name="OrgSrcFontLockCommentFace">org-src-window-setup (current-window, other-window, other-frame)</text:span></text:p>
      <text:p text:style-name="OrgSrcBlock"><text:s text:c="2"/>(setq org-src-window-setup 'current-window)</text:p>
      <text:p text:style-name="OrgSrcBlock"><text:s text:c="2"/>(<text:span text:style-name="OrgSrcFontLockKeywordFace">require</text:span> '<text:span text:style-name="OrgSrcFontLockConstantFace">ob-http</text:span> nil t)</text:p>
      <text:p text:style-name="OrgSrcBlock"><text:s text:c="2"/><text:span text:style-name="OrgSrcFontLockCommentDelimiterFace">;; </text:span><text:span text:style-name="OrgSrcFontLockCommentFace">Add ":results output" after program name</text:span></text:p>
      <text:p text:style-name="OrgSrcBlock"><text:s text:c="2"/>(org-babel-do-load-languages</text:p>
      <text:p text:style-name="OrgSrcBlock"><text:soft-page-break/><text:s text:c="3"/>'org-babel-load-languages</text:p>
      <text:p text:style-name="OrgSrcBlock"><text:s text:c="3"/>'((dot . t)</text:p>
      <text:p text:style-name="OrgSrcBlock"><text:s text:c="5"/>(C . t)</text:p>
      <text:p text:style-name="OrgSrcBlock"><text:s text:c="5"/>(perl . t)</text:p>
      <text:p text:style-name="OrgSrcBlock"><text:s text:c="5"/>(sh . t)</text:p>
      <text:p text:style-name="OrgSrcBlock"><text:s text:c="5"/>(latex . t)</text:p>
      <text:p text:style-name="OrgSrcBlock"><text:s text:c="5"/>(R . t)</text:p>
      <text:p text:style-name="OrgSrcBlock"><text:s text:c="5"/>(python . t)))</text:p>
      <text:p text:style-name="OrgSrcBlock"><text:s text:c="2"/><text:span text:style-name="OrgSrcFontLockCommentDelimiterFace">;; </text:span><text:span text:style-name="OrgSrcFontLockCommentFace">(require 'ob-C nil t)</text:span></text:p>
      <text:p text:style-name="OrgSrcBlock"><text:s text:c="2"/><text:span text:style-name="OrgSrcFontLockCommentDelimiterFace">;; </text:span><text:span text:style-name="OrgSrcFontLockCommentFace">(require 'ob-perl nil t)</text:span></text:p>
      <text:p text:style-name="OrgSrcBlock"><text:s text:c="2"/><text:span text:style-name="OrgSrcFontLockCommentDelimiterFace">;; </text:span><text:span text:style-name="OrgSrcFontLockCommentFace">(require 'ob-sh nil t)</text:span></text:p>
      <text:p text:style-name="OrgSrcBlock"><text:s text:c="2"/><text:span text:style-name="OrgSrcFontLockCommentDelimiterFace">;; </text:span><text:span text:style-name="OrgSrcFontLockCommentFace">(require 'ob-python nil t)</text:span></text:p>
      <text:p text:style-name="OrgSrcBlock"/>
      <text:p text:style-name="OrgSrcBlock"><text:s text:c="2"/><text:span text:style-name="OrgSrcFontLockCommentDelimiterFace">;; </text:span><text:span text:style-name="OrgSrcFontLockCommentFace">実装済みの言語に好きな名前を紐付ける</text:span></text:p>
      <text:p text:style-name="OrgSrcBlock"><text:s text:c="2"/>(add-to-list 'org-src-lang-modes '(<text:span text:style-name="OrgSrcFontLockStringFace">"cs"</text:span> . csharp))</text:p>
      <text:p text:style-name="OrgSrcBlockLastLine"><text:s text:c="2"/>(add-to-list 'org-src-lang-modes '(<text:span text:style-name="OrgSrcFontLockStringFace">"zsh"</text:span> . sh)))</text:p>
      <text:h text:style-name="Heading_20_2" text:outline-level="2"><text:bookmark text:name="orgheadline158"/><text:bookmark-start text:name="OrgXref.orgheadline158"/>[org-babel] ソースブロックの入力キーをカスタマイズ <text:bookmark-end text:name="OrgXref.orgheadline158"/></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p>
      <text:p text:style-name="OrgSrcBlock">(<text:span text:style-name="OrgSrcFontLockKeywordFace">with-eval-after-load</text:span> <text:span text:style-name="OrgSrcFontLockStringFace">"org"</text:span></text:p>
      <text:p text:style-name="OrgSrcBlock"><text:s text:c="2"/>(add-to-list 'org-structure-template-alist</text:p>
      <text:p text:style-name="OrgSrcBlock"><text:s text:c="15"/>'(<text:span text:style-name="OrgSrcFontLockStringFace">"C"</text:span> <text:span text:style-name="OrgSrcFontLockStringFace">"#+BEGIN_COMMENT\n?\n#+END_COMMENT"</text:span> <text:span text:style-name="OrgSrcFontLockStringFace">""</text:span>))</text:p>
      <text:p text:style-name="OrgSrcBlock"><text:s text:c="2"/>(add-to-list 'org-structure-template-alist</text:p>
      <text:p text:style-name="OrgSrcBlockLastLine"><text:s text:c="15"/>'(<text:span text:style-name="OrgSrcFontLockStringFace">"S"</text:span> <text:span text:style-name="OrgSrcFontLockStringFace">"#+BEGIN_SRC emacs-lisp\n?\n#+END_SRC"</text:span> <text:span text:style-name="OrgSrcFontLockStringFace">"&lt;src lang=\"emacs-lisp\"&gt;\n\n&lt;/src&gt;"</text:span>)))</text:p>
      <text:h text:style-name="Heading_20_2" text:outline-level="2"><text:bookmark text:name="orgheadline159"/><text:bookmark-start text:name="OrgXref.orgheadline159"/>[MobileOrg] iOS との連携 <text:bookmark-end text:name="OrgXref.orgheadline159"/></text:h>
      <text:p text:style-name="Text_20_body"><text:a xlink:type="simple" xlink:href="http://orgmode.org/manual/Setting-up-the-staging-area.html" text:style-name="Internet_20_link" text:visited-style-name="Visited_20_Internet_20_Link">http://orgmode.org/manual/Setting-up-the-staging-area.html</text:a></text:p>
      <text:p text:style-name="OrgSrcBlock">(<text:span text:style-name="OrgSrcFontLockKeywordFace">with-eval-after-load</text:span> <text:span text:style-name="OrgSrcFontLockStringFace">"org"</text:span></text:p>
      <text:p text:style-name="OrgSrcBlock"><text:s text:c="2"/><text:span text:style-name="OrgSrcFontLockCommentDelimiterFace">;;</text:span><text:span text:style-name="OrgSrcFontLockCommentFace">(setq org-mobile-files '("~/Dropbox/org/next.org" "1.org" "2.org"))</text:span></text:p>
      <text:p text:style-name="OrgSrcBlock"><text:s text:c="2"/>(setq org-mobile-files '(<text:span text:style-name="OrgSrcFontLockStringFace">"~/Dropbox/org/next.org"</text:span>))</text:p>
      <text:p text:style-name="OrgSrcBlock"><text:s text:c="2"/><text:span text:style-name="OrgSrcFontLockCommentDelimiterFace">;;</text:span><text:span text:style-name="OrgSrcFontLockCommentFace">(setq org-mobile-force-id-on-agenda-items nil)</text:span></text:p>
      <text:p text:style-name="OrgSrcBlock"/>
      <text:p text:style-name="OrgSrcBlock"><text:s text:c="2"/><text:span text:style-name="OrgSrcFontLockCommentDelimiterFace">;; </text:span><text:span text:style-name="OrgSrcFontLockCommentFace">Set a file to capture data from iOS devices</text:span></text:p>
      <text:p text:style-name="OrgSrcBlock"><text:s text:c="2"/>(setq org-mobile-inbox-for-pull (concat org-directory <text:span text:style-name="OrgSrcFontLockStringFace">"captured.org"</text:span>))</text:p>
      <text:p text:style-name="OrgSrcBlock"/>
      <text:p text:style-name="OrgSrcBlock"><text:s text:c="2"/><text:span text:style-name="OrgSrcFontLockCommentDelimiterFace">;; </text:span><text:span text:style-name="OrgSrcFontLockCommentFace">Upload location stored org files (index.org will be created)</text:span></text:p>
      <text:p text:style-name="OrgSrcBlock"><text:s text:c="2"/>(setq org-mobile-directory <text:span text:style-name="OrgSrcFontLockStringFace">"~/Dropbox/Apps/MobileOrg/"</text:span>)</text:p>
      <text:p text:style-name="OrgSrcBlock"/>
      <text:p text:style-name="OrgSrcBlock"><text:span text:style-name="OrgSrcFontLockCommentDelimiterFace">;;; </text:span><text:span text:style-name="OrgSrcFontLockCommentFace">Menu to push or pull org files using MobileOrg</text:span></text:p>
      <text:p text:style-name="OrgSrcBlock"><text:s text:c="2"/>(<text:span text:style-name="OrgSrcFontLockKeywordFace">defun</text:span> <text:span text:style-name="OrgSrcFontLockFunctionNameFace">org-mobile-sync</text:span> ()</text:p>
      <text:p text:style-name="OrgSrcBlock"><text:s text:c="4"/>(interactive)</text:p>
      <text:p text:style-name="OrgSrcBlock"><text:s text:c="4"/>(<text:span text:style-name="OrgSrcFontLockKeywordFace">let</text:span></text:p>
      <text:p text:style-name="OrgSrcBlock"><text:s text:c="8"/>(org-mobile-sync-type</text:p>
      <text:p text:style-name="OrgSrcBlock"><text:s text:c="9"/>(read-from-minibuffer <text:span text:style-name="OrgSrcFontLockStringFace">"How do you sync the org files? (pull or push) "</text:span>))</text:p>
      <text:p text:style-name="OrgSrcBlock"><text:s text:c="6"/>(message <text:span text:style-name="OrgSrcFontLockStringFace">"%s"</text:span> org-mobile-sync-type)</text:p>
      <text:p text:style-name="OrgSrcBlock"><text:s text:c="6"/>(<text:span text:style-name="OrgSrcFontLockKeywordFace">cond</text:span></text:p>
      <text:p text:style-name="OrgSrcBlock"><text:s text:c="7"/>((string= <text:span text:style-name="OrgSrcFontLockStringFace">"pull"</text:span> org-mobile-sync-type) (org-mobile-pull))</text:p>
      <text:p text:style-name="OrgSrcBlockLastLine"><text:s text:c="7"/>((string= <text:span text:style-name="OrgSrcFontLockStringFace">"push"</text:span> org-mobile-sync-type) (org-mobile-push))))))</text:p>
      <text:h text:style-name="Heading_20_2" text:outline-level="2"><text:bookmark text:name="orgheadline160"/><text:bookmark-start text:name="OrgXref.orgheadline160"/><text:soft-page-break/>[org-tree-slide] Org でプレゼンテーション <text:bookmark-end text:name="OrgXref.orgheadline160"/></text:h>
      <text:p text:style-name="Text_20_body"><text:a xlink:type="simple" xlink:href="http://pastelwill.jp/wiki/doku.php?id=emacs:org-tree-slide" text:style-name="Internet_20_link" text:visited-style-name="Visited_20_Internet_20_Link">http://pastelwill.jp/wiki/doku.php?id=emacs:org-tree-slide</text:a></text:p>
      <text:p text:style-name="OrgSrcBlock"><text:span text:style-name="OrgSrcFontLockCommentDelimiterFace">;; </text:span><text:span text:style-name="OrgSrcFontLockCommentFace">Org-tree-slide</text:span></text:p>
      <text:p text:style-name="OrgSrcBlock">(<text:span text:style-name="OrgSrcFontLockKeywordFace">when</text:span> (eval-after-autoload-if-found</text:p>
      <text:p text:style-name="OrgSrcBlock"><text:s text:c="7"/>'org-tree-slide-mode <text:span text:style-name="OrgSrcFontLockStringFace">"org-tree-slide"</text:span> nil t nil</text:p>
      <text:p text:style-name="OrgSrcBlock"><text:s text:c="7"/>'(<text:span text:style-name="OrgSrcFontLockCommentDelimiterFace">;; </text:span><text:span text:style-name="OrgSrcFontLockCommentFace">&lt;f8&gt;/&lt;f9&gt;/&lt;f10&gt;/&lt;f11&gt; are assigned to control org-tree-slide</text:span></text:p>
      <text:p text:style-name="OrgSrcBlock"><text:s text:c="9"/>(define-key org-tree-slide-mode-map (kbd <text:span text:style-name="OrgSrcFontLockStringFace">"&lt;f9&gt;"</text:span>)</text:p>
      <text:p text:style-name="OrgSrcBlock"><text:s text:c="11"/>'org-tree-slide-move-previous-tree)</text:p>
      <text:p text:style-name="OrgSrcBlock"><text:s text:c="9"/>(define-key org-tree-slide-mode-map (kbd <text:span text:style-name="OrgSrcFontLockStringFace">"&lt;f10&gt;"</text:span>)</text:p>
      <text:p text:style-name="OrgSrcBlock"><text:s text:c="11"/>'org-tree-slide-move-next-tree)</text:p>
      <text:p text:style-name="OrgSrcBlock"><text:s text:c="9"/>(org-tree-slide-narrowing-control-profile)</text:p>
      <text:p text:style-name="OrgSrcBlock"><text:s text:c="9"/>(setq org-tree-slide-modeline-display 'outside)</text:p>
      <text:p text:style-name="OrgSrcBlock"><text:s text:c="9"/>(setq org-tree-slide-skip-outline-level 5)</text:p>
      <text:p text:style-name="OrgSrcBlock"><text:s text:c="9"/>(setq org-tree-slide-skip-done nil)))</text:p>
      <text:p text:style-name="OrgSrcBlock"/>
      <text:p text:style-name="OrgSrcBlock"><text:s text:c="2"/>(global-set-key (kbd <text:span text:style-name="OrgSrcFontLockStringFace">"&lt;f8&gt;"</text:span>) 'org-tree-slide-mode)</text:p>
      <text:p text:style-name="OrgSrcBlockLastLine"><text:s text:c="2"/>(global-set-key (kbd <text:span text:style-name="OrgSrcFontLockStringFace">"S-&lt;f8&gt;"</text:span>) 'org-tree-slide-skip-done-toggle))</text:p>
      <text:p text:style-name="Text_20_body">Doing タグのトグルに <text:span text:style-name="OrgCode">f11</text:span> を割り当てたので、コンテンツモードへの切り替えは、異なるキーバインドに変更。</text:p>
      <text:h text:style-name="Heading_20_2" text:outline-level="2"><text:bookmark text:name="orgheadline161"/><text:bookmark-start text:name="OrgXref.orgheadline161"/>[org-tree-slide] クロックインとアウトを自動化する <text:bookmark-end text:name="OrgXref.orgheadline161"/></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p>
      <text:p text:style-name="OrgSrcBlock">(<text:span text:style-name="OrgSrcFontLockKeywordFace">with-eval-after-load</text:span> <text:span text:style-name="OrgSrcFontLockStringFace">"org-tree-slide"</text:span></text:p>
      <text:p text:style-name="OrgSrcBlock"><text:s text:c="2"/>(<text:span text:style-name="OrgSrcFontLockKeywordFace">defun</text:span> <text:span text:style-name="OrgSrcFontLockFunctionNameFace">my:org-clock-in</text:span> ()</text:p>
      <text:p text:style-name="OrgSrcBlock"><text:s text:c="4"/>(setq vc-display-status nil) <text:span text:style-name="OrgSrcFontLockCommentDelimiterFace">;; </text:span><text:span text:style-name="OrgSrcFontLockCommentFace">モードライン節約</text:span></text:p>
      <text:p text:style-name="OrgSrcBlock"><text:s text:c="4"/>(org-clock-in))</text:p>
      <text:p text:style-name="OrgSrcBlock"/>
      <text:p text:style-name="OrgSrcBlock"><text:s text:c="2"/>(<text:span text:style-name="OrgSrcFontLockKeywordFace">defun</text:span> <text:span text:style-name="OrgSrcFontLockFunctionNameFace">my:org-clock-out</text:span> ()</text:p>
      <text:p text:style-name="OrgSrcBlock"><text:s text:c="4"/>(setq vc-display-status t) <text:span text:style-name="OrgSrcFontLockCommentDelimiterFace">;; </text:span><text:span text:style-name="OrgSrcFontLockCommentFace">モードライン節約解除</text:span></text:p>
      <text:p text:style-name="OrgSrcBlock"><text:s text:c="4"/>(<text:span text:style-name="OrgSrcFontLockKeywordFace">require</text:span> '<text:span text:style-name="OrgSrcFontLockConstantFace">org-clock</text:span> nil t)</text:p>
      <text:p text:style-name="OrgSrcBlock"><text:s text:c="4"/>(<text:span text:style-name="OrgSrcFontLockKeywordFace">when</text:span> (org-clocking-p) (org-clock-out)))</text:p>
      <text:p text:style-name="OrgSrcBlock"/>
      <text:p text:style-name="OrgSrcBlock"><text:s text:c="2"/>(add-hook 'org-tree-slide-before-move-previous-hook</text:p>
      <text:p text:style-name="OrgSrcBlock"><text:s text:c="12"/>'my:org-clock-out)</text:p>
      <text:p text:style-name="OrgSrcBlock"><text:s text:c="2"/>(add-hook 'org-tree-slide-before-move-next-hook</text:p>
      <text:p text:style-name="OrgSrcBlock"><text:s text:c="12"/>'my:org-clock-out)</text:p>
      <text:p text:style-name="OrgSrcBlock"><text:s text:c="2"/>(add-hook 'org-tree-slide-stop-hook 'my:org-clock-out)</text:p>
      <text:p text:style-name="OrgSrcBlock"/>
      <text:p text:style-name="OrgSrcBlock"><text:s text:c="2"/>(add-hook 'org-tree-slide-before-narrow-hook</text:p>
      <text:p text:style-name="OrgSrcBlock"><text:s text:c="12"/>'(<text:span text:style-name="OrgSrcFontLockKeywordFace">lambda</text:span> ()</text:p>
      <text:p text:style-name="OrgSrcBlock"><text:s text:c="15"/>(<text:span text:style-name="OrgSrcFontLockKeywordFace">when</text:span></text:p>
      <text:p text:style-name="OrgSrcBlock"><text:s text:c="19"/>(and (or (equal (buffer-name) <text:span text:style-name="OrgSrcFontLockStringFace">"work.org"</text:span>)</text:p>
      <text:p text:style-name="OrgSrcBlock"><text:s text:c="28"/>(equal (buffer-name) <text:span text:style-name="OrgSrcFontLockStringFace">"effort.org"</text:span>))</text:p>
      <text:p text:style-name="OrgSrcBlock"><text:s text:c="24"/>(and (or (eq (org-outline-level) 2)</text:p>
      <text:p text:style-name="OrgSrcBlock"><text:s text:c="33"/>(eq (org-outline-level) 3))</text:p>
      <text:p text:style-name="OrgSrcBlock"><text:s text:c="29"/>(looking-at (concat <text:span text:style-name="OrgSrcFontLockStringFace">"^\\*+ "</text:span></text:p>
      <text:p text:style-name="OrgSrcBlock"><text:s text:c="49"/>org-not-done-regexp))))</text:p>
      <text:p text:style-name="OrgSrcBlockLastLine"><text:s text:c="17"/>(my:org-clock-in)))))</text:p>
      <text:h text:style-name="Heading_20_2" text:outline-level="2"><text:bookmark text:name="orgheadline163"/><text:bookmark-start text:name="OrgXref.orgheadline163"/><text:soft-page-break/>[org-tree-slide] 特定のツリーをプロポーショナルフォントで表示する <text:bookmark-end text:name="OrgXref.orgheadline163"/></text:h>
      <text:p text:style-name="Text_20_body">ツリーのプロパティに、プロポーショナルで表示するか否かの制御フラグを加えます。ツリーにフォーカス時にPROPORTIONAL指定がプロパティにあると、そのツリーを動的にプロポーショナルフォントでレンダリングします。変更は下位ツリーの全てに継承しています。</text:p>
      <text:p text:style-name="OrgSrcBlock">(<text:span text:style-name="OrgSrcFontLockKeywordFace">when</text:span> (eval-after-autoload-if-found</text:p>
      <text:p text:style-name="OrgSrcBlock"><text:s text:c="7"/>'(org-tree-slide) <text:span text:style-name="OrgSrcFontLockStringFace">"org-tree-slide"</text:span> nil t nil</text:p>
      <text:p text:style-name="OrgSrcBlock"><text:s text:c="7"/>'((<text:span text:style-name="OrgSrcFontLockKeywordFace">defcustom</text:span> <text:span text:style-name="OrgSrcFontLockVariableNameFace">use-proportional-font</text:span> nil</text:p>
      <text:p text:style-name="OrgSrcBlock"><text:s text:c="11"/><text:span text:style-name="OrgSrcFontLockDocFace">"The status of FONT property"</text:span></text:p>
      <text:p text:style-name="OrgSrcBlock"><text:s text:c="11"/><text:span text:style-name="OrgSrcFontLockBuiltinFace">:type</text:span> 'boolean</text:p>
      <text:p text:style-name="OrgSrcBlock"><text:s text:c="11"/><text:span text:style-name="OrgSrcFontLockBuiltinFace">:group</text:span> 'org-mode)</text:p>
      <text:p text:style-name="OrgSrcBlock"/>
      <text:p text:style-name="OrgSrcBlock"><text:s text:c="9"/>(set-face-attribute 'variable-pitch nil</text:p>
      <text:p text:style-name="OrgSrcBlock"><text:s text:c="29"/><text:span text:style-name="OrgSrcFontLockBuiltinFace">:family</text:span> <text:span text:style-name="OrgSrcFontLockStringFace">"Verdana"</text:span></text:p>
      <text:p text:style-name="OrgSrcBlock"><text:s text:c="29"/><text:span text:style-name="OrgSrcFontLockBuiltinFace">:height</text:span> 125)</text:p>
      <text:p text:style-name="OrgSrcBlock"/>
      <text:p text:style-name="OrgSrcBlock"><text:s text:c="9"/>(<text:span text:style-name="OrgSrcFontLockKeywordFace">defun</text:span> <text:span text:style-name="OrgSrcFontLockFunctionNameFace">my:proportional-font-toggle</text:span> ()</text:p>
      <text:p text:style-name="OrgSrcBlock"><text:s text:c="11"/>(interactive)</text:p>
      <text:p text:style-name="OrgSrcBlock"><text:s text:c="11"/>(setq use-proportional-font (not use-proportional-font))</text:p>
      <text:p text:style-name="OrgSrcBlock"><text:s text:c="11"/>(<text:span text:style-name="OrgSrcFontLockKeywordFace">if</text:span> use-proportional-font</text:p>
      <text:p text:style-name="OrgSrcBlock"><text:s text:c="15"/>(org-entry-put nil <text:span text:style-name="OrgSrcFontLockStringFace">"FONT"</text:span> <text:span text:style-name="OrgSrcFontLockStringFace">"PROPORTIONAL"</text:span>)</text:p>
      <text:p text:style-name="OrgSrcBlock"><text:s text:c="13"/>(org-delete-property <text:span text:style-name="OrgSrcFontLockStringFace">"FONT"</text:span>)))</text:p>
      <text:p text:style-name="OrgSrcBlock"/>
      <text:p text:style-name="OrgSrcBlock"><text:s text:c="9"/>(add-hook 'org-tree-slide-before-narrow-hook</text:p>
      <text:p text:style-name="OrgSrcBlock"><text:s text:c="19"/>'(<text:span text:style-name="OrgSrcFontLockKeywordFace">lambda</text:span> ()</text:p>
      <text:p text:style-name="OrgSrcBlock"><text:s text:c="22"/>(<text:span text:style-name="OrgSrcFontLockKeywordFace">if</text:span> (equal <text:span text:style-name="OrgSrcFontLockStringFace">"PROPORTIONAL"</text:span></text:p>
      <text:p text:style-name="OrgSrcBlock"><text:s text:c="33"/>(org-entry-get-with-inheritance <text:span text:style-name="OrgSrcFontLockStringFace">"FONT"</text:span>))</text:p>
      <text:p text:style-name="OrgSrcBlock"><text:s text:c="26"/>(buffer-face-set 'variable-pitch)</text:p>
      <text:p text:style-name="OrgSrcBlock"><text:s text:c="24"/>(buffer-face-mode 0))))</text:p>
      <text:p text:style-name="OrgSrcBlock"><text:s text:c="9"/>(add-hook 'org-tree-slide-stop-hook</text:p>
      <text:p text:style-name="OrgSrcBlock"><text:s text:c="19"/>'(<text:span text:style-name="OrgSrcFontLockKeywordFace">lambda</text:span> ()</text:p>
      <text:p text:style-name="OrgSrcBlockLastLine"><text:s text:c="22"/>(buffer-face-mode 0))))))</text:p>
      <text:h text:style-name="Heading_20_3" text:outline-level="3"><text:bookmark text:name="orgheadline162"/><text:bookmark-start text:name="OrgXref.orgheadline162"/>キーバインド <text:bookmark-end text:name="OrgXref.orgheadline162"/></text:h>
      <text:p text:style-name="OrgSrcBlock">(<text:span text:style-name="OrgSrcFontLockKeywordFace">with-eval-after-load</text:span> <text:span text:style-name="OrgSrcFontLockStringFace">"org"</text:span></text:p>
      <text:p text:style-name="OrgSrcBlockLastLine"><text:s text:c="2"/>(define-key org-mode-map (kbd <text:span text:style-name="OrgSrcFontLockStringFace">"C-c f p"</text:span>) 'my:proportional-font-toggle))</text:p>
      <text:h text:style-name="Heading_20_2" text:outline-level="2"><text:bookmark text:name="orgheadline164"/><text:bookmark-start text:name="OrgXref.orgheadline164"/>[org-fstree] ディレクトリ構造を読み取る <text:bookmark-end text:name="OrgXref.orgheadline164"/></text:h>
      <text:p text:style-name="OrgSrcBlock">(eval-after-autoload-if-found</text:p>
      <text:p text:style-name="OrgSrcBlock"><text:s/>'org-mode <text:span text:style-name="OrgSrcFontLockStringFace">"org"</text:span> nil t nil</text:p>
      <text:p text:style-name="OrgSrcBlockLastLine"><text:s/>'((<text:span text:style-name="OrgSrcFontLockKeywordFace">require</text:span> '<text:span text:style-name="OrgSrcFontLockConstantFace">org-fstree</text:span> nil t)))</text:p>
      <text:h text:style-name="Heading_20_2" text:outline-level="2"><text:bookmark text:name="orgheadline165"/><text:bookmark-start text:name="OrgXref.orgheadline165"/>[calfw-org] calfw に org の予定を表示する <text:bookmark-end text:name="OrgXref.orgheadline165"/></text:h>
      <text:p text:style-name="Text_20_body">org-mode の表のようにフェイスを統一しています。 <text:span text:style-name="OrgCode">calfw</text:span> を起動する時に、自動的にフレームサイズを拡大するような独自関数をぶら下げています。</text:p>
      <text:p text:style-name="OrgSrcBlock">(<text:span text:style-name="OrgSrcFontLockKeywordFace">when</text:span> (eval-after-autoload-if-found</text:p>
      <text:p text:style-name="OrgSrcBlock"><text:s text:c="7"/>'(my:cfw-open-org-calendar cfw:open-org-calendar)</text:p>
      <text:p text:style-name="OrgSrcBlock"><text:s text:c="7"/><text:span text:style-name="OrgSrcFontLockStringFace">"calfw-org"</text:span> <text:span text:style-name="OrgSrcFontLockStringFace">"Rich calendar for org-mode"</text:span> t nil</text:p>
      <text:p text:style-name="OrgSrcBlock"><text:s text:c="7"/>'(</text:p>
      <text:p text:style-name="OrgSrcBlock"><text:s text:c="9"/><text:span text:style-name="OrgSrcFontLockCommentDelimiterFace">;; </text:span><text:span text:style-name="OrgSrcFontLockCommentFace">icalendar との連結</text:span></text:p>
      <text:p text:style-name="OrgSrcBlock"><text:s text:c="9"/>(setq cfw:org-icalendars '(<text:span text:style-name="OrgSrcFontLockStringFace">"~/Dropbox/org/org-ical.org"</text:span>))</text:p>
      <text:p text:style-name="OrgSrcBlock"><text:soft-page-break/></text:p>
      <text:p text:style-name="OrgSrcBlock"><text:s text:c="9"/><text:span text:style-name="OrgSrcFontLockCommentDelimiterFace">;; </text:span><text:span text:style-name="OrgSrcFontLockCommentFace">org で使う表にフェイスを統一</text:span></text:p>
      <text:p text:style-name="OrgSrcBlock"><text:s text:c="9"/>(setq cfw:fchar-junction ?+</text:p>
      <text:p text:style-name="OrgSrcBlock"><text:s text:c="15"/>cfw:fchar-vertical-line ?|</text:p>
      <text:p text:style-name="OrgSrcBlock"><text:s text:c="15"/>cfw:fchar-horizontal-line ?-</text:p>
      <text:p text:style-name="OrgSrcBlock"><text:s text:c="15"/>cfw:fchar-left-junction ?|</text:p>
      <text:p text:style-name="OrgSrcBlock"><text:s text:c="15"/>cfw:fchar-right-junction ?|</text:p>
      <text:p text:style-name="OrgSrcBlock"><text:s text:c="15"/>cfw:fchar-top-junction ?+</text:p>
      <text:p text:style-name="OrgSrcBlock"><text:s text:c="15"/>cfw:fchar-top-left-corner ?|</text:p>
      <text:p text:style-name="OrgSrcBlock"><text:s text:c="15"/>cfw:fchar-top-right-corner ?| )</text:p>
      <text:p text:style-name="OrgSrcBlock"/>
      <text:p text:style-name="OrgSrcBlock"><text:s text:c="9"/>(<text:span text:style-name="OrgSrcFontLockKeywordFace">defun</text:span> <text:span text:style-name="OrgSrcFontLockFunctionNameFace">my:org-mark-ring-goto-calfw</text:span> ()</text:p>
      <text:p text:style-name="OrgSrcBlock"><text:s text:c="11"/>(interactive)</text:p>
      <text:p text:style-name="OrgSrcBlock"><text:s text:c="11"/>(org-mark-ring-goto))</text:p>
      <text:p text:style-name="OrgSrcBlock"/>
      <text:p text:style-name="OrgSrcBlock"><text:s text:c="9"/>(<text:span text:style-name="OrgSrcFontLockKeywordFace">defun</text:span> <text:span text:style-name="OrgSrcFontLockFunctionNameFace">my:cfw-open-org-calendar</text:span> ()</text:p>
      <text:p text:style-name="OrgSrcBlock"><text:s text:c="11"/>(interactive)</text:p>
      <text:p text:style-name="OrgSrcBlock"><text:s text:c="11"/>(change-frame-width-double)</text:p>
      <text:p text:style-name="OrgSrcBlock"><text:s text:c="11"/>(cfw:open-org-calendar))</text:p>
      <text:p text:style-name="OrgSrcBlock"/>
      <text:p text:style-name="OrgSrcBlock"><text:s text:c="9"/>(<text:span text:style-name="OrgSrcFontLockKeywordFace">defun</text:span> <text:span text:style-name="OrgSrcFontLockFunctionNameFace">my:cfw-burry-buffer</text:span> ()</text:p>
      <text:p text:style-name="OrgSrcBlock"><text:s text:c="11"/>(interactive)</text:p>
      <text:p text:style-name="OrgSrcBlock"><text:s text:c="11"/>(bury-buffer)</text:p>
      <text:p text:style-name="OrgSrcBlock"><text:s text:c="11"/>(change-frame-width-single))</text:p>
      <text:p text:style-name="OrgSrcBlock"/>
      <text:p text:style-name="OrgSrcBlock"><text:s text:c="9"/>(<text:span text:style-name="OrgSrcFontLockKeywordFace">defun</text:span> <text:span text:style-name="OrgSrcFontLockFunctionNameFace">cfw:org-goto-date</text:span> ()</text:p>
      <text:p text:style-name="OrgSrcBlock"><text:s text:c="11"/><text:span text:style-name="OrgSrcFontLockDocFace">"Move the cursor to the specified date."</text:span></text:p>
      <text:p text:style-name="OrgSrcBlock"><text:s text:c="11"/>(interactive)</text:p>
      <text:p text:style-name="OrgSrcBlock"><text:s text:c="11"/>(cfw:navi-goto-date</text:p>
      <text:p text:style-name="OrgSrcBlock"><text:s text:c="12"/>(cfw:emacs-to-calendar (org-read-date nil 'to-time))))</text:p>
      <text:p text:style-name="OrgSrcBlock"/>
      <text:p text:style-name="OrgSrcBlock"><text:s text:c="9"/>(define-key cfw:calendar-mode-map (kbd <text:span text:style-name="OrgSrcFontLockStringFace">"j"</text:span>) 'cfw:org-goto-date)</text:p>
      <text:p text:style-name="OrgSrcBlock"><text:s text:c="9"/>(define-key cfw:org-schedule-map (kbd <text:span text:style-name="OrgSrcFontLockStringFace">"q"</text:span>) 'my:cfw-burry-buffer)))</text:p>
      <text:p text:style-name="OrgSrcBlock"/>
      <text:p text:style-name="OrgSrcBlock"><text:s text:c="2"/>(global-set-key (kbd <text:span text:style-name="OrgSrcFontLockStringFace">"C-c f c"</text:span>) 'my:cfw-open-org-calendar))</text:p>
      <text:p text:style-name="OrgSrcBlock"/>
      <text:p text:style-name="OrgSrcBlock"><text:span text:style-name="OrgSrcFontLockCommentDelimiterFace">;; <text:s text:c="8"/></text:span><text:span text:style-name="OrgSrcFontLockCommentFace">(add-hook 'window-configuration-change-hook 'cfw:resize-calendar)</text:span></text:p>
      <text:p text:style-name="OrgSrcBlock"><text:span text:style-name="OrgSrcFontLockCommentDelimiterFace">;; </text:span><text:span text:style-name="OrgSrcFontLockCommentFace">(defun cfw:resize-calendar ()</text:span></text:p>
      <text:p text:style-name="OrgSrcBlock"><text:span text:style-name="OrgSrcFontLockCommentDelimiterFace">;; <text:s text:c="2"/></text:span><text:span text:style-name="OrgSrcFontLockCommentFace">(interactive)</text:span></text:p>
      <text:p text:style-name="OrgSrcBlock"><text:span text:style-name="OrgSrcFontLockCommentDelimiterFace">;; <text:s text:c="2"/></text:span><text:span text:style-name="OrgSrcFontLockCommentFace">(when (eq major-mode 'cfw:calendar-mode)</text:span></text:p>
      <text:p text:style-name="OrgSrcBlock"><text:span text:style-name="OrgSrcFontLockCommentDelimiterFace">;; <text:s text:c="4"/></text:span><text:span text:style-name="OrgSrcFontLockCommentFace">(cfw:refresh-calendar-buffer nil)</text:span></text:p>
      <text:p text:style-name="OrgSrcBlock"><text:span text:style-name="OrgSrcFontLockCommentDelimiterFace">;; <text:s text:c="4"/></text:span><text:span text:style-name="OrgSrcFontLockCommentFace">(message "Calendar resized.")))</text:span></text:p>
      <text:p text:style-name="OrgSrcBlock"/>
      <text:p text:style-name="OrgSrcBlock"><text:span text:style-name="OrgSrcFontLockCommentDelimiterFace">;; </text:span><text:span text:style-name="OrgSrcFontLockCommentFace">(defun open-calfw-agenda-org ()</text:span></text:p>
      <text:p text:style-name="OrgSrcBlock"><text:span text:style-name="OrgSrcFontLockCommentDelimiterFace">;; <text:s text:c="2"/></text:span><text:span text:style-name="OrgSrcFontLockCommentFace">(interactive)</text:span></text:p>
      <text:p text:style-name="OrgSrcBlock"><text:span text:style-name="OrgSrcFontLockCommentDelimiterFace">;; <text:s text:c="2"/></text:span><text:span text:style-name="OrgSrcFontLockCommentFace">(cfw:open-org-calendar))</text:span></text:p>
      <text:p text:style-name="OrgSrcBlock"/>
      <text:p text:style-name="OrgSrcBlock"><text:span text:style-name="OrgSrcFontLockCommentDelimiterFace">;; </text:span><text:span text:style-name="OrgSrcFontLockCommentFace">(setq org-agenda-custom-commands</text:span></text:p>
      <text:p text:style-name="OrgSrcBlock"><text:span text:style-name="OrgSrcFontLockCommentDelimiterFace">;; <text:s text:c="6"/></text:span><text:span text:style-name="OrgSrcFontLockCommentFace">'(("w" todo "FOCUS")</text:span></text:p>
      <text:p text:style-name="OrgSrcBlockLastLine"><text:span text:style-name="OrgSrcFontLockCommentDelimiterFace">;; <text:s text:c="8"/></text:span><text:span text:style-name="OrgSrcFontLockCommentFace">("G" open-calfw-agenda-org "Graphical display in calfw"))))))</text:span></text:p>
      <text:h text:style-name="Heading_20_2" text:outline-level="2"><text:bookmark text:name="orgheadline166"/><text:bookmark-start text:name="OrgXref.orgheadline166"/>[org-export-generic] エクスポート機能を拡張する <text:bookmark-end text:name="OrgXref.orgheadline166"/></text:h>
      <text:p text:style-name="Text_20_body"><text:span text:style-name="OrgCode">org-set-generic-type</text:span> を使うことで、エクスポート機能を好みに拡張できる。contrib の中の <text:span text:style-name="OrgCode">org-export-generic.el</text:span> が必要なので注意する。</text:p>
      <text:p text:style-name="Text_20_body">（注意）次の設定は古い内容。動かないかもしれません。</text:p>
      <text:p text:style-name="OrgSrcBlock">(<text:span text:style-name="OrgSrcFontLockKeywordFace">with-eval-after-load</text:span> <text:span text:style-name="OrgSrcFontLockStringFace">"org"</text:span></text:p>
      <text:p text:style-name="OrgSrcBlock"><text:s text:c="2"/>(org-set-generic-type</text:p>
      <text:p text:style-name="OrgSrcBlock"><text:soft-page-break/><text:s text:c="3"/><text:span text:style-name="OrgSrcFontLockStringFace">"textile"</text:span></text:p>
      <text:p text:style-name="OrgSrcBlock"><text:s text:c="3"/>'(<text:span text:style-name="OrgSrcFontLockBuiltinFace">:file-suffix</text:span></text:p>
      <text:p text:style-name="OrgSrcBlock"><text:s text:c="5"/><text:span text:style-name="OrgSrcFontLockStringFace">".textile"</text:span></text:p>
      <text:p text:style-name="OrgSrcBlock"><text:s text:c="5"/><text:span text:style-name="OrgSrcFontLockBuiltinFace">:key-binding</text:span> ?T</text:p>
      <text:p text:style-name="OrgSrcBlock"><text:s text:c="5"/><text:span text:style-name="OrgSrcFontLockBuiltinFace">:title-format</text:span> <text:s text:c="3"/><text:span text:style-name="OrgSrcFontLockStringFace">"Title: %s\n\n"</text:span></text:p>
      <text:p text:style-name="OrgSrcBlock"><text:s text:c="5"/><text:span text:style-name="OrgSrcFontLockCommentDelimiterFace">;; <text:s text:c="2"/></text:span><text:span text:style-name="OrgSrcFontLockCommentFace">:date-format <text:s text:c="4"/>"Date: %s\n"</text:span></text:p>
      <text:p text:style-name="OrgSrcBlock"><text:s text:c="5"/><text:span text:style-name="OrgSrcFontLockBuiltinFace">:date-export</text:span> nil</text:p>
      <text:p text:style-name="OrgSrcBlock"><text:s text:c="5"/><text:span text:style-name="OrgSrcFontLockBuiltinFace">:toc-export</text:span> <text:s text:c="5"/>nil</text:p>
      <text:p text:style-name="OrgSrcBlock"><text:s text:c="5"/><text:span text:style-name="OrgSrcFontLockBuiltinFace">:author-export</text:span> <text:s text:c="2"/>nil</text:p>
      <text:p text:style-name="OrgSrcBlock"><text:s text:c="5"/><text:span text:style-name="OrgSrcFontLockBuiltinFace">:tags-export</text:span> <text:s text:c="4"/>nil</text:p>
      <text:p text:style-name="OrgSrcBlock"><text:s text:c="5"/><text:span text:style-name="OrgSrcFontLockBuiltinFace">:drawers-export</text:span> <text:s/>nil</text:p>
      <text:p text:style-name="OrgSrcBlock"><text:s text:c="5"/><text:span text:style-name="OrgSrcFontLockBuiltinFace">:date-export</text:span> <text:s text:c="4"/>t</text:p>
      <text:p text:style-name="OrgSrcBlock"><text:s text:c="5"/><text:span text:style-name="OrgSrcFontLockBuiltinFace">:timestamps-export</text:span> <text:s/>t</text:p>
      <text:p text:style-name="OrgSrcBlock"><text:s text:c="5"/><text:span text:style-name="OrgSrcFontLockBuiltinFace">:priorities-export</text:span> <text:s/>nil</text:p>
      <text:p text:style-name="OrgSrcBlock"><text:s text:c="5"/><text:span text:style-name="OrgSrcFontLockBuiltinFace">:todo-keywords-export</text:span> t</text:p>
      <text:p text:style-name="OrgSrcBlock"><text:s text:c="5"/><text:span text:style-name="OrgSrcFontLockBuiltinFace">:body-line-fixed-format</text:span> <text:span text:style-name="OrgSrcFontLockStringFace">"\t%s\n"</text:span></text:p>
      <text:p text:style-name="OrgSrcBlock"><text:s text:c="40"/><text:span text:style-name="OrgSrcFontLockCommentDelimiterFace">;</text:span><text:span text:style-name="OrgSrcFontLockCommentFace">:body-list-prefix "\n"</text:span></text:p>
      <text:p text:style-name="OrgSrcBlock"><text:s text:c="5"/><text:span text:style-name="OrgSrcFontLockBuiltinFace">:body-list-format</text:span> <text:span text:style-name="OrgSrcFontLockStringFace">"* %s"</text:span></text:p>
      <text:p text:style-name="OrgSrcBlock"><text:s text:c="5"/><text:span text:style-name="OrgSrcFontLockBuiltinFace">:body-list-suffix</text:span> <text:span text:style-name="OrgSrcFontLockStringFace">"\n"</text:span></text:p>
      <text:p text:style-name="OrgSrcBlock"><text:s text:c="5"/><text:span text:style-name="OrgSrcFontLockBuiltinFace">:body-bullet-list-prefix</text:span> (<text:span text:style-name="OrgSrcFontLockStringFace">"* "</text:span> <text:span text:style-name="OrgSrcFontLockStringFace">"** "</text:span> <text:span text:style-name="OrgSrcFontLockStringFace">"*** "</text:span> <text:span text:style-name="OrgSrcFontLockStringFace">"**** "</text:span> <text:span text:style-name="OrgSrcFontLockStringFace">"***** "</text:span>)</text:p>
      <text:p text:style-name="OrgSrcBlock"><text:s text:c="5"/><text:span text:style-name="OrgSrcFontLockBuiltinFace">:body-number-list-format</text:span> <text:span text:style-name="OrgSrcFontLockStringFace">"# %s"</text:span></text:p>
      <text:p text:style-name="OrgSrcBlock"><text:s text:c="5"/><text:span text:style-name="OrgSrcFontLockBuiltinFace">:body-number-list-suffix</text:span> <text:span text:style-name="OrgSrcFontLockStringFace">"\n"</text:span></text:p>
      <text:p text:style-name="OrgSrcBlock"><text:s text:c="5"/><text:span text:style-name="OrgSrcFontLockBuiltinFace">:header-prefix</text:span> (<text:span text:style-name="OrgSrcFontLockStringFace">""</text:span> <text:span text:style-name="OrgSrcFontLockStringFace">""</text:span> <text:span text:style-name="OrgSrcFontLockStringFace">"### "</text:span> <text:span text:style-name="OrgSrcFontLockStringFace">"#### "</text:span> <text:span text:style-name="OrgSrcFontLockStringFace">"##### "</text:span> <text:span text:style-name="OrgSrcFontLockStringFace">"###### "</text:span>)</text:p>
      <text:p text:style-name="OrgSrcBlock"><text:s text:c="5"/><text:span text:style-name="OrgSrcFontLockBuiltinFace">:body-section-header-prefix</text:span> (<text:span text:style-name="OrgSrcFontLockStringFace">"h1. "</text:span> <text:span text:style-name="OrgSrcFontLockStringFace">"h2. "</text:span> <text:span text:style-name="OrgSrcFontLockStringFace">"h3. "</text:span> <text:span text:style-name="OrgSrcFontLockStringFace">"h4. "</text:span> <text:span text:style-name="OrgSrcFontLockStringFace">"h5. "</text:span> <text:span text:style-name="OrgSrcFontLockStringFace">"h6. "</text:span>)</text:p>
      <text:p text:style-name="OrgSrcBlock"><text:s text:c="5"/><text:span text:style-name="OrgSrcFontLockBuiltinFace">:body-section-header-format</text:span> <text:span text:style-name="OrgSrcFontLockStringFace">"%s"</text:span></text:p>
      <text:p text:style-name="OrgSrcBlock"><text:s text:c="5"/><text:span text:style-name="OrgSrcFontLockBuiltinFace">:body-section-header-suffix</text:span> (<text:span text:style-name="OrgSrcFontLockStringFace">"\n\n"</text:span>)</text:p>
      <text:p text:style-name="OrgSrcBlock"><text:s text:c="5"/><text:span text:style-name="OrgSrcFontLockBuiltinFace">:body-header-section-numbers</text:span> nil</text:p>
      <text:p text:style-name="OrgSrcBlock"><text:s text:c="5"/><text:span text:style-name="OrgSrcFontLockBuiltinFace">:body-header-section-number-format</text:span> <text:span text:style-name="OrgSrcFontLockStringFace">"%s) "</text:span></text:p>
      <text:p text:style-name="OrgSrcBlock"><text:s text:c="5"/><text:span text:style-name="OrgSrcFontLockBuiltinFace">:body-line-format</text:span> <text:span text:style-name="OrgSrcFontLockStringFace">"%s\n"</text:span></text:p>
      <text:p text:style-name="OrgSrcBlock"><text:s text:c="5"/><text:span text:style-name="OrgSrcFontLockBuiltinFace">:body-newline-paragraph</text:span> <text:span text:style-name="OrgSrcFontLockStringFace">"\n"</text:span></text:p>
      <text:p text:style-name="OrgSrcBlock"><text:s text:c="5"/><text:span text:style-name="OrgSrcFontLockBuiltinFace">:bold-format</text:span> <text:span text:style-name="OrgSrcFontLockStringFace">"*%s*"</text:span></text:p>
      <text:p text:style-name="OrgSrcBlock"><text:s text:c="5"/><text:span text:style-name="OrgSrcFontLockBuiltinFace">:italic-format</text:span> <text:span text:style-name="OrgSrcFontLockStringFace">"_%s_"</text:span></text:p>
      <text:p text:style-name="OrgSrcBlock"><text:s text:c="5"/><text:span text:style-name="OrgSrcFontLockBuiltinFace">:underline-format</text:span> <text:span text:style-name="OrgSrcFontLockStringFace">"+%s+"</text:span></text:p>
      <text:p text:style-name="OrgSrcBlock"><text:s text:c="5"/><text:span text:style-name="OrgSrcFontLockBuiltinFace">:strikethrough-format</text:span> <text:span text:style-name="OrgSrcFontLockStringFace">"-%s-"</text:span></text:p>
      <text:p text:style-name="OrgSrcBlock"><text:s text:c="5"/><text:span text:style-name="OrgSrcFontLockBuiltinFace">:verbatim-format</text:span> <text:span text:style-name="OrgSrcFontLockStringFace">"`%s`"</text:span></text:p>
      <text:p text:style-name="OrgSrcBlock"><text:s text:c="5"/><text:span text:style-name="OrgSrcFontLockBuiltinFace">:code-format</text:span> <text:span text:style-name="OrgSrcFontLockStringFace">"@%s@"</text:span></text:p>
      <text:p text:style-name="OrgSrcBlock"><text:s text:c="5"/><text:span text:style-name="OrgSrcFontLockBuiltinFace">:body-line-wrap</text:span> <text:s text:c="2"/>75</text:p>
      <text:p text:style-name="OrgSrcBlock"><text:s text:c="5"/><text:span text:style-name="OrgSrcFontLockBuiltinFace">:blockquote-start</text:span> <text:span text:style-name="OrgSrcFontLockStringFace">"\n&lt;pre&gt;\n"</text:span></text:p>
      <text:p text:style-name="OrgSrcBlock"><text:s text:c="5"/><text:span text:style-name="OrgSrcFontLockBuiltinFace">:blockquote-end</text:span> <text:span text:style-name="OrgSrcFontLockStringFace">"\n&lt;/pre&gt;\n"</text:span></text:p>
      <text:p text:style-name="OrgSrcBlock"><text:s text:c="5"/>))</text:p>
      <text:p text:style-name="OrgSrcBlock"/>
      <text:p text:style-name="OrgSrcBlock"><text:s text:c="2"/>(org-set-generic-type</text:p>
      <text:p text:style-name="OrgSrcBlock"><text:s text:c="3"/><text:span text:style-name="OrgSrcFontLockStringFace">"markdown"</text:span> </text:p>
      <text:p text:style-name="OrgSrcBlock"><text:s text:c="3"/>'(<text:span text:style-name="OrgSrcFontLockBuiltinFace">:file-suffix</text:span></text:p>
      <text:p text:style-name="OrgSrcBlock"><text:s text:c="5"/><text:span text:style-name="OrgSrcFontLockStringFace">".markdown"</text:span></text:p>
      <text:p text:style-name="OrgSrcBlock"><text:s text:c="5"/><text:span text:style-name="OrgSrcFontLockBuiltinFace">:key-binding</text:span> <text:s text:c="4"/>?M</text:p>
      <text:p text:style-name="OrgSrcBlock"><text:s text:c="5"/><text:span text:style-name="OrgSrcFontLockBuiltinFace">:title-format</text:span> <text:s text:c="3"/><text:span text:style-name="OrgSrcFontLockStringFace">"Title: %s\n"</text:span></text:p>
      <text:p text:style-name="OrgSrcBlock"><text:s text:c="5"/><text:span text:style-name="OrgSrcFontLockBuiltinFace">:date-format</text:span> <text:s text:c="4"/><text:span text:style-name="OrgSrcFontLockStringFace">"Date: %s\n"</text:span></text:p>
      <text:p text:style-name="OrgSrcBlock"><text:s text:c="5"/><text:span text:style-name="OrgSrcFontLockBuiltinFace">:toc-export</text:span> <text:s text:c="5"/>nil</text:p>
      <text:p text:style-name="OrgSrcBlock"><text:s text:c="5"/><text:span text:style-name="OrgSrcFontLockBuiltinFace">:author-export</text:span> <text:s text:c="2"/>t</text:p>
      <text:p text:style-name="OrgSrcBlock"><text:s text:c="5"/><text:span text:style-name="OrgSrcFontLockBuiltinFace">:tags-export</text:span> <text:s text:c="4"/>nil</text:p>
      <text:p text:style-name="OrgSrcBlock"><text:s text:c="5"/><text:span text:style-name="OrgSrcFontLockBuiltinFace">:drawers-export</text:span> <text:s/>nil</text:p>
      <text:p text:style-name="OrgSrcBlock"><text:s text:c="5"/><text:span text:style-name="OrgSrcFontLockBuiltinFace">:date-export</text:span> <text:s text:c="4"/>t</text:p>
      <text:p text:style-name="OrgSrcBlock"><text:s text:c="5"/><text:span text:style-name="OrgSrcFontLockBuiltinFace">:timestamps-export</text:span> <text:s/>t</text:p>
      <text:p text:style-name="OrgSrcBlock"><text:s text:c="5"/><text:span text:style-name="OrgSrcFontLockBuiltinFace">:priorities-export</text:span> <text:s/>nil</text:p>
      <text:p text:style-name="OrgSrcBlock"><text:s text:c="5"/><text:span text:style-name="OrgSrcFontLockBuiltinFace">:todo-keywords-export</text:span> t</text:p>
      <text:p text:style-name="OrgSrcBlock"><text:s text:c="5"/><text:span text:style-name="OrgSrcFontLockBuiltinFace">:body-line-fixed-format</text:span> <text:span text:style-name="OrgSrcFontLockStringFace">"\t%s\n"</text:span></text:p>
      <text:p text:style-name="OrgSrcBlock"><text:s text:c="5"/><text:span text:style-name="OrgSrcFontLockCommentDelimiterFace">;;</text:span><text:span text:style-name="OrgSrcFontLockCommentFace">:body-list-prefix "\n"</text:span></text:p>
      <text:p text:style-name="OrgSrcBlock"><text:s text:c="5"/><text:span text:style-name="OrgSrcFontLockBuiltinFace">:body-list-format</text:span> <text:span text:style-name="OrgSrcFontLockStringFace">"- %s"</text:span></text:p>
      <text:p text:style-name="OrgSrcBlock"><text:s text:c="5"/><text:span text:style-name="OrgSrcFontLockBuiltinFace">:body-list-suffix</text:span> <text:span text:style-name="OrgSrcFontLockStringFace">"\n"</text:span></text:p>
      <text:p text:style-name="OrgSrcBlock"><text:s text:c="5"/><text:span text:style-name="OrgSrcFontLockBuiltinFace">:header-prefix</text:span> (<text:span text:style-name="OrgSrcFontLockStringFace">""</text:span> <text:span text:style-name="OrgSrcFontLockStringFace">""</text:span> <text:span text:style-name="OrgSrcFontLockStringFace">"### "</text:span> <text:span text:style-name="OrgSrcFontLockStringFace">"#### "</text:span> <text:span text:style-name="OrgSrcFontLockStringFace">"##### "</text:span> <text:span text:style-name="OrgSrcFontLockStringFace">"###### "</text:span>)</text:p>
      <text:p text:style-name="OrgSrcBlock"><text:soft-page-break/><text:s text:c="5"/><text:span text:style-name="OrgSrcFontLockBuiltinFace">:body-section-header-prefix</text:span> (<text:span text:style-name="OrgSrcFontLockStringFace">""</text:span> <text:span text:style-name="OrgSrcFontLockStringFace">""</text:span> <text:span text:style-name="OrgSrcFontLockStringFace">"### "</text:span> <text:span text:style-name="OrgSrcFontLockStringFace">"#### "</text:span> <text:span text:style-name="OrgSrcFontLockStringFace">"##### "</text:span> <text:span text:style-name="OrgSrcFontLockStringFace">"###### "</text:span>)</text:p>
      <text:p text:style-name="OrgSrcBlock"><text:s text:c="5"/><text:span text:style-name="OrgSrcFontLockBuiltinFace">:body-section-header-format</text:span> <text:span text:style-name="OrgSrcFontLockStringFace">"%s\n"</text:span></text:p>
      <text:p text:style-name="OrgSrcBlock"><text:s text:c="5"/><text:span text:style-name="OrgSrcFontLockBuiltinFace">:body-section-header-suffix</text:span> (?= ?- <text:span text:style-name="OrgSrcFontLockStringFace">""</text:span>)</text:p>
      <text:p text:style-name="OrgSrcBlock"><text:s text:c="5"/><text:span text:style-name="OrgSrcFontLockBuiltinFace">:body-header-section-numbers</text:span> nil</text:p>
      <text:p text:style-name="OrgSrcBlock"><text:s text:c="5"/><text:span text:style-name="OrgSrcFontLockBuiltinFace">:body-header-section-number-format</text:span> <text:span text:style-name="OrgSrcFontLockStringFace">"%s) "</text:span></text:p>
      <text:p text:style-name="OrgSrcBlock"><text:s text:c="5"/><text:span text:style-name="OrgSrcFontLockBuiltinFace">:body-line-format</text:span> <text:span text:style-name="OrgSrcFontLockStringFace">"%s\n"</text:span></text:p>
      <text:p text:style-name="OrgSrcBlock"><text:s text:c="5"/><text:span text:style-name="OrgSrcFontLockBuiltinFace">:body-newline-paragraph</text:span> <text:span text:style-name="OrgSrcFontLockStringFace">"\n"</text:span></text:p>
      <text:p text:style-name="OrgSrcBlock"><text:s text:c="5"/><text:span text:style-name="OrgSrcFontLockBuiltinFace">:bold-format</text:span> <text:span text:style-name="OrgSrcFontLockStringFace">"**%s**"</text:span></text:p>
      <text:p text:style-name="OrgSrcBlock"><text:s text:c="5"/><text:span text:style-name="OrgSrcFontLockBuiltinFace">:italic-format</text:span> <text:span text:style-name="OrgSrcFontLockStringFace">"_%s_"</text:span></text:p>
      <text:p text:style-name="OrgSrcBlock"><text:s text:c="5"/><text:span text:style-name="OrgSrcFontLockBuiltinFace">:verbatim-format</text:span> <text:span text:style-name="OrgSrcFontLockStringFace">"`%s`"</text:span></text:p>
      <text:p text:style-name="OrgSrcBlock"><text:s text:c="5"/><text:span text:style-name="OrgSrcFontLockBuiltinFace">:code-format</text:span> <text:span text:style-name="OrgSrcFontLockStringFace">"`%s`"</text:span></text:p>
      <text:p text:style-name="OrgSrcBlock"><text:s text:c="5"/><text:span text:style-name="OrgSrcFontLockBuiltinFace">:body-line-wrap</text:span> <text:s text:c="2"/>75</text:p>
      <text:p text:style-name="OrgSrcBlockLastLine"><text:s text:c="5"/>)))</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p>
      <text:h text:style-name="Heading_20_2" text:outline-level="2"><text:bookmark text:name="orgheadline167"/><text:bookmark-start text:name="OrgXref.orgheadline167"/>[org-odt] ODT形式に出力 <text:bookmark-end text:name="OrgXref.orgheadline167"/></text:h>
      <text:p text:style-name="OrgSrcBlock">(eval-after-autoload-if-found</text:p>
      <text:p text:style-name="OrgSrcBlock"><text:s/>'(ox-odt) <text:span text:style-name="OrgSrcFontLockStringFace">"ox-odt"</text:span> nil t nil</text:p>
      <text:p text:style-name="OrgSrcBlock"><text:s/>'((setq org-odt-styles-file</text:p>
      <text:p text:style-name="OrgSrcBlock"><text:s text:c="9"/>(concat (getenv <text:span text:style-name="OrgSrcFontLockStringFace">"HOME"</text:span>) <text:span text:style-name="OrgSrcFontLockStringFace">"/Dropbox/emacs.d/config/style.odt"</text:span>))</text:p>
      <text:p text:style-name="OrgSrcBlock"><text:s text:c="3"/><text:span text:style-name="OrgSrcFontLockCommentDelimiterFace">;; </text:span><text:span text:style-name="OrgSrcFontLockCommentFace">(setq org-odt-content-template-file</text:span></text:p>
      <text:p text:style-name="OrgSrcBlock"><text:s text:c="3"/><text:span text:style-name="OrgSrcFontLockCommentDelimiterFace">;; <text:s text:c="6"/></text:span><text:span text:style-name="OrgSrcFontLockCommentFace">(concat (getenv "HOME") "/Dropbox/emacs.d/config/style.ott"))</text:span></text:p>
      <text:p text:style-name="OrgSrcBlock"><text:s text:c="3"/>(setq org-odt-preferred-output-format <text:span text:style-name="OrgSrcFontLockStringFace">"pdf"</text:span>) <text:span text:style-name="OrgSrcFontLockCommentDelimiterFace">;; </text:span><text:span text:style-name="OrgSrcFontLockCommentFace">docx</text:span></text:p>
      <text:p text:style-name="OrgSrcBlock"><text:s text:c="3"/><text:span text:style-name="OrgSrcFontLockCommentDelimiterFace">;; </text:span><text:span text:style-name="OrgSrcFontLockCommentFace">ox-odt.el の 自作パッチの変数（DOCSTRINGが記述されていない）</text:span></text:p>
      <text:p text:style-name="OrgSrcBlock"><text:s text:c="3"/>(setq org-odt-apply-custom-punctuation t)</text:p>
      <text:p text:style-name="OrgSrcBlock"><text:s text:c="3"/>(setq org-odt-convert-processes</text:p>
      <text:p text:style-name="OrgSrcBlock"><text:s text:c="9"/>'((<text:span text:style-name="OrgSrcFontLockStringFace">"LibreOffice"</text:span></text:p>
      <text:p text:style-name="OrgSrcBlock"><text:s text:c="12"/><text:span text:style-name="OrgSrcFontLockStringFace">"/Applications/LibreOffice.app/Contents/MacOS/soffice --headless --convert-to %f%x --outdir %d %i"</text:span>)</text:p>
      <text:p text:style-name="OrgSrcBlockLastLine"><text:s text:c="11"/>(<text:span text:style-name="OrgSrcFontLockStringFace">"unoconv"</text:span> <text:span text:style-name="OrgSrcFontLockStringFace">"unoconv -f %f -o %d %i"</text:span>)))))</text:p>
      <text:h text:style-name="Heading_20_2" text:outline-level="2"><text:bookmark text:name="orgheadline168"/><text:bookmark-start text:name="OrgXref.orgheadline168"/>[org-crypt] ツリーを暗号化する <text:bookmark-end text:name="OrgXref.orgheadline168"/></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p>
      <text:p text:style-name="Text_20_body"><text:span text:style-name="OrgCode">M-x org-encrypt-entries</text:span> で、特定のタグが付けられたツリーを一括処理することもできますが、私は安全性を考慮して使っていません。</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p>
      <text:p text:style-name="OrgSrcBlock">(eval-after-autoload-if-found</text:p>
      <text:p text:style-name="OrgSrcBlock"><text:s/>'(org-crypt org-encrypt-entry org-decrypt-entry) <text:span text:style-name="OrgSrcFontLockStringFace">"org-crypt"</text:span> <text:span text:style-name="OrgSrcFontLockStringFace">"Org Mode"</text:span> t nil</text:p>
      <text:p text:style-name="OrgSrcBlock"><text:s/>'((setq org-crypt-key <text:span text:style-name="OrgSrcFontLockStringFace">"&lt;insert your key&gt;"</text:span>)</text:p>
      <text:p text:style-name="OrgSrcBlock"><text:s text:c="3"/><text:span text:style-name="OrgSrcFontLockCommentDelimiterFace">;; </text:span><text:span text:style-name="OrgSrcFontLockCommentFace">org-encrypt-entries の影響を受けるタグを指定</text:span></text:p>
      <text:p text:style-name="OrgSrcBlock"><text:s text:c="3"/>(setq org-tags-exclude-from-inheritance (quote (<text:span text:style-name="OrgSrcFontLockStringFace">"secret"</text:span>)))</text:p>
      <text:p text:style-name="OrgSrcBlock"><text:s text:c="3"/><text:span text:style-name="OrgSrcFontLockCommentDelimiterFace">;; </text:span><text:span text:style-name="OrgSrcFontLockCommentFace">自動保存の確認を無効に</text:span></text:p>
      <text:p text:style-name="OrgSrcBlockLastLine"><text:s text:c="3"/>(setq org-crypt-disable-auto-save 'nil)))</text:p>
      <text:h text:style-name="Heading_20_2" text:outline-level="2"><text:bookmark text:name="orgheadline169"/><text:bookmark-start text:name="OrgXref.orgheadline169"/><text:soft-page-break/>[org-mac-link] 外部アプリから情報を取る <text:bookmark-end text:name="OrgXref.orgheadline169"/></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p>
      <text:p text:style-name="OrgSrcBlock">(<text:span text:style-name="OrgSrcFontLockKeywordFace">with-eval-after-load</text:span> <text:span text:style-name="OrgSrcFontLockStringFace">"org"</text:span></text:p>
      <text:p text:style-name="OrgSrcBlock"><text:s text:c="2"/>(add-to-list 'org-modules 'org-mac-iCal)</text:p>
      <text:p text:style-name="OrgSrcBlock"><text:s text:c="2"/>(add-to-list 'org-modules 'org-mac-link) <text:span text:style-name="OrgSrcFontLockCommentDelimiterFace">;; </text:span><text:span text:style-name="OrgSrcFontLockCommentFace">includes org-mac-message</text:span></text:p>
      <text:p text:style-name="OrgSrcBlockLastLine"><text:s text:c="2"/>(define-key org-mode-map (kbd <text:span text:style-name="OrgSrcFontLockStringFace">"C-c c"</text:span>) 'org-mac-grab-link))</text:p>
      <text:h text:style-name="Heading_20_2" text:outline-level="2"><text:bookmark text:name="orgheadline171"/><text:bookmark-start text:name="OrgXref.orgheadline171"/>[terminal-notifier] イベント通知 <text:bookmark-end text:name="OrgXref.orgheadline171"/></text:h>
      <text:p text:style-name="Text_20_body">Mac の通知機能を使って、Emacsで発生するイベントをユーザに通知します。 <text:span text:style-name="OrgCode">appt-disp-window</text:span> をカスタマイズして <text:span text:style-name="OrgCode">org-notify</text:span> を呼ぶことで、 <text:span text:style-name="OrgCode">org-agenda</text:span> のアイテムも通知されます。</text:p>
      <text:p text:style-name="Text_20_body"><text:span text:style-name="OrgCode">org-show-notification-handler</text:span> に <text:span text:style-name="OrgCode">terminal-notifier.app</text:span> を呼ぶ関数をぶら下げることで、 <text:span text:style-name="OrgCode">org-notify</text:span> で簡単に通知機能を使えるようになります。</text:p>
      <text:p text:style-name="Text_20_body"><text:span text:style-name="OrgCode">terminal-notifier-sound</text:span> に <text:span text:style-name="OrgCode">terminal-notifier.app</text:span> で指定可能な音声ファイル名を指定すると、通知音を制御できます。</text:p>
      <text:p text:style-name="OrgSrcBlock">(<text:span text:style-name="OrgSrcFontLockKeywordFace">with-eval-after-load</text:span> <text:span text:style-name="OrgSrcFontLockStringFace">"org"</text:span></text:p>
      <text:p text:style-name="OrgSrcBlock"><text:s text:c="2"/>(<text:span text:style-name="OrgSrcFontLockKeywordFace">defvar</text:span> <text:span text:style-name="OrgSrcFontLockVariableNameFace">terminal-notifier-command</text:span></text:p>
      <text:p text:style-name="OrgSrcBlock"><text:s text:c="4"/>(executable-find</text:p>
      <text:p text:style-name="OrgSrcBlock"><text:s text:c="5"/><text:span text:style-name="OrgSrcFontLockStringFace">"terminal-notifier.app/Contents/MacOS/terminal-notifier"</text:span>)</text:p>
      <text:p text:style-name="OrgSrcBlock"><text:s text:c="4"/><text:span text:style-name="OrgSrcFontLockDocFace">"Path to terminal-notifier.</text:span></text:p>
      <text:p text:style-name="OrgSrcBlock"><text:span text:style-name="OrgSrcFontLockDocFace"><text:s text:c="6"/>Download from https://github.com/julienXX/terminal-notifier/releases"</text:span>)</text:p>
      <text:p text:style-name="OrgSrcBlock"/>
      <text:p text:style-name="OrgSrcBlock"><text:s text:c="2"/>(<text:span text:style-name="OrgSrcFontLockKeywordFace">defvar</text:span> <text:span text:style-name="OrgSrcFontLockVariableNameFace">terminal-notifier-sound</text:span> nil)</text:p>
      <text:p text:style-name="OrgSrcBlock"><text:s text:c="2"/>(<text:span text:style-name="OrgSrcFontLockKeywordFace">with-eval-after-load</text:span> <text:span text:style-name="OrgSrcFontLockStringFace">"org-clock"</text:span></text:p>
      <text:p text:style-name="OrgSrcBlock"><text:s text:c="4"/>(<text:span text:style-name="OrgSrcFontLockKeywordFace">when</text:span> (not org-clock-sound)</text:p>
      <text:p text:style-name="OrgSrcBlock"><text:s text:c="6"/><text:span text:style-name="OrgSrcFontLockCommentDelimiterFace">;; </text:span><text:span text:style-name="OrgSrcFontLockCommentFace">Select from Preferences: { Funk | Glass | ... | Purr | Pop ... }</text:span></text:p>
      <text:p text:style-name="OrgSrcBlock"><text:s text:c="6"/>(setq terminal-notifier-sound <text:span text:style-name="OrgSrcFontLockStringFace">"Pop"</text:span>))) </text:p>
      <text:p text:style-name="OrgSrcBlock"/>
      <text:p text:style-name="OrgSrcBlock"><text:s text:c="2"/>(<text:span text:style-name="OrgSrcFontLockKeywordFace">defun</text:span> <text:span text:style-name="OrgSrcFontLockFunctionNameFace">terminal-notifier-notify</text:span> (title message <text:span text:style-name="OrgSrcFontLockTypeFace">&amp;optional</text:span> sound)</text:p>
      <text:p text:style-name="OrgSrcBlock"><text:s text:c="4"/><text:span text:style-name="OrgSrcFontLockDocFace">"Show a message with `terminal-notifier-command`."</text:span></text:p>
      <text:p text:style-name="OrgSrcBlock"><text:s text:c="4"/>(<text:span text:style-name="OrgSrcFontLockKeywordFace">if</text:span> (and sound (not (string= sound <text:span text:style-name="OrgSrcFontLockStringFace">""</text:span>)))</text:p>
      <text:p text:style-name="OrgSrcBlock"><text:s text:c="8"/>(start-process <text:span text:style-name="OrgSrcFontLockStringFace">"terminal-notifier"</text:span> <text:span text:style-name="OrgSrcFontLockStringFace">"*terminal-notifier*"</text:span></text:p>
      <text:p text:style-name="OrgSrcBlock"><text:s text:c="23"/>terminal-notifier-command</text:p>
      <text:p text:style-name="OrgSrcBlock"><text:s text:c="23"/><text:span text:style-name="OrgSrcFontLockStringFace">"-title"</text:span> title <text:span text:style-name="OrgSrcFontLockStringFace">"-message"</text:span> message</text:p>
      <text:p text:style-name="OrgSrcBlock"><text:s text:c="23"/><text:span text:style-name="OrgSrcFontLockStringFace">"-activate"</text:span> <text:span text:style-name="OrgSrcFontLockStringFace">"org.gnu.Emacs"</text:span> <text:span text:style-name="OrgSrcFontLockStringFace">"-sound"</text:span> sound) <text:span text:style-name="OrgSrcFontLockCommentDelimiterFace">;; </text:span><text:span text:style-name="OrgSrcFontLockCommentFace">FIXME</text:span></text:p>
      <text:p text:style-name="OrgSrcBlock"><text:s text:c="6"/>(start-process <text:span text:style-name="OrgSrcFontLockStringFace">"terminal-notifier"</text:span> <text:span text:style-name="OrgSrcFontLockStringFace">"*terminal-notifier*"</text:span></text:p>
      <text:p text:style-name="OrgSrcBlock"><text:s text:c="21"/>terminal-notifier-command</text:p>
      <text:p text:style-name="OrgSrcBlock"><text:s text:c="21"/><text:span text:style-name="OrgSrcFontLockStringFace">"-title"</text:span> title <text:span text:style-name="OrgSrcFontLockStringFace">"-message"</text:span> message</text:p>
      <text:p text:style-name="OrgSrcBlock"><text:s text:c="21"/><text:span text:style-name="OrgSrcFontLockStringFace">"-activate"</text:span> <text:span text:style-name="OrgSrcFontLockStringFace">"org.gnu.Emacs"</text:span>)))</text:p>
      <text:p text:style-name="OrgSrcBlock"/>
      <text:p text:style-name="OrgSrcBlock"><text:s text:c="2"/>(<text:span text:style-name="OrgSrcFontLockKeywordFace">defvar</text:span> <text:span text:style-name="OrgSrcFontLockVariableNameFace">use-terminal-notifier</text:span> t)</text:p>
      <text:p text:style-name="OrgSrcBlock"><text:s text:c="2"/>(<text:span text:style-name="OrgSrcFontLockKeywordFace">defun</text:span> <text:span text:style-name="OrgSrcFontLockFunctionNameFace">terminal-notifier-toggle</text:span> ()</text:p>
      <text:p text:style-name="OrgSrcBlock"><text:soft-page-break/><text:s text:c="4"/>(interactive)</text:p>
      <text:p text:style-name="OrgSrcBlock"><text:s text:c="4"/>(setq use-terminal-notifier (not use-terminal-notifier))</text:p>
      <text:p text:style-name="OrgSrcBlock"><text:s text:c="4"/>(my:org-agenda-to-appt)</text:p>
      <text:p text:style-name="OrgSrcBlock"><text:s text:c="4"/>(message <text:span text:style-name="OrgSrcFontLockStringFace">"terminal-notifier: %s"</text:span> use-terminal-notifier))</text:p>
      <text:p text:style-name="OrgSrcBlock"><text:s text:c="2"/>(define-key org-mode-map (kbd <text:span text:style-name="OrgSrcFontLockStringFace">"C-c f n"</text:span>) 'terminal-notifier-toggle)</text:p>
      <text:p text:style-name="OrgSrcBlock"/>
      <text:p text:style-name="OrgSrcBlock"><text:s text:c="2"/><text:span text:style-name="OrgSrcFontLockCommentDelimiterFace">;; </text:span><text:span text:style-name="OrgSrcFontLockCommentFace">eval (org-notify "hoge") to test this setting</text:span></text:p>
      <text:p text:style-name="OrgSrcBlock"><text:s text:c="2"/>(setq org-show-notification-handler</text:p>
      <text:p text:style-name="OrgSrcBlock"><text:s text:c="8"/>#'(<text:span text:style-name="OrgSrcFontLockKeywordFace">lambda</text:span> (message)</text:p>
      <text:p text:style-name="OrgSrcBlock"><text:s text:c="12"/>(<text:span text:style-name="OrgSrcFontLockKeywordFace">when</text:span> use-terminal-notifier</text:p>
      <text:p text:style-name="OrgSrcBlock"><text:s text:c="14"/>(terminal-notifier-notify</text:p>
      <text:p text:style-name="OrgSrcBlock"><text:s text:c="15"/><text:span text:style-name="OrgSrcFontLockStringFace">"Message from org-mode"</text:span> message terminal-notifier-sound))))</text:p>
      <text:p text:style-name="OrgSrcBlock"/>
      <text:p text:style-name="OrgSrcBlock"><text:s text:c="2"/>(<text:span text:style-name="OrgSrcFontLockKeywordFace">defun</text:span> <text:span text:style-name="OrgSrcFontLockFunctionNameFace">advice:appt-disp-window</text:span> (min-to-app new-time appt-msg)</text:p>
      <text:p text:style-name="OrgSrcBlock"><text:s text:c="4"/><text:span text:style-name="OrgSrcFontLockDocFace">"Extension to support org-notify."</text:span></text:p>
      <text:p text:style-name="OrgSrcBlock"><text:s text:c="4"/>(<text:span text:style-name="OrgSrcFontLockKeywordFace">let</text:span> ((time-msg (concat <text:span text:style-name="OrgSrcFontLockStringFace">"in "</text:span> min-to-app <text:span text:style-name="OrgSrcFontLockStringFace">" min."</text:span>)))</text:p>
      <text:p text:style-name="OrgSrcBlock"><text:s text:c="6"/>(<text:span text:style-name="OrgSrcFontLockKeywordFace">when</text:span> (string= min-to-app <text:span text:style-name="OrgSrcFontLockStringFace">"0"</text:span>)</text:p>
      <text:p text:style-name="OrgSrcBlock"><text:s text:c="8"/>(setq time-msg <text:span text:style-name="OrgSrcFontLockStringFace">"&lt;= Do Now!!"</text:span>))</text:p>
      <text:p text:style-name="OrgSrcBlock"><text:s text:c="6"/>(org-notify (concat <text:span text:style-name="OrgSrcFontLockStringFace">"\\\""</text:span> appt-msg <text:span text:style-name="OrgSrcFontLockStringFace">"\" "</text:span> time-msg))))</text:p>
      <text:p text:style-name="OrgSrcBlockLastLine"><text:s text:c="2"/>(advice-add 'appt-disp-window <text:span text:style-name="OrgSrcFontLockBuiltinFace">:before</text:span> #'advice:appt-disp-window))</text:p>
      <text:h text:style-name="Heading_20_3" text:outline-level="3"><text:bookmark text:name="orgheadline170"/><text:bookmark-start text:name="OrgXref.orgheadline170"/>References <text:bookmark-end text:name="OrgXref.orgheadline170"/></text:h>
      <text:list xml:id="list220716434487229" text:style-name="OrgBulletedList">
        <text:list-item>
          <text:p text:style-name="P2"><text:a xlink:type="simple" xlink:href="http://blog.devnode.pl/blog/2012/01/04/get-notified/" text:style-name="Internet_20_link" text:visited-style-name="Visited_20_Internet_20_Link">http://blog.devnode.pl/blog/2012/01/04/get-notified/</text:a></text:p>
        </text:list-item>
        <text:list-item>
          <text:p text:style-name="P2"><text:a xlink:type="simple" xlink:href="https://github.com/p-m/org-notify/blob/master/org-notify.el" text:style-name="Internet_20_link" text:visited-style-name="Visited_20_Internet_20_Link">https://github.com/p-m/org-notify/blob/master/org-notify.el</text:a></text:p>
        </text:list-item>
        <text:list-item>
          <text:p text:style-name="P2"><text:a xlink:type="simple" xlink:href="http://sheephead.homelinux.org/2015/01/10/7220/" text:style-name="Internet_20_link" text:visited-style-name="Visited_20_Internet_20_Link">http://sheephead.homelinux.org/2015/01/10/7220/</text:a></text:p>
        </text:list-item>
      </text:list>
      <text:h text:style-name="Heading_20_2" text:outline-level="2"><text:bookmark text:name="orgheadline172"/><text:bookmark-start text:name="OrgXref.orgheadline172"/>[org-grep] org ファイルを grep する <text:bookmark-end text:name="OrgXref.orgheadline172"/></text:h>
      <text:p text:style-name="OrgSrcBlock">(<text:span text:style-name="OrgSrcFontLockKeywordFace">when</text:span> (eval-after-autoload-if-found</text:p>
      <text:p text:style-name="OrgSrcBlock"><text:s text:c="7"/>'(org-grep) <text:span text:style-name="OrgSrcFontLockStringFace">"org-grep"</text:span> nil t nil</text:p>
      <text:p text:style-name="OrgSrcBlock"><text:s text:c="7"/>'((setq org-grep-extensions nil)</text:p>
      <text:p text:style-name="OrgSrcBlock"><text:s text:c="9"/>(add-to-list 'org-grep-directories <text:span text:style-name="OrgSrcFontLockStringFace">"~/.emacs.d"</text:span>)</text:p>
      <text:p text:style-name="OrgSrcBlock"><text:s text:c="9"/>(add-to-list 'org-grep-directories <text:span text:style-name="OrgSrcFontLockStringFace">"~/.emacs.d/.cask/package"</text:span>)))</text:p>
      <text:p text:style-name="OrgSrcBlock"/>
      <text:p text:style-name="OrgSrcBlockLastLine"><text:s text:c="2"/>(global-set-key (kbd <text:span text:style-name="OrgSrcFontLockStringFace">"C-M-g"</text:span>) 'org-grep))</text:p>
      <text:h text:style-name="Heading_20_2" text:outline-level="2"><text:bookmark text:name="orgheadline173"/><text:bookmark-start text:name="OrgXref.orgheadline173"/><text:span text:style-name="OrgTodo">READ</text:span> ME を常に org-mode で開く <text:bookmark-end text:name="OrgXref.orgheadline173"/></text:h>
      <text:p text:style-name="OrgSrcBlock">(<text:span text:style-name="OrgSrcFontLockKeywordFace">when</text:span> (eval-after-autoload-if-found</text:p>
      <text:p text:style-name="OrgSrcBlock"><text:s text:c="7"/>'org-mode <text:span text:style-name="OrgSrcFontLockStringFace">"org"</text:span>)</text:p>
      <text:p text:style-name="OrgSrcBlockLastLine"><text:s text:c="2"/>(push '(<text:span text:style-name="OrgSrcFontLockStringFace">"[rR][eE][aA][dD][mM][eE]"</text:span> . org-mode) auto-mode-alist))</text:p>
      <text:h text:style-name="Heading_20_2" text:outline-level="2"><text:bookmark text:name="orgheadline175"/><text:bookmark-start text:name="OrgXref.orgheadline175"/>Growlnotify と org-mode でアラーム管理 <text:bookmark-end text:name="OrgXref.orgheadline175"/></text:h>
      <text:p text:style-name="Text_20_body">（注）Growlnotify の代わりに <text:span text:style-name="OrgCode">terminal-notifier</text:span> を使うこともできます。</text:p>
      <text:p text:style-name="Text_20_body">growlnotify 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 growl がそのアラームを表示してくれます。つまり、アラームリストは org-mode の表で一覧化されているので、管理も楽ですし、見た目もわかりやすいです。</text:p>
      <text:p text:style-name="Text_20_body">アラームとして解釈される表は、オプション、時刻（HH:MM形式）、アラーム内容の3列で構成していればOKです。オプションの列にXを入れておくと、growl がStickyモード<text:soft-page-break/>で動作するので、アラームを見逃しません。</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p>
      <text:p text:style-name="Text_20_body"><text:span text:style-name="OrgCode">set-alarms-from-file</text:span> は、<text:a xlink:type="simple" xlink:href="http://pastelwill.jp/wiki/doku.php?id=emacs:utility.el" text:style-name="Internet_20_link" text:visited-style-name="Visited_20_Internet_20_Link">utility.el</text:a>に記述した関数です。</text:p>
      <text:p text:style-name="OrgSrcBlock">(<text:span text:style-name="OrgSrcFontLockKeywordFace">with-eval-after-load</text:span> <text:span text:style-name="OrgSrcFontLockStringFace">"utility"</text:span></text:p>
      <text:p text:style-name="OrgSrcBlock"><text:s text:c="2"/>(set-alarms-from-file <text:span text:style-name="OrgSrcFontLockStringFace">"~/Dropbox/org/today.org"</text:span>)</text:p>
      <text:p text:style-name="OrgSrcBlock"><text:s text:c="2"/>(<text:span text:style-name="OrgSrcFontLockKeywordFace">defun</text:span> <text:span text:style-name="OrgSrcFontLockFunctionNameFace">my:update-alarms-from-file</text:span> ()</text:p>
      <text:p text:style-name="OrgSrcBlock"><text:s text:c="4"/>(<text:span text:style-name="OrgSrcFontLockKeywordFace">when</text:span> (string= <text:span text:style-name="OrgSrcFontLockStringFace">"today.org"</text:span> (buffer-name))</text:p>
      <text:p text:style-name="OrgSrcBlock"><text:s text:c="6"/>(set-alarms-from-file <text:span text:style-name="OrgSrcFontLockStringFace">"~/Dropbox/org/today.org"</text:span>))))</text:p>
      <text:p text:style-name="OrgSrcBlock"/>
      <text:p text:style-name="OrgSrcBlock">(<text:span text:style-name="OrgSrcFontLockKeywordFace">when</text:span> (library-p <text:span text:style-name="OrgSrcFontLockStringFace">"utility"</text:span>)</text:p>
      <text:p text:style-name="OrgSrcBlockLastLine"><text:s text:c="2"/>(add-hook 'after-save-hook 'my:update-alarms-from-file))</text:p>
      <text:h text:style-name="Heading_20_3" text:outline-level="3"><text:bookmark text:name="orgheadline174"/><text:bookmark-start text:name="OrgXref.orgheadline174"/>キーバインド <text:bookmark-end text:name="OrgXref.orgheadline174"/></text:h>
      <text:p text:style-name="OrgSrcBlock">(<text:span text:style-name="OrgSrcFontLockKeywordFace">when</text:span> (eval-after-autoload-if-found</text:p>
      <text:p text:style-name="OrgSrcBlock"><text:s text:c="7"/>'org-mode <text:span text:style-name="OrgSrcFontLockStringFace">"org"</text:span> <text:span text:style-name="OrgSrcFontLockStringFace">"Org Mode"</text:span> t nil</text:p>
      <text:p text:style-name="OrgSrcBlock"><text:s text:c="7"/>'(<text:span text:style-name="OrgSrcFontLockCommentDelimiterFace">;; </text:span><text:span text:style-name="OrgSrcFontLockCommentFace">(org-transpose-element) が割り当てられているので取り返す。</text:span></text:p>
      <text:p text:style-name="OrgSrcBlock"><text:s text:c="9"/>(org-defkey org-mode-map <text:span text:style-name="OrgSrcFontLockStringFace">"\C-\M-t"</text:span> 'beginning-of-buffer)</text:p>
      <text:p text:style-name="OrgSrcBlock"/>
      <text:p text:style-name="OrgSrcBlock"><text:s text:c="9"/><text:span text:style-name="OrgSrcFontLockCommentDelimiterFace">;;</text:span><text:span text:style-name="OrgSrcFontLockCommentFace">(define-key org-mode-map (kbd "C-c 1")</text:span></text:p>
      <text:p text:style-name="OrgSrcBlock"><text:s text:c="9"/><text:span text:style-name="OrgSrcFontLockCommentDelimiterFace">;; <text:s/></text:span><text:span text:style-name="OrgSrcFontLockCommentFace">'org-export-icalendar-combine-agenda-files)</text:span></text:p>
      <text:p text:style-name="OrgSrcBlock"><text:s text:c="9"/>(define-key org-mode-map (kbd <text:span text:style-name="OrgSrcFontLockStringFace">"C-c f 1"</text:span>) 'my:ox-icalendar)</text:p>
      <text:p text:style-name="OrgSrcBlock"><text:s text:c="9"/>(<text:span text:style-name="OrgSrcFontLockKeywordFace">defun</text:span> <text:span text:style-name="OrgSrcFontLockFunctionNameFace">my:do-org-update-staistics-cookies</text:span> ()</text:p>
      <text:p text:style-name="OrgSrcBlock"><text:s text:c="11"/>(interactive)</text:p>
      <text:p text:style-name="OrgSrcBlock"><text:s text:c="11"/>(message <text:span text:style-name="OrgSrcFontLockStringFace">"Update statistics ..."</text:span>)</text:p>
      <text:p text:style-name="OrgSrcBlock"><text:s text:c="11"/>(do-org-update-statistics-cookies))</text:p>
      <text:p text:style-name="OrgSrcBlock"><text:s text:c="9"/>(define-key org-mode-map (kbd <text:span text:style-name="OrgSrcFontLockStringFace">"C-c f 2"</text:span>)</text:p>
      <text:p text:style-name="OrgSrcBlock"><text:s text:c="11"/>'my:do-org-update-staistics-cookies)</text:p>
      <text:p text:style-name="OrgSrcBlock"><text:s text:c="9"/>(define-key org-mode-map (kbd <text:span text:style-name="OrgSrcFontLockStringFace">"C-c m"</text:span>) 'org-mobile-sync)</text:p>
      <text:p text:style-name="OrgSrcBlock"><text:s text:c="9"/>(define-key org-mode-map (kbd <text:span text:style-name="OrgSrcFontLockStringFace">"&lt;f5&gt;"</text:span>) 'org-narrow-to-subtree)</text:p>
      <text:p text:style-name="OrgSrcBlock"><text:s text:c="9"/>(define-key org-mode-map (kbd <text:span text:style-name="OrgSrcFontLockStringFace">"S-&lt;f5&gt;"</text:span>) 'widen)))</text:p>
      <text:p text:style-name="OrgSrcBlock"/>
      <text:p text:style-name="OrgSrcBlock"><text:s text:c="2"/>(global-set-key (kbd <text:span text:style-name="OrgSrcFontLockStringFace">"S-&lt;f12&gt;"</text:span>)</text:p>
      <text:p text:style-name="OrgSrcBlock"><text:s text:c="18"/>'(<text:span text:style-name="OrgSrcFontLockKeywordFace">lambda</text:span> () (interactive) (show-org-buffer <text:span text:style-name="OrgSrcFontLockStringFace">"work.org"</text:span>)))</text:p>
      <text:p text:style-name="OrgSrcBlock"><text:s text:c="2"/>(global-set-key (kbd <text:span text:style-name="OrgSrcFontLockStringFace">"C-M-o"</text:span>)</text:p>
      <text:p text:style-name="OrgSrcBlock"><text:s text:c="18"/>'(<text:span text:style-name="OrgSrcFontLockKeywordFace">lambda</text:span> () (interactive) (show-org-buffer <text:span text:style-name="OrgSrcFontLockStringFace">"next.org"</text:span>)))</text:p>
      <text:p text:style-name="OrgSrcBlock"><text:s text:c="2"/>(global-set-key (kbd <text:span text:style-name="OrgSrcFontLockStringFace">"C-M-c"</text:span>) </text:p>
      <text:p text:style-name="OrgSrcBlock"><text:s text:c="18"/>'(<text:span text:style-name="OrgSrcFontLockKeywordFace">lambda</text:span> () (interactive) (show-org-buffer <text:span text:style-name="OrgSrcFontLockStringFace">"org-ical.org"</text:span>)))</text:p>
      <text:p text:style-name="OrgSrcBlock"><text:s text:c="2"/>(global-set-key (kbd <text:span text:style-name="OrgSrcFontLockStringFace">"C-M-9"</text:span>) </text:p>
      <text:p text:style-name="OrgSrcBlock"><text:s text:c="18"/>'(<text:span text:style-name="OrgSrcFontLockKeywordFace">lambda</text:span> () (interactive) (show-org-buffer <text:span text:style-name="OrgSrcFontLockStringFace">"buffer.org"</text:span>)))</text:p>
      <text:p text:style-name="OrgSrcBlock"><text:s text:c="2"/>(global-set-key (kbd <text:span text:style-name="OrgSrcFontLockStringFace">"C-M-0"</text:span>) </text:p>
      <text:p text:style-name="OrgSrcBlock"><text:s text:c="18"/>'(<text:span text:style-name="OrgSrcFontLockKeywordFace">lambda</text:span> () (interactive) (show-org-buffer <text:span text:style-name="OrgSrcFontLockStringFace">"today.org"</text:span>)))</text:p>
      <text:p text:style-name="OrgSrcBlock"><text:s text:c="2"/>(global-set-key (kbd <text:span text:style-name="OrgSrcFontLockStringFace">"C-c l"</text:span>) 'org-store-link)</text:p>
      <text:p text:style-name="OrgSrcBlock"><text:s text:c="2"/>(global-set-key (kbd <text:span text:style-name="OrgSrcFontLockStringFace">"C-c a"</text:span>) 'org-agenda)</text:p>
      <text:p text:style-name="OrgSrcBlockLastLine"><text:s text:c="2"/>(global-set-key (kbd <text:span text:style-name="OrgSrcFontLockStringFace">"C-c r"</text:span>) 'org-capture))</text:p>
      <text:h text:style-name="Heading_20_2" text:outline-level="2"><text:bookmark text:name="orgheadline176"/><text:bookmark-start text:name="OrgXref.orgheadline176"/>org-mode の latex エクスポート関数をオーバーライド <text:bookmark-end text:name="OrgXref.orgheadline176"/></text:h>
      <text:p text:style-name="OrgSrcBlock"><text:span text:style-name="OrgSrcFontLockCommentDelimiterFace">;;; </text:span><text:span text:style-name="OrgSrcFontLockCommentFace">Tex export (org-mode -&gt; tex with beamer class) ;;;;;;;;;;;;;;;;;;;;;;;;;;;;</text:span></text:p>
      <text:p text:style-name="OrgSrcBlock"><text:span text:style-name="OrgSrcFontLockCommentDelimiterFace">;; </text:span><text:span text:style-name="OrgSrcFontLockCommentFace">(setq org-export-latex-classes</text:span></text:p>
      <text:p text:style-name="OrgSrcBlock"><text:span text:style-name="OrgSrcFontLockCommentDelimiterFace">;; <text:s text:c="2"/></text:span><text:span text:style-name="OrgSrcFontLockCommentFace">'(("article"</text:span></text:p>
      <text:p text:style-name="OrgSrcBlock"><text:span text:style-name="OrgSrcFontLockCommentDelimiterFace">;; <text:s text:c="5"/></text:span><text:span text:style-name="OrgSrcFontLockCommentFace">"\\documentclass[11pt]{article}</text:span></text:p>
      <text:p text:style-name="OrgSrcBlock"><text:span text:style-name="OrgSrcFontLockCommentDelimiterFace">;; </text:span><text:span text:style-name="OrgSrcFontLockCommentFace">\\usepackage[AUTO]{inputenc}</text:span></text:p>
      <text:p text:style-name="OrgSrcBlock"><text:span text:style-name="OrgSrcFontLockCommentDelimiterFace">;; </text:span><text:span text:style-name="OrgSrcFontLockCommentFace">\\usepackage[T1]{fontenc}</text:span></text:p>
      <text:p text:style-name="OrgSrcBlock"><text:span text:style-name="OrgSrcFontLockCommentDelimiterFace">;; </text:span><text:span text:style-name="OrgSrcFontLockCommentFace">\\usepackage{graphicx}</text:span></text:p>
      <text:p text:style-name="OrgSrcBlock"><text:soft-page-break/><text:span text:style-name="OrgSrcFontLockCommentDelimiterFace">;; </text:span><text:span text:style-name="OrgSrcFontLockCommentFace">\\usepackage{longtable}</text:span></text:p>
      <text:p text:style-name="OrgSrcBlock"><text:span text:style-name="OrgSrcFontLockCommentDelimiterFace">;; </text:span><text:span text:style-name="OrgSrcFontLockCommentFace">\\usepackage{float}</text:span></text:p>
      <text:p text:style-name="OrgSrcBlock"><text:span text:style-name="OrgSrcFontLockCommentDelimiterFace">;; </text:span><text:span text:style-name="OrgSrcFontLockCommentFace">\\usepackage{wrapfig}</text:span></text:p>
      <text:p text:style-name="OrgSrcBlock"><text:span text:style-name="OrgSrcFontLockCommentDelimiterFace">;; </text:span><text:span text:style-name="OrgSrcFontLockCommentFace">\\usepackage{soul}</text:span></text:p>
      <text:p text:style-name="OrgSrcBlock"><text:span text:style-name="OrgSrcFontLockCommentDelimiterFace">;; </text:span><text:span text:style-name="OrgSrcFontLockCommentFace">\\usepackage{amssymb}</text:span></text:p>
      <text:p text:style-name="OrgSrcBlock"><text:span text:style-name="OrgSrcFontLockCommentDelimiterFace">;; </text:span><text:span text:style-name="OrgSrcFontLockCommentFace">\\usepackage{hyperref}"</text:span></text:p>
      <text:p text:style-name="OrgSrcBlock"><text:span text:style-name="OrgSrcFontLockCommentDelimiterFace">;; <text:s text:c="5"/></text:span><text:span text:style-name="OrgSrcFontLockCommentFace">("\\section{%s}" . "\\section*{%s}")</text:span></text:p>
      <text:p text:style-name="OrgSrcBlock"><text:span text:style-name="OrgSrcFontLockCommentDelimiterFace">;; <text:s text:c="5"/></text:span><text:span text:style-name="OrgSrcFontLockCommentFace">("\\subsection{%s}" . "\\subsection*{%s}")</text:span></text:p>
      <text:p text:style-name="OrgSrcBlock"><text:span text:style-name="OrgSrcFontLockCommentDelimiterFace">;; <text:s text:c="5"/></text:span><text:span text:style-name="OrgSrcFontLockCommentFace">("\\subsubsection{%s}" . "\\subsubsection*{%s}")</text:span></text:p>
      <text:p text:style-name="OrgSrcBlock"><text:span text:style-name="OrgSrcFontLockCommentDelimiterFace">;; <text:s text:c="5"/></text:span><text:span text:style-name="OrgSrcFontLockCommentFace">("\\paragraph{%s}" . "\\paragraph*{%s}")</text:span></text:p>
      <text:p text:style-name="OrgSrcBlock"><text:span text:style-name="OrgSrcFontLockCommentDelimiterFace">;; <text:s text:c="5"/></text:span><text:span text:style-name="OrgSrcFontLockCommentFace">("\\subparagraph{%s}" . "\\subparagraph*{%s}"))</text:span></text:p>
      <text:p text:style-name="OrgSrcBlock"><text:span text:style-name="OrgSrcFontLockCommentDelimiterFace">;; <text:s text:c="4"/></text:span><text:span text:style-name="OrgSrcFontLockCommentFace">("report"</text:span></text:p>
      <text:p text:style-name="OrgSrcBlock"><text:span text:style-name="OrgSrcFontLockCommentDelimiterFace">;; <text:s text:c="5"/></text:span><text:span text:style-name="OrgSrcFontLockCommentFace">"\\documentclass[11pt]{report}</text:span></text:p>
      <text:p text:style-name="OrgSrcBlock"><text:span text:style-name="OrgSrcFontLockCommentDelimiterFace">;; </text:span><text:span text:style-name="OrgSrcFontLockCommentFace">\\usepackage[AUTO]{inputenc}</text:span></text:p>
      <text:p text:style-name="OrgSrcBlock"><text:span text:style-name="OrgSrcFontLockCommentDelimiterFace">;; </text:span><text:span text:style-name="OrgSrcFontLockCommentFace">\\usepackage[T1]{fontenc}</text:span></text:p>
      <text:p text:style-name="OrgSrcBlock"><text:span text:style-name="OrgSrcFontLockCommentDelimiterFace">;; </text:span><text:span text:style-name="OrgSrcFontLockCommentFace">\\usepackage{graphicx}</text:span></text:p>
      <text:p text:style-name="OrgSrcBlock"><text:span text:style-name="OrgSrcFontLockCommentDelimiterFace">;; </text:span><text:span text:style-name="OrgSrcFontLockCommentFace">\\usepackage{longtable}</text:span></text:p>
      <text:p text:style-name="OrgSrcBlock"><text:span text:style-name="OrgSrcFontLockCommentDelimiterFace">;; </text:span><text:span text:style-name="OrgSrcFontLockCommentFace">\\usepackage{float}</text:span></text:p>
      <text:p text:style-name="OrgSrcBlock"><text:span text:style-name="OrgSrcFontLockCommentDelimiterFace">;; </text:span><text:span text:style-name="OrgSrcFontLockCommentFace">\\usepackage{wrapfig}</text:span></text:p>
      <text:p text:style-name="OrgSrcBlock"><text:span text:style-name="OrgSrcFontLockCommentDelimiterFace">;; </text:span><text:span text:style-name="OrgSrcFontLockCommentFace">\\usepackage{soul}</text:span></text:p>
      <text:p text:style-name="OrgSrcBlock"><text:span text:style-name="OrgSrcFontLockCommentDelimiterFace">;; </text:span><text:span text:style-name="OrgSrcFontLockCommentFace">\\usepackage{amssymb}</text:span></text:p>
      <text:p text:style-name="OrgSrcBlock"><text:span text:style-name="OrgSrcFontLockCommentDelimiterFace">;; </text:span><text:span text:style-name="OrgSrcFontLockCommentFace">\\usepackage{hyperref}"</text:span></text:p>
      <text:p text:style-name="OrgSrcBlock"><text:span text:style-name="OrgSrcFontLockCommentDelimiterFace">;; <text:s text:c="5"/></text:span><text:span text:style-name="OrgSrcFontLockCommentFace">("\\part{%s}" . "\\part*{%s}")</text:span></text:p>
      <text:p text:style-name="OrgSrcBlock"><text:span text:style-name="OrgSrcFontLockCommentDelimiterFace">;; <text:s text:c="5"/></text:span><text:span text:style-name="OrgSrcFontLockCommentFace">("\\chapter{%s}" . "\\chapter*{%s}")</text:span></text:p>
      <text:p text:style-name="OrgSrcBlock"><text:span text:style-name="OrgSrcFontLockCommentDelimiterFace">;; <text:s text:c="5"/></text:span><text:span text:style-name="OrgSrcFontLockCommentFace">("\\section{%s}" . "\\section*{%s}")</text:span></text:p>
      <text:p text:style-name="OrgSrcBlock"><text:span text:style-name="OrgSrcFontLockCommentDelimiterFace">;; <text:s text:c="5"/></text:span><text:span text:style-name="OrgSrcFontLockCommentFace">("\\subsection{%s}" . "\\subsection*{%s}")</text:span></text:p>
      <text:p text:style-name="OrgSrcBlock"><text:span text:style-name="OrgSrcFontLockCommentDelimiterFace">;; <text:s text:c="5"/></text:span><text:span text:style-name="OrgSrcFontLockCommentFace">("\\subsubsection{%s}" . "\\subsubsection*{%s}"))</text:span></text:p>
      <text:p text:style-name="OrgSrcBlock"><text:span text:style-name="OrgSrcFontLockCommentDelimiterFace">;; <text:s text:c="4"/></text:span><text:span text:style-name="OrgSrcFontLockCommentFace">("book"</text:span></text:p>
      <text:p text:style-name="OrgSrcBlock"><text:span text:style-name="OrgSrcFontLockCommentDelimiterFace">;; <text:s text:c="5"/></text:span><text:span text:style-name="OrgSrcFontLockCommentFace">"\\documentclass[11pt]{book}</text:span></text:p>
      <text:p text:style-name="OrgSrcBlock"><text:span text:style-name="OrgSrcFontLockCommentDelimiterFace">;; </text:span><text:span text:style-name="OrgSrcFontLockCommentFace">\\usepackage[AUTO]{inputenc}</text:span></text:p>
      <text:p text:style-name="OrgSrcBlock"><text:span text:style-name="OrgSrcFontLockCommentDelimiterFace">;; </text:span><text:span text:style-name="OrgSrcFontLockCommentFace">\\usepackage[T1]{fontenc}</text:span></text:p>
      <text:p text:style-name="OrgSrcBlock"><text:span text:style-name="OrgSrcFontLockCommentDelimiterFace">;; </text:span><text:span text:style-name="OrgSrcFontLockCommentFace">\\usepackage{graphicx}</text:span></text:p>
      <text:p text:style-name="OrgSrcBlock"><text:span text:style-name="OrgSrcFontLockCommentDelimiterFace">;; </text:span><text:span text:style-name="OrgSrcFontLockCommentFace">\\usepackage{longtable}</text:span></text:p>
      <text:p text:style-name="OrgSrcBlock"><text:span text:style-name="OrgSrcFontLockCommentDelimiterFace">;; </text:span><text:span text:style-name="OrgSrcFontLockCommentFace">\\usepackage{float}</text:span></text:p>
      <text:p text:style-name="OrgSrcBlock"><text:span text:style-name="OrgSrcFontLockCommentDelimiterFace">;; </text:span><text:span text:style-name="OrgSrcFontLockCommentFace">\\usepackage{wrapfig}</text:span></text:p>
      <text:p text:style-name="OrgSrcBlock"><text:span text:style-name="OrgSrcFontLockCommentDelimiterFace">;; </text:span><text:span text:style-name="OrgSrcFontLockCommentFace">\\usepackage{soul}</text:span></text:p>
      <text:p text:style-name="OrgSrcBlock"><text:span text:style-name="OrgSrcFontLockCommentDelimiterFace">;; </text:span><text:span text:style-name="OrgSrcFontLockCommentFace">\\usepackage{amssymb}</text:span></text:p>
      <text:p text:style-name="OrgSrcBlock"><text:span text:style-name="OrgSrcFontLockCommentDelimiterFace">;; </text:span><text:span text:style-name="OrgSrcFontLockCommentFace">\\usepackage{hyperref}"</text:span></text:p>
      <text:p text:style-name="OrgSrcBlock"><text:span text:style-name="OrgSrcFontLockCommentDelimiterFace">;; <text:s text:c="5"/></text:span><text:span text:style-name="OrgSrcFontLockCommentFace">("\\part{%s}" . "\\part*{%s}")</text:span></text:p>
      <text:p text:style-name="OrgSrcBlock"><text:span text:style-name="OrgSrcFontLockCommentDelimiterFace">;; <text:s text:c="5"/></text:span><text:span text:style-name="OrgSrcFontLockCommentFace">("\\chapter{%s}" . "\\chapter*{%s}")</text:span></text:p>
      <text:p text:style-name="OrgSrcBlock"><text:span text:style-name="OrgSrcFontLockCommentDelimiterFace">;; <text:s text:c="5"/></text:span><text:span text:style-name="OrgSrcFontLockCommentFace">("\\section{%s}" . "\\section*{%s}")</text:span></text:p>
      <text:p text:style-name="OrgSrcBlock"><text:span text:style-name="OrgSrcFontLockCommentDelimiterFace">;; <text:s text:c="5"/></text:span><text:span text:style-name="OrgSrcFontLockCommentFace">("\\subsection{%s}" . "\\subsection*{%s}")</text:span></text:p>
      <text:p text:style-name="OrgSrcBlock"><text:span text:style-name="OrgSrcFontLockCommentDelimiterFace">;; <text:s text:c="5"/></text:span><text:span text:style-name="OrgSrcFontLockCommentFace">("\\subsubsection{%s}" . "\\subsubsection*{%s}"))</text:span></text:p>
      <text:p text:style-name="OrgSrcBlock"><text:span text:style-name="OrgSrcFontLockCommentDelimiterFace">;; <text:s text:c="4"/></text:span><text:span text:style-name="OrgSrcFontLockCommentFace">("beamer"</text:span></text:p>
      <text:p text:style-name="OrgSrcBlock"><text:span text:style-name="OrgSrcFontLockCommentDelimiterFace">;; <text:s text:c="5"/></text:span><text:span text:style-name="OrgSrcFontLockCommentFace">"\\documentclass{beamer}</text:span></text:p>
      <text:p text:style-name="OrgSrcBlock"><text:span text:style-name="OrgSrcFontLockCommentDelimiterFace">;; </text:span><text:span text:style-name="OrgSrcFontLockCommentFace">\\usepackage[AUTO]{inputenc}</text:span></text:p>
      <text:p text:style-name="OrgSrcBlock"><text:span text:style-name="OrgSrcFontLockCommentDelimiterFace">;; </text:span><text:span text:style-name="OrgSrcFontLockCommentFace">\\usepackage{graphicx}</text:span></text:p>
      <text:p text:style-name="OrgSrcBlock"><text:span text:style-name="OrgSrcFontLockCommentDelimiterFace">;; </text:span><text:span text:style-name="OrgSrcFontLockCommentFace">\\usepackage{longtable}</text:span></text:p>
      <text:p text:style-name="OrgSrcBlock"><text:span text:style-name="OrgSrcFontLockCommentDelimiterFace">;; </text:span><text:span text:style-name="OrgSrcFontLockCommentFace">\\usepackage{float}</text:span></text:p>
      <text:p text:style-name="OrgSrcBlock"><text:span text:style-name="OrgSrcFontLockCommentDelimiterFace">;; </text:span><text:span text:style-name="OrgSrcFontLockCommentFace">\\usepackage{wrapfig}</text:span></text:p>
      <text:p text:style-name="OrgSrcBlock"><text:span text:style-name="OrgSrcFontLockCommentDelimiterFace">;; </text:span><text:span text:style-name="OrgSrcFontLockCommentFace">\\usepackage{amssymb}</text:span></text:p>
      <text:p text:style-name="OrgSrcBlock"><text:span text:style-name="OrgSrcFontLockCommentDelimiterFace">;; </text:span><text:span text:style-name="OrgSrcFontLockCommentFace">\\usepackage{hyperref}"</text:span></text:p>
      <text:p text:style-name="OrgSrcBlockLastLine"><text:span text:style-name="OrgSrcFontLockCommentDelimiterFace">;; <text:s text:c="5"/></text:span><text:span text:style-name="OrgSrcFontLockCommentFace">org-beamer-sectioning)))</text:span></text:p>
      <text:h text:style-name="Heading_20_2" text:outline-level="2"><text:bookmark text:name="orgheadline177"/><text:bookmark-start text:name="OrgXref.orgheadline177"/>[org-autolist] ブリッツの入力を簡単に <text:bookmark-end text:name="OrgXref.orgheadline177"/></text:h>
      <text:p text:style-name="Text_20_body">ブリッツの入力や削除を Microsoft Word 的にします。</text:p>
      <text:p text:style-name="OrgSrcBlock">(<text:span text:style-name="OrgSrcFontLockKeywordFace">when</text:span> (eval-after-autoload-if-found</text:p>
      <text:p text:style-name="OrgSrcBlock"><text:s text:c="7"/>'(org-autolist-mode) <text:span text:style-name="OrgSrcFontLockStringFace">"org-autolist"</text:span> nil t nil nil)</text:p>
      <text:p text:style-name="OrgSrcBlockLastLine"><text:soft-page-break/><text:s text:c="2"/>(add-hook 'org-mode-hook #'(<text:span text:style-name="OrgSrcFontLockKeywordFace">lambda</text:span> () (org-autolist-mode))))</text:p>
      <text:h text:style-name="Heading_20_1" text:outline-level="1"><text:bookmark text:name="orgheadline195"/><text:bookmark-start text:name="OrgXref.orgheadline195"/>フォント／配色関連 <text:bookmark-end text:name="OrgXref.orgheadline195"/></text:h>
      <text:h text:style-name="Heading_20_2" text:outline-level="2"><text:bookmark text:name="orgheadline179"/><text:bookmark-start text:name="OrgXref.orgheadline179"/>正規表現を見やすくする <text:bookmark-end text:name="OrgXref.orgheadline179"/></text:h>
      <text:p text:style-name="OrgSrcBlock">(set-face-foreground 'font-lock-regexp-grouping-backslash <text:span text:style-name="OrgSrcFontLockStringFace">"</text:span><text:span text:style-name="OrgSrcDefault0050">#66CC99</text:span><text:span text:style-name="OrgSrcFontLockStringFace">"</text:span>)</text:p>
      <text:p text:style-name="OrgSrcBlockLastLine">(set-face-foreground 'font-lock-regexp-grouping-construct <text:span text:style-name="OrgSrcFontLockStringFace">"</text:span><text:span text:style-name="OrgSrcDefault0054">#9966CC</text:span><text:span text:style-name="OrgSrcFontLockStringFace">"</text:span>)</text:p>
      <text:p text:style-name="Text_20_body">Emacs Lisp での正規表現入力をサポートするツールには、 <text:span text:style-name="OrgCode">M-x re-builder</text:span> や <text:span text:style-name="OrgCode">rx</text:span> マクロがある。</text:p>
      <text:list xml:id="list220716351446138" text:style-name="OrgBulletedList">
        <text:list-item>
          <text:p text:style-name="P2"><text:a xlink:type="simple" xlink:href="http://www.emacswiki.org/emacs/ReBuilder" text:style-name="Internet_20_link" text:visited-style-name="Visited_20_Internet_20_Link">EmacsWiki: Re Builder</text:a></text:p>
        </text:list-item>
        <text:list-item>
          <text:p text:style-name="P2"><text:a xlink:type="simple" xlink:href="http://emacswiki.org/emacs/rx" text:style-name="Internet_20_link" text:visited-style-name="Visited_20_Internet_20_Link">EmacsWiki: rx</text:a></text:p>
        </text:list-item>
      </text:list>
      <text:h text:style-name="Heading_20_2" text:outline-level="2"><text:bookmark text:name="orgheadline180"/><text:bookmark-start text:name="OrgXref.orgheadline180"/>設定ファイルを見やすくする <text:bookmark-end text:name="OrgXref.orgheadline180"/></text:h>
      <text:p text:style-name="Text_20_body"><text:span text:style-name="OrgCode">generic-x</text:span> を使うと、 <text:span text:style-name="OrgCode">/etc/hosts</text:span> や <text:span text:style-name="OrgCode">/etc/apache2.conf</text:span> に色を付けられる。</text:p>
      <text:p text:style-name="OrgSrcBlockLastLine">(<text:span text:style-name="OrgSrcFontLockKeywordFace">require</text:span> '<text:span text:style-name="OrgSrcFontLockConstantFace">generic-x</text:span> nil t)</text:p>
      <text:h text:style-name="Heading_20_2" text:outline-level="2"><text:bookmark text:name="orgheadline181"/><text:bookmark-start text:name="OrgXref.orgheadline181"/>カーソル行に色をつける <text:bookmark-end text:name="OrgXref.orgheadline181"/></text:h>
      <text:p text:style-name="OrgSrcBlock"><text:span text:style-name="OrgSrcFontLockCommentDelimiterFace">;; </text:span><text:span text:style-name="OrgSrcFontLockCommentFace">Color of the current line</text:span></text:p>
      <text:p text:style-name="OrgSrcBlock"><text:span text:style-name="OrgSrcFontLockCommentDelimiterFace">;; </text:span><text:span text:style-name="OrgSrcFontLockCommentFace">Cite: http://murakan.cocolog-nifty.com/blog/2009/01/emacs-tips-1d45.html</text:span></text:p>
      <text:p text:style-name="OrgSrcBlock"><text:span text:style-name="OrgSrcFontLockCommentDelimiterFace">;; </text:span><text:span text:style-name="OrgSrcFontLockCommentFace">see also http://www.emacswiki.org/cgi-bin/emacs/highlight-current-line.el</text:span></text:p>
      <text:p text:style-name="OrgSrcBlock">(global-hl-line-mode t)</text:p>
      <text:p text:style-name="OrgSrcBlockLastLine">(set-face-background 'hl-line <text:span text:style-name="OrgSrcFontLockStringFace">"</text:span><text:span text:style-name="OrgSrcDefault0069">#DEEDFF</text:span><text:span text:style-name="OrgSrcFontLockStringFace">"</text:span>)</text:p>
      <text:h text:style-name="Heading_20_2" text:outline-level="2"><text:bookmark text:name="orgheadline182"/><text:bookmark-start text:name="OrgXref.orgheadline182"/>カーソルの色 <text:bookmark-end text:name="OrgXref.orgheadline182"/></text:h>
      <text:p text:style-name="OrgSrcBlock"><text:span text:style-name="OrgSrcFontLockCommentDelimiterFace">;; </text:span><text:span text:style-name="OrgSrcFontLockCommentFace">Cursor (see also takaxp-mac.el)</text:span></text:p>
      <text:p text:style-name="OrgSrcBlock"><text:span text:style-name="OrgSrcFontLockCommentDelimiterFace">;;</text:span><text:span text:style-name="OrgSrcFontLockCommentFace">(add-to-list 'default-frame-alist '(cursor-type . (hbar . 5)))</text:span></text:p>
      <text:p text:style-name="OrgSrcBlock"><text:span text:style-name="OrgSrcFontLockCommentDelimiterFace">;;</text:span><text:span text:style-name="OrgSrcFontLockCommentFace">(add-to-list 'default-frame-alist '(cursor-type . bar))</text:span></text:p>
      <text:p text:style-name="OrgSrcBlock"><text:span text:style-name="OrgSrcFontLockCommentDelimiterFace">;;</text:span><text:span text:style-name="OrgSrcFontLockCommentFace">(add-hook 'window-configuration-change-hook</text:span></text:p>
      <text:p text:style-name="OrgSrcBlock"/>
      <text:p text:style-name="OrgSrcBlock">(<text:span text:style-name="OrgSrcFontLockKeywordFace">defvar</text:span> <text:span text:style-name="OrgSrcFontLockVariableNameFace">my:cursor-color-ime-on</text:span> <text:span text:style-name="OrgSrcFontLockStringFace">"</text:span><text:span text:style-name="OrgSrcDefault0070">#91C3FF</text:span><text:span text:style-name="OrgSrcFontLockStringFace">"</text:span>)</text:p>
      <text:p text:style-name="OrgSrcBlock">(<text:span text:style-name="OrgSrcFontLockKeywordFace">defvar</text:span> <text:span text:style-name="OrgSrcFontLockVariableNameFace">my:cursor-color-ime-off</text:span> <text:span text:style-name="OrgSrcFontLockStringFace">"</text:span><text:span text:style-name="OrgSrcDefault0071">#AAAAAA</text:span><text:span text:style-name="OrgSrcFontLockStringFace">"</text:span>)</text:p>
      <text:p text:style-name="OrgSrcBlock">(set-cursor-color my:cursor-color-ime-on)</text:p>
      <text:p text:style-name="OrgSrcBlock"/>
      <text:p text:style-name="OrgSrcBlock">(<text:span text:style-name="OrgSrcFontLockKeywordFace">when</text:span> (and (eq window-system 'ns) (&gt;= emacs-major-version 24))</text:p>
      <text:p text:style-name="OrgSrcBlock"><text:s text:c="2"/><text:span text:style-name="OrgSrcFontLockCommentDelimiterFace">;; </text:span><text:span text:style-name="OrgSrcFontLockCommentFace">when IME is ON</text:span></text:p>
      <text:p text:style-name="OrgSrcBlock"><text:s text:c="2"/>(<text:span text:style-name="OrgSrcFontLockKeywordFace">when</text:span> (fboundp 'mac-set-input-method-parameter)</text:p>
      <text:p text:style-name="OrgSrcBlock"><text:s text:c="4"/>(mac-set-input-method-parameter</text:p>
      <text:p text:style-name="OrgSrcBlock"><text:s text:c="5"/><text:span text:style-name="OrgSrcFontLockStringFace">"com.google.inputmethod.Japanese.base"</text:span> 'title <text:span text:style-name="OrgSrcFontLockStringFace">"グ"</text:span>))</text:p>
      <text:p text:style-name="OrgSrcBlock"/>
      <text:p text:style-name="OrgSrcBlock"><text:s text:c="2"/>(<text:span text:style-name="OrgSrcFontLockKeywordFace">defun</text:span> <text:span text:style-name="OrgSrcFontLockFunctionNameFace">my:update-cursor-color</text:span> ()</text:p>
      <text:p text:style-name="OrgSrcBlock"><text:s text:c="4"/>(interactive)</text:p>
      <text:p text:style-name="OrgSrcBlock"><text:s text:c="4"/>(<text:span text:style-name="OrgSrcFontLockKeywordFace">if</text:span> current-input-method (set-cursor-color my:cursor-color-ime-off)</text:p>
      <text:p text:style-name="OrgSrcBlock"><text:s text:c="6"/>(set-cursor-color my:cursor-color-ime-on)))</text:p>
      <text:p text:style-name="OrgSrcBlock"><text:s text:c="2"/><text:span text:style-name="OrgSrcFontLockCommentDelimiterFace">;; </text:span><text:span text:style-name="OrgSrcFontLockCommentFace">(my:update-cursor-color)</text:span></text:p>
      <text:p text:style-name="OrgSrcBlock"><text:s text:c="2"/>(run-with-idle-timer 10 t 'my:update-cursor-color))</text:p>
      <text:p text:style-name="OrgSrcBlock"/>
      <text:p text:style-name="OrgSrcBlock">(add-hook 'input-method-activate-hook</text:p>
      <text:p text:style-name="OrgSrcBlock"><text:s text:c="10"/>(<text:span text:style-name="OrgSrcFontLockKeywordFace">lambda</text:span> () (set-cursor-color my:cursor-color-ime-on)))</text:p>
      <text:p text:style-name="OrgSrcBlock">(add-hook 'input-method-inactivate-hook</text:p>
      <text:p text:style-name="OrgSrcBlockLastLine"><text:soft-page-break/><text:s text:c="10"/>(<text:span text:style-name="OrgSrcFontLockKeywordFace">lambda</text:span> () (set-cursor-color my:cursor-color-ime-off)))</text:p>
      <text:h text:style-name="Heading_20_2" text:outline-level="2"><text:bookmark text:name="orgheadline183"/><text:bookmark-start text:name="OrgXref.orgheadline183"/>カーソルを点滅させない <text:bookmark-end text:name="OrgXref.orgheadline183"/></text:h>
      <text:p text:style-name="OrgSrcBlock"><text:span text:style-name="OrgSrcFontLockCommentDelimiterFace">;; </text:span><text:span text:style-name="OrgSrcFontLockCommentFace">Disable cursor blink</text:span></text:p>
      <text:p text:style-name="OrgSrcBlockLastLine">(blink-cursor-mode -1)</text:p>
      <text:h text:style-name="Heading_20_2" text:outline-level="2"><text:bookmark text:name="orgheadline184"/><text:bookmark-start text:name="OrgXref.orgheadline184"/>カーソル位置のフォントを確認 <text:bookmark-end text:name="OrgXref.orgheadline184"/></text:h>
      <text:p text:style-name="Text_20_body"><text:span text:style-name="OrgCode">M-x describe-char</text:span> することで、カーソル位置のフォントの情報がポップで表示される。</text:p>
      <text:h text:style-name="Heading_20_2" text:outline-level="2"><text:bookmark text:name="orgheadline187"/><text:bookmark-start text:name="OrgXref.orgheadline187"/>フォント設定 <text:bookmark-end text:name="OrgXref.orgheadline187"/></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 text:style-name="Internet_20_link" text:visited-style-name="Visited_20_Internet_20_Link">Migu 2M</text:a>を気に入って使っています。</text:p>
      <text:section text:style-name="Sect2" text:name="Section7">
        <table:table table:name="Table7" table:style-name="Table7">
          <table:table-column table:style-name="Table7.A" table:number-columns-repeated="3"/>
          <table:table-row>
            <table:table-cell table:style-name="Table7.A1" office:value-type="string">
              <text:p text:style-name="OrgTableContentsLeft"/>
            </table:table-cell>
            <table:table-cell table:style-name="Table7.A1" office:value-type="string">
              <text:p text:style-name="OrgTableContentsLeft">ASCII</text:p>
            </table:table-cell>
            <table:table-cell table:style-name="Table7.A1" office:value-type="string">
              <text:p text:style-name="OrgTableContentsLeft">日本語</text:p>
            </table:table-cell>
          </table:table-row>
          <table:table-row>
            <table:table-cell table:style-name="Table7.A2" office:value-type="string">
              <text:p text:style-name="OrgTableContentsLeft">Mac</text:p>
            </table:table-cell>
            <table:table-cell table:style-name="Table7.A2" office:value-type="string">
              <text:p text:style-name="OrgTableContentsLeft">Monaco</text:p>
            </table:table-cell>
            <table:table-cell table:style-name="Table7.A2" office:value-type="string">
              <text:p text:style-name="OrgTableContentsLeft">ヒラギノ丸ゴ</text:p>
            </table:table-cell>
          </table:table-row>
          <table:table-row>
            <table:table-cell table:style-name="Table7.A2" office:value-type="string">
              <text:p text:style-name="OrgTableContentsLeft">Windows</text:p>
            </table:table-cell>
            <table:table-cell table:style-name="Table7.A2" office:value-type="string">
              <text:p text:style-name="OrgTableContentsLeft">Inconsolata</text:p>
            </table:table-cell>
            <table:table-cell table:style-name="Table7.A2" office:value-type="string">
              <text:p text:style-name="OrgTableContentsLeft">メイリオ</text:p>
            </table:table-cell>
          </table:table-row>
          <table:table-row>
            <table:table-cell table:style-name="Table7.C4" office:value-type="string">
              <text:p text:style-name="OrgTableContentsLeft">Linux</text:p>
            </table:table-cell>
            <table:table-cell table:style-name="Table7.C4" office:value-type="string">
              <text:p text:style-name="OrgTableContentsLeft">Inconsolata</text:p>
            </table:table-cell>
            <table:table-cell table:style-name="Table7.C4" office:value-type="string">
              <text:p text:style-name="OrgTableContentsLeft">MigMix</text:p>
            </table:table-cell>
          </table:table-row>
        </table:table>
      </text:section>
      <text:p text:style-name="Text_20_body"><text:a xlink:type="simple" xlink:href="http://d.hatena.ne.jp/setoryohei/20110117/1295336454" text:style-name="Internet_20_link" text:visited-style-name="Visited_20_Internet_20_Link">http://d.hatena.ne.jp/setoryohei/20110117/1295336454</text:a></text:p>
      <text:p text:style-name="OrgSrcBlock">(<text:span text:style-name="OrgSrcFontLockKeywordFace">defvar</text:span> <text:span text:style-name="OrgSrcFontLockVariableNameFace">my:font-size</text:span> 12)</text:p>
      <text:p text:style-name="OrgSrcBlock">(<text:span text:style-name="OrgSrcFontLockKeywordFace">defun</text:span> <text:span text:style-name="OrgSrcFontLockFunctionNameFace">my:ja-font-setter</text:span> (spec)</text:p>
      <text:p text:style-name="OrgSrcBlock"><text:s text:c="2"/>(set-fontset-font nil 'japanese-jisx0208 spec)</text:p>
      <text:p text:style-name="OrgSrcBlock"><text:s text:c="2"/>(set-fontset-font nil 'katakana-jisx0201 spec)</text:p>
      <text:p text:style-name="OrgSrcBlock"><text:s text:c="2"/>(set-fontset-font nil 'japanese-jisx0212 spec)</text:p>
      <text:p text:style-name="OrgSrcBlock"><text:s text:c="2"/>(set-fontset-font nil '(#x0080 . #x024F) spec)</text:p>
      <text:p text:style-name="OrgSrcBlock"><text:s text:c="2"/>(set-fontset-font nil '(#x0370 . #x03FF) spec)</text:p>
      <text:p text:style-name="OrgSrcBlock"><text:s text:c="2"/>(set-fontset-font nil 'mule-unicode-0100-24ff spec))</text:p>
      <text:p text:style-name="OrgSrcBlock">(<text:span text:style-name="OrgSrcFontLockKeywordFace">defun</text:span> <text:span text:style-name="OrgSrcFontLockFunctionNameFace">my:ascii-font-setter</text:span> (spec)</text:p>
      <text:p text:style-name="OrgSrcBlock"><text:s text:c="2"/>(set-fontset-font nil 'ascii spec)) <text:s text:c="5"/></text:p>
      <text:p text:style-name="OrgSrcBlock"/>
      <text:p text:style-name="OrgSrcBlock">(<text:span text:style-name="OrgSrcFontLockKeywordFace">cond</text:span></text:p>
      <text:p text:style-name="OrgSrcBlock"><text:s/><text:span text:style-name="OrgSrcFontLockCommentDelimiterFace">;; </text:span><text:span text:style-name="OrgSrcFontLockCommentFace">CocoaEmacs</text:span></text:p>
      <text:p text:style-name="OrgSrcBlock"><text:s/>((eq window-system 'ns)</text:p>
      <text:p text:style-name="OrgSrcBlock"><text:s text:c="2"/>(<text:span text:style-name="OrgSrcFontLockKeywordFace">when</text:span> (&gt;= emacs-major-version 23)</text:p>
      <text:p text:style-name="OrgSrcBlock"><text:s text:c="4"/>(<text:span text:style-name="OrgSrcFontLockKeywordFace">let</text:span></text:p>
      <text:p text:style-name="OrgSrcBlock"><text:s text:c="8"/><text:span text:style-name="OrgSrcFontLockCommentDelimiterFace">;; </text:span><text:span text:style-name="OrgSrcFontLockCommentFace">1) Monaco, Hiragino/Migu 2M : font-size=12, -apple-hiragino=1.2</text:span></text:p>
      <text:p text:style-name="OrgSrcBlock"><text:s text:c="8"/><text:span text:style-name="OrgSrcFontLockCommentDelimiterFace">;; </text:span><text:span text:style-name="OrgSrcFontLockCommentFace">2) Inconsolata, Migu 2M <text:s text:c="4"/>: font-size=14, </text:span></text:p>
      <text:p text:style-name="OrgSrcBlock"><text:s text:c="8"/><text:span text:style-name="OrgSrcFontLockCommentDelimiterFace">;; </text:span><text:span text:style-name="OrgSrcFontLockCommentFace">3) Inconsolata, Hiragino <text:s text:c="3"/>: font-size=14, -apple-hiragino=1.0</text:span></text:p>
      <text:p text:style-name="OrgSrcBlock"/>
      <text:p text:style-name="OrgSrcBlock"><text:s text:c="8"/><text:span text:style-name="OrgSrcFontLockCommentDelimiterFace">;; </text:span><text:span text:style-name="OrgSrcFontLockCommentFace">Fonts</text:span></text:p>
      <text:p text:style-name="OrgSrcBlock"/>
      <text:p text:style-name="OrgSrcBlock"><text:s text:c="8"/>((font-size my:font-size)</text:p>
      <text:p text:style-name="OrgSrcBlock"><text:s text:c="9"/><text:span text:style-name="OrgSrcFontLockCommentDelimiterFace">;; <text:s text:c="9"/></text:span><text:span text:style-name="OrgSrcFontLockCommentFace">((font-size 28) ; for mirroring presentation (1440x900)</text:span></text:p>
      <text:p text:style-name="OrgSrcBlock"><text:s text:c="9"/><text:span text:style-name="OrgSrcFontLockCommentDelimiterFace">;; <text:s text:c="10"/></text:span><text:span text:style-name="OrgSrcFontLockCommentFace">(ascii-font "Inconsolata")</text:span></text:p>
      <text:p text:style-name="OrgSrcBlock"><text:s text:c="9"/>(ascii-font <text:span text:style-name="OrgSrcFontLockStringFace">"Monaco"</text:span>)</text:p>
      <text:p text:style-name="OrgSrcBlock"><text:s text:c="9"/>(ja-font <text:span text:style-name="OrgSrcFontLockStringFace">"Migu 2M"</text:span>))</text:p>
      <text:p text:style-name="OrgSrcBlock"><text:s text:c="6"/><text:span text:style-name="OrgSrcFontLockCommentDelimiterFace">;; </text:span><text:span text:style-name="OrgSrcFontLockCommentFace">(ja-font "Hiragino Maru Gothic Pro")) </text:span></text:p>
      <text:p text:style-name="OrgSrcBlock"><text:soft-page-break/><text:s text:c="6"/>(my:ascii-font-setter (font-spec <text:span text:style-name="OrgSrcFontLockBuiltinFace">:family</text:span> ascii-font <text:span text:style-name="OrgSrcFontLockBuiltinFace">:size</text:span> font-size))</text:p>
      <text:p text:style-name="OrgSrcBlock"><text:s text:c="6"/>(my:ja-font-setter (font-spec <text:span text:style-name="OrgSrcFontLockBuiltinFace">:family</text:span> ja-font <text:span text:style-name="OrgSrcFontLockBuiltinFace">:size</text:span> font-size)))</text:p>
      <text:p text:style-name="OrgSrcBlock"/>
      <text:p text:style-name="OrgSrcBlock"><text:s text:c="4"/><text:span text:style-name="OrgSrcFontLockCommentDelimiterFace">;; </text:span><text:span text:style-name="OrgSrcFontLockCommentFace">Fix ratio provided by set-face-attribute for fonts display</text:span></text:p>
      <text:p text:style-name="OrgSrcBlock"><text:s text:c="4"/>(setq face-font-rescale-alist</text:p>
      <text:p text:style-name="OrgSrcBlock"><text:s text:c="10"/>'((<text:span text:style-name="OrgSrcFontLockStringFace">"^-apple-hiragino.*"</text:span> . 1.0) <text:span text:style-name="OrgSrcFontLockCommentDelimiterFace">; </text:span><text:span text:style-name="OrgSrcFontLockCommentFace">1.2</text:span></text:p>
      <text:p text:style-name="OrgSrcBlock"><text:s text:c="12"/>(<text:span text:style-name="OrgSrcFontLockStringFace">".*Migu.*"</text:span> . 1.2)</text:p>
      <text:p text:style-name="OrgSrcBlock"><text:s text:c="12"/>(<text:span text:style-name="OrgSrcFontLockStringFace">".*Inconsolata.*"</text:span> 1.0)</text:p>
      <text:p text:style-name="OrgSrcBlock"><text:s text:c="12"/>(<text:span text:style-name="OrgSrcFontLockStringFace">".*osaka-bold.*"</text:span> . 1.0) <text:s text:c="4"/><text:span text:style-name="OrgSrcFontLockCommentDelimiterFace">; </text:span><text:span text:style-name="OrgSrcFontLockCommentFace">1.2</text:span></text:p>
      <text:p text:style-name="OrgSrcBlock"><text:s text:c="12"/>(<text:span text:style-name="OrgSrcFontLockStringFace">".*osaka-medium.*"</text:span> . 1.0) <text:s text:c="2"/><text:span text:style-name="OrgSrcFontLockCommentDelimiterFace">; </text:span><text:span text:style-name="OrgSrcFontLockCommentFace">1.0</text:span></text:p>
      <text:p text:style-name="OrgSrcBlock"><text:s text:c="12"/>(<text:span text:style-name="OrgSrcFontLockStringFace">".*courier-bold-.*-mac-roman"</text:span> . 1.0) <text:span text:style-name="OrgSrcFontLockCommentDelimiterFace">; </text:span><text:span text:style-name="OrgSrcFontLockCommentFace">0.9</text:span></text:p>
      <text:p text:style-name="OrgSrcBlock"><text:s text:c="12"/><text:span text:style-name="OrgSrcFontLockCommentDelimiterFace">;; </text:span><text:span text:style-name="OrgSrcFontLockCommentFace">(".*monaco cy-bold-.*-mac-cyrillic" . 1.0)</text:span></text:p>
      <text:p text:style-name="OrgSrcBlock"><text:s text:c="12"/><text:span text:style-name="OrgSrcFontLockCommentDelimiterFace">;; </text:span><text:span text:style-name="OrgSrcFontLockCommentFace">(".*monaco-bold-.*-mac-roman" . 1.0) ; 0.9</text:span></text:p>
      <text:p text:style-name="OrgSrcBlock"><text:s text:c="12"/>(<text:span text:style-name="OrgSrcFontLockStringFace">"-cdac$"</text:span> . 1.0))) <text:s text:c="10"/><text:span text:style-name="OrgSrcFontLockCommentDelimiterFace">; </text:span><text:span text:style-name="OrgSrcFontLockCommentFace">1.3</text:span></text:p>
      <text:p text:style-name="OrgSrcBlock"/>
      <text:p text:style-name="OrgSrcBlock"><text:s text:c="4"/><text:span text:style-name="OrgSrcFontLockCommentDelimiterFace">;; </text:span><text:span text:style-name="OrgSrcFontLockCommentFace">Anti aliasing with Quartz 2D</text:span></text:p>
      <text:p text:style-name="OrgSrcBlock"><text:s text:c="4"/>(setq mac-allow-anti-aliasing t)))</text:p>
      <text:p text:style-name="OrgSrcBlock"/>
      <text:p text:style-name="OrgSrcBlock"><text:s/>((eq window-system 'w32) <text:span text:style-name="OrgSrcFontLockCommentDelimiterFace">; </text:span><text:span text:style-name="OrgSrcFontLockCommentFace">windows7</text:span></text:p>
      <text:p text:style-name="OrgSrcBlock"><text:s text:c="2"/>(<text:span text:style-name="OrgSrcFontLockKeywordFace">let</text:span></text:p>
      <text:p text:style-name="OrgSrcBlock"><text:s text:c="6"/>((font-size 14)</text:p>
      <text:p text:style-name="OrgSrcBlock"><text:s text:c="7"/>(font-height 100)</text:p>
      <text:p text:style-name="OrgSrcBlock"><text:s text:c="7"/>(ascii-font <text:span text:style-name="OrgSrcFontLockStringFace">"Inconsolata"</text:span>)</text:p>
      <text:p text:style-name="OrgSrcBlock"><text:s text:c="7"/><text:span text:style-name="OrgSrcFontLockCommentDelimiterFace">;; </text:span><text:span text:style-name="OrgSrcFontLockCommentFace">(ja-font "Meiryo UI"))</text:span></text:p>
      <text:p text:style-name="OrgSrcBlock"><text:s text:c="7"/>(ja-font <text:span text:style-name="OrgSrcFontLockStringFace">"メイリオ"</text:span>))</text:p>
      <text:p text:style-name="OrgSrcBlock"><text:s text:c="4"/>(my:ja-font-setter</text:p>
      <text:p text:style-name="OrgSrcBlock"><text:s text:c="5"/>(font-spec <text:span text:style-name="OrgSrcFontLockBuiltinFace">:family</text:span> ja-font <text:span text:style-name="OrgSrcFontLockBuiltinFace">:size</text:span> font-size <text:span text:style-name="OrgSrcFontLockBuiltinFace">:height</text:span> font-height))</text:p>
      <text:p text:style-name="OrgSrcBlock"><text:s text:c="4"/>(my:ascii-font-setter (font-spec <text:span text:style-name="OrgSrcFontLockBuiltinFace">:family</text:span> ascii-font <text:span text:style-name="OrgSrcFontLockBuiltinFace">:size</text:span> font-size)))</text:p>
      <text:p text:style-name="OrgSrcBlock"><text:s text:c="2"/>(setq face-font-rescale-alist '((<text:span text:style-name="OrgSrcFontLockStringFace">".*Inconsolata.*"</text:span> . 1.0))) <text:span text:style-name="OrgSrcFontLockCommentDelimiterFace">; </text:span><text:span text:style-name="OrgSrcFontLockCommentFace">0.9</text:span></text:p>
      <text:p text:style-name="OrgSrcBlock"><text:s text:c="2"/>) <text:s text:c="2"/></text:p>
      <text:p text:style-name="OrgSrcBlock"><text:s/>(window-system <text:span text:style-name="OrgSrcFontLockCommentDelimiterFace">; </text:span><text:span text:style-name="OrgSrcFontLockCommentFace">for SuSE Linux 12.1</text:span></text:p>
      <text:p text:style-name="OrgSrcBlock"><text:s text:c="2"/>(<text:span text:style-name="OrgSrcFontLockKeywordFace">let</text:span></text:p>
      <text:p text:style-name="OrgSrcBlock"><text:s text:c="6"/>((font-size 14)</text:p>
      <text:p text:style-name="OrgSrcBlock"><text:s text:c="7"/>(font-height 100)</text:p>
      <text:p text:style-name="OrgSrcBlock"><text:s text:c="7"/>(ascii-font <text:span text:style-name="OrgSrcFontLockStringFace">"Inconsolata"</text:span>)</text:p>
      <text:p text:style-name="OrgSrcBlock"><text:s text:c="7"/><text:span text:style-name="OrgSrcFontLockCommentDelimiterFace">;; </text:span><text:span text:style-name="OrgSrcFontLockCommentFace">(ja-font "MigMix 1M")</text:span></text:p>
      <text:p text:style-name="OrgSrcBlock"><text:s text:c="7"/>(ja-font <text:span text:style-name="OrgSrcFontLockStringFace">"Migu 1M"</text:span>))</text:p>
      <text:p text:style-name="OrgSrcBlock"><text:s text:c="4"/>(my:ja-font-setter</text:p>
      <text:p text:style-name="OrgSrcBlock"><text:s text:c="5"/>(font-spec <text:span text:style-name="OrgSrcFontLockBuiltinFace">:family</text:span> ja-font <text:span text:style-name="OrgSrcFontLockBuiltinFace">:size</text:span> font-size <text:span text:style-name="OrgSrcFontLockBuiltinFace">:height</text:span> font-height))</text:p>
      <text:p text:style-name="OrgSrcBlock"><text:s text:c="4"/>(my:ascii-font-setter (font-spec <text:span text:style-name="OrgSrcFontLockBuiltinFace">:family</text:span> ascii-font <text:span text:style-name="OrgSrcFontLockBuiltinFace">:size</text:span> font-size)))</text:p>
      <text:p text:style-name="OrgSrcBlock"><text:s text:c="2"/>(setq face-font-rescale-alist '((<text:span text:style-name="OrgSrcFontLockStringFace">".*MigMix.*"</text:span> . 2.0)</text:p>
      <text:p text:style-name="OrgSrcBlock"><text:s text:c="34"/>(<text:span text:style-name="OrgSrcFontLockStringFace">".*Inconsolata.*"</text:span> . 1.0))) <text:span text:style-name="OrgSrcFontLockCommentDelimiterFace">; </text:span><text:span text:style-name="OrgSrcFontLockCommentFace">0.9</text:span></text:p>
      <text:p text:style-name="OrgSrcBlockLastLine"><text:s text:c="2"/>))</text:p>
      <text:h text:style-name="Heading_20_3" text:outline-level="3"><text:bookmark text:name="orgheadline185"/><text:bookmark-start text:name="OrgXref.orgheadline185"/>フォントのインストール方法 <text:bookmark-end text:name="OrgXref.orgheadline185"/></text:h>
      <text:p text:style-name="Text_20_body">Linux では次のように処理するだけでよく、意外と簡単。</text:p>
      <text:list xml:id="list220716867539536" text:style-name="OrgNumberedList">
        <text:list-item>
          <text:p text:style-name="P3">~/.fonts を作成する</text:p>
        </text:list-item>
        <text:list-item>
          <text:p text:style-name="P3">フォントを1.のディレクトリに置く</text:p>
        </text:list-item>
        <text:list-item>
          <text:p text:style-name="P3">fc-cache -fv を実行</text:p>
        </text:list-item>
        <text:list-item>
          <text:p text:style-name="P3">fc-list でインストールされているかを確認。</text:p>
        </text:list-item>
      </text:list>
      <text:p text:style-name="Text_20_body">なお、Windows では、フォントファイルを右クリックして、インストールを選択するだけでOK。</text:p>
      <text:h text:style-name="Heading_20_3" text:outline-level="3"><text:bookmark text:name="orgheadline186"/><text:bookmark-start text:name="OrgXref.orgheadline186"/><text:soft-page-break/>フォントチェック用コード <text:bookmark-end text:name="OrgXref.orgheadline186"/></text:h>
      <text:p text:style-name="Text_20_body">サンプルの <text:a xlink:type="simple" xlink:href="http://dl.dropbox.com/u/2440/dokuwiki/font-test.org" text:style-name="Internet_20_link" text:visited-style-name="Visited_20_Internet_20_Link">orgファイル</text:a> を作って、見た目をチェックしています。バッファ内の桁数チェックや、ASCIIが漢字の半分の幅になっているかのチェックが楽になります。</text:p>
      <text:h text:style-name="Heading_20_2" text:outline-level="2"><text:bookmark text:name="orgheadline188"/><text:bookmark-start text:name="OrgXref.orgheadline188"/>行間を制御する <text:bookmark-end text:name="OrgXref.orgheadline188"/></text:h>
      <text:p text:style-name="OrgSrcBlockLastLine">(set-default 'line-spacing 0.2)</text:p>
      <text:h text:style-name="Heading_20_2" text:outline-level="2"><text:bookmark text:name="orgheadline189"/><text:bookmark-start text:name="OrgXref.orgheadline189"/>パッチをカラフルに表示する <text:bookmark-end text:name="OrgXref.orgheadline189"/></text:h>
      <text:p text:style-name="Text_20_body">Built-in の <text:a xlink:type="simple" xlink:href="http://www.emacswiki.org/emacs/DiffMode" text:style-name="Internet_20_link" text:visited-style-name="Visited_20_Internet_20_Link">diff-mode.el</text:a> をカスタマイズします。</text:p>
      <text:p text:style-name="Text_20_body">現在試験中。</text:p>
      <text:p text:style-name="OrgSrcBlockLastLine">(setq ediff-window-setup-function 'ediff-setup-windows-plain)</text:p>
      <text:p text:style-name="Text_20_body"><text:a xlink:type="simple" xlink:href="http://d.hatena.ne.jp/syohex/20111228/1325086893" text:style-name="Internet_20_link" text:visited-style-name="Visited_20_Internet_20_Link">http://d.hatena.ne.jp/syohex/20111228/1325086893</text:a></text:p>
      <text:p text:style-name="OrgSrcBlock">(eval-after-autoload-if-found</text:p>
      <text:p text:style-name="OrgSrcBlock"><text:s/>'diff-mode <text:span text:style-name="OrgSrcFontLockStringFace">"diff-mode"</text:span> nil t nil <text:s text:c="2"/></text:p>
      <text:p text:style-name="OrgSrcBlock"><text:s/>'((set-face-attribute 'diff-added-face nil</text:p>
      <text:p text:style-name="OrgSrcBlock"><text:s text:c="23"/><text:span text:style-name="OrgSrcFontLockBuiltinFace">:background</text:span> nil <text:span text:style-name="OrgSrcFontLockBuiltinFace">:foreground</text:span> <text:span text:style-name="OrgSrcFontLockStringFace">"</text:span><text:span text:style-name="OrgSrcDefault0072">green</text:span><text:span text:style-name="OrgSrcFontLockStringFace">"</text:span></text:p>
      <text:p text:style-name="OrgSrcBlock"><text:s text:c="23"/><text:span text:style-name="OrgSrcFontLockBuiltinFace">:weight</text:span> 'normal)</text:p>
      <text:p text:style-name="OrgSrcBlock"><text:s text:c="3"/>(set-face-attribute 'diff-removed-face nil</text:p>
      <text:p text:style-name="OrgSrcBlock"><text:s text:c="23"/><text:span text:style-name="OrgSrcFontLockBuiltinFace">:background</text:span> nil <text:span text:style-name="OrgSrcFontLockBuiltinFace">:foreground</text:span> <text:span text:style-name="OrgSrcFontLockStringFace">"</text:span><text:span text:style-name="OrgSrcDefault0073">firebrick1</text:span><text:span text:style-name="OrgSrcFontLockStringFace">"</text:span></text:p>
      <text:p text:style-name="OrgSrcBlock"><text:s text:c="23"/><text:span text:style-name="OrgSrcFontLockBuiltinFace">:weight</text:span> 'normal)</text:p>
      <text:p text:style-name="OrgSrcBlock"/>
      <text:p text:style-name="OrgSrcBlock"><text:s text:c="3"/>(set-face-attribute 'diff-file-header-face nil</text:p>
      <text:p text:style-name="OrgSrcBlock"><text:s text:c="23"/><text:span text:style-name="OrgSrcFontLockBuiltinFace">:background</text:span> nil <text:span text:style-name="OrgSrcFontLockBuiltinFace">:weight</text:span> 'extra-bold)</text:p>
      <text:p text:style-name="OrgSrcBlock"/>
      <text:p text:style-name="OrgSrcBlock"><text:s text:c="3"/>(set-face-attribute 'diff-hunk-header-face nil</text:p>
      <text:p text:style-name="OrgSrcBlock"><text:s text:c="23"/><text:span text:style-name="OrgSrcFontLockBuiltinFace">:foreground</text:span> <text:span text:style-name="OrgSrcFontLockStringFace">"</text:span><text:span text:style-name="OrgSrcDefault0074">chocolate4</text:span><text:span text:style-name="OrgSrcFontLockStringFace">"</text:span></text:p>
      <text:p text:style-name="OrgSrcBlock"><text:s text:c="23"/><text:span text:style-name="OrgSrcFontLockBuiltinFace">:background</text:span> <text:span text:style-name="OrgSrcFontLockStringFace">"</text:span><text:span text:style-name="OrgSrcDefault0075">white</text:span><text:span text:style-name="OrgSrcFontLockStringFace">"</text:span> <text:span text:style-name="OrgSrcFontLockBuiltinFace">:weight</text:span> 'extra-bold</text:p>
      <text:p text:style-name="OrgSrcBlockLastLine"><text:s text:c="23"/><text:span text:style-name="OrgSrcFontLockBuiltinFace">:inherit</text:span> nil)))</text:p>
      <text:h text:style-name="Heading_20_2" text:outline-level="2"><text:bookmark text:name="orgheadline190"/><text:bookmark-start text:name="OrgXref.orgheadline190"/>背景を黒系色にする <text:bookmark-end text:name="OrgXref.orgheadline190"/></text:h>
      <text:p text:style-name="OrgSrcBlock">(custom-set-faces</text:p>
      <text:p text:style-name="OrgSrcBlock"><text:s/>'(default ((t</text:p>
      <text:p text:style-name="OrgSrcBlock"><text:s text:c="13"/>(<text:span text:style-name="OrgSrcFontLockBuiltinFace">:background</text:span> <text:span text:style-name="OrgSrcFontLockStringFace">"</text:span><text:span text:style-name="OrgSrcDefault0076">black</text:span><text:span text:style-name="OrgSrcFontLockStringFace">"</text:span> <text:span text:style-name="OrgSrcFontLockBuiltinFace">:foreground</text:span> <text:span text:style-name="OrgSrcFontLockStringFace">"</text:span><text:span text:style-name="OrgSrcDefault0077">#55FF55</text:span><text:span text:style-name="OrgSrcFontLockStringFace">"</text:span>)</text:p>
      <text:p text:style-name="OrgSrcBlockLastLine"><text:s text:c="13"/>))))</text:p>
      <text:h text:style-name="Heading_20_2" text:outline-level="2"><text:bookmark text:name="orgheadline191"/><text:bookmark-start text:name="OrgXref.orgheadline191"/>時間帯を指定して起動時にテーマを切り替える <text:bookmark-end text:name="OrgXref.orgheadline191"/></text:h>
      <text:p text:style-name="Text_20_body">次の例では、19時から翌日の朝5時までの間に夜用のテーマを使っています。</text:p>
      <text:p text:style-name="OrgSrcBlock">(<text:span text:style-name="OrgSrcFontLockKeywordFace">defun</text:span> <text:span text:style-name="OrgSrcFontLockFunctionNameFace">my:night-time-p</text:span> (begin end)</text:p>
      <text:p text:style-name="OrgSrcBlock"><text:s text:c="2"/>(<text:span text:style-name="OrgSrcFontLockKeywordFace">let*</text:span> ((ch (string-to-number (format-time-string <text:span text:style-name="OrgSrcFontLockStringFace">"%H"</text:span> (current-time))))</text:p>
      <text:p text:style-name="OrgSrcBlock"><text:s text:c="9"/>(cm (string-to-number (format-time-string <text:span text:style-name="OrgSrcFontLockStringFace">"%M"</text:span> (current-time))))</text:p>
      <text:p text:style-name="OrgSrcBlock"><text:s text:c="9"/>(ct (+ cm (* 60 ch))))</text:p>
      <text:p text:style-name="OrgSrcBlock"><text:s text:c="4"/>(<text:span text:style-name="OrgSrcFontLockKeywordFace">if</text:span> (&gt; begin end)</text:p>
      <text:p text:style-name="OrgSrcBlock"><text:s text:c="8"/>(or (&lt;= begin ct) (&lt;= ct end))</text:p>
      <text:p text:style-name="OrgSrcBlock"><text:s text:c="6"/>(and (&lt;= begin ct) (&lt;= ct end)))))</text:p>
      <text:p text:style-name="OrgSrcBlock"/>
      <text:p text:style-name="OrgSrcBlock">(<text:span text:style-name="OrgSrcFontLockKeywordFace">defvar</text:span> <text:span text:style-name="OrgSrcFontLockVariableNameFace">night-time-in</text:span> 21)</text:p>
      <text:p text:style-name="OrgSrcBlock">(<text:span text:style-name="OrgSrcFontLockKeywordFace">defvar</text:span> <text:span text:style-name="OrgSrcFontLockVariableNameFace">night-time-out</text:span> 5)</text:p>
      <text:p text:style-name="OrgSrcBlock"/>
      <text:p text:style-name="OrgSrcBlock">(<text:span text:style-name="OrgSrcFontLockKeywordFace">when</text:span> (my:night-time-p (* night-time-in 60) (* night-time-out 60))</text:p>
      <text:p text:style-name="OrgSrcBlock"><text:soft-page-break/><text:s text:c="2"/><text:span text:style-name="OrgSrcFontLockCommentDelimiterFace">;;</text:span><text:span text:style-name="OrgSrcFontLockCommentFace">(when (require 'gotham-theme nil t)</text:span></text:p>
      <text:p text:style-name="OrgSrcBlock"><text:s text:c="2"/><text:span text:style-name="OrgSrcFontLockCommentDelimiterFace">;;</text:span><text:span text:style-name="OrgSrcFontLockCommentFace">(load-theme 'gotham t)</text:span></text:p>
      <text:p text:style-name="OrgSrcBlock"><text:s text:c="2"/>(<text:span text:style-name="OrgSrcFontLockKeywordFace">when</text:span> (<text:span text:style-name="OrgSrcFontLockKeywordFace">require</text:span> '<text:span text:style-name="OrgSrcFontLockConstantFace">night-theme</text:span> nil t)</text:p>
      <text:p text:style-name="OrgSrcBlock"><text:s text:c="4"/>(load-theme 'night t)</text:p>
      <text:p text:style-name="OrgSrcBlockLastLine"><text:s text:c="4"/>(setq my:cursor-color-ime-on <text:span text:style-name="OrgSrcFontLockStringFace">"</text:span><text:span text:style-name="OrgSrcDefault0078">#8599ff</text:span><text:span text:style-name="OrgSrcFontLockStringFace">"</text:span>)))</text:p>
      <text:h text:style-name="Heading_20_2" text:outline-level="2"><text:bookmark text:name="orgheadline193"/><text:bookmark-start text:name="OrgXref.orgheadline193"/>[rainbow-mode.el] 配色のリアルタイム確認 <text:bookmark-end text:name="OrgXref.orgheadline193"/></text:h>
      <text:p text:style-name="Text_20_body">M-x rainbow-mode とすると、色指定のコードの背景色を、その指定色にリアルタイム変換してくれる。</text:p>
      <text:p text:style-name="Text_20_body"><text:a xlink:type="simple" xlink:href="http://elpa.gnu.org/packages/rainbow-mode.html" text:style-name="Internet_20_link" text:visited-style-name="Visited_20_Internet_20_Link">http://elpa.gnu.org/packages/rainbow-mode.html</text:a></text:p>
      <text:p text:style-name="OrgSrcBlock">(<text:span text:style-name="OrgSrcFontLockKeywordFace">when</text:span> (eval-after-autoload-if-found</text:p>
      <text:p text:style-name="OrgSrcBlock"><text:s text:c="7"/>'(rainbow-mode) <text:span text:style-name="OrgSrcFontLockStringFace">"rainbow-mode"</text:span>)</text:p>
      <text:p text:style-name="OrgSrcBlock"><text:s text:c="2"/>(add-hook 'emmet-mode-hook 'rainbow-mode)</text:p>
      <text:p text:style-name="OrgSrcBlock"><text:s text:c="2"/>(add-hook 'emacs-lisp-mode-hook 'rainbow-mode)</text:p>
      <text:p text:style-name="OrgSrcBlockLastLine"><text:s text:c="2"/>(add-hook 'org-mode-hook 'rainbow-mode))</text:p>
      <text:h text:style-name="Heading_20_3" text:outline-level="3"><text:bookmark text:name="orgheadline192"/><text:bookmark-start text:name="OrgXref.orgheadline192"/>色一覧 <text:bookmark-end text:name="OrgXref.orgheadline192"/></text:h>
      <text:p text:style-name="Text_20_body"><text:span text:style-name="OrgCode">0,6,9,C,F</text:span> の組み合わせ</text:p>
      <text:p text:style-name="Text_20_body">#000000 #000033 #000066 #000099 #0000CC #0000FF<text:line-break/>#003300 #003333 #003366 #003399 #0033CC #0033FF<text:line-break/>#006600 #006633 #006666 #006699 #0066CC #0066FF<text:line-break/>#009900 #009933 #009966 #009999 #0099CC #0099FF<text:line-break/>#00CC00 #00CC33 #00CC66 #00CC99 #00CCCC #00CCFF<text:line-break/>#00FF00 #00FF33 #00FF66 #00FF99 #00FFCC #00FFFF</text:p>
      <text:p text:style-name="Text_20_body">#330000 #330033 #330066 #330099 #3300CC #3300FF<text:line-break/>#333300 #333333 #333366 #333399 #3333CC #3333FF<text:line-break/>#336600 #336633 #336666 #336699 #3366CC #3366FF<text:line-break/>#339900 #339933 #339966 #339999 #3399CC #3399FF<text:line-break/>#33CC00 #33CC33 #33CC66 #33CC99 #33CCCC #33CCFF<text:line-break/>#33FF00 #33FF33 #33FF66 #33FF99 #33FFCC #33FFFF</text:p>
      <text:p text:style-name="Text_20_body">#660000 #660033 #660066 #660099 #6600CC #6600FF<text:line-break/>#663300 #663333 #663366 #663399 #6633CC #6633FF<text:line-break/>#666600 #666633 #666666 #666699 #6666CC #6666FF<text:line-break/>#669900 #669933 #669966 #669999 #6699CC #6699FF<text:line-break/>#66CC00 #66CC33 #66CC66 #66CC99 #66CCCC #66CCFF<text:line-break/>#66FF00 #66FF33 #66FF66 #66FF99 #66FFCC #66FFFF</text:p>
      <text:p text:style-name="Text_20_body">#990000 #990033 #990066 #990099 #9900CC #9900FF<text:line-break/>#993300 #993333 #993366 #993399 #9933CC #9933FF<text:line-break/>#996600 #996633 #996666 #996699 #9966CC #9966FF<text:line-break/>#999900 #999933 #999966 #999999 #9999CC #9999FF<text:line-break/>#99CC00 #99CC33 #99CC66 #99CC99 #99CCCC #99CCFF<text:line-break/>#99FF00 #99FF33 #99FF66 #99FF99 #99FFCC #99FFFF</text:p>
      <text:p text:style-name="Text_20_body">#CC0000 #CC0033 #CC0066 #CC0099 #CC00CC #CC00FF<text:line-break/>#CC3300 #CC3333 #CC3366 #CC3399 #CC33CC #CC33FF<text:line-break/>#CC6600 #CC6633 #CC6666 #CC6699 #CC66CC #CC66FF<text:line-break/>#CC9900 #CC9933 #CC9966 #CC9999 #CC99CC #CC99FF<text:line-break/>#CCCC00 #CCCC33 #CCCC66 #CCCC99 #CCCCCC #CCCCFF<text:line-break/><text:soft-page-break/>#CCFF00 #CCFF33 #CCFF66 #CCFF99 #CCFFCC #CCFFFF</text:p>
      <text:p text:style-name="Text_20_body">#FF0000 #FF0033 #FF0066 #FF0099 #FF00CC #FF00FF<text:line-break/>#FF3300 #FF3333 #FF3366 #FF3399 #FF33CC #FF33FF<text:line-break/>#FF6600 #FF6633 #FF6666 #FF6699 #FF66CC #FF66FF<text:line-break/>#FF9900 #FF9933 #FF9966 #FF9999 #FF99CC #FF99FF<text:line-break/>#FFCC00 #FFCC33 #FFCC66 #FFCC99 #FFCCCC #FFCCFF<text:line-break/>#FFFF00 #FFFF33 #FFFF66 #FFFF99 #FFFFCC #FFFFFF</text:p>
      <text:h text:style-name="Heading_20_2" text:outline-level="2"><text:bookmark text:name="orgheadline194"/><text:bookmark-start text:name="OrgXref.orgheadline194"/>[volatile-highlights] コピペした領域を強調 <text:bookmark-end text:name="OrgXref.orgheadline194"/></text:h>
      <text:p text:style-name="Text_20_body">コピペ領域をその直後のみハイライトします。</text:p>
      <text:p text:style-name="OrgSrcBlock">(<text:span text:style-name="OrgSrcFontLockKeywordFace">when</text:span> (eval-after-autoload-if-found</text:p>
      <text:p text:style-name="OrgSrcBlock"><text:s text:c="7"/>'(volatile-highlights-mode) <text:span text:style-name="OrgSrcFontLockStringFace">"volatile-highlights"</text:span> nil t nil</text:p>
      <text:p text:style-name="OrgSrcBlock"><text:s text:c="7"/>'((set-face-attribute</text:p>
      <text:p text:style-name="OrgSrcBlock"><text:s text:c="10"/>'vhl/default-face nil <text:span text:style-name="OrgSrcFontLockBuiltinFace">:foreground</text:span> <text:span text:style-name="OrgSrcFontLockStringFace">"</text:span><text:span text:style-name="OrgSrcDefault0079">#FF3333</text:span><text:span text:style-name="OrgSrcFontLockStringFace">"</text:span> <text:span text:style-name="OrgSrcFontLockBuiltinFace">:background</text:span> <text:span text:style-name="OrgSrcFontLockStringFace">"</text:span><text:span text:style-name="OrgSrcDefault0080">#FFCDCD</text:span><text:span text:style-name="OrgSrcFontLockStringFace">"</text:span>)</text:p>
      <text:p text:style-name="OrgSrcBlock"><text:s text:c="9"/>(volatile-highlights-mode t)</text:p>
      <text:p text:style-name="OrgSrcBlock"/>
      <text:p text:style-name="OrgSrcBlock"><text:s text:c="9"/><text:span text:style-name="OrgSrcFontLockCommentDelimiterFace">;; </text:span><text:span text:style-name="OrgSrcFontLockCommentFace">ふわっとエフェクトの追加（ペースト時の色 =&gt; カーソル色 =&gt; 本来色）</text:span></text:p>
      <text:p text:style-name="OrgSrcBlock"><text:s text:c="9"/>(<text:span text:style-name="OrgSrcFontLockKeywordFace">defun</text:span> <text:span text:style-name="OrgSrcFontLockFunctionNameFace">my:vhl-change-color</text:span> ()</text:p>
      <text:p text:style-name="OrgSrcBlock"><text:s text:c="11"/>(<text:span text:style-name="OrgSrcFontLockKeywordFace">let</text:span></text:p>
      <text:p text:style-name="OrgSrcBlock"><text:s text:c="15"/>((next 0.2)</text:p>
      <text:p text:style-name="OrgSrcBlock"><text:s text:c="16"/>(reset 0.5)</text:p>
      <text:p text:style-name="OrgSrcBlock"><text:s text:c="16"/>(colors '(<text:span text:style-name="OrgSrcFontLockStringFace">"</text:span><text:span text:style-name="OrgSrcDefault0081">#F8D3D7</text:span><text:span text:style-name="OrgSrcFontLockStringFace">"</text:span> <text:span text:style-name="OrgSrcFontLockStringFace">"</text:span><text:span text:style-name="OrgSrcDefault0082">#F2DAE1</text:span><text:span text:style-name="OrgSrcFontLockStringFace">"</text:span> <text:span text:style-name="OrgSrcFontLockStringFace">"</text:span><text:span text:style-name="OrgSrcDefault0083">#EBE0EB</text:span><text:span text:style-name="OrgSrcFontLockStringFace">"</text:span> <text:span text:style-name="OrgSrcFontLockStringFace">"</text:span><text:span text:style-name="OrgSrcDefault0084">#E5E7F5</text:span><text:span text:style-name="OrgSrcFontLockStringFace">"</text:span> <text:span text:style-name="OrgSrcFontLockStringFace">"</text:span><text:span text:style-name="OrgSrcDefault0069">#DEEDFF</text:span><text:span text:style-name="OrgSrcFontLockStringFace">"</text:span>)))</text:p>
      <text:p text:style-name="OrgSrcBlock"><text:s text:c="13"/>(<text:span text:style-name="OrgSrcFontLockKeywordFace">dolist</text:span> (color colors)</text:p>
      <text:p text:style-name="OrgSrcBlock"><text:s text:c="15"/>(run-at-time next nil</text:p>
      <text:p text:style-name="OrgSrcBlock"><text:s text:c="28"/>'set-face-attribute</text:p>
      <text:p text:style-name="OrgSrcBlock"><text:s text:c="28"/>'vhl/default-face</text:p>
      <text:p text:style-name="OrgSrcBlock"><text:s text:c="28"/>nil <text:span text:style-name="OrgSrcFontLockBuiltinFace">:foreground</text:span> <text:span text:style-name="OrgSrcFontLockStringFace">"</text:span><text:span text:style-name="OrgSrcDefault0079">#FF3333</text:span><text:span text:style-name="OrgSrcFontLockStringFace">"</text:span> <text:span text:style-name="OrgSrcFontLockBuiltinFace">:background</text:span> color)</text:p>
      <text:p text:style-name="OrgSrcBlock"><text:s text:c="15"/>(setq next (+ 0.05 next)))</text:p>
      <text:p text:style-name="OrgSrcBlock"><text:s text:c="13"/>(run-at-time reset nil 'vhl/clear-all))</text:p>
      <text:p text:style-name="OrgSrcBlock"><text:s text:c="11"/>(set-face-attribute 'vhl/default-face</text:p>
      <text:p text:style-name="OrgSrcBlock"><text:s text:c="31"/>nil <text:span text:style-name="OrgSrcFontLockBuiltinFace">:foreground</text:span> <text:span text:style-name="OrgSrcFontLockStringFace">"</text:span><text:span text:style-name="OrgSrcDefault0079">#FF3333</text:span><text:span text:style-name="OrgSrcFontLockStringFace">"</text:span></text:p>
      <text:p text:style-name="OrgSrcBlock"><text:s text:c="31"/><text:span text:style-name="OrgSrcFontLockBuiltinFace">:background</text:span> <text:span text:style-name="OrgSrcFontLockStringFace">"</text:span><text:span text:style-name="OrgSrcDefault0080">#FFCDCD</text:span><text:span text:style-name="OrgSrcFontLockStringFace">"</text:span>))</text:p>
      <text:p text:style-name="OrgSrcBlock"/>
      <text:p text:style-name="OrgSrcBlock"><text:s text:c="9"/>(<text:span text:style-name="OrgSrcFontLockKeywordFace">defun</text:span> <text:span text:style-name="OrgSrcFontLockFunctionNameFace">my:yank</text:span> (<text:span text:style-name="OrgSrcFontLockTypeFace">&amp;optional</text:span> ARG)</text:p>
      <text:p text:style-name="OrgSrcBlock"><text:s text:c="11"/>(interactive)</text:p>
      <text:p text:style-name="OrgSrcBlock"><text:s text:c="11"/>(yank ARG)</text:p>
      <text:p text:style-name="OrgSrcBlock"><text:s text:c="11"/>(my:vhl-change-color))</text:p>
      <text:p text:style-name="OrgSrcBlock"><text:s text:c="9"/>(global-set-key (kbd <text:span text:style-name="OrgSrcFontLockStringFace">"M-v"</text:span>) 'my:yank)</text:p>
      <text:p text:style-name="OrgSrcBlock"><text:s text:c="9"/>(global-set-key (kbd <text:span text:style-name="OrgSrcFontLockStringFace">"C-y"</text:span>) 'my:yank)</text:p>
      <text:p text:style-name="OrgSrcBlock"/>
      <text:p text:style-name="OrgSrcBlock"><text:s text:c="9"/>(<text:span text:style-name="OrgSrcFontLockKeywordFace">with-eval-after-load</text:span> <text:span text:style-name="OrgSrcFontLockStringFace">"org"</text:span></text:p>
      <text:p text:style-name="OrgSrcBlock"><text:s text:c="11"/>(define-key org-mode-map (kbd <text:span text:style-name="OrgSrcFontLockStringFace">"C-y"</text:span>)</text:p>
      <text:p text:style-name="OrgSrcBlock"><text:s text:c="13"/>'(<text:span text:style-name="OrgSrcFontLockKeywordFace">lambda</text:span> () (interactive)</text:p>
      <text:p text:style-name="OrgSrcBlock"><text:s text:c="16"/>(org-yank)</text:p>
      <text:p text:style-name="OrgSrcBlock"><text:s text:c="16"/>(my:vhl-change-color))))))</text:p>
      <text:p text:style-name="OrgSrcBlock"/>
      <text:p text:style-name="OrgSrcBlock"><text:s text:c="2"/>(add-hook 'org-mode-hook 'volatile-highlights-mode)</text:p>
      <text:p text:style-name="OrgSrcBlock"><text:s text:c="2"/>(add-hook 'emacs-lisp-mode-hook 'volatile-highlights-mode)</text:p>
      <text:p text:style-name="OrgSrcBlockLastLine"><text:s text:c="2"/>(add-hook 'emmet-mode-hook 'rainbow-mode))</text:p>
      <text:h text:style-name="Heading_20_1" text:outline-level="1"><text:bookmark text:name="orgheadline201"/><text:bookmark-start text:name="OrgXref.orgheadline201"/><text:soft-page-break/>フレーム／ウィンドウ制御 <text:bookmark-end text:name="OrgXref.orgheadline201"/></text:h>
      <text:h text:style-name="Heading_20_2" text:outline-level="2"><text:bookmark text:name="orgheadline196"/><text:bookmark-start text:name="OrgXref.orgheadline196"/>起動時の設定 <text:bookmark-end text:name="OrgXref.orgheadline196"/></text:h>
      <text:p text:style-name="OrgSrcBlock"><text:span text:style-name="OrgSrcFontLockCommentDelimiterFace">;; </text:span><text:span text:style-name="OrgSrcFontLockCommentFace">To avoid an error setting up the frame width (only for Emacs23)</text:span></text:p>
      <text:p text:style-name="OrgSrcBlock"><text:s text:c="40"/><text:span text:style-name="OrgSrcFontLockCommentDelimiterFace">;</text:span><text:span text:style-name="OrgSrcFontLockCommentFace">(set-frame-width (selected-frame) 81)</text:span></text:p>
      <text:p text:style-name="OrgSrcBlock"><text:s text:c="40"/><text:span text:style-name="OrgSrcFontLockCommentDelimiterFace">;</text:span><text:span text:style-name="OrgSrcFontLockCommentFace">(set-frame-width (selected-frame) 80)</text:span></text:p>
      <text:p text:style-name="OrgSrcBlock"/>
      <text:p text:style-name="OrgSrcBlock"><text:span text:style-name="OrgSrcFontLockCommentDelimiterFace">;; </text:span><text:span text:style-name="OrgSrcFontLockCommentFace">Default window position to show a Emacs frame</text:span></text:p>
      <text:p text:style-name="OrgSrcBlock"><text:span text:style-name="OrgSrcFontLockCommentDelimiterFace">;; </text:span><text:span text:style-name="OrgSrcFontLockCommentFace">Dynabook UX: top=0, left=0, width=80, height=32</text:span></text:p>
      <text:p text:style-name="OrgSrcBlock">(<text:span text:style-name="OrgSrcFontLockKeywordFace">cond</text:span></text:p>
      <text:p text:style-name="OrgSrcBlock"><text:s/>((eq window-system 'ns) <text:span text:style-name="OrgSrcFontLockCommentDelimiterFace">; </text:span><text:span text:style-name="OrgSrcFontLockCommentFace">for Macintosh</text:span></text:p>
      <text:p text:style-name="OrgSrcBlock"><text:s text:c="2"/>(setq initial-frame-alist</text:p>
      <text:p text:style-name="OrgSrcBlock"><text:s text:c="8"/>(append</text:p>
      <text:p text:style-name="OrgSrcBlock"><text:s text:c="9"/>'((top . 22) <text:s/><text:span text:style-name="OrgSrcFontLockCommentDelimiterFace">; </text:span><text:span text:style-name="OrgSrcFontLockCommentFace">Y-pos from (0,0) the height of menu bar is 22pix.</text:span></text:p>
      <text:p text:style-name="OrgSrcBlock"><text:s text:c="11"/>(left . 0) <text:s/><text:span text:style-name="OrgSrcFontLockCommentDelimiterFace">; </text:span><text:span text:style-name="OrgSrcFontLockCommentFace">X-pos from (0,0) ; 420 is the center for MBP</text:span></text:p>
      <text:p text:style-name="OrgSrcBlock"><text:s text:c="11"/><text:span text:style-name="OrgSrcFontLockCommentDelimiterFace">;; </text:span><text:span text:style-name="OrgSrcFontLockCommentFace">26 is the setting for Butler's Docklet</text:span></text:p>
      <text:p text:style-name="OrgSrcBlock"><text:s text:c="11"/><text:span text:style-name="OrgSrcFontLockCommentDelimiterFace">;; </text:span><text:span text:style-name="OrgSrcFontLockCommentFace">837 is the setting for right side for MBP</text:span></text:p>
      <text:p text:style-name="OrgSrcBlock"><text:s text:c="11"/>(width . 80) <text:span text:style-name="OrgSrcFontLockCommentDelimiterFace">; </text:span><text:span text:style-name="OrgSrcFontLockCommentFace">Width <text:s/>: character count</text:span></text:p>
      <text:p text:style-name="OrgSrcBlock"><text:s text:c="11"/>(alpha . (100 90))</text:p>
      <text:p text:style-name="OrgSrcBlock"><text:s text:c="11"/>(cursor-height . 16)</text:p>
      <text:p text:style-name="OrgSrcBlock"><text:s text:c="11"/>(vertical-scroll-bars . nil)</text:p>
      <text:p text:style-name="OrgSrcBlock"><text:s text:c="11"/>) initial-frame-alist)))</text:p>
      <text:p text:style-name="OrgSrcBlock"/>
      <text:p text:style-name="OrgSrcBlock"><text:s/>((eq window-system 'x) <text:span text:style-name="OrgSrcFontLockCommentDelimiterFace">; </text:span><text:span text:style-name="OrgSrcFontLockCommentFace">for Linux</text:span></text:p>
      <text:p text:style-name="OrgSrcBlock"><text:s text:c="2"/>(setq initial-frame-alist</text:p>
      <text:p text:style-name="OrgSrcBlock"><text:s text:c="8"/>(append</text:p>
      <text:p text:style-name="OrgSrcBlock"><text:s text:c="9"/>'((vertical-scroll-bars . nil)</text:p>
      <text:p text:style-name="OrgSrcBlock"><text:s text:c="11"/>(top . 0)</text:p>
      <text:p text:style-name="OrgSrcBlock"><text:s text:c="11"/>(left . 0)</text:p>
      <text:p text:style-name="OrgSrcBlock"><text:s text:c="11"/>(width . 80)</text:p>
      <text:p text:style-name="OrgSrcBlock"><text:s text:c="11"/>(height . 38)</text:p>
      <text:p text:style-name="OrgSrcBlock"><text:s text:c="11"/>) initial-frame-alist)))</text:p>
      <text:p text:style-name="OrgSrcBlock"/>
      <text:p text:style-name="OrgSrcBlock"><text:s/>(t <text:s text:c="20"/><text:span text:style-name="OrgSrcFontLockCommentDelimiterFace">; </text:span><text:span text:style-name="OrgSrcFontLockCommentFace">for Windows</text:span></text:p>
      <text:p text:style-name="OrgSrcBlock"><text:s text:c="2"/>(setq initial-frame-alist</text:p>
      <text:p text:style-name="OrgSrcBlock"><text:s text:c="8"/>(append</text:p>
      <text:p text:style-name="OrgSrcBlock"><text:s text:c="9"/>'((vertical-scroll-bars . nil)</text:p>
      <text:p text:style-name="OrgSrcBlock"><text:s text:c="11"/>(top . 0)</text:p>
      <text:p text:style-name="OrgSrcBlock"><text:s text:c="11"/>(left . 0)</text:p>
      <text:p text:style-name="OrgSrcBlock"><text:s text:c="11"/>(width . 80)</text:p>
      <text:p text:style-name="OrgSrcBlock"><text:s text:c="11"/>(height . 26)</text:p>
      <text:p text:style-name="OrgSrcBlock"><text:s text:c="11"/>) initial-frame-alist))))</text:p>
      <text:p text:style-name="OrgSrcBlock"/>
      <text:p text:style-name="OrgSrcBlock"><text:span text:style-name="OrgSrcFontLockCommentDelimiterFace">;; </text:span><text:span text:style-name="OrgSrcFontLockCommentFace">Apply the initial setting to default</text:span></text:p>
      <text:p text:style-name="OrgSrcBlockLastLine">(setq default-frame-alist initial-frame-alist)</text:p>
      <text:h text:style-name="Heading_20_2" text:outline-level="2"><text:bookmark text:name="orgheadline197"/><text:bookmark-start text:name="OrgXref.orgheadline197"/>[elscreen.el] Emacs バッファをタブ化 <text:bookmark-end text:name="OrgXref.orgheadline197"/></text:h>
      <text:p text:style-name="OrgSrcBlock"><text:span text:style-name="OrgSrcFontLockCommentDelimiterFace">;;; </text:span><text:span text:style-name="OrgSrcFontLockCommentFace">ElScreen (require apel) ;;;;;;;;;;;;;;;;;;;;;;;;;;;;;;;;;;;;;;;;;;;;;;;;;;;</text:span></text:p>
      <text:p text:style-name="OrgSrcBlock"><text:span text:style-name="OrgSrcFontLockCommentDelimiterFace">;;; </text:span><text:span text:style-name="OrgSrcFontLockCommentFace">Note: change a string in the elscreen.el from "mac" to "ns"</text:span></text:p>
      <text:p text:style-name="OrgSrcBlock"><text:span text:style-name="OrgSrcFontLockCommentDelimiterFace">;; </text:span><text:span text:style-name="OrgSrcFontLockCommentFace">2011-10-26: e2wm's perspective (two) mode is more useful for me.</text:span></text:p>
      <text:p text:style-name="OrgSrcBlockLastLine">(load <text:span text:style-name="OrgSrcFontLockStringFace">"elscreen"</text:span> <text:span text:style-name="OrgSrcFontLockStringFace">"ElScreen"</text:span> t)</text:p>
      <text:h text:style-name="Heading_20_2" text:outline-level="2"><text:bookmark text:name="orgheadline198"/><text:bookmark-start text:name="OrgXref.orgheadline198"/>[e2wm.el] 二画面表示 <text:bookmark-end text:name="OrgXref.orgheadline198"/></text:h>
      <text:list xml:id="list220717697393076" text:style-name="OrgNumberedList">
        <text:list-item>
          <text:p text:style-name="P3"><text:a xlink:type="simple" xlink:href="http://github.com/kiwanami/emacs-window-manager/raw/master/e2wm.el" text:style-name="Internet_20_link" text:visited-style-name="Visited_20_Internet_20_Link">http://github.com/kiwanami/emacs-window-manager/raw/master/e2wm.el</text:a></text:p>
        </text:list-item>
        <text:list-item>
          <text:p text:style-name="P3"><text:soft-page-break/><text:a xlink:type="simple" xlink:href="http://github.com/kiwanami/emacs-window-layout/raw/master/window-layout.el" text:style-name="Internet_20_link" text:visited-style-name="Visited_20_Internet_20_Link">http://github.com/kiwanami/emacs-window-layout/raw/master/window-layout.el</text:a></text:p>
        </text:list-item>
      </text:list>
      <text:p text:style-name="OrgSrcBlock">(eval-after-autoload-if-found </text:p>
      <text:p text:style-name="OrgSrcBlock"><text:s/>'e2wm:dp-two <text:span text:style-name="OrgSrcFontLockStringFace">"e2wm"</text:span> nil t nil</text:p>
      <text:p text:style-name="OrgSrcBlock"><text:s/>'((setq e2wm:c-two-recipe</text:p>
      <text:p text:style-name="OrgSrcBlock"><text:s text:c="9"/>'(- (<text:span text:style-name="OrgSrcFontLockBuiltinFace">:lower-size</text:span> 10)</text:p>
      <text:p text:style-name="OrgSrcBlock"><text:s text:c="13"/>(| left right)</text:p>
      <text:p text:style-name="OrgSrcBlock"><text:s text:c="13"/>sub))</text:p>
      <text:p text:style-name="OrgSrcBlock"><text:s text:c="3"/>(setq e2wm:c-two-winfo</text:p>
      <text:p text:style-name="OrgSrcBlock"><text:s text:c="9"/>'((<text:span text:style-name="OrgSrcFontLockBuiltinFace">:name</text:span> left )</text:p>
      <text:p text:style-name="OrgSrcBlock"><text:s text:c="11"/>(<text:span text:style-name="OrgSrcFontLockBuiltinFace">:name</text:span> right )</text:p>
      <text:p text:style-name="OrgSrcBlock"><text:s text:c="11"/>(<text:span text:style-name="OrgSrcFontLockBuiltinFace">:name</text:span> sub <text:span text:style-name="OrgSrcFontLockBuiltinFace">:default-hide</text:span> t)))</text:p>
      <text:p text:style-name="OrgSrcBlock"/>
      <text:p text:style-name="OrgSrcBlock"><text:s text:c="3"/><text:span text:style-name="OrgSrcFontLockCommentDelimiterFace">;; </text:span><text:span text:style-name="OrgSrcFontLockCommentFace">高さを画面の最大に矯正</text:span></text:p>
      <text:p text:style-name="OrgSrcBlock"><text:s text:c="3"/>(<text:span text:style-name="OrgSrcFontLockKeywordFace">when</text:span> (<text:span text:style-name="OrgSrcFontLockKeywordFace">require</text:span> '<text:span text:style-name="OrgSrcFontLockConstantFace">frame-ctr</text:span> nil t)</text:p>
      <text:p text:style-name="OrgSrcBlock"><text:s text:c="5"/>(setq frame-height-tall (max-frame-height))</text:p>
      <text:p text:style-name="OrgSrcBlock"><text:s text:c="5"/>(setq frame-height-small frame-height-tall))</text:p>
      <text:p text:style-name="OrgSrcBlock"/>
      <text:p text:style-name="OrgSrcBlock"><text:s text:c="3"/><text:span text:style-name="OrgSrcFontLockCommentDelimiterFace">;; </text:span><text:span text:style-name="OrgSrcFontLockCommentFace">left, prev</text:span></text:p>
      <text:p text:style-name="OrgSrcBlock"><text:s text:c="3"/>(setq e2wm:c-two-right-default 'left)</text:p>
      <text:p text:style-name="OrgSrcBlock"/>
      <text:p text:style-name="OrgSrcBlock"><text:s text:c="3"/><text:span text:style-name="OrgSrcFontLockCommentDelimiterFace">;; </text:span><text:span text:style-name="OrgSrcFontLockCommentFace">To avoid rebooting issue when using desktop.el and recentf.el</text:span></text:p>
      <text:p text:style-name="OrgSrcBlockLastLine"><text:s text:c="3"/>(add-hook 'kill-emacs-hook 'e2wm:stop-management)))</text:p>
      <text:h text:style-name="Heading_20_2" text:outline-level="2"><text:bookmark text:name="orgheadline199"/><text:bookmark-start text:name="OrgXref.orgheadline199"/>[frame-ctr.el] キーボードでフレームの場所を移す <text:bookmark-end text:name="OrgXref.orgheadline199"/></text:h>
      <text:p text:style-name="Text_20_body">拙作の <text:a xlink:type="simple" xlink:href="https://github.com/takaxp/frame-ctr" text:style-name="Internet_20_link" text:visited-style-name="Visited_20_Internet_20_Link">frame-ctr.el</text:a>を使います。e2wm.el と frame-cmds.el に依存しています。</text:p>
      <text:p text:style-name="Text_20_body">frame-ctr.el は、frame-cmds, frame-fns と e2wm.el を利用したアドホックなフレーム管理ツールです。</text:p>
      <text:list xml:id="list220718064369738" text:style-name="OrgNumberedList">
        <text:list-item>
          <text:p text:style-name="P3"><text:a xlink:type="simple" xlink:href="http://www.emacswiki.org/emacs/download/frame-cmds.el" text:style-name="Internet_20_link" text:visited-style-name="Visited_20_Internet_20_Link">http://www.emacswiki.org/emacs/download/frame-cmds.el</text:a></text:p>
        </text:list-item>
        <text:list-item>
          <text:p text:style-name="P3"><text:a xlink:type="simple" xlink:href="http://www.emacswiki.org/emacs/download/frame-fns.el" text:style-name="Internet_20_link" text:visited-style-name="Visited_20_Internet_20_Link">http://www.emacswiki.org/emacs/download/frame-fns.el</text:a></text:p>
        </text:list-item>
      </text:list>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text-scale-adjust をそのまま使うと、日本語フォントが制御されないので、オーバーライドしてしまってもOKだと思います。</text:p>
      <text:p text:style-name="OrgSrcBlock">(<text:span text:style-name="OrgSrcFontLockKeywordFace">defvar</text:span> <text:span text:style-name="OrgSrcFontLockVariableNameFace">frame-ctr-autoloads</text:span></text:p>
      <text:p text:style-name="OrgSrcBlock"><text:s text:c="2"/>'(move-frame-with-user-specify</text:p>
      <text:p text:style-name="OrgSrcBlock"><text:s text:c="4"/>move-frame-to-center move-frame-to-edge-top move-frame-right</text:p>
      <text:p text:style-name="OrgSrcBlock"><text:s text:c="4"/>move-frame-left move-frame-to-edge-bottom frame-ctr-open-height-ring</text:p>
      <text:p text:style-name="OrgSrcBlock"><text:s text:c="4"/>fit-frame-to-fullscreen set-font-size-input max-frame-height</text:p>
      <text:p text:style-name="OrgSrcBlock"><text:s text:c="4"/>reset-font-size increase-font-size decrease-font-size set-font-size))</text:p>
      <text:p text:style-name="OrgSrcBlock"/>
      <text:p text:style-name="OrgSrcBlock">(<text:span text:style-name="OrgSrcFontLockKeywordFace">when</text:span> (eval-after-autoload-if-found</text:p>
      <text:p text:style-name="OrgSrcBlock"><text:s text:c="7"/>frame-ctr-autoloads <text:span text:style-name="OrgSrcFontLockStringFace">"frame-ctr"</text:span> nil t nil </text:p>
      <text:p text:style-name="OrgSrcBlock"><text:s text:c="7"/>'((make-frame-height-ring)</text:p>
      <text:p text:style-name="OrgSrcBlock"><text:s text:c="9"/>(<text:span text:style-name="OrgSrcFontLockKeywordFace">cond</text:span></text:p>
      <text:p text:style-name="OrgSrcBlock"><text:s text:c="10"/>((eq (display-pixel-width) 1920) (setq fullscreen-fontsize 38))</text:p>
      <text:p text:style-name="OrgSrcBlock"><text:s text:c="10"/>((eq (display-pixel-width) 1440) (setq fullscreen-fontsize 28))</text:p>
      <text:p text:style-name="OrgSrcBlock"><text:s text:c="10"/>((eq (display-pixel-width) 1366) (setq fullscreen-fontsize 19))</text:p>
      <text:p text:style-name="OrgSrcBlock"><text:s text:c="10"/>((eq (display-pixel-width) 800) (setq fullscreen-fontsize 14))</text:p>
      <text:p text:style-name="OrgSrcBlock"><text:s text:c="10"/>(t (setq fullscreen-fontsize 12)))</text:p>
      <text:p text:style-name="OrgSrcBlock"/>
      <text:p text:style-name="OrgSrcBlock"><text:s text:c="9"/><text:span text:style-name="OrgSrcFontLockCommentDelimiterFace">;; </text:span><text:span text:style-name="OrgSrcFontLockCommentFace">リングの状態を最新に更新（max-frame-height が変わるため）</text:span></text:p>
      <text:p text:style-name="OrgSrcBlock"><text:s text:c="9"/>(add-hook 'frame-ctr-after-fullscreen-hook</text:p>
      <text:p text:style-name="OrgSrcBlock"><text:s text:c="19"/>'make-frame-height-ring)))</text:p>
      <text:p text:style-name="OrgSrcBlock"/>
      <text:p text:style-name="OrgSrcBlock"><text:soft-page-break/><text:s text:c="2"/><text:span text:style-name="OrgSrcFontLockCommentDelimiterFace">;; </text:span><text:span text:style-name="OrgSrcFontLockCommentFace">Move the frame to somewhere (default: 0,0)</text:span></text:p>
      <text:p text:style-name="OrgSrcBlock"><text:s text:c="2"/>(global-set-key (kbd <text:span text:style-name="OrgSrcFontLockStringFace">"M-0"</text:span>) 'move-frame-with-user-specify)</text:p>
      <text:p text:style-name="OrgSrcBlock"><text:s text:c="2"/><text:span text:style-name="OrgSrcFontLockCommentDelimiterFace">;; </text:span><text:span text:style-name="OrgSrcFontLockCommentFace">Move the frame to left side of the current position (require 'frame-cmds)</text:span></text:p>
      <text:p text:style-name="OrgSrcBlock"><text:s text:c="2"/>(global-set-key (kbd <text:span text:style-name="OrgSrcFontLockStringFace">"M-1"</text:span>) '(<text:span text:style-name="OrgSrcFontLockKeywordFace">lambda</text:span> () (interactive) (move-frame-left 40)))</text:p>
      <text:p text:style-name="OrgSrcBlock"><text:s text:c="2"/><text:span text:style-name="OrgSrcFontLockCommentDelimiterFace">;; </text:span><text:span text:style-name="OrgSrcFontLockCommentFace">Move the frame to the center of the window display (require 'frame-ctr)</text:span></text:p>
      <text:p text:style-name="OrgSrcBlock"><text:s text:c="2"/>(global-set-key (kbd <text:span text:style-name="OrgSrcFontLockStringFace">"M-2"</text:span>) 'move-frame-to-center)</text:p>
      <text:p text:style-name="OrgSrcBlock"><text:s text:c="2"/><text:span text:style-name="OrgSrcFontLockCommentDelimiterFace">;; </text:span><text:span text:style-name="OrgSrcFontLockCommentFace">Move the frame to right side of the current position(require 'frame-cmds)</text:span></text:p>
      <text:p text:style-name="OrgSrcBlock"><text:s text:c="2"/>(global-set-key (kbd <text:span text:style-name="OrgSrcFontLockStringFace">"M-3"</text:span>) '(<text:span text:style-name="OrgSrcFontLockKeywordFace">lambda</text:span> () (interactive)(move-frame-right 40)))</text:p>
      <text:p text:style-name="OrgSrcBlock"><text:s text:c="2"/><text:span text:style-name="OrgSrcFontLockCommentDelimiterFace">;; </text:span><text:span text:style-name="OrgSrcFontLockCommentFace">Move the current frame to the top of the window display</text:span></text:p>
      <text:p text:style-name="OrgSrcBlock"><text:s text:c="2"/>(global-set-key (kbd <text:span text:style-name="OrgSrcFontLockStringFace">"&lt;f1&gt;"</text:span>) 'move-frame-to-edge-top)</text:p>
      <text:p text:style-name="OrgSrcBlock"><text:s text:c="2"/><text:span text:style-name="OrgSrcFontLockCommentDelimiterFace">;; </text:span><text:span text:style-name="OrgSrcFontLockCommentFace">Move the current frame to the bottom of the window display</text:span></text:p>
      <text:p text:style-name="OrgSrcBlock"><text:s text:c="2"/>(global-set-key (kbd <text:span text:style-name="OrgSrcFontLockStringFace">"S-&lt;f1&gt;"</text:span>) 'move-frame-to-edge-bottom)</text:p>
      <text:p text:style-name="OrgSrcBlock"><text:s text:c="2"/><text:span text:style-name="OrgSrcFontLockCommentDelimiterFace">;; </text:span><text:span text:style-name="OrgSrcFontLockCommentFace">Cycle heights</text:span></text:p>
      <text:p text:style-name="OrgSrcBlock"><text:s text:c="2"/>(global-set-key (kbd <text:span text:style-name="OrgSrcFontLockStringFace">"&lt;f2&gt;"</text:span>) 'frame-ctr-open-height-ring)</text:p>
      <text:p text:style-name="OrgSrcBlock"/>
      <text:p text:style-name="OrgSrcBlock"><text:s text:c="2"/>(global-set-key (kbd <text:span text:style-name="OrgSrcFontLockStringFace">"C-x C-9"</text:span>) 'fit-frame-to-fullscreen)</text:p>
      <text:p text:style-name="OrgSrcBlock"><text:s text:c="2"/>(global-set-key (kbd <text:span text:style-name="OrgSrcFontLockStringFace">"C-x C-0"</text:span>) 'reset-font-size)</text:p>
      <text:p text:style-name="OrgSrcBlock"><text:s text:c="2"/>(global-set-key (kbd <text:span text:style-name="OrgSrcFontLockStringFace">"C-="</text:span>) 'increase-font-size)</text:p>
      <text:p text:style-name="OrgSrcBlock"><text:s text:c="2"/>(global-set-key (kbd <text:span text:style-name="OrgSrcFontLockStringFace">"C--"</text:span>) 'decrease-font-size))</text:p>
      <text:p text:style-name="OrgSrcBlock"/>
      <text:p text:style-name="OrgSrcBlock"><text:span text:style-name="OrgSrcFontLockCommentDelimiterFace">;; </text:span><text:span text:style-name="OrgSrcFontLockCommentFace">setting for e2wm</text:span></text:p>
      <text:p text:style-name="OrgSrcBlock">(<text:span text:style-name="OrgSrcFontLockKeywordFace">when</text:span> (eval-after-autoload-if-found</text:p>
      <text:p text:style-name="OrgSrcBlock"><text:s text:c="7"/>'(change-frame-width-single</text:p>
      <text:p text:style-name="OrgSrcBlock"><text:s text:c="9"/>change-frame-width-double change-frame-double-window</text:p>
      <text:p text:style-name="OrgSrcBlock"><text:s text:c="9"/>change-frame-single-window) <text:span text:style-name="OrgSrcFontLockStringFace">"frame-ctr-e2wm"</text:span>)</text:p>
      <text:p text:style-name="OrgSrcBlock"/>
      <text:p text:style-name="OrgSrcBlock"><text:s text:c="2"/><text:span text:style-name="OrgSrcFontLockCommentDelimiterFace">;; </text:span><text:span text:style-name="OrgSrcFontLockCommentFace">Set the frame width single size</text:span></text:p>
      <text:p text:style-name="OrgSrcBlock"><text:s text:c="2"/><text:span text:style-name="OrgSrcFontLockCommentDelimiterFace">;; <text:s/></text:span><text:span text:style-name="OrgSrcFontLockCommentFace">C-u C-x - =&gt; e2wm OFF, single size width and double height, move center</text:span></text:p>
      <text:p text:style-name="OrgSrcBlock"><text:s text:c="2"/>(global-set-key (kbd <text:span text:style-name="OrgSrcFontLockStringFace">"C-x -"</text:span>) 'change-frame-single-window)</text:p>
      <text:p text:style-name="OrgSrcBlock"><text:s text:c="2"/><text:span text:style-name="OrgSrcFontLockCommentDelimiterFace">;; </text:span><text:span text:style-name="OrgSrcFontLockCommentFace">Set the frame width double size</text:span></text:p>
      <text:p text:style-name="OrgSrcBlock"><text:s text:c="2"/><text:span text:style-name="OrgSrcFontLockCommentDelimiterFace">;; <text:s/></text:span><text:span text:style-name="OrgSrcFontLockCommentFace">C-u C-x = =&gt; e2wm ON, double size width and height, move to the center</text:span></text:p>
      <text:p text:style-name="OrgSrcBlock"><text:s text:c="2"/>(global-set-key (kbd <text:span text:style-name="OrgSrcFontLockStringFace">"C-x ="</text:span>) 'change-frame-double-window)</text:p>
      <text:p text:style-name="OrgSrcBlock"><text:s text:c="2"/>(global-set-key (kbd <text:span text:style-name="OrgSrcFontLockStringFace">"C-c f s"</text:span>) 'change-frame-width-single)</text:p>
      <text:p text:style-name="OrgSrcBlockLastLine"><text:s text:c="2"/>(global-set-key (kbd <text:span text:style-name="OrgSrcFontLockStringFace">"C-c f d"</text:span>) 'change-frame-width-double))</text:p>
      <text:h text:style-name="Heading_20_2" text:outline-level="2"><text:bookmark text:name="orgheadline200"/><text:bookmark-start text:name="OrgXref.orgheadline200"/>[popwin.el] ポップアップウィンドウの制御 <text:bookmark-end text:name="OrgXref.orgheadline200"/></text:h>
      <text:p text:style-name="Text_20_body"><text:a xlink:type="simple" xlink:href="https://github.com/m2ym/popwin-el/" text:style-name="Internet_20_link" text:visited-style-name="Visited_20_Internet_20_Link">https://github.com/m2ym/popwin-el/</text:a></text:p>
      <text:p text:style-name="Text_20_body">popwin:display-buffer を autoload してもうまくいかない。</text:p>
      <text:p text:style-name="OrgSrcBlock">(<text:span text:style-name="OrgSrcFontLockKeywordFace">when</text:span> (eval-after-autoload-if-found</text:p>
      <text:p text:style-name="OrgSrcBlock"><text:s text:c="7"/>'(popwin-mode) <text:span text:style-name="OrgSrcFontLockStringFace">"popwin"</text:span> nil t nil</text:p>
      <text:p text:style-name="OrgSrcBlock"><text:s text:c="7"/>'(<text:span text:style-name="OrgSrcFontLockCommentDelimiterFace">;; </text:span><text:span text:style-name="OrgSrcFontLockCommentFace">for emacs 24.1</text:span></text:p>
      <text:p text:style-name="OrgSrcBlock"><text:s text:c="9"/><text:span text:style-name="OrgSrcFontLockCommentDelimiterFace">;; </text:span><text:span text:style-name="OrgSrcFontLockCommentFace">(setq special-display-function 'popwin:special-display-popup-window)</text:span></text:p>
      <text:p text:style-name="OrgSrcBlock"><text:s text:c="9"/><text:span text:style-name="OrgSrcFontLockCommentDelimiterFace">;; </text:span><text:span text:style-name="OrgSrcFontLockCommentFace">(setq display-buffer-function 'popwin:display-buffer)</text:span></text:p>
      <text:p text:style-name="OrgSrcBlock"><text:s text:c="9"/><text:span text:style-name="OrgSrcFontLockCommentDelimiterFace">;; </text:span><text:span text:style-name="OrgSrcFontLockCommentFace">for emacs 24.3</text:span></text:p>
      <text:p text:style-name="OrgSrcBlock"><text:s text:c="9"/><text:span text:style-name="OrgSrcFontLockCommentDelimiterFace">;; </text:span><text:span text:style-name="OrgSrcFontLockCommentFace">(setq special-display-alist 'popwin:special-display-popup-window)</text:span></text:p>
      <text:p text:style-name="OrgSrcBlock"><text:s text:c="9"/><text:span text:style-name="OrgSrcFontLockCommentDelimiterFace">;; </text:span><text:span text:style-name="OrgSrcFontLockCommentFace">(setq display-buffer-alist 'popwin:display-buffer)</text:span></text:p>
      <text:p text:style-name="OrgSrcBlock"><text:s text:c="9"/><text:span text:style-name="OrgSrcFontLockCommentDelimiterFace">;; </text:span><text:span text:style-name="OrgSrcFontLockCommentFace">(push '("*sdic*" :position top) popwin:special-display-config)</text:span></text:p>
      <text:p text:style-name="OrgSrcBlock"/>
      <text:p text:style-name="OrgSrcBlock"><text:s text:c="9"/>(setq popwin:special-display-config</text:p>
      <text:p text:style-name="OrgSrcBlock"><text:s text:c="15"/>(append</text:p>
      <text:p text:style-name="OrgSrcBlock"><text:s text:c="16"/>'((<text:span text:style-name="OrgSrcFontLockStringFace">"CAPTURE-next.org"</text:span> <text:span text:style-name="OrgSrcFontLockBuiltinFace">:height</text:span> 10 <text:span text:style-name="OrgSrcFontLockBuiltinFace">:position</text:span> bottom <text:span text:style-name="OrgSrcFontLockBuiltinFace">:noselect</text:span> t)</text:p>
      <text:p text:style-name="OrgSrcBlock"><text:s text:c="18"/>(<text:span text:style-name="OrgSrcFontLockStringFace">"CAPTURE-org-ical.org"</text:span> <text:span text:style-name="OrgSrcFontLockBuiltinFace">:height</text:span> 10 <text:span text:style-name="OrgSrcFontLockBuiltinFace">:position</text:span> bottom <text:span text:style-name="OrgSrcFontLockBuiltinFace">:noselect</text:span> t)</text:p>
      <text:p text:style-name="OrgSrcBlock"><text:s text:c="18"/>(<text:span text:style-name="OrgSrcFontLockStringFace">"*Help*"</text:span> <text:s text:c="9"/><text:span text:style-name="OrgSrcFontLockBuiltinFace">:height</text:span> 20 <text:span text:style-name="OrgSrcFontLockBuiltinFace">:position</text:span> bottom)</text:p>
      <text:p text:style-name="OrgSrcBlock"><text:s text:c="18"/>(<text:span text:style-name="OrgSrcFontLockStringFace">"dict-app-result"</text:span> <text:span text:style-name="OrgSrcFontLockBuiltinFace">:height</text:span> 20 <text:span text:style-name="OrgSrcFontLockBuiltinFace">:position</text:span> bottom)</text:p>
      <text:p text:style-name="OrgSrcBlock"><text:s text:c="18"/>(<text:span text:style-name="OrgSrcFontLockStringFace">"*osx-dictionary*"</text:span> <text:span text:style-name="OrgSrcFontLockBuiltinFace">:height</text:span> 20 <text:span text:style-name="OrgSrcFontLockBuiltinFace">:position</text:span> bottom)</text:p>
      <text:p text:style-name="OrgSrcBlock"><text:s text:c="18"/>(<text:span text:style-name="OrgSrcFontLockStringFace">"*wclock*"</text:span> <text:s text:c="7"/><text:span text:style-name="OrgSrcFontLockBuiltinFace">:height</text:span> 10 <text:span text:style-name="OrgSrcFontLockBuiltinFace">:position</text:span> bottom)</text:p>
      <text:p text:style-name="OrgSrcBlock"><text:soft-page-break/><text:s text:c="18"/>(<text:span text:style-name="OrgSrcFontLockStringFace">"*Org Agenda*"</text:span> <text:s text:c="3"/><text:span text:style-name="OrgSrcFontLockBuiltinFace">:height</text:span> 10 <text:span text:style-name="OrgSrcFontLockBuiltinFace">:position</text:span> bottom)</text:p>
      <text:p text:style-name="OrgSrcBlock"><text:s text:c="18"/>(<text:span text:style-name="OrgSrcFontLockStringFace">"*Org Select*"</text:span> <text:s/><text:span text:style-name="OrgSrcFontLockBuiltinFace">:height</text:span> 10 <text:span text:style-name="OrgSrcFontLockBuiltinFace">:position</text:span> bottom)</text:p>
      <text:p text:style-name="OrgSrcBlock"><text:s text:c="18"/>(<text:span text:style-name="OrgSrcFontLockStringFace">"*Occur*"</text:span> <text:s text:c="6"/><text:span text:style-name="OrgSrcFontLockBuiltinFace">:height</text:span> 10 <text:span text:style-name="OrgSrcFontLockBuiltinFace">:position</text:span> bottom)</text:p>
      <text:p text:style-name="OrgSrcBlock"><text:span text:style-name="OrgSrcFontLockCommentDelimiterFace">;;; <text:s text:c="11"/></text:span><text:span text:style-name="OrgSrcFontLockCommentFace">(undo-tree-visualizer-buffer-name :height 10 :position top)</text:span></text:p>
      <text:p text:style-name="OrgSrcBlock"><text:span text:style-name="OrgSrcFontLockCommentDelimiterFace">;;; <text:s text:c="11"/></text:span><text:span text:style-name="OrgSrcFontLockCommentFace">(undo-tree-diff-buffer-name :height 20 :position bottom)</text:span></text:p>
      <text:p text:style-name="OrgSrcBlock"><text:s text:c="18"/>(<text:span text:style-name="OrgSrcFontLockStringFace">"*eshell*"</text:span> <text:s text:c="5"/><text:span text:style-name="OrgSrcFontLockBuiltinFace">:height</text:span> 10 <text:span text:style-name="OrgSrcFontLockBuiltinFace">:position</text:span> bottom))</text:p>
      <text:p text:style-name="OrgSrcBlock"><text:s text:c="16"/>popwin:special-display-config))))</text:p>
      <text:p text:style-name="OrgSrcBlockLastLine"><text:s text:c="2"/>(popwin-mode 1))</text:p>
      <text:h text:style-name="Heading_20_1" text:outline-level="1"><text:bookmark text:name="orgheadline204"/><text:bookmark-start text:name="OrgXref.orgheadline204"/>ユーティリティ関数 <text:bookmark-end text:name="OrgXref.orgheadline204"/></text:h>
      <text:h text:style-name="Heading_20_2" text:outline-level="2"><text:bookmark text:name="orgheadline202"/><text:bookmark-start text:name="OrgXref.orgheadline202"/>[pomodoro.el] ポモドーロの実践 <text:bookmark-end text:name="OrgXref.orgheadline202"/></text:h>
      <text:p text:style-name="Text_20_body"><text:a xlink:type="simple" xlink:href="https://twitter.com/syohex" text:style-name="Internet_20_link" text:visited-style-name="Visited_20_Internet_20_Link">@syohex</text:a> さん謹製の <text:a xlink:type="simple" xlink:href="https://github.com/syohex/emacs-utils/blob/master/pomodoro.el" text:style-name="Internet_20_link" text:visited-style-name="Visited_20_Internet_20_Link">pomodoro.el</text:a> に少しカスタマイズしたおれおれ <text:a xlink:type="simple" xlink:href="https://github.com/takaxp/emacs-utils/blob/master/pomodoro.el" text:style-name="Internet_20_link" text:visited-style-name="Visited_20_Internet_20_Link">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 text:style-name="Internet_20_link" text:visited-style-name="Visited_20_Internet_20_Link">Macのスピーチ機能</text:a>です。この例では、Kyoko さんが指示を出してくれます。</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 text:style-name="Internet_20_link" text:visited-style-name="Visited_20_Internet_20_Link">pomodoro</text:a> は機械的に仕事をしたい人にピッタリです。人によっては <text:a xlink:type="simple" xlink:href="http://ja.wikipedia.org/wiki/Getting_Things_Done" text:style-name="Internet_20_link" text:visited-style-name="Visited_20_Internet_20_Link">GTD</text:a> よりも取っ付きやすいと思います。</text:p>
      <text:p text:style-name="OrgSrcBlock">(eval-after-autoload-if-found</text:p>
      <text:p text:style-name="OrgSrcBlock"><text:s/>'(pomodoro:start) <text:span text:style-name="OrgSrcFontLockStringFace">"pomodoro"</text:span> nil t nil</text:p>
      <text:p text:style-name="OrgSrcBlock"><text:s/>'(<text:span text:style-name="OrgSrcFontLockCommentDelimiterFace">;; </text:span><text:span text:style-name="OrgSrcFontLockCommentFace">作業時間終了後に開くファイルを指定しない</text:span></text:p>
      <text:p text:style-name="OrgSrcBlock"><text:s text:c="3"/>(setq pomodoro:file nil)</text:p>
      <text:p text:style-name="OrgSrcBlock"/>
      <text:p text:style-name="OrgSrcBlock"><text:s text:c="3"/><text:span text:style-name="OrgSrcFontLockCommentDelimiterFace">;; </text:span><text:span text:style-name="OrgSrcFontLockCommentFace">●だけで表現する（残り時間表示なし）</text:span></text:p>
      <text:p text:style-name="OrgSrcBlock"><text:s text:c="3"/>(setq pomodoro:mode-line-time-display nil)</text:p>
      <text:p text:style-name="OrgSrcBlock"/>
      <text:p text:style-name="OrgSrcBlock"><text:s text:c="3"/><text:span text:style-name="OrgSrcFontLockCommentDelimiterFace">;; </text:span><text:span text:style-name="OrgSrcFontLockCommentFace">●の置き換え</text:span></text:p>
      <text:p text:style-name="OrgSrcBlock"><text:s text:c="3"/>(setq pomodoro:mode-line-work-sign <text:span text:style-name="OrgSrcFontLockStringFace">"●"</text:span>)</text:p>
      <text:p text:style-name="OrgSrcBlock"><text:s text:c="3"/>(setq pomodoro:mode-line-rest-sign pomodoro:mode-line-work-sign)</text:p>
      <text:p text:style-name="OrgSrcBlock"><text:s text:c="3"/>(setq pomodoro:mode-line-long-rest-sign pomodoro:mode-line-work-sign)</text:p>
      <text:p text:style-name="OrgSrcBlock"/>
      <text:p text:style-name="OrgSrcBlock"><text:s text:c="3"/><text:span text:style-name="OrgSrcFontLockCommentDelimiterFace">;; </text:span><text:span text:style-name="OrgSrcFontLockCommentFace">長い休憩に入るまでにポモドーロする回数</text:span></text:p>
      <text:p text:style-name="OrgSrcBlock"><text:s text:c="3"/>(setq pomodoro:iteration-for-long-rest 2)</text:p>
      <text:p text:style-name="OrgSrcBlock"/>
      <text:p text:style-name="OrgSrcBlock"><text:s text:c="3"/><text:span text:style-name="OrgSrcFontLockCommentDelimiterFace">;; </text:span><text:span text:style-name="OrgSrcFontLockCommentFace">作業時間関連</text:span></text:p>
      <text:p text:style-name="OrgSrcBlock"><text:s text:c="3"/>(setq pomodoro:work-time 120 <text:s text:c="4"/><text:span text:style-name="OrgSrcFontLockCommentDelimiterFace">; </text:span><text:span text:style-name="OrgSrcFontLockCommentFace">作業時間</text:span></text:p>
      <text:p text:style-name="OrgSrcBlock"><text:s text:c="9"/>pomodoro:rest-time 20 <text:s text:c="5"/><text:span text:style-name="OrgSrcFontLockCommentDelimiterFace">; </text:span><text:span text:style-name="OrgSrcFontLockCommentFace">休憩時間</text:span></text:p>
      <text:p text:style-name="OrgSrcBlock"><text:s text:c="9"/>pomodoro:long-rest-time 60 <text:span text:style-name="OrgSrcFontLockCommentDelimiterFace">; </text:span><text:span text:style-name="OrgSrcFontLockCommentFace">長い休憩時間</text:span></text:p>
      <text:p text:style-name="OrgSrcBlock"><text:s text:c="9"/>pomodoro:max-iteration 16) <text:span text:style-name="OrgSrcFontLockCommentDelimiterFace">; </text:span><text:span text:style-name="OrgSrcFontLockCommentFace">ポモドーロする回数</text:span></text:p>
      <text:p text:style-name="OrgSrcBlock"/>
      <text:p text:style-name="OrgSrcBlock"><text:s text:c="3"/><text:span text:style-name="OrgSrcFontLockCommentDelimiterFace">;; </text:span><text:span text:style-name="OrgSrcFontLockCommentFace">タイマーの表示をノーマルフェイスにする</text:span></text:p>
      <text:p text:style-name="OrgSrcBlock"><text:s text:c="3"/>(set-face-bold-p 'pomodoro:timer-face nil)</text:p>
      <text:p text:style-name="OrgSrcBlock"/>
      <text:p text:style-name="OrgSrcBlock"><text:s text:c="3"/><text:span text:style-name="OrgSrcFontLockCommentDelimiterFace">;; </text:span><text:span text:style-name="OrgSrcFontLockCommentFace">作業中（赤）、休憩中（青）、長い休憩中（緑）にする</text:span></text:p>
      <text:p text:style-name="OrgSrcBlock"><text:s text:c="3"/>(set-face-foreground 'pomodoro:work-face <text:span text:style-name="OrgSrcFontLockStringFace">"</text:span><text:span text:style-name="OrgSrcDefault0085">#F53838</text:span><text:span text:style-name="OrgSrcFontLockStringFace">"</text:span>)</text:p>
      <text:p text:style-name="OrgSrcBlock"><text:s text:c="3"/>(set-face-foreground 'pomodoro:rest-face <text:span text:style-name="OrgSrcFontLockStringFace">"</text:span><text:span text:style-name="OrgSrcDefault0086">#3869FA</text:span><text:span text:style-name="OrgSrcFontLockStringFace">"</text:span>)</text:p>
      <text:p text:style-name="OrgSrcBlock"><text:s text:c="3"/>(set-face-foreground 'pomodoro:long-rest-face <text:span text:style-name="OrgSrcFontLockStringFace">"</text:span><text:span text:style-name="OrgSrcDefault0087">#00B800</text:span><text:span text:style-name="OrgSrcFontLockStringFace">"</text:span>)</text:p>
      <text:p text:style-name="OrgSrcBlock"/>
      <text:p text:style-name="OrgSrcBlock"><text:s text:c="3"/>(<text:span text:style-name="OrgSrcFontLockKeywordFace">defvar</text:span> <text:span text:style-name="OrgSrcFontLockVariableNameFace">my:pomodoro-speak</text:span> nil)</text:p>
      <text:p text:style-name="OrgSrcBlock"><text:soft-page-break/><text:s text:c="3"/>(<text:span text:style-name="OrgSrcFontLockKeywordFace">defun</text:span> <text:span text:style-name="OrgSrcFontLockFunctionNameFace">my:pomodoro-speak-toggle</text:span> ()</text:p>
      <text:p text:style-name="OrgSrcBlock"><text:s text:c="5"/>(interactive)</text:p>
      <text:p text:style-name="OrgSrcBlock"><text:s text:c="5"/>(setq my:pomodoro-speak (not my:pomodoro-speak)))</text:p>
      <text:p text:style-name="OrgSrcBlock"/>
      <text:p text:style-name="OrgSrcBlock"><text:s text:c="3"/><text:span text:style-name="OrgSrcFontLockCommentDelimiterFace">;; </text:span><text:span text:style-name="OrgSrcFontLockCommentFace">Mac ユーザ向け。Kyokoさんに指示してもらう</text:span></text:p>
      <text:p text:style-name="OrgSrcBlock"><text:s text:c="3"/>(<text:span text:style-name="OrgSrcFontLockKeywordFace">defvar</text:span> <text:span text:style-name="OrgSrcFontLockVariableNameFace">pomodoro:with-speak</text:span> nil)</text:p>
      <text:p text:style-name="OrgSrcBlock"><text:s text:c="3"/>(<text:span text:style-name="OrgSrcFontLockKeywordFace">when</text:span> pomodoro:with-speak</text:p>
      <text:p text:style-name="OrgSrcBlock"><text:s text:c="5"/>(add-hook 'pomodoro:finish-work-hook</text:p>
      <text:p text:style-name="OrgSrcBlock"><text:s text:c="15"/>(<text:span text:style-name="OrgSrcFontLockKeywordFace">lambda</text:span> ()</text:p>
      <text:p text:style-name="OrgSrcBlock"><text:s text:c="17"/>(<text:span text:style-name="OrgSrcFontLockKeywordFace">let</text:span> ((script</text:p>
      <text:p text:style-name="OrgSrcBlock"><text:s text:c="24"/>(concat <text:span text:style-name="OrgSrcFontLockStringFace">"say -v Kyoko "</text:span></text:p>
      <text:p text:style-name="OrgSrcBlock"><text:s text:c="32"/>(number-to-string (floor pomodoro:rest-time))</text:p>
      <text:p text:style-name="OrgSrcBlock"><text:s text:c="32"/><text:span text:style-name="OrgSrcFontLockStringFace">"分間、休憩しろ"</text:span>)))</text:p>
      <text:p text:style-name="OrgSrcBlock"><text:s text:c="19"/>(<text:span text:style-name="OrgSrcFontLockKeywordFace">if</text:span> my:pomodoro-speak</text:p>
      <text:p text:style-name="OrgSrcBlock"><text:s text:c="23"/>(shell-command-to-string script)</text:p>
      <text:p text:style-name="OrgSrcBlock"><text:s text:c="21"/>(message <text:span text:style-name="OrgSrcFontLockStringFace">"%s"</text:span> script)))))</text:p>
      <text:p text:style-name="OrgSrcBlock"/>
      <text:p text:style-name="OrgSrcBlock"><text:s text:c="5"/>(add-hook 'pomodoro:finish-rest-hook</text:p>
      <text:p text:style-name="OrgSrcBlock"><text:s text:c="15"/>(<text:span text:style-name="OrgSrcFontLockKeywordFace">lambda</text:span> ()</text:p>
      <text:p text:style-name="OrgSrcBlock"><text:s text:c="17"/>(<text:span text:style-name="OrgSrcFontLockKeywordFace">let</text:span> ((script</text:p>
      <text:p text:style-name="OrgSrcBlock"><text:s text:c="24"/>(concat <text:span text:style-name="OrgSrcFontLockStringFace">"say -v Kyoko "</text:span></text:p>
      <text:p text:style-name="OrgSrcBlock"><text:s text:c="32"/>(number-to-string (floor pomodoro:work-time))</text:p>
      <text:p text:style-name="OrgSrcBlock"><text:s text:c="32"/><text:span text:style-name="OrgSrcFontLockStringFace">"分間、作業しろ"</text:span>)))</text:p>
      <text:p text:style-name="OrgSrcBlock"><text:s text:c="19"/>(<text:span text:style-name="OrgSrcFontLockKeywordFace">if</text:span> my:pomodoro-speak</text:p>
      <text:p text:style-name="OrgSrcBlock"><text:s text:c="23"/>(shell-command-to-string script)</text:p>
      <text:p text:style-name="OrgSrcBlock"><text:s text:c="21"/>(message <text:span text:style-name="OrgSrcFontLockStringFace">"%s"</text:span> script)))))</text:p>
      <text:p text:style-name="OrgSrcBlock"/>
      <text:p text:style-name="OrgSrcBlock"><text:s text:c="5"/>(add-hook 'pomodoro:long-rest-hook</text:p>
      <text:p text:style-name="OrgSrcBlock"><text:s text:c="15"/>(<text:span text:style-name="OrgSrcFontLockKeywordFace">lambda</text:span> ()</text:p>
      <text:p text:style-name="OrgSrcBlock"><text:s text:c="17"/>(<text:span text:style-name="OrgSrcFontLockKeywordFace">let</text:span> ((script</text:p>
      <text:p text:style-name="OrgSrcBlock"><text:s text:c="24"/>(concat <text:span text:style-name="OrgSrcFontLockStringFace">"say -v Kyoko これから"</text:span></text:p>
      <text:p text:style-name="OrgSrcBlock"><text:s text:c="32"/>(number-to-string</text:p>
      <text:p text:style-name="OrgSrcBlock"><text:s text:c="33"/>(floor pomodoro:long-rest-time))</text:p>
      <text:p text:style-name="OrgSrcBlock"><text:s text:c="32"/><text:span text:style-name="OrgSrcFontLockStringFace">"分間の休憩です"</text:span>)))</text:p>
      <text:p text:style-name="OrgSrcBlock"><text:s text:c="19"/>(<text:span text:style-name="OrgSrcFontLockKeywordFace">if</text:span> my:pomodoro-speak</text:p>
      <text:p text:style-name="OrgSrcBlock"><text:s text:c="23"/>(shell-command-to-string script)</text:p>
      <text:p text:style-name="OrgSrcBlock"><text:s text:c="21"/>(message <text:span text:style-name="OrgSrcFontLockStringFace">"%s"</text:span> script))))))</text:p>
      <text:p text:style-name="OrgSrcBlock"/>
      <text:p text:style-name="OrgSrcBlock"><text:s text:c="3"/>(<text:span text:style-name="OrgSrcFontLockKeywordFace">defun</text:span> <text:span text:style-name="OrgSrcFontLockFunctionNameFace">my:pomodoro-notify</text:span> ()</text:p>
      <text:p text:style-name="OrgSrcBlock"><text:s text:c="5"/>(interactive)</text:p>
      <text:p text:style-name="OrgSrcBlock"><text:s text:c="5"/>(shell-command-to-string</text:p>
      <text:p text:style-name="OrgSrcBlock"><text:s text:c="6"/>(concat <text:span text:style-name="OrgSrcFontLockStringFace">"terminal-notifier -title \"Pomodoro\" -message \""</text:span></text:p>
      <text:p text:style-name="OrgSrcBlock"><text:s text:c="14"/><text:span text:style-name="OrgSrcFontLockStringFace">"DONE! This time slot has been finished!\""</text:span>)))</text:p>
      <text:p text:style-name="OrgSrcBlock"><text:s text:c="3"/>(add-hook 'pomodoro:finish-work-hook 'my:pomodoro-notify)</text:p>
      <text:p text:style-name="OrgSrcBlockLastLine"><text:s text:c="3"/>))</text:p>
      <text:h text:style-name="Heading_20_2" text:outline-level="2"><text:bookmark text:name="orgheadline203"/><text:bookmark-start text:name="OrgXref.orgheadline203"/>[utility.el] 自作してテスト中の便利関数群 <text:bookmark-end text:name="OrgXref.orgheadline203"/></text:h>
      <text:p text:style-name="Text_20_body">関数定義を<text:a xlink:type="simple" xlink:href="http://pastelwill.jp/wiki/doku.php?id=emacs:utility.el" text:style-name="Internet_20_link" text:visited-style-name="Visited_20_Internet_20_Link">別ファイル</text:a>に分離して、Emacs起動の高速化を図っています。各関数を autoload の管理下において、必要なときにロードするように設定しています。</text:p>
      <text:p text:style-name="OrgSrcBlock">(<text:span text:style-name="OrgSrcFontLockKeywordFace">defvar</text:span> <text:span text:style-name="OrgSrcFontLockVariableNameFace">utility-autoloads</text:span></text:p>
      <text:p text:style-name="OrgSrcBlock"><text:s text:c="2"/>'(takaxp:date</text:p>
      <text:p text:style-name="OrgSrcBlock"><text:s text:c="4"/>takaxp:window-resizer takaxp:open-file-ring my:update-alarms-from-file</text:p>
      <text:p text:style-name="OrgSrcBlock"><text:s text:c="4"/>my:desktop-notify my:daylight-theme my:night-theme </text:p>
      <text:p text:style-name="OrgSrcBlock"><text:s text:c="4"/>eval-org-buffer kyoko-mad-mode-toggle</text:p>
      <text:p text:style-name="OrgSrcBlock"><text:s text:c="4"/>org2dokuwiki-cp-kill-ring open-current-directory set-alarms-from-file</text:p>
      <text:p text:style-name="OrgSrcBlock"><text:s text:c="4"/>reload-ical-export show-org-buffer get-random-string init-auto-install</text:p>
      <text:p text:style-name="OrgSrcBlock"><text:s text:c="4"/>add-itemize-head insert-formatted-current-date</text:p>
      <text:p text:style-name="OrgSrcBlock"><text:s text:c="4"/>insert-formatted-current-time insert-formatted-signature</text:p>
      <text:p text:style-name="OrgSrcBlock"><text:soft-page-break/><text:s text:c="4"/>export-timeline-business export-timeline-private </text:p>
      <text:p text:style-name="OrgSrcBlock"><text:s text:c="4"/>browse-url-chrome count-words-buffer do-test-applescript</text:p>
      <text:p text:style-name="OrgSrcBlock"><text:s text:c="4"/>delete-backup-files recursive-delete-backup-files describe-timer))</text:p>
      <text:p text:style-name="OrgSrcBlock"/>
      <text:p text:style-name="OrgSrcBlock">(<text:span text:style-name="OrgSrcFontLockKeywordFace">when</text:span> (eval-after-autoload-if-found utility-autoloads <text:span text:style-name="OrgSrcFontLockStringFace">"utility"</text:span>)</text:p>
      <text:p text:style-name="OrgSrcBlock"><text:s text:c="2"/>(global-set-key (kbd <text:span text:style-name="OrgSrcFontLockStringFace">"&lt;f12&gt;"</text:span>) 'takaxp:open-file-ring)</text:p>
      <text:p text:style-name="OrgSrcBlock"><text:s text:c="2"/>(global-set-key (kbd <text:span text:style-name="OrgSrcFontLockStringFace">"C-c t"</text:span>) 'takaxp:date)</text:p>
      <text:p text:style-name="OrgSrcBlockLastLine"><text:s text:c="2"/>(global-set-key (kbd <text:span text:style-name="OrgSrcFontLockStringFace">"C-c f 4"</text:span>) 'takaxp:window-resizer))</text:p>
      <text:h text:style-name="Heading_20_1" text:outline-level="1"><text:bookmark text:name="orgheadline206"/><text:bookmark-start text:name="OrgXref.orgheadline206"/>お試し中 <text:bookmark-end text:name="OrgXref.orgheadline206"/></text:h>
      <text:h text:style-name="Heading_20_2" text:outline-level="2"><text:bookmark text:name="orgheadline205"/><text:bookmark-start text:name="OrgXref.orgheadline205"/>yascroll <text:bookmark-end text:name="OrgXref.orgheadline205"/></text:h>
      <text:list xml:id="list220716823391251" text:style-name="OrgBulletedList">
        <text:list-item>
          <text:p text:style-name="P2"><text:a xlink:type="simple" xlink:href="http://d.hatena.ne.jp/m2ym/20110401/1301617991" text:style-name="Internet_20_link" text:visited-style-name="Visited_20_Internet_20_Link">http://d.hatena.ne.jp/m2ym/20110401/1301617991</text:a></text:p>
        </text:list-item>
        <text:list-item>
          <text:p text:style-name="P2">2015-03-15: smooth-scroll との組み合わせで重いため試用停止中</text:p>
        </text:list-item>
      </text:list>
      <text:p text:style-name="OrgSrcBlock">(use-package yascroll</text:p>
      <text:p text:style-name="OrgSrcBlock"><text:s text:c="2"/><text:span text:style-name="OrgSrcFontLockBuiltinFace">:disabled</text:span> t</text:p>
      <text:p text:style-name="OrgSrcBlock"><text:s text:c="2"/><text:span text:style-name="OrgSrcFontLockBuiltinFace">:init</text:span></text:p>
      <text:p text:style-name="OrgSrcBlock"><text:s text:c="2"/>(global-yascroll-bar-mode 1)</text:p>
      <text:p text:style-name="OrgSrcBlock"><text:s text:c="2"/>(setq yascroll:delay-to-hide 1)</text:p>
      <text:p text:style-name="OrgSrcBlock"><text:s text:c="2"/>(setq yascroll:disabled-modes '(org))</text:p>
      <text:p text:style-name="OrgSrcBlock"><text:s text:c="2"/>(set-face-foreground 'yascroll:thumb-fringe <text:span text:style-name="OrgSrcFontLockStringFace">"</text:span><text:span text:style-name="OrgSrcDefault0010">#b2cefb</text:span><text:span text:style-name="OrgSrcFontLockStringFace">"</text:span>)</text:p>
      <text:p text:style-name="OrgSrcBlock"><text:s text:c="2"/>(set-face-background 'yascroll:thumb-fringe <text:span text:style-name="OrgSrcFontLockStringFace">"</text:span><text:span text:style-name="OrgSrcDefault0010">#b2cefb</text:span><text:span text:style-name="OrgSrcFontLockStringFace">"</text:span>)</text:p>
      <text:p text:style-name="OrgSrcBlockLastLine"><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Migu 2M" svg:font-family="'Migu 2M'"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sian="Migu 2M" style:font-family-asian="'Migu 2M'" style:font-style-name-asian="Regular" style:font-pitch-asian="variable"/>
    </style:style>
    <style:style style:name="Heading" style:family="paragraph" style:parent-style-name="Standard" style:next-style-name="Text_20_body" style:class="text">
      <style:paragraph-properties fo:margin-top="0.1665in" fo:margin-bottom="0.0835in" loext:contextual-spacing="false" fo:keep-with-next="always">
        <style:tab-stops>
          <style:tab-stop style:position="6.6929in" style:type="right"/>
        </style:tab-stops>
      </style:paragraph-properties>
      <style:text-properties style:font-name="Arial" fo:font-family="Arial" style:font-family-generic="swiss" style:font-pitch="variable" fo:font-size="14pt" style:font-name-asian="Migu 2M" style:font-family-asian="'Migu 2M'" style:font-style-name-asian="Regular"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in" fo:margin-bottom="0in" loext: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in" fo:margin-bottom="0in" loext:contextual-spacing="false"/>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OrgFootnoteQuotations" style:family="paragraph" style:parent-style-name="Footnote"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Migu 2M" style:font-family-asian="'Migu 2M'" style:font-style-name-asian="Regular" style:font-pitch-asian="variable"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in" fo:border="none" style:shadow="none"/>
    </style:style>
    <style:style style:name="OrgClock" style:family="paragraph" style:parent-style-name="Text_20_body">
      <style:paragraph-properties fo:margin-top="0in" fo:margin-bottom="0in"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193in" fo:border="0.06pt solid #000000" style:shadow="none"/>
    </style:style>
    <style:style style:name="OrgFixedWidthBlockLastLine" style:family="paragraph" style:parent-style-name="OrgFixedWidthBlock">
      <style:paragraph-properties fo:margin-top="0in" fo:margin-bottom="0.0827in" loext: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ent-style-name="OrgSrcBlock">
      <style:paragraph-properties fo:margin-top="0in" fo:margin-bottom="0.0827in"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loext:contextual-spacing="false" style:page-number="auto" fo:padding="0in"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OrgSrcBlock" style:family="paragraph" style:parent-style-name="Preformatted_20_Text">
      <loext:graphic-properties draw:fill="solid" draw:fill-color="#ffffff" draw:opacity="100%"/>
      <style:paragraph-properties fo:background-color="#ffffff" fo:padding="0.0193in" fo:border="0.51pt solid #000000" style:shadow="none"/>
      <style:text-properties fo:color="#202020"/>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rgSrcDefault0087" style:family="text"/>
    <style:style style:name="OrgSrcDefault0086" style:family="text"/>
    <style:style style:name="OrgSrcDefault0085" style:family="text"/>
    <style:style style:name="OrgSrcDefault0084" style:family="text"/>
    <style:style style:name="OrgSrcDefault0083" style:family="text"/>
    <style:style style:name="OrgSrcDefault0082" style:family="text"/>
    <style:style style:name="OrgSrcDefault0081" style:family="text"/>
    <style:style style:name="OrgSrcDefault0080" style:family="text"/>
    <style:style style:name="OrgSrcDefault0079" style:family="text"/>
    <style:style style:name="OrgSrcDefault0078" style:family="text"/>
    <style:style style:name="OrgSrcDefault0077" style:family="text"/>
    <style:style style:name="OrgSrcDefault0076" style:family="text"/>
    <style:style style:name="OrgSrcDefault0075" style:family="text"/>
    <style:style style:name="OrgSrcDefault0074" style:family="text"/>
    <style:style style:name="OrgSrcDefault0073" style:family="text"/>
    <style:style style:name="OrgSrcDefault0072" style:family="text"/>
    <style:style style:name="OrgSrcDefault0071" style:family="text"/>
    <style:style style:name="OrgSrcDefault0070" style:family="text"/>
    <style:style style:name="OrgSrcDefault0069" style:family="text"/>
    <style:style style:name="OrgSrcDefault0068" style:family="text"/>
    <style:style style:name="OrgSrcDefault0067" style:family="text"/>
    <style:style style:name="OrgSrcDefault0066" style:family="text"/>
    <style:style style:name="OrgSrcDefault0065" style:family="text"/>
    <style:style style:name="OrgSrcDefault0064" style:family="text"/>
    <style:style style:name="OrgSrcDefault0063" style:family="text"/>
    <style:style style:name="OrgSrcDefault0062" style:family="text"/>
    <style:style style:name="OrgSrcDefault0061" style:family="text"/>
    <style:style style:name="OrgSrcDefault0060" style:family="text"/>
    <style:style style:name="OrgSrcDefault0059" style:family="text"/>
    <style:style style:name="OrgSrcDefault0058" style:family="text"/>
    <style:style style:name="OrgSrcDefault0057" style:family="text"/>
    <style:style style:name="OrgSrcDefault0056" style:family="text"/>
    <style:style style:name="OrgSrcDefault0055" style:family="text"/>
    <style:style style:name="OrgSrcDefault0054" style:family="text"/>
    <style:style style:name="OrgSrcDefault0053" style:family="text"/>
    <style:style style:name="OrgSrcDefault0052" style:family="text"/>
    <style:style style:name="OrgSrcDefault0051" style:family="text"/>
    <style:style style:name="OrgSrcDefault0050" style:family="text"/>
    <style:style style:name="OrgSrcDefault0049" style:family="text"/>
    <style:style style:name="OrgSrcDefault0048" style:family="text"/>
    <style:style style:name="OrgSrcDefault0047" style:family="text"/>
    <style:style style:name="OrgSrcDefault0046" style:family="text"/>
    <style:style style:name="OrgSrcDefault0045" style:family="text"/>
    <style:style style:name="OrgSrcDefault0044" style:family="text"/>
    <style:style style:name="OrgSrcDefault0043" style:family="text"/>
    <style:style style:name="OrgSrcDefault0042" style:family="text"/>
    <style:style style:name="OrgSrcDefault0041" style:family="text"/>
    <style:style style:name="OrgSrcDefault0040" style:family="text"/>
    <style:style style:name="OrgSrcDefault0039" style:family="text"/>
    <style:style style:name="OrgSrcDefault0038" style:family="text"/>
    <style:style style:name="OrgSrcDefault0037" style:family="text"/>
    <style:style style:name="OrgSrcDefault0036" style:family="text"/>
    <style:style style:name="OrgSrcDefault0035" style:family="text"/>
    <style:style style:name="OrgSrcDefault0034" style:family="text"/>
    <style:style style:name="OrgSrcDefault0033" style:family="text"/>
    <style:style style:name="OrgSrcDefault0032" style:family="text"/>
    <style:style style:name="OrgSrcDefault0031" style:family="text"/>
    <style:style style:name="OrgSrcDefault0030" style:family="text"/>
    <style:style style:name="OrgSrcFontLockPreprocessorFace" style:family="text">
      <style:text-properties fo:color="#8996a8"/>
    </style:style>
    <style:style style:name="OrgSrcDefault0029" style:family="text"/>
    <style:style style:name="OrgSrcDefault0028" style:family="text"/>
    <style:style style:name="OrgSrcDefault0027" style:family="text"/>
    <style:style style:name="OrgSrcDefault0026" style:family="text"/>
    <style:style style:name="OrgSrcDefault0025" style:family="text"/>
    <style:style style:name="OrgSrcDefault0024" style:family="text"/>
    <style:style style:name="OrgSrcDefault0023" style:family="text"/>
    <style:style style:name="OrgSrcDefault0022" style:family="text"/>
    <style:style style:name="OrgSrcDefault0021" style:family="text"/>
    <style:style style:name="OrgSrcDefault0020" style:family="text"/>
    <style:style style:name="OrgSrcDefault0019" style:family="text"/>
    <style:style style:name="OrgSrcDefault0018" style:family="text"/>
    <style:style style:name="OrgSrcDefault0017" style:family="text"/>
    <style:style style:name="OrgSrcDefault0016" style:family="text"/>
    <style:style style:name="OrgSrcDefault0015" style:family="text"/>
    <style:style style:name="OrgSrcDefault0014" style:family="text"/>
    <style:style style:name="OrgSrcDefault0013" style:family="text"/>
    <style:style style:name="OrgSrcDefault0012" style:family="text"/>
    <style:style style:name="OrgSrcDefault0011" style:family="text"/>
    <style:style style:name="OrgSrcDefault0010" style:family="text"/>
    <style:style style:name="OrgSrcDefault0009" style:family="text"/>
    <style:style style:name="OrgSrcDefault0008" style:family="text"/>
    <style:style style:name="OrgSrcDefault0007" style:family="text"/>
    <style:style style:name="OrgSrcDefault0006" style:family="text"/>
    <style:style style:name="OrgSrcDefault0005" style:family="text"/>
    <style:style style:name="OrgSrcDefault0004" style:family="text"/>
    <style:style style:name="OrgSrcDefault0003" style:family="text"/>
    <style:style style:name="OrgSrcDefault0002" style:family="text"/>
    <style:style style:name="OrgSrcDefault0001" style:family="text"/>
    <style:style style:name="OrgSrcDefault0000" style:family="text"/>
    <style:style style:name="OrgSrcFontLockRegexpGroupingConstruct" style:family="text">
      <style:text-properties fo:color="#9966cc"/>
    </style:style>
    <style:style style:name="OrgSrcFontLockRegexpGroupingBackslash" style:family="text">
      <style:text-properties fo:color="#66cc99"/>
    </style:style>
    <style:style style:name="OrgSrcFontLockNegationCharFace" style:family="text">
      <style:text-properties fo:color="#202020"/>
    </style:style>
    <style:style style:name="OrgSrcFontLockBuiltinFace" style:family="text">
      <style:text-properties fo:color="#5a529c"/>
    </style:style>
    <style:style style:name="OrgSrcFontLockVariableNameFace" style:family="text">
      <style:text-properties fo:color="#b1653a"/>
    </style:style>
    <style:style style:name="OrgSrcFontLockStringFace" style:family="text">
      <style:text-properties fo:color="#9e3564"/>
    </style:style>
    <style:style style:name="OrgSrcFontLockDocFace" style:family="text">
      <style:text-properties fo:color="#9e3564"/>
    </style:style>
    <style:style style:name="OrgSrcFontLockTypeFace" style:family="text">
      <style:text-properties fo:color="#24992c"/>
    </style:style>
    <style:style style:name="OrgSrcFontLockFunctionNameFace" style:family="text">
      <style:text-properties fo:color="#0432ff"/>
    </style:style>
    <style:style style:name="OrgSrcFontLockConstantFace" style:family="text">
      <style:text-properties fo:color="#009b9c"/>
    </style:style>
    <style:style style:name="OrgSrcFontLockKeywordFace" style:family="text">
      <style:text-properties fo:color="#932092"/>
    </style:style>
    <style:style style:name="OrgSrcFontLockCommentFace" style:family="text">
      <style:text-properties fo:color="#c1352c"/>
    </style:style>
    <style:style style:name="OrgSrcFontLockCommentDelimiterFace" style:family="text">
      <style:text-properties fo:color="#c1352c"/>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draw:fill="none" draw:fill-color="#729fcf" fo:padding="0in" fo:border="none" style:shadow="none" draw:shadow-opacity="100%"/>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draw:fill="solid" draw:fill-color="#ffffcc" draw:opacity="100%" fo:padding="0.0591in" fo:border="0.26pt solid #000000" style:shadow="none" draw:shado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style:font-name="StarSymbol"/>
      </text:list-level-style-bullet>
      <text:list-level-style-bullet text:level="2" text:style-name="Bullet_5f_20_5f_Symbols" style:num-suffix="." text:bullet-char="•">
        <style:list-level-properties text:space-before="0.5in" text:min-label-width="0.25in"/>
        <style:text-properties style:font-name="StarSymbol"/>
      </text:list-level-style-bullet>
      <text:list-level-style-bullet text:level="3" text:style-name="Bullet_5f_20_5f_Symbols" style:num-suffix="." text:bullet-char="•">
        <style:list-level-properties text:space-before="0.75in" text:min-label-width="0.25in"/>
        <style:text-properties style:font-name="StarSymbol"/>
      </text:list-level-style-bullet>
      <text:list-level-style-bullet text:level="4" text:style-name="Bullet_5f_20_5f_Symbols" style:num-suffix="." text:bullet-char="•">
        <style:list-level-properties text:space-before="1in" text:min-label-width="0.25in"/>
        <style:text-properties style:font-name="StarSymbol"/>
      </text:list-level-style-bullet>
      <text:list-level-style-bullet text:level="5" text:style-name="Bullet_5f_20_5f_Symbols" style:num-suffix="." text:bullet-char="•">
        <style:list-level-properties text:space-before="1.25in" text:min-label-width="0.25in"/>
        <style:text-properties style:font-name="StarSymbol"/>
      </text:list-level-style-bullet>
      <text:list-level-style-bullet text:level="6" text:style-name="Bullet_5f_20_5f_Symbols" style:num-suffix="." text:bullet-char="•">
        <style:list-level-properties text:space-before="1.5in" text:min-label-width="0.25in"/>
        <style:text-properties style:font-name="StarSymbol"/>
      </text:list-level-style-bullet>
      <text:list-level-style-bullet text:level="7" text:style-name="Bullet_5f_20_5f_Symbols" style:num-suffix="." text:bullet-char="•">
        <style:list-level-properties text:space-before="1.75in" text:min-label-width="0.25in"/>
        <style:text-properties style:font-name="StarSymbol"/>
      </text:list-level-style-bullet>
      <text:list-level-style-bullet text:level="8" text:style-name="Bullet_5f_20_5f_Symbols" style:num-suffix="." text:bullet-char="•">
        <style:list-level-properties text:space-before="2in" text:min-label-width="0.25in"/>
        <style:text-properties style:font-name="StarSymbol"/>
      </text:list-level-style-bullet>
      <text:list-level-style-bullet text:level="9" text:style-name="Bullet_5f_20_5f_Symbols" style:num-suffix="." text:bullet-char="•">
        <style:list-level-properties text:space-before="2.25in" text:min-label-width="0.25in"/>
        <style:text-properties style:font-name="StarSymbol"/>
      </text:list-level-style-bullet>
      <text:list-level-style-bullet text:level="10" text:style-name="Bullet_5f_20_5f_Symbols" style:num-suffix="." text:bullet-char="•">
        <style:list-level-properties text:space-before="2.5in" text:min-label-width="0.25in"/>
        <style:text-properties style:font-name="Star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9</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kaaki Ishikawa</meta:initial-creator>
    <dc:date>2015-12-28T22:08:22.228157000</dc:date>
    <meta:creation-date>2015-12-28T22:07:11</meta:creation-date>
    <meta:generator>LibreOffice/5.0.3.2$MacOSX_X86_64 LibreOffice_project/e5f16313668ac592c1bfb310f4390624e3dbfb75</meta:generator>
    <meta:keyword/>
    <dc:subject/>
    <dc:title>Configurations for GNU Emacs</dc:title>
    <meta:editing-duration>PT1M8S</meta:editing-duration>
    <meta:editing-cycles>1</meta:editing-cycles>
    <meta:document-statistic meta:table-count="7" meta:image-count="0" meta:object-count="0" meta:page-count="80" meta:paragraph-count="3410" meta:word-count="27293" meta:character-count="143420" meta:non-whitespace-character-count="116360"/>
  </office:meta>
</office:document-meta>
</file>